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"/>
    <style:font-face style:name="Geneva" svg:font-family="Geneva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59cm" table:align="left" fo:keep-with-next="always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2.302cm"/>
    </style:style>
    <style:style style:name="Table2.C" style:family="table-column">
      <style:table-column-properties style:column-width="10.18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P1" style:family="paragraph" style:parent-style-name="Table_20_Contents">
      <style:text-properties style:font-name="Liberation Mono1" fo:font-size="11pt" officeooo:paragraph-rsid="01534d7d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1pt" fo:letter-spacing="normal" fo:font-style="normal" fo:font-weight="normal" officeooo:paragraph-rsid="00283ef8" style:font-size-asian="11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d537b" officeooo:paragraph-rsid="001d537b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105ceba" officeooo:paragraph-rsid="0105ceba" style:font-size-asian="11pt" style:font-size-complex="11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fe95de" officeooo:paragraph-rsid="00f46c63" style:font-size-asian="11pt" style:font-size-complex="11pt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rsid="00440b84" officeooo:paragraph-rsid="00440b84" style:font-size-asian="10pt" style:font-size-complex="10pt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rsid="00440b84" officeooo:paragraph-rsid="0107a73a" style:font-size-asian="10pt" style:font-size-complex="10pt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rsid="00440b84" officeooo:paragraph-rsid="00ae0ddf" style:font-size-asian="10pt" style:font-size-complex="10pt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paragraph-rsid="00283ef8" style:font-size-asian="10pt" style:font-size-complex="10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rsid="00afb764" officeooo:paragraph-rsid="00afb764" style:font-size-asian="10pt" style:font-size-complex="10pt"/>
    </style:style>
    <style:style style:name="P1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officeooo:rsid="00bf645c" officeooo:paragraph-rsid="00bf645c" style:font-size-asian="10pt" style:font-size-complex="10pt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loext:opacity="100%" fo:font-size="10pt" fo:letter-spacing="normal" style:font-size-asian="10pt" style:font-size-complex="10pt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440b84" officeooo:paragraph-rsid="00440b84" style:font-name-asian="Liberation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afb764" officeooo:paragraph-rsid="00afb764" style:font-name-asian="Liberation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paragraph-rsid="01f56b3a" style:font-size-asian="10pt" style:font-size-complex="10pt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f84fff" officeooo:paragraph-rsid="00fa372c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283ef8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37ab81" officeooo:paragraph-rsid="0084d72d" style:font-name-asian="Songti SC" style:font-size-asian="11pt" style:font-weight-asian="normal" style:font-name-complex="Arial Unicode MS1" style:font-size-complex="11pt" style:font-weight-complex="normal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fd52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f527c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785a06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84a367"/>
    </style:style>
    <style:style style:name="P34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a0cbf5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b020e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b8b5f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b06c54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af9f7"/>
    </style:style>
    <style:style style:name="P39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orphans="2" fo:widows="2" fo:text-indent="0cm" style:auto-text-indent="false"/>
      <style:text-properties officeooo:paragraph-rsid="00c22f65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70d0f4"/>
    </style:style>
    <style:style style:name="P41" style:family="paragraph" style:parent-style-name="Heading_20_2">
      <style:paragraph-properties fo:margin-left="0cm" fo:margin-right="0cm" fo:orphans="2" fo:widows="2" fo:text-indent="0cm" style:auto-text-indent="false"/>
      <style:text-properties officeooo:paragraph-rsid="00ecc0ba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f8463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104d72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2d1bec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54ca83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733b40"/>
    </style:style>
    <style:style style:name="P47" style:family="paragraph" style:parent-style-name="Heading_20_2">
      <style:paragraph-properties fo:margin-left="0cm" fo:margin-right="0cm" fo:orphans="2" fo:widows="2" fo:text-indent="0cm" style:auto-text-indent="false"/>
      <style:text-properties officeooo:paragraph-rsid="017fa33e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85c20c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df70df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e3e0e4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e87bef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f03edc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00cd72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051fef"/>
    </style:style>
    <style:style style:name="P55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b06c54"/>
    </style:style>
    <style:style style:name="P56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baf9f7"/>
    </style:style>
    <style:style style:name="P57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0c22f65"/>
    </style:style>
    <style:style style:name="P58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1df70df"/>
    </style:style>
    <style:style style:name="P59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1e1106c"/>
    </style:style>
    <style:style style:name="P60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1e3e0e4"/>
    </style:style>
    <style:style style:name="P61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</style:style>
    <style:style style:name="P62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officeooo:paragraph-rsid="00a0cbf5"/>
    </style:style>
    <style:style style:name="P63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officeooo:paragraph-rsid="00b06c54"/>
    </style:style>
    <style:style style:name="P64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officeooo:paragraph-rsid="00baf9f7"/>
    </style:style>
    <style:style style:name="P65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66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Liberation Mono" fo:font-size="10pt" fo:font-style="normal" officeooo:paragraph-rsid="00baf9f7" style:font-size-asian="10pt" style:font-style-asian="normal" style:font-size-complex="10pt" style:font-style-complex="normal"/>
    </style:style>
    <style:style style:name="P67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Liberation Mono" fo:font-size="10pt" fo:font-style="normal" officeooo:rsid="00a0cbf5" officeooo:paragraph-rsid="00b06c54" style:font-size-asian="10pt" style:font-style-asian="normal" style:font-size-complex="10pt" style:font-style-complex="normal"/>
    </style:style>
    <style:style style:name="P68" style:family="paragraph" style:parent-style-name="Preformatted_20_Text">
      <style:paragraph-properties fo:orphans="2" fo:widows="2"/>
      <style:text-properties style:font-name="Liberation Mono" fo:font-size="10pt" style:font-size-asian="10pt" style:font-size-complex="10pt"/>
    </style:style>
    <style:style style:name="P69" style:family="paragraph" style:parent-style-name="Preformatted_20_Text">
      <style:paragraph-properties fo:margin-top="0cm" fo:margin-bottom="0.499cm" style:contextual-spacing="false"/>
    </style:style>
    <style:style style:name="P70" style:family="paragraph" style:parent-style-name="Heading_20_2">
      <style:text-properties officeooo:paragraph-rsid="00cf6486"/>
    </style:style>
    <style:style style:name="P71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cf6486"/>
    </style:style>
    <style:style style:name="P72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c22f65"/>
    </style:style>
    <style:style style:name="P73" style:family="paragraph" style:parent-style-name="Standard">
      <style:paragraph-properties fo:line-height="115%"/>
      <style:text-properties officeooo:paragraph-rsid="016b91cb"/>
    </style:style>
    <style:style style:name="P74" style:family="paragraph" style:parent-style-name="Standard">
      <style:paragraph-properties fo:line-height="115%"/>
      <style:text-properties officeooo:paragraph-rsid="01bc9f6a"/>
    </style:style>
    <style:style style:name="P75" style:family="paragraph" style:parent-style-name="Standard">
      <style:paragraph-properties fo:line-height="115%"/>
      <style:text-properties officeooo:paragraph-rsid="01c1ccba"/>
    </style:style>
    <style:style style:name="P76" style:family="paragraph" style:parent-style-name="Standard">
      <style:paragraph-properties fo:line-height="115%"/>
      <style:text-properties officeooo:paragraph-rsid="01df70df"/>
    </style:style>
    <style:style style:name="P7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9" style:family="paragraph" style:parent-style-name="Table_20_Contents">
      <style:text-properties officeooo:paragraph-rsid="013ccbf9"/>
    </style:style>
    <style:style style:name="P80" style:family="paragraph" style:parent-style-name="Table_20_Contents">
      <style:text-properties officeooo:paragraph-rsid="0140647f"/>
    </style:style>
    <style:style style:name="P81" style:family="paragraph" style:parent-style-name="Title">
      <style:paragraph-properties fo:text-align="start" style:justify-single-word="false"/>
      <style:text-properties fo:font-size="18pt" style:font-size-asian="18pt" style:font-size-complex="18pt"/>
    </style:style>
    <style:style style:name="P82" style:family="paragraph" style:parent-style-name="Table_20_Contents">
      <style:text-properties style:font-name="Liberation Sans1" fo:font-size="10pt" officeooo:rsid="00174d15" officeooo:paragraph-rsid="00174d15" style:font-size-asian="10pt" style:font-size-complex="10pt"/>
    </style:style>
    <style:style style:name="P83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174d15" officeooo:paragraph-rsid="00174d15" style:font-size-asian="10pt" style:font-size-complex="10pt"/>
    </style:style>
    <style:style style:name="P84" style:family="paragraph" style:parent-style-name="Table_20_Contents">
      <style:text-properties style:font-name="Liberation Sans1" fo:font-size="10pt" officeooo:rsid="014d773c" officeooo:paragraph-rsid="014d773c" style:font-size-asian="10pt" style:font-size-complex="10pt"/>
    </style:style>
    <style:style style:name="P85" style:family="paragraph" style:parent-style-name="Contents_20_Heading">
      <style:text-properties style:font-name="Liberation Sans1" fo:font-size="10pt" style:font-size-asian="10pt" style:font-size-complex="10pt"/>
    </style:style>
    <style:style style:name="P86" style:family="paragraph" style:parent-style-name="Table_20_Contents">
      <style:text-properties style:font-name="Liberation Sans1" fo:font-size="10pt" officeooo:rsid="0180e8c0" officeooo:paragraph-rsid="0180e8c0" style:font-size-asian="10pt" style:font-size-complex="10pt"/>
    </style:style>
    <style:style style:name="P87" style:family="paragraph" style:parent-style-name="Nota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P88" style:family="paragraph" style:parent-style-name="Tabla">
      <style:paragraph-properties fo:keep-with-next="always"/>
      <style:text-properties style:font-name="Liberation Sans1" fo:font-size="11pt" style:font-size-asian="11pt" style:font-size-complex="11pt"/>
    </style:style>
    <style:style style:name="P89" style:family="paragraph" style:parent-style-name="Table_20_Contents">
      <style:paragraph-properties fo:margin-top="0cm" fo:margin-bottom="0.12cm" style:contextual-spacing="false"/>
      <style:text-properties style:font-name="sans-serif" fo:font-size="10pt" style:font-size-asian="10pt" style:font-size-complex="10pt"/>
    </style:style>
    <style:style style:name="P90" style:family="paragraph" style:parent-style-name="Table_20_Contents">
      <style:text-properties officeooo:paragraph-rsid="0147aaa8"/>
    </style:style>
    <style:style style:name="P91" style:family="paragraph" style:parent-style-name="Table_20_Contents">
      <style:text-properties fo:font-size="10pt" officeooo:paragraph-rsid="0147aaa8" style:font-size-asian="10pt" style:font-size-complex="10pt"/>
    </style:style>
    <style:style style:name="P92" style:family="paragraph" style:parent-style-name="Table_20_Contents">
      <style:paragraph-properties fo:margin-top="0cm" fo:margin-bottom="0.12cm" style:contextual-spacing="false"/>
      <style:text-properties fo:font-size="10pt" officeooo:paragraph-rsid="01f56b3a" style:font-size-asian="10pt" style:font-size-complex="10pt"/>
    </style:style>
    <style:style style:name="P93" style:family="paragraph" style:parent-style-name="Table_20_Contents">
      <style:text-properties fo:color="#000000" loext:opacity="100%" style:font-name="Liberation Sans1" fo:font-size="10pt" officeooo:rsid="0151a238" officeooo:paragraph-rsid="0151a238" style:font-size-asian="10pt" style:font-size-complex="10pt"/>
    </style:style>
    <style:style style:name="P94" style:family="paragraph" style:parent-style-name="Table_20_Contents">
      <style:paragraph-properties fo:margin-top="0cm" fo:margin-bottom="0.12cm" style:contextual-spacing="false"/>
      <style:text-properties officeooo:paragraph-rsid="01418700"/>
    </style:style>
    <style:style style:name="P95" style:family="paragraph" style:parent-style-name="Table_20_Contents">
      <style:paragraph-properties fo:margin-top="0cm" fo:margin-bottom="0.12cm" style:contextual-spacing="false"/>
      <style:text-properties officeooo:paragraph-rsid="0180e8c0"/>
    </style:style>
    <style:style style:name="P96" style:family="paragraph" style:parent-style-name="Heading_20_2">
      <style:text-properties officeooo:paragraph-rsid="00ef8463"/>
    </style:style>
    <style:style style:name="P97" style:family="paragraph" style:parent-style-name="Text_20_body">
      <style:text-properties officeooo:paragraph-rsid="01bf1fe6"/>
    </style:style>
    <style:style style:name="P98" style:family="paragraph" style:parent-style-name="Text_20_body">
      <style:text-properties officeooo:paragraph-rsid="0205f0a1"/>
    </style:style>
    <style:style style:name="P9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217b82c"/>
    </style:style>
    <style:style style:name="P10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officeooo:paragraph-rsid="0220918d"/>
    </style:style>
    <style:style style:name="P101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10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1" fo:font-size="14pt" fo:letter-spacing="normal" fo:font-style="normal" fo:font-weight="normal" officeooo:paragraph-rsid="00283ef8" style:font-size-asian="14pt" style:font-size-complex="14pt"/>
    </style:style>
    <style:style style:name="P10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283ef8" style:font-name-asian="PingFang SC" style:font-size-asian="14pt" style:font-weight-asian="bold" style:font-name-complex="Arial Unicode MS1" style:font-size-complex="14pt" style:font-weight-complex="bold"/>
    </style:style>
    <style:style style:name="P104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283ef8" style:font-name-asian="PingFang SC" style:font-size-asian="14pt" style:font-weight-asian="bold" style:font-name-complex="Arial Unicode MS1" style:font-size-complex="14pt" style:font-weight-complex="bold"/>
    </style:style>
    <style:style style:name="P105" style:family="paragraph" style:parent-style-name="Heading_20_1">
      <style:text-properties fo:font-variant="normal" fo:text-transform="none" fo:color="#595959" loext:opacity="100%" style:font-name="sans-serif" fo:font-size="14pt" fo:letter-spacing="normal" fo:font-style="normal" fo:font-weight="normal" officeooo:rsid="0023b62d" officeooo:paragraph-rsid="00283ef8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P106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283ef8" style:font-size-asian="14pt" style:font-size-complex="14pt"/>
    </style:style>
    <style:style style:name="P10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644951" style:font-size-asian="14pt" style:font-size-complex="14pt"/>
    </style:style>
    <style:style style:name="P108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1pt" fo:letter-spacing="normal" fo:font-style="normal" fo:font-weight="normal" officeooo:paragraph-rsid="00283ef8" style:font-size-asian="11pt" style:font-size-complex="11pt"/>
    </style:style>
    <style:style style:name="P109" style:family="paragraph" style:parent-style-name="Table_20_Contents">
      <style:text-properties style:font-name="Liberation Mono1" fo:font-size="11pt" officeooo:paragraph-rsid="01534d7d" style:font-size-asian="11pt" style:font-size-complex="11pt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10452c"/>
    </style:style>
    <style:style style:name="P1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15a619"/>
    </style:style>
    <style:style style:name="P1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1e6230"/>
    </style:style>
    <style:style style:name="P1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21ee505"/>
    </style:style>
    <style:style style:name="P114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21b0a6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534d7d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808080" loext:opacity="100%" fo:font-size="9pt" officeooo:rsid="01534d7d" style:font-size-asian="9pt" style:font-size-complex="9pt"/>
    </style:style>
    <style:style style:name="T5" style:family="text">
      <style:text-properties fo:color="#808080" loext:opacity="100%" fo:font-size="9pt" officeooo:rsid="0016ed69" style:font-size-asian="9pt" style:font-size-complex="9pt"/>
    </style:style>
    <style:style style:name="T6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T7" style:family="text">
      <style:text-properties fo:color="#808080" loext:opacity="100%" style:font-name="Liberation Mono" fo:font-weight="bold" style:font-name-asian="PingFang SC" style:font-style-asian="normal" style:font-weight-asian="bold" style:font-style-complex="normal" style:font-weight-complex="bold"/>
    </style:style>
    <style:style style:name="T8" style:family="text">
      <style:text-properties fo:color="#808080" loext:opacity="100%" style:font-name="Liberation Mono" fo:font-weight="bold" officeooo:rsid="014d773c" style:font-weight-asian="bold" style:font-weight-complex="bold"/>
    </style:style>
    <style:style style:name="T9" style:family="text">
      <style:text-properties fo:color="#808080" loext:opacity="100%" style:font-name="Liberation Mono" fo:font-size="10pt" fo:font-weight="bold" officeooo:rsid="0151a238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Liberation Sans1" fo:font-size="10pt" officeooo:rsid="0016ed69" style:font-size-asian="10pt" style:font-size-complex="10pt"/>
    </style:style>
    <style:style style:name="T11" style:family="text">
      <style:text-properties fo:color="#000000" loext:opacity="100%" style:font-name="sans-serif" style:font-name-asian="PingFang SC" style:font-style-asian="normal" style:font-weight-asian="bold" style:font-style-complex="normal" style:font-weight-complex="bold"/>
    </style:style>
    <style:style style:name="T12" style:family="text">
      <style:text-properties fo:color="#000000" loext:opacity="100%" style:font-name="sans-serif" officeooo:rsid="004fd333" style:font-name-asian="PingFang SC" style:font-style-asian="normal" style:font-weight-asian="bold" style:font-style-complex="normal" style:font-weight-complex="bold"/>
    </style:style>
    <style:style style:name="T13" style:family="text">
      <style:text-properties fo:color="#000000" loext:opacity="100%" style:font-name="sans-serif" officeooo:rsid="00c5eb6a" style:font-name-asian="PingFang SC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sans-serif" officeooo:rsid="00c180ed" style:font-name-asian="PingFang SC" style:font-style-asian="normal" style:font-weight-asian="bold" style:font-style-complex="normal" style:font-weight-complex="bold"/>
    </style:style>
    <style:style style:name="T15" style:family="text">
      <style:text-properties fo:color="#000000" loext:opacity="100%" style:font-name="sans-serif" officeooo:rsid="002bd499" style:font-name-asian="PingFang SC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sans-serif" officeooo:rsid="002d5b5b" style:font-name-asian="PingFang SC" style:font-style-asian="normal" style:font-weight-asian="bold" style:font-style-complex="normal" style:font-weight-complex="bold"/>
    </style:style>
    <style:style style:name="T17" style:family="text">
      <style:text-properties fo:color="#000000" loext:opacity="100%" style:font-name="sans-serif" officeooo:rsid="002e14a6" style:font-name-asian="PingFang SC" style:font-style-asian="normal" style:font-weight-asian="bold" style:font-style-complex="normal" style:font-weight-complex="bold"/>
    </style:style>
    <style:style style:name="T18" style:family="text">
      <style:text-properties fo:color="#000000" loext:opacity="100%" style:font-name="sans-serif" officeooo:rsid="00886bb5" style:font-name-asian="PingFang SC" style:font-style-asian="normal" style:font-weight-asian="bold" style:font-style-complex="normal" style:font-weight-complex="bold"/>
    </style:style>
    <style:style style:name="T19" style:family="text">
      <style:text-properties fo:color="#0000ff" loext:opacity="100%" style:font-name="Liberation Sans1" fo:font-size="10pt" fo:font-weight="bold" officeooo:rsid="0016ed69" style:font-size-asian="10pt" style:font-weight-asian="bold" style:font-size-complex="10pt" style:font-weight-complex="bold"/>
    </style:style>
    <style:style style:name="T20" style:family="text">
      <style:text-properties fo:color="#0000ff" loext:opacity="100%" style:font-name="Liberation Sans1" fo:font-size="10pt" fo:font-weight="bold" officeooo:rsid="01534d7d" style:font-size-asian="10pt" style:font-weight-asian="bold" style:font-size-complex="10pt" style:font-weight-complex="bold"/>
    </style:style>
    <style:style style:name="T21" style:family="text">
      <style:text-properties fo:font-style="normal" fo:font-weight="normal"/>
    </style:style>
    <style:style style:name="T22" style:family="text">
      <style:text-properties style:font-name="sans-serif"/>
    </style:style>
    <style:style style:name="T23" style:family="text">
      <style:text-properties style:font-name="sans-serif" officeooo:rsid="00c50dec"/>
    </style:style>
    <style:style style:name="T24" style:family="text">
      <style:text-properties style:font-name="sans-serif" officeooo:rsid="00041168" style:font-name-asian="Songti SC" style:font-weight-asian="bold" style:font-name-complex="Arial Unicode MS1" style:font-weight-complex="bold"/>
    </style:style>
    <style:style style:name="T25" style:family="text">
      <style:text-properties style:font-name="sans-serif" style:font-name-asian="PingFang SC" style:font-weight-asian="bold" style:font-name-complex="Arial Unicode MS1" style:font-weight-complex="bold"/>
    </style:style>
    <style:style style:name="T26" style:family="text">
      <style:text-properties style:font-name="sans-serif" officeooo:rsid="00c50dec" style:font-name-asian="PingFang SC" style:font-weight-asian="bold" style:font-name-complex="Arial Unicode MS1" style:font-weight-complex="bold"/>
    </style:style>
    <style:style style:name="T27" style:family="text">
      <style:text-properties style:font-name="sans-serif" officeooo:rsid="00644951" style:font-name-asian="PingFang SC" style:font-weight-asian="bold" style:font-name-complex="Arial Unicode MS1" style:font-weight-complex="bold"/>
    </style:style>
    <style:style style:name="T28" style:family="text">
      <style:text-properties style:font-name="sans-serif" officeooo:rsid="00864d0a" style:font-name-asian="PingFang SC" style:font-weight-asian="bold" style:font-name-complex="Arial Unicode MS1" style:font-weight-complex="bold"/>
    </style:style>
    <style:style style:name="T29" style:family="text">
      <style:text-properties style:font-name="sans-serif" fo:font-size="10pt" officeooo:rsid="01418700" style:font-size-asian="10pt" style:font-size-complex="10pt"/>
    </style:style>
    <style:style style:name="T30" style:family="text">
      <style:text-properties style:font-name="sans-serif" fo:font-size="10pt" officeooo:rsid="0147aaa8" style:font-size-asian="10pt" style:font-size-complex="10pt"/>
    </style:style>
    <style:style style:name="T31" style:family="text">
      <style:text-properties style:font-name="sans-serif" fo:font-size="10pt" officeooo:rsid="0140647f" style:font-size-asian="10pt" style:font-size-complex="10pt"/>
    </style:style>
    <style:style style:name="T32" style:family="text">
      <style:text-properties style:font-name="sans-serif" fo:font-size="10pt" officeooo:rsid="0151a238" style:font-size-asian="10pt" style:font-size-complex="10pt"/>
    </style:style>
    <style:style style:name="T33" style:family="text">
      <style:text-properties style:font-name="sans-serif" fo:font-size="10pt" officeooo:rsid="01707b4b" style:font-size-asian="10pt" style:font-size-complex="10pt"/>
    </style:style>
    <style:style style:name="T34" style:family="text">
      <style:text-properties style:font-name="sans-serif" fo:font-size="10pt" officeooo:rsid="0170fc07" style:font-size-asian="10pt" style:font-size-complex="10pt"/>
    </style:style>
    <style:style style:name="T35" style:family="text">
      <style:text-properties style:font-name="sans-serif" fo:font-size="10pt" officeooo:rsid="018052f3" style:font-size-asian="10pt" style:font-size-complex="10pt"/>
    </style:style>
    <style:style style:name="T36" style:family="text">
      <style:text-properties style:font-name="sans-serif" fo:font-size="10pt" officeooo:rsid="0180e8c0" style:font-size-asian="10pt" style:font-size-complex="10pt"/>
    </style:style>
    <style:style style:name="T37" style:family="text">
      <style:text-properties style:font-name="sans-serif" fo:font-size="10pt" officeooo:rsid="01937c0d" style:font-size-asian="10pt" style:font-size-complex="10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05ad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8e6c2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9aa2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ecbab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e06b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1d560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a50d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71095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7d108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9069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9d8a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9e2d2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f1255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42f92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57d1e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9db86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aa8b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ca3f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e58dc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01110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4455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9b80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4b0d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acf47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e316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752eb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14934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b733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4a367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5c33c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64d0a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febce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1b53e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fe53b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3fbf1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480d9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e95de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185fb" style:font-size-asian="11pt" style:font-size-complex="11pt"/>
    </style:style>
    <style:style style:name="T7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32e2" style:font-size-asian="11pt" style:font-size-complex="11pt"/>
    </style:style>
    <style:style style:name="T7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bb8fb" style:font-size-asian="11pt" style:font-size-complex="11pt"/>
    </style:style>
    <style:style style:name="T7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185b" style:font-size-asian="11pt" style:font-size-complex="11pt"/>
    </style:style>
    <style:style style:name="T8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746a" style:font-size-asian="11pt" style:font-size-complex="11pt"/>
    </style:style>
    <style:style style:name="T8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9b2b" style:font-size-asian="11pt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11c0b" style:font-size-asian="11pt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6d6b" style:font-size-asian="11pt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477e1" style:font-size-asian="11pt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83981" style:font-size-asian="11pt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ac0a6" style:font-size-asian="11pt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d8520" style:font-size-asian="11pt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f30b9" style:font-size-asian="11pt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0779c" style:font-size-asian="11pt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2046d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26145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56204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495a75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1a238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3b368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4ca83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b6835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2570f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1bd14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80392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67b25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c48ad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c7392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e088b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51fef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b86d4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9d0d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6d6b" style:font-size-asian="11pt" style:font-weight-asian="bold" style:font-size-complex="11pt" style:font-weight-complex="bold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f849f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01fa0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18476" style:font-size-asian="11pt" style:font-weight-asian="bold" style:font-size-complex="11pt" style:font-weight-complex="bold"/>
    </style:style>
    <style:style style:name="T1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1d9a3" style:font-size-asian="11pt" style:font-weight-asian="bold" style:font-size-complex="11pt" style:font-weight-complex="bold"/>
    </style:style>
    <style:style style:name="T1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38cb0" style:font-size-asian="11pt" style:font-weight-asian="bold" style:font-size-complex="11pt" style:font-weight-complex="bold"/>
    </style:style>
    <style:style style:name="T1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51706" style:font-size-asian="11pt" style:font-weight-asian="bold" style:font-size-complex="11pt" style:font-weight-complex="bold"/>
    </style:style>
    <style:style style:name="T1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7cc5f" style:font-size-asian="11pt" style:font-weight-asian="bold" style:font-size-complex="11pt" style:font-weight-complex="bold"/>
    </style:style>
    <style:style style:name="T1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8fc0c" style:font-size-asian="11pt" style:font-weight-asian="bold" style:font-size-complex="11pt" style:font-weight-complex="bold"/>
    </style:style>
    <style:style style:name="T1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ac0a6" style:font-size-asian="11pt" style:font-weight-asian="bold" style:font-size-complex="11pt" style:font-weight-complex="bold"/>
    </style:style>
    <style:style style:name="T1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b8c51" style:font-size-asian="11pt" style:font-weight-asian="bold" style:font-size-complex="11pt" style:font-weight-complex="bold"/>
    </style:style>
    <style:style style:name="T1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c0220" style:font-size-asian="11pt" style:font-weight-asian="bold" style:font-size-complex="11pt" style:font-weight-complex="bold"/>
    </style:style>
    <style:style style:name="T1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33d75" style:font-size-asian="11pt" style:font-weight-asian="bold" style:font-size-complex="11pt" style:font-weight-complex="bold"/>
    </style:style>
    <style:style style:name="T1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70f6e" style:font-size-asian="11pt" style:font-weight-asian="bold" style:font-size-complex="11pt" style:font-weight-complex="bold"/>
    </style:style>
    <style:style style:name="T1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8d4b8" style:font-size-asian="11pt" style:font-weight-asian="bold" style:font-size-complex="11pt" style:font-weight-complex="bold"/>
    </style:style>
    <style:style style:name="T1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33b40" style:font-size-asian="11pt" style:font-weight-asian="bold" style:font-size-complex="11pt" style:font-weight-complex="bold"/>
    </style:style>
    <style:style style:name="T1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b4088" style:font-size-asian="11pt" style:font-weight-asian="bold" style:font-size-complex="11pt" style:font-weight-complex="bold"/>
    </style:style>
    <style:style style:name="T1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b87b0" style:font-size-asian="11pt" style:font-weight-asian="bold" style:font-size-complex="11pt" style:font-weight-complex="bold"/>
    </style:style>
    <style:style style:name="T1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c5d93" style:font-size-asian="11pt" style:font-weight-asian="bold" style:font-size-complex="11pt" style:font-weight-complex="bold"/>
    </style:style>
    <style:style style:name="T1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b0283" style:font-size-asian="11pt" style:font-weight-asian="bold" style:font-size-complex="11pt" style:font-weight-complex="bold"/>
    </style:style>
    <style:style style:name="T1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ff342" style:font-size-asian="11pt" style:font-weight-asian="bold" style:font-size-complex="11pt" style:font-weight-complex="bold"/>
    </style:style>
    <style:style style:name="T1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0cd72" style:font-size-asian="11pt" style:font-weight-asian="bold" style:font-size-complex="11pt" style:font-weight-complex="bold"/>
    </style:style>
    <style:style style:name="T1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c350e" style:font-size-asian="11pt" style:font-weight-asian="bold" style:font-size-complex="11pt" style:font-weight-complex="bold"/>
    </style:style>
    <style:style style:name="T1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dcfd9" style:font-size-asian="11pt" style:font-weight-asian="bold" style:font-size-complex="11pt" style:font-weight-complex="bold"/>
    </style:style>
    <style:style style:name="T1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e58df" style:font-size-asian="11pt" style:font-weight-asian="bold" style:font-size-complex="11pt" style:font-weight-complex="bold"/>
    </style:style>
    <style:style style:name="T1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0452c" style:font-size-asian="11pt" style:font-weight-asian="bold" style:font-size-complex="11pt" style:font-weight-complex="bold"/>
    </style:style>
    <style:style style:name="T1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25c1c" style:font-size-asian="11pt" style:font-weight-asian="bold" style:font-size-complex="11pt" style:font-weight-complex="bold"/>
    </style:style>
    <style:style style:name="T1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cc2dc" style:font-size-asian="11pt" style:font-weight-asian="bold" style:font-size-complex="11pt" style:font-weight-complex="bold"/>
    </style:style>
    <style:style style:name="T1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bb8fb" style:font-size-asian="11pt" style:font-style-asian="normal" style:font-size-complex="11pt" style:font-style-complex="normal"/>
    </style:style>
    <style:style style:name="T1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1a238" style:font-size-asian="11pt" style:font-style-asian="normal" style:font-size-complex="11pt" style:font-style-complex="normal"/>
    </style:style>
    <style:style style:name="T1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3b368" style:font-size-asian="11pt" style:font-style-asian="normal" style:font-size-complex="11pt" style:font-style-complex="normal"/>
    </style:style>
    <style:style style:name="T1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4ca83" style:font-size-asian="11pt" style:font-style-asian="normal" style:font-size-complex="11pt" style:font-style-complex="normal"/>
    </style:style>
    <style:style style:name="T1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4ff5" style:font-size-asian="11pt" style:font-style-asian="normal" style:font-size-complex="11pt" style:font-style-complex="normal"/>
    </style:style>
    <style:style style:name="T1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9069" style:font-name-asian="Liberation Mono" style:font-size-asian="11pt" style:font-name-complex="Liberation Mono" style:font-size-complex="11pt"/>
    </style:style>
    <style:style style:name="T1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42f92" style:font-name-asian="Liberation Mono" style:font-size-asian="11pt" style:font-name-complex="Liberation Mono" style:font-size-complex="11pt"/>
    </style:style>
    <style:style style:name="T1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57d1e" style:font-name-asian="Liberation Mono" style:font-size-asian="11pt" style:font-name-complex="Liberation Mono" style:font-size-complex="11pt"/>
    </style:style>
    <style:style style:name="T1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ca3f" style:font-name-asian="Liberation Mono" style:font-size-asian="11pt" style:font-name-complex="Liberation Mono" style:font-size-complex="11pt"/>
    </style:style>
    <style:style style:name="T1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01110" style:font-name-asian="Liberation Mono" style:font-size-asian="11pt" style:font-name-complex="Liberation Mono" style:font-size-complex="11pt"/>
    </style:style>
    <style:style style:name="T1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4455" style:font-name-asian="Liberation Mono" style:font-size-asian="11pt" style:font-name-complex="Liberation Mono" style:font-size-complex="11pt"/>
    </style:style>
    <style:style style:name="T1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9b80" style:font-name-asian="Liberation Mono" style:font-size-asian="11pt" style:font-name-complex="Liberation Mono" style:font-size-complex="11pt"/>
    </style:style>
    <style:style style:name="T1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4a367" style:font-name-asian="Liberation Mono" style:font-size-asian="11pt" style:font-name-complex="Liberation Mono" style:font-size-complex="11pt"/>
    </style:style>
    <style:style style:name="T1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5c33c" style:font-name-asian="Liberation Mono" style:font-size-asian="11pt" style:font-name-complex="Liberation Mono" style:font-size-complex="11pt"/>
    </style:style>
    <style:style style:name="T1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74bcc" style:font-name-asian="Liberation Mono" style:font-size-asian="11pt" style:font-name-complex="Liberation Mono" style:font-size-complex="11pt"/>
    </style:style>
    <style:style style:name="T1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febce" style:font-name-asian="Liberation Mono" style:font-size-asian="11pt" style:font-name-complex="Liberation Mono" style:font-size-complex="11pt"/>
    </style:style>
    <style:style style:name="T1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fe53b" style:font-name-asian="Liberation Mono" style:font-size-asian="11pt" style:font-name-complex="Liberation Mono" style:font-size-complex="11pt"/>
    </style:style>
    <style:style style:name="T1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fd1ff" style:font-name-asian="Liberation Mono" style:font-size-asian="11pt" style:font-name-complex="Liberation Mono" style:font-size-complex="11pt"/>
    </style:style>
    <style:style style:name="T1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185fb" style:font-name-asian="Liberation Mono" style:font-size-asian="11pt" style:font-name-complex="Liberation Mono" style:font-size-complex="11pt"/>
    </style:style>
    <style:style style:name="T1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e9b2b" style:font-name-asian="Liberation Mono" style:font-size-asian="11pt" style:font-name-complex="Liberation Mono" style:font-size-complex="11pt"/>
    </style:style>
    <style:style style:name="T1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04d72" style:font-name-asian="Liberation Mono" style:font-size-asian="11pt" style:font-name-complex="Liberation Mono" style:font-size-complex="11pt"/>
    </style:style>
    <style:style style:name="T1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11c0b" style:font-name-asian="Liberation Mono" style:font-size-asian="11pt" style:font-name-complex="Liberation Mono" style:font-size-complex="11pt"/>
    </style:style>
    <style:style style:name="T1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6d6b" style:font-name-asian="Liberation Mono" style:font-size-asian="11pt" style:font-name-complex="Liberation Mono" style:font-size-complex="11pt"/>
    </style:style>
    <style:style style:name="T1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9c415" style:font-name-asian="Liberation Mono" style:font-size-asian="11pt" style:font-name-complex="Liberation Mono" style:font-size-complex="11pt"/>
    </style:style>
    <style:style style:name="T1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d8520" style:font-name-asian="Liberation Mono" style:font-size-asian="11pt" style:font-name-complex="Liberation Mono" style:font-size-complex="11pt"/>
    </style:style>
    <style:style style:name="T1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f30b9" style:font-name-asian="Liberation Mono" style:font-size-asian="11pt" style:font-name-complex="Liberation Mono" style:font-size-complex="11pt"/>
    </style:style>
    <style:style style:name="T1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0779c" style:font-name-asian="Liberation Mono" style:font-size-asian="11pt" style:font-name-complex="Liberation Mono" style:font-size-complex="11pt"/>
    </style:style>
    <style:style style:name="T1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26145" style:font-name-asian="Liberation Mono" style:font-size-asian="11pt" style:font-name-complex="Liberation Mono" style:font-size-complex="11pt"/>
    </style:style>
    <style:style style:name="T1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5b6835" style:font-name-asian="Liberation Mono" style:font-size-asian="11pt" style:font-name-complex="Liberation Mono" style:font-size-complex="11pt"/>
    </style:style>
    <style:style style:name="T1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1bd14" style:font-name-asian="Liberation Mono" style:font-size-asian="11pt" style:font-name-complex="Liberation Mono" style:font-size-complex="11pt"/>
    </style:style>
    <style:style style:name="T1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67b25" style:font-name-asian="Liberation Mono" style:font-size-asian="11pt" style:font-name-complex="Liberation Mono" style:font-size-complex="11pt"/>
    </style:style>
    <style:style style:name="T1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c48ad" style:font-name-asian="Liberation Mono" style:font-size-asian="11pt" style:font-name-complex="Liberation Mono" style:font-size-complex="11pt"/>
    </style:style>
    <style:style style:name="T1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c7392" style:font-name-asian="Liberation Mono" style:font-size-asian="11pt" style:font-name-complex="Liberation Mono" style:font-size-complex="11pt"/>
    </style:style>
    <style:style style:name="T16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a36e" style:font-name-asian="Liberation Mono" style:font-size-asian="11pt" style:font-style-asian="normal" style:font-name-complex="Liberation Mono" style:font-size-complex="11pt" style:font-style-complex="normal"/>
    </style:style>
    <style:style style:name="T17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cc92" style:font-name-asian="Liberation Mono" style:font-size-asian="11pt" style:font-style-asian="normal" style:font-name-complex="Liberation Mono" style:font-size-complex="11pt" style:font-style-complex="normal"/>
    </style:style>
    <style:style style:name="T17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c88c8" style:font-name-asian="Liberation Mono" style:font-size-asian="11pt" style:font-style-asian="normal" style:font-name-complex="Liberation Mono" style:font-size-complex="11pt" style:font-style-complex="normal"/>
    </style:style>
    <style:style style:name="T17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eb852" style:font-name-asian="Liberation Mono" style:font-size-asian="11pt" style:font-style-asian="normal" style:font-name-complex="Liberation Mono" style:font-size-complex="11pt" style:font-style-complex="normal"/>
    </style:style>
    <style:style style:name="T1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b8e3" style:font-name-asian="Liberation Mono" style:font-size-asian="11pt" style:font-style-asian="normal" style:font-name-complex="Liberation Mono" style:font-size-complex="11pt" style:font-style-complex="normal"/>
    </style:style>
    <style:style style:name="T1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50cdc" style:font-name-asian="Liberation Mono" style:font-size-asian="11pt" style:font-style-asian="normal" style:font-name-complex="Liberation Mono" style:font-size-complex="11pt" style:font-style-complex="normal"/>
    </style:style>
    <style:style style:name="T1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dfd52" style:font-name-asian="Liberation Mono" style:font-size-asian="11pt" style:font-style-asian="normal" style:font-name-complex="Liberation Mono" style:font-size-complex="11pt" style:font-style-complex="normal"/>
    </style:style>
    <style:style style:name="T17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1afb" style:font-name-asian="Liberation Mono" style:font-size-asian="11pt" style:font-style-asian="normal" style:font-name-complex="Liberation Mono" style:font-size-complex="11pt" style:font-style-complex="normal"/>
    </style:style>
    <style:style style:name="T17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364e" style:font-name-asian="Liberation Mono" style:font-size-asian="11pt" style:font-style-asian="normal" style:font-name-complex="Liberation Mono" style:font-size-complex="11pt" style:font-style-complex="normal"/>
    </style:style>
    <style:style style:name="T17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cae8" style:font-name-asian="Liberation Mono" style:font-size-asian="11pt" style:font-style-asian="normal" style:font-name-complex="Liberation Mono" style:font-size-complex="11pt" style:font-style-complex="normal"/>
    </style:style>
    <style:style style:name="T17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68bff" style:font-name-asian="Liberation Mono" style:font-size-asian="11pt" style:font-style-asian="normal" style:font-name-complex="Liberation Mono" style:font-size-complex="11pt" style:font-style-complex="normal"/>
    </style:style>
    <style:style style:name="T18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149c5" style:font-name-asian="Liberation Mono" style:font-size-asian="11pt" style:font-style-asian="normal" style:font-name-complex="Liberation Mono" style:font-size-complex="11pt" style:font-style-complex="normal"/>
    </style:style>
    <style:style style:name="T18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2af2e" style:font-name-asian="Liberation Mono" style:font-size-asian="11pt" style:font-style-asian="normal" style:font-name-complex="Liberation Mono" style:font-size-complex="11pt" style:font-style-complex="normal"/>
    </style:style>
    <style:style style:name="T18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84f0c" style:font-name-asian="Liberation Mono" style:font-size-asian="11pt" style:font-style-asian="normal" style:font-name-complex="Liberation Mono" style:font-size-complex="11pt" style:font-style-complex="normal"/>
    </style:style>
    <style:style style:name="T18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a4c1d" style:font-name-asian="Liberation Mono" style:font-size-asian="11pt" style:font-style-asian="normal" style:font-name-complex="Liberation Mono" style:font-size-complex="11pt" style:font-style-complex="normal"/>
    </style:style>
    <style:style style:name="T18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300fb" style:font-name-asian="Liberation Mono" style:font-size-asian="11pt" style:font-style-asian="normal" style:font-name-complex="Liberation Mono" style:font-size-complex="11pt" style:font-style-complex="normal"/>
    </style:style>
    <style:style style:name="T18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41957" style:font-name-asian="Liberation Mono" style:font-size-asian="11pt" style:font-style-asian="normal" style:font-name-complex="Liberation Mono" style:font-size-complex="11pt" style:font-style-complex="normal"/>
    </style:style>
    <style:style style:name="T18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b17a0" style:font-name-asian="Liberation Mono" style:font-size-asian="11pt" style:font-style-asian="normal" style:font-name-complex="Liberation Mono" style:font-size-complex="11pt" style:font-style-complex="normal"/>
    </style:style>
    <style:style style:name="T18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65325d" style:font-name-asian="Liberation Mono" style:font-size-asian="11pt" style:font-style-asian="normal" style:font-name-complex="Liberation Mono" style:font-size-complex="11pt" style:font-style-complex="normal"/>
    </style:style>
    <style:style style:name="T18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46267" style:font-name-asian="Liberation Mono" style:font-size-asian="11pt" style:font-style-asian="normal" style:font-name-complex="Liberation Mono" style:font-size-complex="11pt" style:font-style-complex="normal"/>
    </style:style>
    <style:style style:name="T18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83d316" style:font-name-asian="Liberation Mono" style:font-size-asian="11pt" style:font-style-asian="normal" style:font-name-complex="Liberation Mono" style:font-size-complex="11pt" style:font-style-complex="normal"/>
    </style:style>
    <style:style style:name="T1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847e2f" style:font-name-asian="Liberation Mono" style:font-size-asian="11pt" style:font-style-asian="normal" style:font-name-complex="Liberation Mono" style:font-size-complex="11pt" style:font-style-complex="normal"/>
    </style:style>
    <style:style style:name="T1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e3208" style:font-name-asian="Liberation Mono" style:font-size-asian="11pt" style:font-style-asian="normal" style:font-name-complex="Liberation Mono" style:font-size-complex="11pt" style:font-style-complex="normal"/>
    </style:style>
    <style:style style:name="T1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022a1" style:font-name-asian="Liberation Mono" style:font-size-asian="11pt" style:font-style-asian="normal" style:font-name-complex="Liberation Mono" style:font-size-complex="11pt" style:font-style-complex="normal"/>
    </style:style>
    <style:style style:name="T1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155c3" style:font-name-asian="Liberation Mono" style:font-size-asian="11pt" style:font-style-asian="normal" style:font-name-complex="Liberation Mono" style:font-size-complex="11pt" style:font-style-complex="normal"/>
    </style:style>
    <style:style style:name="T1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3d54e" style:font-name-asian="Liberation Mono" style:font-size-asian="11pt" style:font-style-asian="normal" style:font-name-complex="Liberation Mono" style:font-size-complex="11pt" style:font-style-complex="normal"/>
    </style:style>
    <style:style style:name="T1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43a3a" style:font-name-asian="Liberation Mono" style:font-size-asian="11pt" style:font-style-asian="normal" style:font-name-complex="Liberation Mono" style:font-size-complex="11pt" style:font-style-complex="normal"/>
    </style:style>
    <style:style style:name="T1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8734f" style:font-name-asian="Liberation Mono" style:font-size-asian="11pt" style:font-style-asian="normal" style:font-name-complex="Liberation Mono" style:font-size-complex="11pt" style:font-style-complex="normal"/>
    </style:style>
    <style:style style:name="T1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a5938" style:font-name-asian="Liberation Mono" style:font-size-asian="11pt" style:font-style-asian="normal" style:font-name-complex="Liberation Mono" style:font-size-complex="11pt" style:font-style-complex="normal"/>
    </style:style>
    <style:style style:name="T1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293f7" style:font-name-asian="Liberation Mono" style:font-size-asian="11pt" style:font-style-asian="normal" style:font-name-complex="Liberation Mono" style:font-size-complex="11pt" style:font-style-complex="normal"/>
    </style:style>
    <style:style style:name="T1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378d0" style:font-name-asian="Liberation Mono" style:font-size-asian="11pt" style:font-style-asian="normal" style:font-name-complex="Liberation Mono" style:font-size-complex="11pt" style:font-style-complex="normal"/>
    </style:style>
    <style:style style:name="T2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25c1c" style:font-name-asian="Liberation Mono" style:font-size-asian="11pt" style:font-style-asian="normal" style:font-name-complex="Liberation Mono" style:font-size-complex="11pt" style:font-style-complex="normal"/>
    </style:style>
    <style:style style:name="T2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7b82c" style:font-name-asian="Liberation Mono" style:font-size-asian="11pt" style:font-style-asian="normal" style:font-name-complex="Liberation Mono" style:font-size-complex="11pt" style:font-style-complex="normal"/>
    </style:style>
    <style:style style:name="T2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b0a6b" style:font-name-asian="Liberation Mono" style:font-size-asian="11pt" style:font-style-asian="normal" style:font-name-complex="Liberation Mono" style:font-size-complex="11pt" style:font-style-complex="normal"/>
    </style:style>
    <style:style style:name="T2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e6230" style:font-name-asian="Liberation Mono" style:font-size-asian="11pt" style:font-style-asian="normal" style:font-name-complex="Liberation Mono" style:font-size-complex="11pt" style:font-style-complex="normal"/>
    </style:style>
    <style:style style:name="T2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7088c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2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b8c51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2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d1bec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2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1bd14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2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c5d93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2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d9d0d" style:font-name-asian="Liberation Mono" style:font-size-asian="11pt" style:font-weight-asian="bold" style:font-name-complex="Liberation Mono" style:font-size-complex="11pt" style:font-weight-complex="bold"/>
    </style:style>
    <style:style style:name="T2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26d6b" style:font-name-asian="Liberation Mono" style:font-size-asian="11pt" style:font-weight-asian="bold" style:font-name-complex="Liberation Mono" style:font-size-complex="11pt" style:font-weight-complex="bold"/>
    </style:style>
    <style:style style:name="T2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1f849f" style:font-name-asian="Liberation Mono" style:font-size-asian="11pt" style:font-weight-asian="bold" style:font-name-complex="Liberation Mono" style:font-size-complex="11pt" style:font-weight-complex="bold"/>
    </style:style>
    <style:style style:name="T2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01fa0" style:font-name-asian="Liberation Mono" style:font-size-asian="11pt" style:font-weight-asian="bold" style:font-name-complex="Liberation Mono" style:font-size-complex="11pt" style:font-weight-complex="bold"/>
    </style:style>
    <style:style style:name="T2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18476" style:font-name-asian="Liberation Mono" style:font-size-asian="11pt" style:font-weight-asian="bold" style:font-name-complex="Liberation Mono" style:font-size-complex="11pt" style:font-weight-complex="bold"/>
    </style:style>
    <style:style style:name="T2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38cb0" style:font-name-asian="Liberation Mono" style:font-size-asian="11pt" style:font-weight-asian="bold" style:font-name-complex="Liberation Mono" style:font-size-complex="11pt" style:font-weight-complex="bold"/>
    </style:style>
    <style:style style:name="T2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51706" style:font-name-asian="Liberation Mono" style:font-size-asian="11pt" style:font-weight-asian="bold" style:font-name-complex="Liberation Mono" style:font-size-complex="11pt" style:font-weight-complex="bold"/>
    </style:style>
    <style:style style:name="T2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b8c51" style:font-name-asian="Liberation Mono" style:font-size-asian="11pt" style:font-weight-asian="bold" style:font-name-complex="Liberation Mono" style:font-size-complex="11pt" style:font-weight-complex="bold"/>
    </style:style>
    <style:style style:name="T2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c0220" style:font-name-asian="Liberation Mono" style:font-size-asian="11pt" style:font-weight-asian="bold" style:font-name-complex="Liberation Mono" style:font-size-complex="11pt" style:font-weight-complex="bold"/>
    </style:style>
    <style:style style:name="T2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cfdf9" style:font-name-asian="Liberation Mono" style:font-size-asian="11pt" style:font-weight-asian="bold" style:font-name-complex="Liberation Mono" style:font-size-complex="11pt" style:font-weight-complex="bold"/>
    </style:style>
    <style:style style:name="T2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2d1bec" style:font-name-asian="Liberation Mono" style:font-size-asian="11pt" style:font-weight-asian="bold" style:font-name-complex="Liberation Mono" style:font-size-complex="11pt" style:font-weight-complex="bold"/>
    </style:style>
    <style:style style:name="T2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70f6e" style:font-name-asian="Liberation Mono" style:font-size-asian="11pt" style:font-weight-asian="bold" style:font-name-complex="Liberation Mono" style:font-size-complex="11pt" style:font-weight-complex="bold"/>
    </style:style>
    <style:style style:name="T2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38d4b8" style:font-name-asian="Liberation Mono" style:font-size-asian="11pt" style:font-weight-asian="bold" style:font-name-complex="Liberation Mono" style:font-size-complex="11pt" style:font-weight-complex="bold"/>
    </style:style>
    <style:style style:name="T2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71bd14" style:font-name-asian="Liberation Mono" style:font-size-asian="11pt" style:font-weight-asian="bold" style:font-name-complex="Liberation Mono" style:font-size-complex="11pt" style:font-weight-complex="bold"/>
    </style:style>
    <style:style style:name="T2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b4088" style:font-name-asian="Liberation Mono" style:font-size-asian="11pt" style:font-weight-asian="bold" style:font-name-complex="Liberation Mono" style:font-size-complex="11pt" style:font-weight-complex="bold"/>
    </style:style>
    <style:style style:name="T2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b87b0" style:font-name-asian="Liberation Mono" style:font-size-asian="11pt" style:font-weight-asian="bold" style:font-name-complex="Liberation Mono" style:font-size-complex="11pt" style:font-weight-complex="bold"/>
    </style:style>
    <style:style style:name="T2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ec5d93" style:font-name-asian="Liberation Mono" style:font-size-asian="11pt" style:font-weight-asian="bold" style:font-name-complex="Liberation Mono" style:font-size-complex="11pt" style:font-weight-complex="bold"/>
    </style:style>
    <style:style style:name="T2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fb0283" style:font-name-asian="Liberation Mono" style:font-size-asian="11pt" style:font-weight-asian="bold" style:font-name-complex="Liberation Mono" style:font-size-complex="11pt" style:font-weight-complex="bold"/>
    </style:style>
    <style:style style:name="T2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0cd72" style:font-name-asian="Liberation Mono" style:font-size-asian="11pt" style:font-weight-asian="bold" style:font-name-complex="Liberation Mono" style:font-size-complex="11pt" style:font-weight-complex="bold"/>
    </style:style>
    <style:style style:name="T2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c350e" style:font-name-asian="Liberation Mono" style:font-size-asian="11pt" style:font-weight-asian="bold" style:font-name-complex="Liberation Mono" style:font-size-complex="11pt" style:font-weight-complex="bold"/>
    </style:style>
    <style:style style:name="T2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dcfd9" style:font-name-asian="Liberation Mono" style:font-size-asian="11pt" style:font-weight-asian="bold" style:font-name-complex="Liberation Mono" style:font-size-complex="11pt" style:font-weight-complex="bold"/>
    </style:style>
    <style:style style:name="T2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e58df" style:font-name-asian="Liberation Mono" style:font-size-asian="11pt" style:font-weight-asian="bold" style:font-name-complex="Liberation Mono" style:font-size-complex="11pt" style:font-weight-complex="bold"/>
    </style:style>
    <style:style style:name="T2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0f6614" style:font-name-asian="Liberation Mono" style:font-size-asian="11pt" style:font-weight-asian="bold" style:font-name-complex="Liberation Mono" style:font-size-complex="11pt" style:font-weight-complex="bold"/>
    </style:style>
    <style:style style:name="T2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0452c" style:font-name-asian="Liberation Mono" style:font-size-asian="11pt" style:font-weight-asian="bold" style:font-name-complex="Liberation Mono" style:font-size-complex="11pt" style:font-weight-complex="bold"/>
    </style:style>
    <style:style style:name="T2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2125c1c" style:font-name-asian="Liberation Mono" style:font-size-asian="11pt" style:font-weight-asian="bold" style:font-name-complex="Liberation Mono" style:font-size-complex="11pt" style:font-weight-complex="bold"/>
    </style:style>
    <style:style style:name="T234" style:family="text">
      <style:text-properties fo:font-variant="normal" fo:text-transform="none" fo:color="#000000" loext:opacity="100%" style:font-name="sans-serif" fo:font-size="11pt" fo:letter-spacing="normal" fo:font-style="italic" style:text-underline-style="none" fo:font-weight="normal" officeooo:rsid="0018e6c2" style:font-size-asian="11pt" style:font-style-asian="italic" style:font-size-complex="11pt" style:font-style-complex="italic"/>
    </style:style>
    <style:style style:name="T235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9e2d2" style:font-size-asian="11pt" style:font-style-asian="italic" style:font-size-complex="11pt" style:font-style-complex="italic"/>
    </style:style>
    <style:style style:name="T236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8e6c2" style:font-size-asian="11pt" style:font-style-asian="italic" style:font-size-complex="11pt" style:font-style-complex="italic"/>
    </style:style>
    <style:style style:name="T237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fe95de" style:font-size-asian="11pt" style:font-style-asian="italic" style:font-size-complex="11pt" style:font-style-complex="italic"/>
    </style:style>
    <style:style style:name="T238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0185fb" style:font-size-asian="11pt" style:font-style-asian="italic" style:font-size-complex="11pt" style:font-style-complex="italic"/>
    </style:style>
    <style:style style:name="T239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51a238" style:font-size-asian="11pt" style:font-style-asian="italic" style:font-size-complex="11pt" style:font-style-complex="italic"/>
    </style:style>
    <style:style style:name="T240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53b368" style:font-size-asian="11pt" style:font-style-asian="italic" style:font-size-complex="11pt" style:font-style-complex="italic"/>
    </style:style>
    <style:style style:name="T241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54ca83" style:font-size-asian="11pt" style:font-style-asian="italic" style:font-size-complex="11pt" style:font-style-complex="italic"/>
    </style:style>
    <style:style style:name="T242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f67b25" style:font-size-asian="11pt" style:font-style-asian="italic" style:font-size-complex="11pt" style:font-style-complex="italic"/>
    </style:style>
    <style:style style:name="T243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2125c1c" style:font-size-asian="11pt" style:font-style-asian="italic" style:font-size-complex="11pt" style:font-style-complex="italic"/>
    </style:style>
    <style:style style:name="T244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71bd14" style:font-name-asian="Liberation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45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eb87b0" style:font-name-asian="Liberation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46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127088c" style:font-name-asian="Liberation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47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200cd72" style:font-name-asian="Liberation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4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9e2d2" style:font-size-asian="11pt" style:font-size-complex="11pt"/>
    </style:style>
    <style:style style:name="T24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1121b" style:font-size-asian="11pt" style:font-size-complex="11pt"/>
    </style:style>
    <style:style style:name="T25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e58dc" style:font-size-asian="11pt" style:font-size-complex="11pt"/>
    </style:style>
    <style:style style:name="T25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572d0" style:font-size-asian="11pt" style:font-size-complex="11pt"/>
    </style:style>
    <style:style style:name="T25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752eb" style:font-size-asian="11pt" style:font-size-complex="11pt"/>
    </style:style>
    <style:style style:name="T25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85a06" style:font-size-asian="11pt" style:font-size-complex="11pt"/>
    </style:style>
    <style:style style:name="T25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a9feb" style:font-size-asian="11pt" style:font-size-complex="11pt"/>
    </style:style>
    <style:style style:name="T25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c943e" style:font-size-asian="11pt" style:font-size-complex="11pt"/>
    </style:style>
    <style:style style:name="T25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4a367" style:font-size-asian="11pt" style:font-size-complex="11pt"/>
    </style:style>
    <style:style style:name="T25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7ed20" style:font-size-asian="11pt" style:font-size-complex="11pt"/>
    </style:style>
    <style:style style:name="T25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17ee9bb" style:font-size-asian="11pt" style:font-size-complex="11pt"/>
    </style:style>
    <style:style style:name="T25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1121b" style:font-name-asian="Liberation Mono" style:font-size-asian="11pt" style:font-name-complex="Liberation Mono" style:font-size-complex="11pt"/>
    </style:style>
    <style:style style:name="T26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e58dc" style:font-name-asian="Liberation Mono" style:font-size-asian="11pt" style:font-name-complex="Liberation Mono" style:font-size-complex="11pt"/>
    </style:style>
    <style:style style:name="T26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752eb" style:font-name-asian="Liberation Mono" style:font-size-asian="11pt" style:font-name-complex="Liberation Mono" style:font-size-complex="11pt"/>
    </style:style>
    <style:style style:name="T26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c943e" style:font-name-asian="Liberation Mono" style:font-size-asian="11pt" style:font-name-complex="Liberation Mono" style:font-size-complex="11pt"/>
    </style:style>
    <style:style style:name="T263" style:family="text">
      <style:text-properties fo:font-variant="normal" fo:text-transform="none" fo:color="#000000" loext:opacity="100%" style:font-name="sans-serif" fo:font-size="11pt" fo:letter-spacing="normal" fo:font-weight="normal" officeooo:rsid="008149c5" style:font-name-asian="Liberation Mono" style:font-size-asian="11pt" style:font-name-complex="Liberation Mono" style:font-size-complex="11pt"/>
    </style:style>
    <style:style style:name="T26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705ad" style:font-size-asian="11pt" style:font-size-complex="11pt"/>
    </style:style>
    <style:style style:name="T26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39069" style:font-size-asian="11pt" style:font-size-complex="11pt"/>
    </style:style>
    <style:style style:name="T26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f3fbf1" style:font-size-asian="11pt" style:font-size-complex="11pt"/>
    </style:style>
    <style:style style:name="T26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a4ff5" style:font-size-asian="11pt" style:font-style-asian="normal" style:font-size-complex="11pt" style:font-style-complex="normal"/>
    </style:style>
    <style:style style:name="T26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fad0c" style:font-size-asian="11pt" style:font-style-asian="normal" style:font-size-complex="11pt" style:font-style-complex="normal"/>
    </style:style>
    <style:style style:name="T26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77500" style:font-size-asian="11pt" style:font-style-asian="normal" style:font-size-complex="11pt" style:font-style-complex="normal"/>
    </style:style>
    <style:style style:name="T27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dfd52" style:font-size-asian="11pt" style:font-style-asian="normal" style:font-size-complex="11pt" style:font-style-complex="normal"/>
    </style:style>
    <style:style style:name="T27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21d9a3" style:font-size-asian="11pt" style:font-weight-asian="bold" style:font-size-complex="11pt" style:font-weight-complex="bold"/>
    </style:style>
    <style:style style:name="T27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0d9d0d" style:font-size-asian="11pt" style:font-weight-asian="bold" style:font-size-complex="11pt" style:font-weight-complex="bold"/>
    </style:style>
    <style:style style:name="T27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a4ff5" style:font-size-asian="11pt" style:font-style-asian="italic" style:font-size-complex="11pt" style:font-style-complex="italic"/>
    </style:style>
    <style:style style:name="T27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dfd52" style:font-name-asian="Liberation Mono" style:font-size-asian="11pt" style:font-style-asian="normal" style:font-name-complex="Liberation Mono" style:font-size-complex="11pt" style:font-style-complex="normal"/>
    </style:style>
    <style:style style:name="T27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0364e" style:font-name-asian="Liberation Mono" style:font-size-asian="11pt" style:font-style-asian="normal" style:font-name-complex="Liberation Mono" style:font-size-complex="11pt" style:font-style-complex="normal"/>
    </style:style>
    <style:style style:name="T27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05eae" style:font-name-asian="Liberation Mono" style:font-size-asian="11pt" style:font-style-asian="normal" style:font-name-complex="Liberation Mono" style:font-size-complex="11pt" style:font-style-complex="normal"/>
    </style:style>
    <style:style style:name="T27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b84f0c" style:font-name-asian="Liberation Mono" style:font-size-asian="11pt" style:font-style-asian="normal" style:font-name-complex="Liberation Mono" style:font-size-complex="11pt" style:font-style-complex="normal"/>
    </style:style>
    <style:style style:name="T27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d300fb" style:font-name-asian="Liberation Mono" style:font-size-asian="11pt" style:font-style-asian="normal" style:font-name-complex="Liberation Mono" style:font-size-complex="11pt" style:font-style-complex="normal"/>
    </style:style>
    <style:style style:name="T27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df60ea" style:font-name-asian="Liberation Mono" style:font-size-asian="11pt" style:font-style-asian="normal" style:font-name-complex="Liberation Mono" style:font-size-complex="11pt" style:font-style-complex="normal"/>
    </style:style>
    <style:style style:name="T28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40b84" style:font-name-asian="Liberation Mono" style:font-size-asian="11pt" style:font-style-asian="normal" style:font-name-complex="Liberation Mono" style:font-size-complex="11pt" style:font-style-complex="normal"/>
    </style:style>
    <style:style style:name="T28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df8e69" style:font-name-asian="Liberation Mono" style:font-size-asian="11pt" style:font-style-asian="normal" style:font-name-complex="Liberation Mono" style:font-size-complex="11pt" style:font-style-complex="normal"/>
    </style:style>
    <style:style style:name="T28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c895e8" style:font-name-asian="Liberation Mono" style:font-size-asian="11pt" style:font-style-asian="normal" style:font-name-complex="Liberation Mono" style:font-size-complex="11pt" style:font-style-complex="normal"/>
    </style:style>
    <style:style style:name="T28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f316e" style:font-name-asian="Liberation Mono" style:font-size-asian="11pt" style:font-style-asian="normal" style:font-name-complex="Liberation Mono" style:font-size-complex="11pt" style:font-style-complex="normal"/>
    </style:style>
    <style:style style:name="T28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f155c3" style:font-name-asian="Liberation Mono" style:font-size-asian="11pt" style:font-style-asian="normal" style:font-name-complex="Liberation Mono" style:font-size-complex="11pt" style:font-style-complex="normal"/>
    </style:style>
    <style:style style:name="T28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f03edc" style:font-name-asian="Liberation Mono" style:font-size-asian="11pt" style:font-style-asian="normal" style:font-name-complex="Liberation Mono" style:font-size-complex="11pt" style:font-style-complex="normal"/>
    </style:style>
    <style:style style:name="T28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f3d54e" style:font-name-asian="Liberation Mono" style:font-size-asian="11pt" style:font-style-asian="normal" style:font-name-complex="Liberation Mono" style:font-size-complex="11pt" style:font-style-complex="normal"/>
    </style:style>
    <style:style style:name="T28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20293f7" style:font-name-asian="Liberation Mono" style:font-size-asian="11pt" style:font-style-asian="normal" style:font-name-complex="Liberation Mono" style:font-size-complex="11pt" style:font-style-complex="normal"/>
    </style:style>
    <style:style style:name="T28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acf47" style:font-name-asian="Liberation Mono" style:font-size-asian="11pt" style:font-name-complex="Liberation Mono" style:font-size-complex="11pt"/>
    </style:style>
    <style:style style:name="T28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b3274" style:font-name-asian="Liberation Mono" style:font-size-asian="11pt" style:font-name-complex="Liberation Mono" style:font-size-complex="11pt"/>
    </style:style>
    <style:style style:name="T29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ddab9" style:font-name-asian="Liberation Mono" style:font-size-asian="11pt" style:font-name-complex="Liberation Mono" style:font-size-complex="11pt"/>
    </style:style>
    <style:style style:name="T29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dd5ed" style:font-name-asian="Liberation Mono" style:font-size-asian="11pt" style:font-name-complex="Liberation Mono" style:font-size-complex="11pt"/>
    </style:style>
    <style:style style:name="T29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e4c80" style:font-name-asian="Liberation Mono" style:font-size-asian="11pt" style:font-name-complex="Liberation Mono" style:font-size-complex="11pt"/>
    </style:style>
    <style:style style:name="T29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f316e" style:font-name-asian="Liberation Mono" style:font-size-asian="11pt" style:font-name-complex="Liberation Mono" style:font-size-complex="11pt"/>
    </style:style>
    <style:style style:name="T29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cf8a0" style:font-name-asian="Liberation Mono" style:font-size-asian="11pt" style:font-name-complex="Liberation Mono" style:font-size-complex="11pt"/>
    </style:style>
    <style:style style:name="T29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370f6e" style:font-name-asian="Liberation Mono" style:font-size-asian="11pt" style:font-weight-asian="bold" style:font-name-complex="Liberation Mono" style:font-size-complex="11pt" style:font-weight-complex="bold"/>
    </style:style>
    <style:style style:name="T29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38d4b8" style:font-name-asian="Liberation Mono" style:font-size-asian="11pt" style:font-weight-asian="bold" style:font-name-complex="Liberation Mono" style:font-size-complex="11pt" style:font-weight-complex="bold"/>
    </style:style>
    <style:style style:name="T29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446a6" style:font-name-asian="Liberation Mono" style:font-size-asian="9.60000038146973pt" style:font-name-complex="Liberation Mono" style:font-size-complex="11pt"/>
    </style:style>
    <style:style style:name="T29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29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196f4f8" style:font-name-asian="Liberation Mono" style:font-size-asian="9.60000038146973pt" style:font-name-complex="Liberation Mono" style:font-size-complex="11pt"/>
    </style:style>
    <style:style style:name="T300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7752eb" style:font-size-asian="11pt" style:font-size-complex="11pt"/>
    </style:style>
    <style:style style:name="T301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7c943e" style:font-name-asian="Liberation Mono" style:font-size-asian="11pt" style:font-name-complex="Liberation Mono" style:font-size-complex="11pt"/>
    </style:style>
    <style:style style:name="T302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9b8b5f" style:font-name-asian="Liberation Mono" style:font-size-asian="10pt" style:font-name-complex="Liberation Mono" style:font-size-complex="10pt"/>
    </style:style>
    <style:style style:name="T303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c22f65" style:font-name-asian="Liberation Mono" style:font-size-asian="10pt" style:font-name-complex="Liberation Mono" style:font-size-complex="10pt"/>
    </style:style>
    <style:style style:name="T304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23016" style:font-name-asian="Liberation Mono" style:font-size-asian="10pt" style:font-name-complex="Liberation Mono" style:font-size-complex="10pt"/>
    </style:style>
    <style:style style:name="T305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20a3e79" style:font-name-asian="Liberation Mono" style:font-size-asian="10pt" style:font-name-complex="Liberation Mono" style:font-size-complex="10pt"/>
    </style:style>
    <style:style style:name="T306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8149c5" style:font-name-asian="Liberation Mono" style:font-size-asian="10pt" style:font-style-asian="normal" style:font-name-complex="Liberation Mono" style:font-size-complex="10pt" style:font-style-complex="normal"/>
    </style:style>
    <style:style style:name="T307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a0cbf5" style:font-name-asian="Liberation Mono" style:font-size-asian="10pt" style:font-style-asian="normal" style:font-name-complex="Liberation Mono" style:font-size-complex="10pt" style:font-style-complex="normal"/>
    </style:style>
    <style:style style:name="T308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b06c54" style:font-name-asian="Liberation Mono" style:font-size-asian="10pt" style:font-style-asian="normal" style:font-name-complex="Liberation Mono" style:font-size-complex="10pt" style:font-style-complex="normal"/>
    </style:style>
    <style:style style:name="T309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b0bd20" style:font-name-asian="Liberation Mono" style:font-size-asian="10pt" style:font-style-asian="normal" style:font-name-complex="Liberation Mono" style:font-size-complex="10pt" style:font-style-complex="normal"/>
    </style:style>
    <style:style style:name="T310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baf9f7" style:font-name-asian="Liberation Mono" style:font-size-asian="10pt" style:font-style-asian="normal" style:font-name-complex="Liberation Mono" style:font-size-complex="10pt" style:font-style-complex="normal"/>
    </style:style>
    <style:style style:name="T311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bc9d89" style:font-name-asian="Liberation Mono" style:font-size-asian="10pt" style:font-style-asian="normal" style:font-name-complex="Liberation Mono" style:font-size-complex="10pt" style:font-style-complex="normal"/>
    </style:style>
    <style:style style:name="T312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9b8b5f" style:font-name-asian="Liberation Mono" style:font-size-asian="10pt" style:font-style-asian="normal" style:font-name-complex="Liberation Mono" style:font-size-complex="10pt" style:font-style-complex="normal"/>
    </style:style>
    <style:style style:name="T313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df70df" style:font-name-asian="Liberation Mono" style:font-size-asian="10pt" style:font-style-asian="normal" style:font-name-complex="Liberation Mono" style:font-size-complex="10pt" style:font-style-complex="normal"/>
    </style:style>
    <style:style style:name="T314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1106c" style:font-name-asian="Liberation Mono" style:font-size-asian="10pt" style:font-style-asian="normal" style:font-name-complex="Liberation Mono" style:font-size-complex="10pt" style:font-style-complex="normal"/>
    </style:style>
    <style:style style:name="T315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23016" style:font-name-asian="Liberation Mono" style:font-size-asian="10pt" style:font-style-asian="normal" style:font-name-complex="Liberation Mono" style:font-size-complex="10pt" style:font-style-complex="normal"/>
    </style:style>
    <style:style style:name="T316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3e0e4" style:font-name-asian="Liberation Mono" style:font-size-asian="10pt" style:font-style-asian="normal" style:font-name-complex="Liberation Mono" style:font-size-complex="10pt" style:font-style-complex="normal"/>
    </style:style>
    <style:style style:name="T317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213c6db" style:font-name-asian="Liberation Mono" style:font-size-asian="10pt" style:font-style-asian="normal" style:font-name-complex="Liberation Mono" style:font-size-complex="10pt" style:font-style-complex="normal"/>
    </style:style>
    <style:style style:name="T318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9b8b5f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19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df70df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0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1e1106c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1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9b8b5f" style:font-name-asian="Liberation Mono" style:font-size-asian="10pt" style:font-weight-asian="bold" style:font-name-complex="Liberation Mono" style:font-size-complex="10pt" style:font-weight-complex="bold"/>
    </style:style>
    <style:style style:name="T322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377500" style:font-size-asian="10pt" style:font-style-asian="normal" style:font-size-complex="10pt" style:font-style-complex="normal"/>
    </style:style>
    <style:style style:name="T323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a0cbf5" style:font-size-asian="10pt" style:font-style-asian="normal" style:font-size-complex="10pt" style:font-style-complex="normal"/>
    </style:style>
    <style:style style:name="T324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9b8b5f" style:font-name-asian="Liberation Mono" style:font-size-asian="10pt" style:font-name-complex="Liberation Mono" style:font-size-complex="10pt"/>
    </style:style>
    <style:style style:name="T325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a9edcd" style:font-name-asian="Liberation Mono" style:font-size-asian="10pt" style:font-weight-asian="bold" style:font-name-complex="Liberation Mono" style:font-size-complex="10pt" style:font-weight-complex="bold"/>
    </style:style>
    <style:style style:name="T326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c22f65" style:font-name-asian="Liberation Mono" style:font-size-asian="10pt" style:font-weight-asian="bold" style:font-name-complex="Liberation Mono" style:font-size-complex="10pt" style:font-weight-complex="bold"/>
    </style:style>
    <style:style style:name="T327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1df70df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8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1e1106c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9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1e3e0e4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30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9b8b5f" style:font-name-asian="Liberation Mono" style:font-size-asian="10pt" style:font-style-asian="normal" style:font-name-complex="Liberation Mono" style:font-size-complex="10pt" style:font-style-complex="normal"/>
    </style:style>
    <style:style style:name="T331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0a0cbf5" style:font-name-asian="Liberation Mono" style:font-size-asian="10pt" style:font-style-asian="italic" style:font-name-complex="Liberation Mono" style:font-size-complex="10pt" style:font-style-complex="italic"/>
    </style:style>
    <style:style style:name="T332" style:family="text">
      <style:text-properties fo:font-variant="normal" fo:text-transform="none" fo:color="#000000" loext:opacity="100%" style:font-name="Liberation Mono" fo:font-size="10pt" fo:letter-spacing="normal" fo:font-style="italic" fo:font-weight="normal" officeooo:rsid="014d773c" style:font-name-asian="Liberation Mono" style:font-size-asian="10pt" style:font-style-asian="italic" style:font-name-complex="Liberation Mono" style:font-size-complex="10pt" style:font-style-complex="italic"/>
    </style:style>
    <style:style style:name="T33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705ad" style:font-size-asian="11pt" style:font-size-complex="11pt"/>
    </style:style>
    <style:style style:name="T33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14455" style:font-size-asian="11pt" style:font-size-complex="11pt"/>
    </style:style>
    <style:style style:name="T33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ddab9" style:font-size-asian="11pt" style:font-size-complex="11pt"/>
    </style:style>
    <style:style style:name="T33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f527c" style:font-size-asian="11pt" style:font-size-complex="11pt"/>
    </style:style>
    <style:style style:name="T33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0d0f4" style:font-size-asian="11pt" style:font-size-complex="11pt"/>
    </style:style>
    <style:style style:name="T33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e324e" style:font-size-asian="11pt" style:font-size-complex="11pt"/>
    </style:style>
    <style:style style:name="T33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3fbf1" style:font-size-asian="11pt" style:font-size-complex="11pt"/>
    </style:style>
    <style:style style:name="T34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f8463" style:font-size-asian="11pt" style:font-size-complex="11pt"/>
    </style:style>
    <style:style style:name="T34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17403" style:font-size-asian="11pt" style:font-size-complex="11pt"/>
    </style:style>
    <style:style style:name="T34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480d9" style:font-size-asian="11pt" style:font-size-complex="11pt"/>
    </style:style>
    <style:style style:name="T3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883acb" style:font-size-asian="11pt" style:font-size-complex="11pt"/>
    </style:style>
    <style:style style:name="T3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15c35" style:font-size-asian="11pt" style:font-size-complex="11pt"/>
    </style:style>
    <style:style style:name="T34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7b324" style:font-size-asian="11pt" style:font-size-complex="11pt"/>
    </style:style>
    <style:style style:name="T3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29812" style:font-size-asian="11pt" style:font-size-complex="11pt"/>
    </style:style>
    <style:style style:name="T3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9069" style:font-size-asian="11pt" style:font-size-complex="11pt"/>
    </style:style>
    <style:style style:name="T3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67b25" style:font-size-asian="11pt" style:font-size-complex="11pt"/>
    </style:style>
    <style:style style:name="T3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29b7c" style:font-size-asian="11pt" style:font-style-asian="normal" style:font-size-complex="11pt" style:font-style-complex="normal"/>
    </style:style>
    <style:style style:name="T3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59307" style:font-size-asian="11pt" style:font-style-asian="normal" style:font-size-complex="11pt" style:font-style-complex="normal"/>
    </style:style>
    <style:style style:name="T3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77500" style:font-size-asian="11pt" style:font-style-asian="normal" style:font-size-complex="11pt" style:font-style-complex="normal"/>
    </style:style>
    <style:style style:name="T35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c0b9a" style:font-size-asian="11pt" style:font-style-asian="normal" style:font-size-complex="11pt" style:font-style-complex="normal"/>
    </style:style>
    <style:style style:name="T35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0364e" style:font-size-asian="11pt" style:font-style-asian="normal" style:font-size-complex="11pt" style:font-style-complex="normal"/>
    </style:style>
    <style:style style:name="T35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248ed" style:font-size-asian="11pt" style:font-style-asian="normal" style:font-size-complex="11pt" style:font-style-complex="normal"/>
    </style:style>
    <style:style style:name="T35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5cae8" style:font-size-asian="11pt" style:font-style-asian="normal" style:font-size-complex="11pt" style:font-style-complex="normal"/>
    </style:style>
    <style:style style:name="T35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fad0c" style:font-size-asian="11pt" style:font-style-asian="normal" style:font-size-complex="11pt" style:font-style-complex="normal"/>
    </style:style>
    <style:style style:name="T35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01afb" style:font-size-asian="11pt" style:font-style-asian="normal" style:font-size-complex="11pt" style:font-style-complex="normal"/>
    </style:style>
    <style:style style:name="T35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e5808" style:font-size-asian="11pt" style:font-style-asian="normal" style:font-size-complex="11pt" style:font-style-complex="normal"/>
    </style:style>
    <style:style style:name="T35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0cbf5" style:font-size-asian="11pt" style:font-style-asian="normal" style:font-size-complex="11pt" style:font-style-complex="normal"/>
    </style:style>
    <style:style style:name="T36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64ba0" style:font-size-asian="11pt" style:font-style-asian="normal" style:font-size-complex="11pt" style:font-style-complex="normal"/>
    </style:style>
    <style:style style:name="T36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2af2e" style:font-size-asian="11pt" style:font-style-asian="normal" style:font-size-complex="11pt" style:font-style-complex="normal"/>
    </style:style>
    <style:style style:name="T36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b8e3" style:font-size-asian="11pt" style:font-style-asian="normal" style:font-size-complex="11pt" style:font-style-complex="normal"/>
    </style:style>
    <style:style style:name="T36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3b67c5" style:font-size-asian="11pt" style:font-style-asian="normal" style:font-size-complex="11pt" style:font-style-complex="normal"/>
    </style:style>
    <style:style style:name="T36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03edc" style:font-size-asian="11pt" style:font-style-asian="normal" style:font-size-complex="11pt" style:font-style-complex="normal"/>
    </style:style>
    <style:style style:name="T3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56b3a" style:font-size-asian="11pt" style:font-style-asian="normal" style:font-size-complex="11pt" style:font-style-complex="normal"/>
    </style:style>
    <style:style style:name="T36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9069" style:font-size-asian="11pt" style:font-style-asian="normal" style:font-size-complex="11pt" style:font-style-complex="normal"/>
    </style:style>
    <style:style style:name="T36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1ee505" style:font-size-asian="11pt" style:font-style-asian="normal" style:font-size-complex="11pt" style:font-style-complex="normal"/>
    </style:style>
    <style:style style:name="T36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20918d" style:font-size-asian="11pt" style:font-style-asian="normal" style:font-size-complex="11pt" style:font-style-complex="normal"/>
    </style:style>
    <style:style style:name="T36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a4ff5" style:font-size-asian="11pt" style:font-style-asian="italic" style:font-size-complex="11pt" style:font-style-complex="italic"/>
    </style:style>
    <style:style style:name="T37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59307" style:font-name-asian="Liberation Mono" style:font-size-asian="11pt" style:font-style-asian="normal" style:font-name-complex="Liberation Mono" style:font-size-complex="11pt" style:font-style-complex="normal"/>
    </style:style>
    <style:style style:name="T37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77500" style:font-name-asian="Liberation Mono" style:font-size-asian="11pt" style:font-style-asian="normal" style:font-name-complex="Liberation Mono" style:font-size-complex="11pt" style:font-style-complex="normal"/>
    </style:style>
    <style:style style:name="T37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0364e" style:font-name-asian="Liberation Mono" style:font-size-asian="11pt" style:font-style-asian="normal" style:font-name-complex="Liberation Mono" style:font-size-complex="11pt" style:font-style-complex="normal"/>
    </style:style>
    <style:style style:name="T37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248ed" style:font-name-asian="Liberation Mono" style:font-size-asian="11pt" style:font-style-asian="normal" style:font-name-complex="Liberation Mono" style:font-size-complex="11pt" style:font-style-complex="normal"/>
    </style:style>
    <style:style style:name="T37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5cae8" style:font-name-asian="Liberation Mono" style:font-size-asian="11pt" style:font-style-asian="normal" style:font-name-complex="Liberation Mono" style:font-size-complex="11pt" style:font-style-complex="normal"/>
    </style:style>
    <style:style style:name="T37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c0b9a" style:font-name-asian="Liberation Mono" style:font-size-asian="11pt" style:font-style-asian="normal" style:font-name-complex="Liberation Mono" style:font-size-complex="11pt" style:font-style-complex="normal"/>
    </style:style>
    <style:style style:name="T37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dfd52" style:font-name-asian="Liberation Mono" style:font-size-asian="11pt" style:font-style-asian="normal" style:font-name-complex="Liberation Mono" style:font-size-complex="11pt" style:font-style-complex="normal"/>
    </style:style>
    <style:style style:name="T37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05eae" style:font-name-asian="Liberation Mono" style:font-size-asian="11pt" style:font-style-asian="normal" style:font-name-complex="Liberation Mono" style:font-size-complex="11pt" style:font-style-complex="normal"/>
    </style:style>
    <style:style style:name="T37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34edc" style:font-name-asian="Liberation Mono" style:font-size-asian="11pt" style:font-style-asian="normal" style:font-name-complex="Liberation Mono" style:font-size-complex="11pt" style:font-style-complex="normal"/>
    </style:style>
    <style:style style:name="T37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e5808" style:font-name-asian="Liberation Mono" style:font-size-asian="11pt" style:font-style-asian="normal" style:font-name-complex="Liberation Mono" style:font-size-complex="11pt" style:font-style-complex="normal"/>
    </style:style>
    <style:style style:name="T38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0cbf5" style:font-name-asian="Liberation Mono" style:font-size-asian="11pt" style:font-style-asian="normal" style:font-name-complex="Liberation Mono" style:font-size-complex="11pt" style:font-style-complex="normal"/>
    </style:style>
    <style:style style:name="T38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2af2e" style:font-name-asian="Liberation Mono" style:font-size-asian="11pt" style:font-style-asian="normal" style:font-name-complex="Liberation Mono" style:font-size-complex="11pt" style:font-style-complex="normal"/>
    </style:style>
    <style:style style:name="T38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48b3a" style:font-name-asian="Liberation Mono" style:font-size-asian="11pt" style:font-style-asian="normal" style:font-name-complex="Liberation Mono" style:font-size-complex="11pt" style:font-style-complex="normal"/>
    </style:style>
    <style:style style:name="T38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a0479" style:font-name-asian="Liberation Mono" style:font-size-asian="11pt" style:font-style-asian="normal" style:font-name-complex="Liberation Mono" style:font-size-complex="11pt" style:font-style-complex="normal"/>
    </style:style>
    <style:style style:name="T3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7684c" style:font-name-asian="Liberation Mono" style:font-size-asian="11pt" style:font-style-asian="normal" style:font-name-complex="Liberation Mono" style:font-size-complex="11pt" style:font-style-complex="normal"/>
    </style:style>
    <style:style style:name="T3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7692c" style:font-name-asian="Liberation Mono" style:font-size-asian="11pt" style:font-style-asian="normal" style:font-name-complex="Liberation Mono" style:font-size-complex="11pt" style:font-style-complex="normal"/>
    </style:style>
    <style:style style:name="T3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84f0c" style:font-name-asian="Liberation Mono" style:font-size-asian="11pt" style:font-style-asian="normal" style:font-name-complex="Liberation Mono" style:font-size-complex="11pt" style:font-style-complex="normal"/>
    </style:style>
    <style:style style:name="T3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8e58e" style:font-name-asian="Liberation Mono" style:font-size-asian="11pt" style:font-style-asian="normal" style:font-name-complex="Liberation Mono" style:font-size-complex="11pt" style:font-style-complex="normal"/>
    </style:style>
    <style:style style:name="T3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a4c1d" style:font-name-asian="Liberation Mono" style:font-size-asian="11pt" style:font-style-asian="normal" style:font-name-complex="Liberation Mono" style:font-size-complex="11pt" style:font-style-complex="normal"/>
    </style:style>
    <style:style style:name="T3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af9f7" style:font-name-asian="Liberation Mono" style:font-size-asian="11pt" style:font-style-asian="normal" style:font-name-complex="Liberation Mono" style:font-size-complex="11pt" style:font-style-complex="normal"/>
    </style:style>
    <style:style style:name="T3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50e09" style:font-name-asian="Liberation Mono" style:font-size-asian="11pt" style:font-style-asian="normal" style:font-name-complex="Liberation Mono" style:font-size-complex="11pt" style:font-style-complex="normal"/>
    </style:style>
    <style:style style:name="T3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304ff" style:font-name-asian="Liberation Mono" style:font-size-asian="11pt" style:font-style-asian="normal" style:font-name-complex="Liberation Mono" style:font-size-complex="11pt" style:font-style-complex="normal"/>
    </style:style>
    <style:style style:name="T3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bcca1" style:font-name-asian="Liberation Mono" style:font-size-asian="11pt" style:font-style-asian="normal" style:font-name-complex="Liberation Mono" style:font-size-complex="11pt" style:font-style-complex="normal"/>
    </style:style>
    <style:style style:name="T39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91343" style:font-name-asian="Liberation Mono" style:font-size-asian="11pt" style:font-style-asian="normal" style:font-name-complex="Liberation Mono" style:font-size-complex="11pt" style:font-style-complex="normal"/>
    </style:style>
    <style:style style:name="T39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cd9b4" style:font-name-asian="Liberation Mono" style:font-size-asian="11pt" style:font-style-asian="normal" style:font-name-complex="Liberation Mono" style:font-size-complex="11pt" style:font-style-complex="normal"/>
    </style:style>
    <style:style style:name="T39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da470" style:font-name-asian="Liberation Mono" style:font-size-asian="11pt" style:font-style-asian="normal" style:font-name-complex="Liberation Mono" style:font-size-complex="11pt" style:font-style-complex="normal"/>
    </style:style>
    <style:style style:name="T39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f60ea" style:font-name-asian="Liberation Mono" style:font-size-asian="11pt" style:font-style-asian="normal" style:font-name-complex="Liberation Mono" style:font-size-complex="11pt" style:font-style-complex="normal"/>
    </style:style>
    <style:style style:name="T39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f8e69" style:font-name-asian="Liberation Mono" style:font-size-asian="11pt" style:font-style-asian="normal" style:font-name-complex="Liberation Mono" style:font-size-complex="11pt" style:font-style-complex="normal"/>
    </style:style>
    <style:style style:name="T39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3522f" style:font-name-asian="Liberation Mono" style:font-size-asian="11pt" style:font-style-asian="normal" style:font-name-complex="Liberation Mono" style:font-size-complex="11pt" style:font-style-complex="normal"/>
    </style:style>
    <style:style style:name="T39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6aa28d" style:font-name-asian="Liberation Mono" style:font-size-asian="11pt" style:font-style-asian="normal" style:font-name-complex="Liberation Mono" style:font-size-complex="11pt" style:font-style-complex="normal"/>
    </style:style>
    <style:style style:name="T4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7aa3dc" style:font-name-asian="Liberation Mono" style:font-size-asian="11pt" style:font-style-asian="normal" style:font-name-complex="Liberation Mono" style:font-size-complex="11pt" style:font-style-complex="normal"/>
    </style:style>
    <style:style style:name="T4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7c9af2" style:font-name-asian="Liberation Mono" style:font-size-asian="11pt" style:font-style-asian="normal" style:font-name-complex="Liberation Mono" style:font-size-complex="11pt" style:font-style-complex="normal"/>
    </style:style>
    <style:style style:name="T4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832a8b" style:font-name-asian="Liberation Mono" style:font-size-asian="11pt" style:font-style-asian="normal" style:font-name-complex="Liberation Mono" style:font-size-complex="11pt" style:font-style-complex="normal"/>
    </style:style>
    <style:style style:name="T4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83d316" style:font-name-asian="Liberation Mono" style:font-size-asian="11pt" style:font-style-asian="normal" style:font-name-complex="Liberation Mono" style:font-size-complex="11pt" style:font-style-complex="normal"/>
    </style:style>
    <style:style style:name="T40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847e2f" style:font-name-asian="Liberation Mono" style:font-size-asian="11pt" style:font-style-asian="normal" style:font-name-complex="Liberation Mono" style:font-size-complex="11pt" style:font-style-complex="normal"/>
    </style:style>
    <style:style style:name="T40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052da" style:font-name-asian="Liberation Mono" style:font-size-asian="11pt" style:font-style-asian="normal" style:font-name-complex="Liberation Mono" style:font-size-complex="11pt" style:font-style-complex="normal"/>
    </style:style>
    <style:style style:name="T40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895e8" style:font-name-asian="Liberation Mono" style:font-size-asian="11pt" style:font-style-asian="normal" style:font-name-complex="Liberation Mono" style:font-size-complex="11pt" style:font-style-complex="normal"/>
    </style:style>
    <style:style style:name="T40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8bccf" style:font-name-asian="Liberation Mono" style:font-size-asian="11pt" style:font-style-asian="normal" style:font-name-complex="Liberation Mono" style:font-size-complex="11pt" style:font-style-complex="normal"/>
    </style:style>
    <style:style style:name="T40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590c0" style:font-name-asian="Liberation Mono" style:font-size-asian="11pt" style:font-style-asian="normal" style:font-name-complex="Liberation Mono" style:font-size-complex="11pt" style:font-style-complex="normal"/>
    </style:style>
    <style:style style:name="T40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cf47" style:font-name-asian="Liberation Mono" style:font-size-asian="11pt" style:font-style-asian="normal" style:font-name-complex="Liberation Mono" style:font-size-complex="11pt" style:font-style-complex="normal"/>
    </style:style>
    <style:style style:name="T41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57fa9" style:font-name-asian="Liberation Mono" style:font-size-asian="11pt" style:font-style-asian="normal" style:font-name-complex="Liberation Mono" style:font-size-complex="11pt" style:font-style-complex="normal"/>
    </style:style>
    <style:style style:name="T41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c2235" style:font-name-asian="Liberation Mono" style:font-size-asian="11pt" style:font-style-asian="normal" style:font-name-complex="Liberation Mono" style:font-size-complex="11pt" style:font-style-complex="normal"/>
    </style:style>
    <style:style style:name="T41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61b3" style:font-name-asian="Liberation Mono" style:font-size-asian="11pt" style:font-style-asian="normal" style:font-name-complex="Liberation Mono" style:font-size-complex="11pt" style:font-style-complex="normal"/>
    </style:style>
    <style:style style:name="T41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a51a" style:font-name-asian="Liberation Mono" style:font-size-asian="11pt" style:font-style-asian="normal" style:font-name-complex="Liberation Mono" style:font-size-complex="11pt" style:font-style-complex="normal"/>
    </style:style>
    <style:style style:name="T41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bbde" style:font-name-asian="Liberation Mono" style:font-size-asian="11pt" style:font-style-asian="normal" style:font-name-complex="Liberation Mono" style:font-size-complex="11pt" style:font-style-complex="normal"/>
    </style:style>
    <style:style style:name="T41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b0c13" style:font-name-asian="Liberation Mono" style:font-size-asian="11pt" style:font-style-asian="normal" style:font-name-complex="Liberation Mono" style:font-size-complex="11pt" style:font-style-complex="normal"/>
    </style:style>
    <style:style style:name="T41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c0890" style:font-name-asian="Liberation Mono" style:font-size-asian="11pt" style:font-style-asian="normal" style:font-name-complex="Liberation Mono" style:font-size-complex="11pt" style:font-style-complex="normal"/>
    </style:style>
    <style:style style:name="T41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ca27f" style:font-name-asian="Liberation Mono" style:font-size-asian="11pt" style:font-style-asian="normal" style:font-name-complex="Liberation Mono" style:font-size-complex="11pt" style:font-style-complex="normal"/>
    </style:style>
    <style:style style:name="T41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e8a65" style:font-name-asian="Liberation Mono" style:font-size-asian="11pt" style:font-style-asian="normal" style:font-name-complex="Liberation Mono" style:font-size-complex="11pt" style:font-style-complex="normal"/>
    </style:style>
    <style:style style:name="T41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1ccaa" style:font-name-asian="Liberation Mono" style:font-size-asian="11pt" style:font-style-asian="normal" style:font-name-complex="Liberation Mono" style:font-size-complex="11pt" style:font-style-complex="normal"/>
    </style:style>
    <style:style style:name="T42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f316e" style:font-name-asian="Liberation Mono" style:font-size-asian="11pt" style:font-style-asian="normal" style:font-name-complex="Liberation Mono" style:font-size-complex="11pt" style:font-style-complex="normal"/>
    </style:style>
    <style:style style:name="T42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03edc" style:font-name-asian="Liberation Mono" style:font-size-asian="11pt" style:font-style-asian="normal" style:font-name-complex="Liberation Mono" style:font-size-complex="11pt" style:font-style-complex="normal"/>
    </style:style>
    <style:style style:name="T42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155c3" style:font-name-asian="Liberation Mono" style:font-size-asian="11pt" style:font-style-asian="normal" style:font-name-complex="Liberation Mono" style:font-size-complex="11pt" style:font-style-complex="normal"/>
    </style:style>
    <style:style style:name="T42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56b3a" style:font-name-asian="Liberation Mono" style:font-size-asian="11pt" style:font-style-asian="normal" style:font-name-complex="Liberation Mono" style:font-size-complex="11pt" style:font-style-complex="normal"/>
    </style:style>
    <style:style style:name="T42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b8e3" style:font-name-asian="Liberation Mono" style:font-size-asian="11pt" style:font-style-asian="normal" style:font-name-complex="Liberation Mono" style:font-size-complex="11pt" style:font-style-complex="normal"/>
    </style:style>
    <style:style style:name="T42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67b25" style:font-name-asian="Liberation Mono" style:font-size-asian="11pt" style:font-style-asian="normal" style:font-name-complex="Liberation Mono" style:font-size-complex="11pt" style:font-style-complex="normal"/>
    </style:style>
    <style:style style:name="T42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aa36e" style:font-name-asian="Liberation Mono" style:font-size-asian="11pt" style:font-style-asian="normal" style:font-name-complex="Liberation Mono" style:font-size-complex="11pt" style:font-style-complex="normal"/>
    </style:style>
    <style:style style:name="T42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3d54e" style:font-name-asian="Liberation Mono" style:font-size-asian="11pt" style:font-style-asian="normal" style:font-name-complex="Liberation Mono" style:font-size-complex="11pt" style:font-style-complex="normal"/>
    </style:style>
    <style:style style:name="T42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8734f" style:font-name-asian="Liberation Mono" style:font-size-asian="11pt" style:font-style-asian="normal" style:font-name-complex="Liberation Mono" style:font-size-complex="11pt" style:font-style-complex="normal"/>
    </style:style>
    <style:style style:name="T42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051fef" style:font-name-asian="Liberation Mono" style:font-size-asian="11pt" style:font-style-asian="normal" style:font-name-complex="Liberation Mono" style:font-size-complex="11pt" style:font-style-complex="normal"/>
    </style:style>
    <style:style style:name="T43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195b5f" style:font-name-asian="Liberation Mono" style:font-size-asian="11pt" style:font-style-asian="normal" style:font-name-complex="Liberation Mono" style:font-size-complex="11pt" style:font-style-complex="normal"/>
    </style:style>
    <style:style style:name="T43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1b0a6b" style:font-name-asian="Liberation Mono" style:font-size-asian="11pt" style:font-style-asian="normal" style:font-name-complex="Liberation Mono" style:font-size-complex="11pt" style:font-style-complex="normal"/>
    </style:style>
    <style:style style:name="T43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20918d" style:font-name-asian="Liberation Mono" style:font-size-asian="11pt" style:font-style-asian="normal" style:font-name-complex="Liberation Mono" style:font-size-complex="11pt" style:font-style-complex="normal"/>
    </style:style>
    <style:style style:name="T43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cf47" style:font-name-asian="Liberation Mono" style:font-size-asian="11pt" style:font-name-complex="Liberation Mono" style:font-size-complex="11pt"/>
    </style:style>
    <style:style style:name="T43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01110" style:font-name-asian="Liberation Mono" style:font-size-asian="11pt" style:font-name-complex="Liberation Mono" style:font-size-complex="11pt"/>
    </style:style>
    <style:style style:name="T43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14455" style:font-name-asian="Liberation Mono" style:font-size-asian="11pt" style:font-name-complex="Liberation Mono" style:font-size-complex="11pt"/>
    </style:style>
    <style:style style:name="T43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b3274" style:font-name-asian="Liberation Mono" style:font-size-asian="11pt" style:font-name-complex="Liberation Mono" style:font-size-complex="11pt"/>
    </style:style>
    <style:style style:name="T43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ddab9" style:font-name-asian="Liberation Mono" style:font-size-asian="11pt" style:font-name-complex="Liberation Mono" style:font-size-complex="11pt"/>
    </style:style>
    <style:style style:name="T43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f527c" style:font-name-asian="Liberation Mono" style:font-size-asian="11pt" style:font-name-complex="Liberation Mono" style:font-size-complex="11pt"/>
    </style:style>
    <style:style style:name="T43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0d0f4" style:font-name-asian="Liberation Mono" style:font-size-asian="11pt" style:font-name-complex="Liberation Mono" style:font-size-complex="11pt"/>
    </style:style>
    <style:style style:name="T44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1ccaa" style:font-name-asian="Liberation Mono" style:font-size-asian="11pt" style:font-name-complex="Liberation Mono" style:font-size-complex="11pt"/>
    </style:style>
    <style:style style:name="T44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e324e" style:font-name-asian="Liberation Mono" style:font-size-asian="11pt" style:font-name-complex="Liberation Mono" style:font-size-complex="11pt"/>
    </style:style>
    <style:style style:name="T44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afa45" style:font-name-asian="Liberation Mono" style:font-size-asian="11pt" style:font-name-complex="Liberation Mono" style:font-size-complex="11pt"/>
    </style:style>
    <style:style style:name="T4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cf8a0" style:font-name-asian="Liberation Mono" style:font-size-asian="11pt" style:font-name-complex="Liberation Mono" style:font-size-complex="11pt"/>
    </style:style>
    <style:style style:name="T4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f316e" style:font-name-asian="Liberation Mono" style:font-size-asian="11pt" style:font-name-complex="Liberation Mono" style:font-size-complex="11pt"/>
    </style:style>
    <style:style style:name="T44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6227f" style:font-name-asian="Liberation Mono" style:font-size-asian="11pt" style:font-name-complex="Liberation Mono" style:font-size-complex="11pt"/>
    </style:style>
    <style:style style:name="T4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91fca" style:font-name-asian="Liberation Mono" style:font-size-asian="11pt" style:font-name-complex="Liberation Mono" style:font-size-complex="11pt"/>
    </style:style>
    <style:style style:name="T4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020e" style:font-name-asian="Liberation Mono" style:font-size-asian="11pt" style:font-name-complex="Liberation Mono" style:font-size-complex="11pt"/>
    </style:style>
    <style:style style:name="T4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dd5ed" style:font-name-asian="Liberation Mono" style:font-size-asian="11pt" style:font-name-complex="Liberation Mono" style:font-size-complex="11pt"/>
    </style:style>
    <style:style style:name="T4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e4c80" style:font-name-asian="Liberation Mono" style:font-size-asian="11pt" style:font-name-complex="Liberation Mono" style:font-size-complex="11pt"/>
    </style:style>
    <style:style style:name="T4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16620" style:font-name-asian="Liberation Mono" style:font-size-asian="11pt" style:font-name-complex="Liberation Mono" style:font-size-complex="11pt"/>
    </style:style>
    <style:style style:name="T4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52e5c" style:font-name-asian="Liberation Mono" style:font-size-asian="11pt" style:font-name-complex="Liberation Mono" style:font-size-complex="11pt"/>
    </style:style>
    <style:style style:name="T45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6688c" style:font-name-asian="Liberation Mono" style:font-size-asian="11pt" style:font-name-complex="Liberation Mono" style:font-size-complex="11pt"/>
    </style:style>
    <style:style style:name="T45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7482e" style:font-name-asian="Liberation Mono" style:font-size-asian="11pt" style:font-name-complex="Liberation Mono" style:font-size-complex="11pt"/>
    </style:style>
    <style:style style:name="T45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77656" style:font-name-asian="Liberation Mono" style:font-size-asian="11pt" style:font-name-complex="Liberation Mono" style:font-size-complex="11pt"/>
    </style:style>
    <style:style style:name="T45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851d3" style:font-name-asian="Liberation Mono" style:font-size-asian="11pt" style:font-name-complex="Liberation Mono" style:font-size-complex="11pt"/>
    </style:style>
    <style:style style:name="T45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8b5f" style:font-name-asian="Liberation Mono" style:font-size-asian="11pt" style:font-name-complex="Liberation Mono" style:font-size-complex="11pt"/>
    </style:style>
    <style:style style:name="T45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1879b" style:font-name-asian="Liberation Mono" style:font-size-asian="11pt" style:font-name-complex="Liberation Mono" style:font-size-complex="11pt"/>
    </style:style>
    <style:style style:name="T45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1c587" style:font-name-asian="Liberation Mono" style:font-size-asian="11pt" style:font-name-complex="Liberation Mono" style:font-size-complex="11pt"/>
    </style:style>
    <style:style style:name="T45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853fc" style:font-name-asian="Liberation Mono" style:font-size-asian="11pt" style:font-name-complex="Liberation Mono" style:font-size-complex="11pt"/>
    </style:style>
    <style:style style:name="T46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b19b4" style:font-name-asian="Liberation Mono" style:font-size-asian="11pt" style:font-name-complex="Liberation Mono" style:font-size-complex="11pt"/>
    </style:style>
    <style:style style:name="T46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cb5fe" style:font-name-asian="Liberation Mono" style:font-size-asian="11pt" style:font-name-complex="Liberation Mono" style:font-size-complex="11pt"/>
    </style:style>
    <style:style style:name="T46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d3d84" style:font-name-asian="Liberation Mono" style:font-size-asian="11pt" style:font-name-complex="Liberation Mono" style:font-size-complex="11pt"/>
    </style:style>
    <style:style style:name="T46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e0ddf" style:font-name-asian="Liberation Mono" style:font-size-asian="11pt" style:font-name-complex="Liberation Mono" style:font-size-complex="11pt"/>
    </style:style>
    <style:style style:name="T46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5fd5f" style:font-name-asian="Liberation Mono" style:font-size-asian="11pt" style:font-name-complex="Liberation Mono" style:font-size-complex="11pt"/>
    </style:style>
    <style:style style:name="T4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dbf9f" style:font-name-asian="Liberation Mono" style:font-size-asian="11pt" style:font-name-complex="Liberation Mono" style:font-size-complex="11pt"/>
    </style:style>
    <style:style style:name="T46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efd80" style:font-name-asian="Liberation Mono" style:font-size-asian="11pt" style:font-name-complex="Liberation Mono" style:font-size-complex="11pt"/>
    </style:style>
    <style:style style:name="T46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f6486" style:font-name-asian="Liberation Mono" style:font-size-asian="11pt" style:font-name-complex="Liberation Mono" style:font-size-complex="11pt"/>
    </style:style>
    <style:style style:name="T46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afb13" style:font-name-asian="Liberation Mono" style:font-size-asian="11pt" style:font-name-complex="Liberation Mono" style:font-size-complex="11pt"/>
    </style:style>
    <style:style style:name="T46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f8463" style:font-name-asian="Liberation Mono" style:font-size-asian="11pt" style:font-name-complex="Liberation Mono" style:font-size-complex="11pt"/>
    </style:style>
    <style:style style:name="T47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17403" style:font-name-asian="Liberation Mono" style:font-size-asian="11pt" style:font-name-complex="Liberation Mono" style:font-size-complex="11pt"/>
    </style:style>
    <style:style style:name="T47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15c35" style:font-name-asian="Liberation Mono" style:font-size-asian="11pt" style:font-name-complex="Liberation Mono" style:font-size-complex="11pt"/>
    </style:style>
    <style:style style:name="T47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1ccba" style:font-name-asian="Liberation Mono" style:font-size-asian="11pt" style:font-name-complex="Liberation Mono" style:font-size-complex="11pt"/>
    </style:style>
    <style:style style:name="T47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57fa9" style:font-name-asian="Liberation Mono" style:font-size-asian="11pt" style:font-name-complex="Liberation Mono" style:font-size-complex="11pt"/>
    </style:style>
    <style:style style:name="T47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c2235" style:font-name-asian="Liberation Mono" style:font-size-asian="11pt" style:font-name-complex="Liberation Mono" style:font-size-complex="11pt"/>
    </style:style>
    <style:style style:name="T47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cdd313" style:font-name-asian="Liberation Mono" style:font-size-asian="11pt" style:font-name-complex="Liberation Mono" style:font-size-complex="11pt"/>
    </style:style>
    <style:style style:name="T47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29812" style:font-name-asian="Liberation Mono" style:font-size-asian="11pt" style:font-name-complex="Liberation Mono" style:font-size-complex="11pt"/>
    </style:style>
    <style:style style:name="T47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43752" style:font-name-asian="Liberation Mono" style:font-size-asian="11pt" style:font-name-complex="Liberation Mono" style:font-size-complex="11pt"/>
    </style:style>
    <style:style style:name="T47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590c0" style:font-name-asian="Liberation Mono" style:font-size-asian="11pt" style:font-name-complex="Liberation Mono" style:font-size-complex="11pt"/>
    </style:style>
    <style:style style:name="T47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762a2" style:font-name-asian="Liberation Mono" style:font-size-asian="11pt" style:font-name-complex="Liberation Mono" style:font-size-complex="11pt"/>
    </style:style>
    <style:style style:name="T48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9a51a" style:font-name-asian="Liberation Mono" style:font-size-asian="11pt" style:font-name-complex="Liberation Mono" style:font-size-complex="11pt"/>
    </style:style>
    <style:style style:name="T48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df70df" style:font-name-asian="Liberation Mono" style:font-size-asian="11pt" style:font-name-complex="Liberation Mono" style:font-size-complex="11pt"/>
    </style:style>
    <style:style style:name="T48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e3e0e4" style:font-name-asian="Liberation Mono" style:font-size-asian="11pt" style:font-name-complex="Liberation Mono" style:font-size-complex="11pt"/>
    </style:style>
    <style:style style:name="T48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67b25" style:font-name-asian="Liberation Mono" style:font-size-asian="11pt" style:font-name-complex="Liberation Mono" style:font-size-complex="11pt"/>
    </style:style>
    <style:style style:name="T4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acf47" style:font-name-asian="Liberation Mono" style:font-size-asian="11pt" style:font-style-asian="italic" style:font-name-complex="Liberation Mono" style:font-size-complex="11pt" style:font-style-complex="italic"/>
    </style:style>
    <style:style style:name="T4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f1fe6" style:font-name-asian="Liberation Mono" style:font-size-asian="11pt" style:font-style-asian="italic" style:font-name-complex="Liberation Mono" style:font-size-complex="11pt" style:font-style-complex="italic"/>
    </style:style>
    <style:style style:name="T4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name-asian="Liberation Mono" style:font-size-asian="9.60000038146973pt" style:font-name-complex="Liberation Mono" style:font-size-complex="11pt"/>
    </style:style>
    <style:style style:name="T4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5275e" style:font-name-asian="Liberation Mono" style:font-size-asian="9.60000038146973pt" style:font-name-complex="Liberation Mono" style:font-size-complex="11pt"/>
    </style:style>
    <style:style style:name="T4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6f4f8" style:font-name-asian="Liberation Mono" style:font-size-asian="9.60000038146973pt" style:font-name-complex="Liberation Mono" style:font-size-complex="11pt"/>
    </style:style>
    <style:style style:name="T4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72114" style:font-name-asian="Liberation Mono" style:font-size-asian="9.60000038146973pt" style:font-name-complex="Liberation Mono" style:font-size-complex="11pt"/>
    </style:style>
    <style:style style:name="T4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a18d9" style:font-name-asian="Liberation Mono" style:font-size-asian="9.60000038146973pt" style:font-name-complex="Liberation Mono" style:font-size-complex="11pt"/>
    </style:style>
    <style:style style:name="T4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a6591" style:font-name-asian="Liberation Mono" style:font-size-asian="9.60000038146973pt" style:font-name-complex="Liberation Mono" style:font-size-complex="11pt"/>
    </style:style>
    <style:style style:name="T4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c1367" style:font-name-asian="Liberation Mono" style:font-size-asian="9.60000038146973pt" style:font-name-complex="Liberation Mono" style:font-size-complex="11pt"/>
    </style:style>
    <style:style style:name="T49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cc2c3" style:font-name-asian="Liberation Mono" style:font-size-asian="9.60000038146973pt" style:font-name-complex="Liberation Mono" style:font-size-complex="11pt"/>
    </style:style>
    <style:style style:name="T49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49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00416" style:font-name-asian="Liberation Mono" style:font-size-asian="9.60000038146973pt" style:font-name-complex="Liberation Mono" style:font-size-complex="11pt"/>
    </style:style>
    <style:style style:name="T49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3d1a7" style:font-name-asian="Liberation Mono" style:font-size-asian="9.60000038146973pt" style:font-name-complex="Liberation Mono" style:font-size-complex="11pt"/>
    </style:style>
    <style:style style:name="T49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9214a" style:font-name-asian="Liberation Mono" style:font-size-asian="9.60000038146973pt" style:font-name-complex="Liberation Mono" style:font-size-complex="11pt"/>
    </style:style>
    <style:style style:name="T49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0477b" style:font-name-asian="Liberation Mono" style:font-size-asian="9.60000038146973pt" style:font-name-complex="Liberation Mono" style:font-size-complex="11pt"/>
    </style:style>
    <style:style style:name="T49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2f554" style:font-name-asian="Liberation Mono" style:font-size-asian="9.60000038146973pt" style:font-name-complex="Liberation Mono" style:font-size-complex="11pt"/>
    </style:style>
    <style:style style:name="T5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47cd5" style:font-name-asian="Liberation Mono" style:font-size-asian="9.60000038146973pt" style:font-name-complex="Liberation Mono" style:font-size-complex="11pt"/>
    </style:style>
    <style:style style:name="T5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4ec7b" style:font-name-asian="Liberation Mono" style:font-size-asian="9.60000038146973pt" style:font-name-complex="Liberation Mono" style:font-size-complex="11pt"/>
    </style:style>
    <style:style style:name="T5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5608c" style:font-name-asian="Liberation Mono" style:font-size-asian="9.60000038146973pt" style:font-name-complex="Liberation Mono" style:font-size-complex="11pt"/>
    </style:style>
    <style:style style:name="T5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73d3e" style:font-name-asian="Liberation Mono" style:font-size-asian="9.60000038146973pt" style:font-name-complex="Liberation Mono" style:font-size-complex="11pt"/>
    </style:style>
    <style:style style:name="T50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d9418" style:font-name-asian="Liberation Mono" style:font-size-asian="9.60000038146973pt" style:font-name-complex="Liberation Mono" style:font-size-complex="11pt"/>
    </style:style>
    <style:style style:name="T50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f7b9f" style:font-name-asian="Liberation Mono" style:font-size-asian="9.60000038146973pt" style:font-name-complex="Liberation Mono" style:font-size-complex="11pt"/>
    </style:style>
    <style:style style:name="T50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f81ca" style:font-name-asian="Liberation Mono" style:font-size-asian="9.60000038146973pt" style:font-name-complex="Liberation Mono" style:font-size-complex="11pt"/>
    </style:style>
    <style:style style:name="T50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f1fe6" style:font-name-asian="Liberation Mono" style:font-size-asian="9.60000038146973pt" style:font-name-complex="Liberation Mono" style:font-size-complex="11pt"/>
    </style:style>
    <style:style style:name="T50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446a6" style:font-size-asian="9.60000038146973pt" style:font-size-complex="11pt"/>
    </style:style>
    <style:style style:name="T50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5275e" style:font-size-asian="9.60000038146973pt" style:font-size-complex="11pt"/>
    </style:style>
    <style:style style:name="T51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72114" style:font-size-asian="9.60000038146973pt" style:font-size-complex="11pt"/>
    </style:style>
    <style:style style:name="T51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9c1367" style:font-size-asian="9.60000038146973pt" style:font-size-complex="11pt"/>
    </style:style>
    <style:style style:name="T51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3d1a7" style:font-size-asian="9.60000038146973pt" style:font-size-complex="11pt"/>
    </style:style>
    <style:style style:name="T51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ad9418" style:font-size-asian="9.60000038146973pt" style:font-size-complex="11pt"/>
    </style:style>
    <style:style style:name="T51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bf1fe6" style:font-size-asian="9.60000038146973pt" style:font-size-complex="11pt"/>
    </style:style>
    <style:style style:name="T515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33b8e3" style:font-size-asian="11pt" style:font-style-asian="italic" style:font-size-complex="11pt" style:font-style-complex="italic"/>
    </style:style>
    <style:style style:name="T516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3b67c5" style:font-size-asian="11pt" style:font-style-asian="italic" style:font-size-complex="11pt" style:font-style-complex="italic"/>
    </style:style>
    <style:style style:name="T517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f67b25" style:font-size-asian="11pt" style:font-style-asian="italic" style:font-size-complex="11pt" style:font-style-complex="italic"/>
    </style:style>
    <style:style style:name="T518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21ee505" style:font-size-asian="11pt" style:font-style-asian="italic" style:font-size-complex="11pt" style:font-style-complex="italic"/>
    </style:style>
    <style:style style:name="T519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3526ad" style:font-name-asian="Liberation Mono" style:font-size-asian="11pt" style:font-style-asian="italic" style:font-name-complex="Liberation Mono" style:font-size-complex="11pt" style:font-style-complex="italic"/>
    </style:style>
    <style:style style:name="T520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40364e" style:font-name-asian="Liberation Mono" style:font-size-asian="11pt" style:font-style-asian="italic" style:font-name-complex="Liberation Mono" style:font-size-complex="11pt" style:font-style-complex="italic"/>
    </style:style>
    <style:style style:name="T521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71ccaa" style:font-name-asian="Liberation Mono" style:font-size-asian="11pt" style:font-style-asian="italic" style:font-name-complex="Liberation Mono" style:font-size-complex="11pt" style:font-style-complex="italic"/>
    </style:style>
    <style:style style:name="T522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33b8e3" style:font-name-asian="Liberation Mono" style:font-size-asian="11pt" style:font-style-asian="italic" style:font-name-complex="Liberation Mono" style:font-size-complex="11pt" style:font-style-complex="italic"/>
    </style:style>
    <style:style style:name="T523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b7692c" style:font-name-asian="Liberation Mono" style:font-size-asian="11pt" style:font-style-asian="italic" style:font-name-complex="Liberation Mono" style:font-size-complex="11pt" style:font-style-complex="italic"/>
    </style:style>
    <style:style style:name="T524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ab19b4" style:font-name-asian="Liberation Mono" style:font-size-asian="11pt" style:font-style-asian="italic" style:font-name-complex="Liberation Mono" style:font-size-complex="11pt" style:font-style-complex="italic"/>
    </style:style>
    <style:style style:name="T525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ad3d84" style:font-name-asian="Liberation Mono" style:font-size-asian="11pt" style:font-style-asian="italic" style:font-name-complex="Liberation Mono" style:font-size-complex="11pt" style:font-style-complex="italic"/>
    </style:style>
    <style:style style:name="T526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dcd9b4" style:font-name-asian="Liberation Mono" style:font-size-asian="11pt" style:font-style-asian="italic" style:font-name-complex="Liberation Mono" style:font-size-complex="11pt" style:font-style-complex="italic"/>
    </style:style>
    <style:style style:name="T527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df60ea" style:font-name-asian="Liberation Mono" style:font-size-asian="11pt" style:font-style-asian="italic" style:font-name-complex="Liberation Mono" style:font-size-complex="11pt" style:font-style-complex="italic"/>
    </style:style>
    <style:style style:name="T528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d590c0" style:font-name-asian="Liberation Mono" style:font-size-asian="11pt" style:font-style-asian="italic" style:font-name-complex="Liberation Mono" style:font-size-complex="11pt" style:font-style-complex="italic"/>
    </style:style>
    <style:style style:name="T529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d43752" style:font-name-asian="Liberation Mono" style:font-size-asian="11pt" style:font-style-asian="italic" style:font-name-complex="Liberation Mono" style:font-size-complex="11pt" style:font-style-complex="italic"/>
    </style:style>
    <style:style style:name="T530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1f03edc" style:font-name-asian="Liberation Mono" style:font-size-asian="11pt" style:font-style-asian="italic" style:font-name-complex="Liberation Mono" style:font-size-complex="11pt" style:font-style-complex="italic"/>
    </style:style>
    <style:style style:name="T531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21b0a6b" style:font-name-asian="Liberation Mono" style:font-size-asian="11pt" style:font-style-asian="italic" style:font-name-complex="Liberation Mono" style:font-size-complex="11pt" style:font-style-complex="italic"/>
    </style:style>
    <style:style style:name="T532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7752eb" style:font-size-asian="11pt" style:font-size-complex="11pt"/>
    </style:style>
    <style:style style:name="T533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b5fd5f" style:font-name-asian="Liberation Mono" style:font-size-asian="11pt" style:font-name-complex="Liberation Mono" style:font-size-complex="11pt"/>
    </style:style>
    <style:style style:name="T534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cf6486" style:font-name-asian="Liberation Mono" style:font-size-asian="11pt" style:font-name-complex="Liberation Mono" style:font-size-complex="11pt"/>
    </style:style>
    <style:style style:name="T535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ecc0ba" style:font-name-asian="Liberation Mono" style:font-size-asian="11pt" style:font-name-complex="Liberation Mono" style:font-size-complex="11pt"/>
    </style:style>
    <style:style style:name="T536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c14a2a" style:font-name-asian="Liberation Mono" style:font-size-asian="11pt" style:font-name-complex="Liberation Mono" style:font-size-complex="11pt"/>
    </style:style>
    <style:style style:name="T537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ef8463" style:font-name-asian="Liberation Mono" style:font-size-asian="11pt" style:font-name-complex="Liberation Mono" style:font-size-complex="11pt"/>
    </style:style>
    <style:style style:name="T538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1b887bf" style:font-name-asian="Liberation Mono" style:font-size-asian="11pt" style:font-name-complex="Liberation Mono" style:font-size-complex="11pt"/>
    </style:style>
    <style:style style:name="T539" style:family="text">
      <style:text-properties fo:font-variant="normal" fo:text-transform="none" fo:color="#000000" loext:opacity="100%" style:font-name="Liberation Sans1" fo:font-size="11pt" fo:letter-spacing="normal" fo:language="es" fo:country="ES" fo:font-style="italic" fo:font-weight="normal" officeooo:rsid="007752eb" style:font-size-asian="11pt" style:font-style-asian="italic" style:font-size-complex="11pt" style:font-style-complex="italic"/>
    </style:style>
    <style:style style:name="T540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cf6486" style:font-size-asian="13pt" style:font-size-complex="13pt"/>
    </style:style>
    <style:style style:name="T541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size-asian="13pt" style:font-size-complex="13pt"/>
    </style:style>
    <style:style style:name="T542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f8463" style:font-size-asian="13pt" style:font-size-complex="13pt"/>
    </style:style>
    <style:style style:name="T543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1e81f95" style:font-size-asian="13pt" style:font-size-complex="13pt"/>
    </style:style>
    <style:style style:name="T544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size-asian="13pt" style:font-weight-asian="bold" style:font-size-complex="13pt" style:font-weight-complex="bold"/>
    </style:style>
    <style:style style:name="T545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cf6486" style:font-name-asian="Liberation Mono" style:font-size-asian="13pt" style:font-name-complex="Liberation Mono" style:font-size-complex="13pt"/>
    </style:style>
    <style:style style:name="T546" style:family="text">
      <style:text-properties fo:font-variant="normal" fo:text-transform="none" fo:color="#000000" loext:opacity="100%" style:font-name="Liberation Sans1" fo:font-size="13pt" fo:letter-spacing="normal" fo:font-style="normal" fo:font-weight="normal" officeooo:rsid="00ecc0ba" style:font-name-asian="Liberation Mono" style:font-size-asian="13pt" style:font-weight-asian="bold" style:font-name-complex="Liberation Mono" style:font-size-complex="13pt" style:font-weight-complex="bold"/>
    </style:style>
    <style:style style:name="T54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5cae8" style:font-name-asian="Liberation Sans" style:font-size-asian="11pt" style:font-style-asian="normal" style:font-name-complex="Liberation Sans" style:font-size-complex="11pt" style:font-style-complex="normal"/>
    </style:style>
    <style:style style:name="T54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20293f7" style:font-name-asian="Liberation Sans" style:font-size-asian="11pt" style:font-style-asian="normal" style:font-name-complex="Liberation Sans" style:font-size-complex="11pt" style:font-style-complex="normal"/>
    </style:style>
    <style:style style:name="T549" style:family="text">
      <style:text-properties fo:font-variant="normal" fo:text-transform="none" fo:color="#000000" loext:opacity="100%" fo:font-size="10pt" fo:letter-spacing="normal" fo:font-style="normal" fo:font-weight="normal" officeooo:rsid="00a0cbf5" style:font-size-asian="10pt" style:font-style-asian="normal" style:font-size-complex="10pt" style:font-style-complex="normal"/>
    </style:style>
    <style:style style:name="T550" style:family="text">
      <style:text-properties fo:font-variant="normal" fo:text-transform="none" fo:color="#000000" loext:opacity="100%" style:font-name="Geneva" fo:font-size="11pt" fo:letter-spacing="normal" fo:font-style="normal" fo:font-weight="normal" officeooo:rsid="01f155c3" style:font-name-asian="Liberation Mono" style:font-size-asian="11pt" style:font-style-asian="normal" style:font-name-complex="Liberation Mono" style:font-size-complex="11pt" style:font-style-complex="normal"/>
    </style:style>
    <style:style style:name="T5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9069" style:font-size-asian="11pt" style:font-size-complex="11pt"/>
    </style:style>
    <style:style style:name="T55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67b25" style:font-size-asian="11pt" style:font-size-complex="11pt"/>
    </style:style>
    <style:style style:name="T55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1727da" style:font-size-asian="11pt" style:font-size-complex="11pt"/>
    </style:style>
    <style:style style:name="T55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3b8e3" style:font-size-asian="11pt" style:font-style-asian="normal" style:font-size-complex="11pt" style:font-style-complex="normal"/>
    </style:style>
    <style:style style:name="T55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155c3" style:font-name-asian="Liberation Mono" style:font-size-asian="11pt" style:font-style-asian="normal" style:font-name-complex="Liberation Mono" style:font-size-complex="11pt" style:font-style-complex="normal"/>
    </style:style>
    <style:style style:name="T55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215a619" style:font-name-asian="Liberation Mono" style:font-size-asian="11pt" style:font-style-asian="normal" style:font-name-complex="Liberation Mono" style:font-size-complex="11pt" style:font-style-complex="normal"/>
    </style:style>
    <style:style style:name="T55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84f0c" style:font-name-asian="Liberation Mono" style:font-size-asian="11pt" style:font-style-asian="normal" style:font-name-complex="Liberation Mono" style:font-size-complex="11pt" style:font-style-complex="normal"/>
    </style:style>
    <style:style style:name="T55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f67b25" style:font-name-asian="Liberation Mono" style:font-size-asian="11pt" style:font-name-complex="Liberation Mono" style:font-size-complex="11pt"/>
    </style:style>
    <style:style style:name="T55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217b82c" style:font-name-asian="Liberation Mono" style:font-size-asian="11pt" style:font-style-asian="normal" style:font-name-complex="Liberation Mono" style:font-size-complex="11pt" style:font-style-complex="normal"/>
    </style:style>
    <style:style style:name="T560" style:family="text">
      <style:text-properties fo:font-variant="normal" fo:text-transform="none" fo:color="#666666" loext:opacity="100%" style:font-name="Courier New" fo:font-size="11pt" fo:letter-spacing="normal" fo:font-style="normal" fo:font-weight="bold" style:font-size-asian="11pt" style:font-size-complex="11pt"/>
    </style:style>
    <style:style style:name="T561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562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8e6c2" style:font-size-asian="11pt" style:font-weight-asian="bold" style:font-size-complex="11pt" style:font-weight-complex="bold"/>
    </style:style>
    <style:style style:name="T563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339069" style:font-size-asian="11pt" style:font-weight-asian="bold" style:font-size-complex="11pt" style:font-weight-complex="bold"/>
    </style:style>
    <style:style style:name="T564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0d9d0d" style:font-size-asian="11pt" style:font-weight-asian="bold" style:font-size-complex="11pt" style:font-weight-complex="bold"/>
    </style:style>
    <style:style style:name="T565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2d8520" style:font-size-asian="11pt" style:font-weight-asian="bold" style:font-size-complex="11pt" style:font-weight-complex="bold"/>
    </style:style>
    <style:style style:name="T566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38d4b8" style:font-size-asian="11pt" style:font-weight-asian="bold" style:font-size-complex="11pt" style:font-weight-complex="bold"/>
    </style:style>
    <style:style style:name="T567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1eb4088" style:font-size-asian="11pt" style:font-weight-asian="bold" style:font-size-complex="11pt" style:font-weight-complex="bold"/>
    </style:style>
    <style:style style:name="T568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6ddab9" style:font-name-asian="Liberation Mono" style:font-size-asian="11pt" style:font-weight-asian="bold" style:font-name-complex="Liberation Mono" style:font-size-complex="11pt" style:font-weight-complex="bold"/>
    </style:style>
    <style:style style:name="T569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c50e09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570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018e6c2" style:font-size-asian="11pt" style:font-weight-asian="normal" style:font-size-complex="11pt" style:font-weight-complex="normal"/>
    </style:style>
    <style:style style:name="T571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19e3745" style:font-name-asian="Liberation Mono" style:font-size-asian="9.60000038146973pt" style:font-name-complex="Liberation Mono" style:font-size-complex="11pt"/>
    </style:style>
    <style:style style:name="T572" style:family="text">
      <style:text-properties fo:font-variant="normal" fo:text-transform="none" fo:color="#808080" loext:opacity="100%" style:font-name="Liberation Sans1" fo:font-size="11pt" fo:letter-spacing="normal" fo:font-style="normal" fo:font-weight="normal" officeooo:rsid="00339069" style:font-size-asian="11pt" style:font-weight-asian="normal" style:font-size-complex="11pt" style:font-weight-complex="normal"/>
    </style:style>
    <style:style style:name="T573" style:family="text">
      <style:text-properties fo:font-variant="normal" fo:text-transform="none" fo:color="#808080" loext:opacity="100%" fo:font-size="11pt" fo:letter-spacing="normal" fo:font-style="normal" fo:font-weight="bold" officeooo:rsid="012d8520" style:font-size-asian="11pt" style:font-weight-asian="bold" style:font-size-complex="11pt" style:font-weight-complex="bold"/>
    </style:style>
    <style:style style:name="T574" style:family="text">
      <style:text-properties fo:font-variant="normal" fo:text-transform="none" fo:color="#808080" loext:opacity="100%" style:font-name="sans-serif" fo:font-size="11pt" fo:letter-spacing="normal" fo:font-style="normal" fo:font-weight="normal" officeooo:rsid="0210452c" style:font-size-asian="11pt" style:font-weight-asian="bold" style:font-size-complex="11pt" style:font-weight-complex="bold"/>
    </style:style>
    <style:style style:name="T575" style:family="text">
      <style:text-properties fo:font-variant="normal" fo:text-transform="none" fo:color="#808080" loext:opacity="100%" style:font-name="sans-serif" fo:font-size="11pt" fo:letter-spacing="normal" fo:font-style="normal" fo:font-weight="bold" officeooo:rsid="0210452c" style:font-size-asian="11pt" style:font-weight-asian="bold" style:font-size-complex="11pt" style:font-weight-complex="bold"/>
    </style:style>
    <style:style style:name="T576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210452c" style:font-size-asian="11pt" style:font-weight-asian="bold" style:font-size-complex="11pt" style:font-weight-complex="bold"/>
    </style:style>
    <style:style style:name="T577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557d1e" style:font-size-asian="11pt" style:font-size-complex="11pt"/>
    </style:style>
    <style:style style:name="T578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d300fb" style:font-name-asian="Liberation Mono" style:font-size-asian="11pt" style:font-style-asian="normal" style:font-name-complex="Liberation Mono" style:font-size-complex="11pt" style:font-style-complex="normal"/>
    </style:style>
    <style:style style:name="T579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d41957" style:font-name-asian="Liberation Mono" style:font-size-asian="11pt" style:font-style-asian="normal" style:font-name-complex="Liberation Mono" style:font-size-complex="11pt" style:font-style-complex="normal"/>
    </style:style>
    <style:style style:name="T580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2c88c8" style:font-name-asian="Liberation Mono" style:font-size-asian="11pt" style:font-style-asian="normal" style:font-name-complex="Liberation Mono" style:font-size-complex="11pt" style:font-style-complex="normal"/>
    </style:style>
    <style:style style:name="T581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12b8c51" style:font-name-asian="Liberation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T582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12cfdf9" style:font-name-asian="Liberation Mono" style:font-size-asian="11pt" style:font-weight-asian="bold" style:font-name-complex="Liberation Mono" style:font-size-complex="11pt" style:font-weight-complex="bold"/>
    </style:style>
    <style:style style:name="T583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df60ea" style:font-name-asian="Liberation Mono" style:font-size-asian="11pt" style:font-style-asian="normal" style:font-name-complex="Liberation Mono" style:font-size-complex="11pt" style:font-style-complex="normal"/>
    </style:style>
    <style:style style:name="T584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40364e" style:font-name-asian="Liberation Mono" style:font-size-asian="11pt" style:font-style-asian="normal" style:font-name-complex="Liberation Mono" style:font-size-complex="11pt" style:font-style-complex="normal"/>
    </style:style>
    <style:style style:name="T585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a48b3a" style:font-name-asian="Liberation Mono" style:font-size-asian="11pt" style:font-style-asian="normal" style:font-name-complex="Liberation Mono" style:font-size-complex="11pt" style:font-style-complex="normal"/>
    </style:style>
    <style:style style:name="T586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2195b5f" style:font-name-asian="Liberation Mono" style:font-size-asian="11pt" style:font-style-asian="normal" style:font-name-complex="Liberation Mono" style:font-size-complex="11pt" style:font-style-complex="normal"/>
    </style:style>
    <style:style style:name="T587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21b0a6b" style:font-name-asian="Liberation Mono" style:font-size-asian="11pt" style:font-style-asian="normal" style:font-name-complex="Liberation Mono" style:font-size-complex="11pt" style:font-style-complex="normal"/>
    </style:style>
    <style:style style:name="T58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57d1e" style:font-size-asian="11pt" style:font-size-complex="11pt"/>
    </style:style>
    <style:style style:name="T58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5ab88" style:font-size-asian="11pt" style:font-size-complex="11pt"/>
    </style:style>
    <style:style style:name="T59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79203" style:font-size-asian="11pt" style:font-size-complex="11pt"/>
    </style:style>
    <style:style style:name="T59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8b90c" style:font-size-asian="11pt" style:font-size-complex="11pt"/>
    </style:style>
    <style:style style:name="T59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9db86" style:font-size-asian="11pt" style:font-size-complex="11pt"/>
    </style:style>
    <style:style style:name="T59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e58dc" style:font-size-asian="11pt" style:font-size-complex="11pt"/>
    </style:style>
    <style:style style:name="T59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74d6f6" style:font-size-asian="11pt" style:font-size-complex="11pt"/>
    </style:style>
    <style:style style:name="T595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75a567" style:font-size-asian="11pt" style:font-size-complex="11pt"/>
    </style:style>
    <style:style style:name="T596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785a06" style:font-size-asian="11pt" style:font-size-complex="11pt"/>
    </style:style>
    <style:style style:name="T59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874bcc" style:font-size-asian="11pt" style:font-size-complex="11pt"/>
    </style:style>
    <style:style style:name="T59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8febce" style:font-size-asian="11pt" style:font-size-complex="11pt"/>
    </style:style>
    <style:style style:name="T59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ffd1ff" style:font-size-asian="11pt" style:font-size-complex="11pt"/>
    </style:style>
    <style:style style:name="T60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2051fef" style:font-size-asian="11pt" style:font-size-complex="11pt"/>
    </style:style>
    <style:style style:name="T60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5ab88" style:font-name-asian="Liberation Mono" style:font-size-asian="11pt" style:font-name-complex="Liberation Mono" style:font-size-complex="11pt"/>
    </style:style>
    <style:style style:name="T60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79203" style:font-name-asian="Liberation Mono" style:font-size-asian="11pt" style:font-name-complex="Liberation Mono" style:font-size-complex="11pt"/>
    </style:style>
    <style:style style:name="T60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58b90c" style:font-name-asian="Liberation Mono" style:font-size-asian="11pt" style:font-name-complex="Liberation Mono" style:font-size-complex="11pt"/>
    </style:style>
    <style:style style:name="T604" style:family="text">
      <style:text-properties fo:font-variant="normal" fo:text-transform="none" style:use-window-font-color="true" loext:opacity="0%" style:font-name="Liberation Sans1" fo:font-size="11pt" fo:letter-spacing="normal" fo:font-style="italic" fo:font-weight="normal" officeooo:rsid="0059db86" style:font-size-asian="11pt" style:font-style-asian="italic" style:font-size-complex="11pt" style:font-style-complex="italic"/>
    </style:style>
    <style:style style:name="T605" style:family="text">
      <style:text-properties fo:font-variant="normal" fo:text-transform="none" style:use-window-font-color="true" loext:opacity="0%" style:font-name="Liberation Sans1" fo:font-size="11pt" fo:letter-spacing="normal" fo:font-style="italic" fo:font-weight="normal" officeooo:rsid="00579203" style:font-size-asian="11pt" style:font-style-asian="italic" style:font-size-complex="11pt" style:font-style-complex="italic"/>
    </style:style>
    <style:style style:name="T60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75a567" style:font-size-asian="11pt" style:font-size-complex="11pt"/>
    </style:style>
    <style:style style:name="T60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59db86" style:font-size-asian="11pt" style:font-size-complex="11pt"/>
    </style:style>
    <style:style style:name="T60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5a8112" style:font-size-asian="11pt" style:font-size-complex="11pt"/>
    </style:style>
    <style:style style:name="T60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7c943e" style:font-size-asian="11pt" style:font-size-complex="11pt"/>
    </style:style>
    <style:style style:name="T61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59db86" style:font-name-asian="Liberation Mono" style:font-size-asian="11pt" style:font-name-complex="Liberation Mono" style:font-size-complex="11pt"/>
    </style:style>
    <style:style style:name="T61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5dca3f" style:font-name-asian="Liberation Mono" style:font-size-asian="11pt" style:font-name-complex="Liberation Mono" style:font-size-complex="11pt"/>
    </style:style>
    <style:style style:name="T61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7c943e" style:font-name-asian="Liberation Mono" style:font-size-asian="11pt" style:font-name-complex="Liberation Mono" style:font-size-complex="11pt"/>
    </style:style>
    <style:style style:name="T613" style:family="text">
      <style:text-properties fo:font-variant="normal" fo:text-transform="none" fo:color="#595959" loext:opacity="100%" style:font-name="sans-serif" fo:font-size="14pt" fo:letter-spacing="normal" fo:font-style="normal" fo:font-weight="normal" officeooo:rsid="00c50dec" style:font-name-asian="PingFang SC" style:font-size-asian="14pt" style:font-weight-asian="bold" style:font-name-complex="Arial Unicode MS1" style:font-size-complex="14pt" style:font-weight-complex="bold"/>
    </style:style>
    <style:style style:name="T614" style:family="text">
      <style:text-properties fo:font-variant="normal" fo:text-transform="none" fo:color="#00008b" loext:opacity="100%" style:font-name="sans-serif" fo:font-size="11pt" fo:letter-spacing="normal" fo:font-style="normal" fo:font-weight="normal" officeooo:rsid="0121d9a3" style:font-size-asian="11pt" style:font-weight-asian="bold" style:font-size-complex="11pt" style:font-weight-complex="bold"/>
    </style:style>
    <style:style style:name="T615" style:family="text">
      <style:text-properties style:font-name="Liberation Sans1" fo:font-size="11pt" style:font-size-asian="11pt" style:font-size-complex="11pt"/>
    </style:style>
    <style:style style:name="T616" style:family="text">
      <style:text-properties style:font-name="Liberation Sans1" fo:font-size="11pt" officeooo:rsid="005daa8b" style:font-size-asian="11pt" style:font-size-complex="11pt"/>
    </style:style>
    <style:style style:name="T617" style:family="text">
      <style:text-properties style:font-name="Liberation Sans1" fo:font-size="11pt" officeooo:rsid="00a1b53e" style:font-size-asian="11pt" style:font-size-complex="11pt"/>
    </style:style>
    <style:style style:name="T618" style:family="text">
      <style:text-properties style:font-name="Liberation Sans1" fo:font-size="11pt" officeooo:rsid="00c50e09" style:font-size-asian="11pt" style:font-size-complex="11pt"/>
    </style:style>
    <style:style style:name="T619" style:family="text">
      <style:text-properties style:font-name="Liberation Sans1" fo:font-size="11pt" officeooo:rsid="00caab73" style:font-size-asian="11pt" style:font-size-complex="11pt"/>
    </style:style>
    <style:style style:name="T620" style:family="text">
      <style:text-properties style:font-name="Liberation Sans1" fo:font-size="11pt" officeooo:rsid="00cefd80" style:font-size-asian="11pt" style:font-size-complex="11pt"/>
    </style:style>
    <style:style style:name="T621" style:family="text">
      <style:text-properties style:font-name="Liberation Sans1" fo:font-size="11pt" officeooo:rsid="00cbcca1" style:font-size-asian="11pt" style:font-size-complex="11pt"/>
    </style:style>
    <style:style style:name="T622" style:family="text">
      <style:text-properties style:font-name="Liberation Sans1" fo:font-size="11pt" officeooo:rsid="00e08950" style:font-size-asian="11pt" style:font-size-complex="11pt"/>
    </style:style>
    <style:style style:name="T623" style:family="text">
      <style:text-properties style:font-name="Liberation Sans1" fo:font-size="11pt" officeooo:rsid="00e3522f" style:font-size-asian="11pt" style:font-size-complex="11pt"/>
    </style:style>
    <style:style style:name="T624" style:family="text">
      <style:text-properties style:font-name="Liberation Sans1" fo:font-size="11pt" officeooo:rsid="00e974b3" style:font-size-asian="11pt" style:font-size-complex="11pt"/>
    </style:style>
    <style:style style:name="T625" style:family="text">
      <style:text-properties style:font-name="Liberation Sans1" fo:font-size="11pt" officeooo:rsid="013c9290" style:font-size-asian="11pt" style:font-size-complex="11pt"/>
    </style:style>
    <style:style style:name="T626" style:family="text">
      <style:text-properties style:font-name="Liberation Sans1" fo:font-size="11pt" officeooo:rsid="01495a75" style:font-size-asian="11pt" style:font-size-complex="11pt"/>
    </style:style>
    <style:style style:name="T627" style:family="text">
      <style:text-properties style:font-name="Liberation Sans1" fo:font-size="11pt" officeooo:rsid="0151a238" style:font-size-asian="11pt" style:font-size-complex="11pt"/>
    </style:style>
    <style:style style:name="T628" style:family="text">
      <style:text-properties style:font-name="Liberation Sans1" fo:font-size="11pt" officeooo:rsid="0153b368" style:font-size-asian="11pt" style:font-size-complex="11pt"/>
    </style:style>
    <style:style style:name="T629" style:family="text">
      <style:text-properties style:font-name="Liberation Sans1" fo:font-size="11pt" officeooo:rsid="01883acb" style:font-size-asian="11pt" style:font-size-complex="11pt"/>
    </style:style>
    <style:style style:name="T630" style:family="text">
      <style:text-properties style:font-name="Liberation Sans1" fo:font-size="11pt" officeooo:rsid="0189ab2e" style:font-size-asian="11pt" style:font-size-complex="11pt"/>
    </style:style>
    <style:style style:name="T631" style:family="text">
      <style:text-properties style:font-name="Liberation Sans1" fo:font-size="11pt" officeooo:rsid="01921a57" style:font-size-asian="11pt" style:font-size-complex="11pt"/>
    </style:style>
    <style:style style:name="T632" style:family="text">
      <style:text-properties style:font-name="Liberation Sans1" fo:font-size="11pt" officeooo:rsid="01a96a42" style:font-size-asian="11pt" style:font-size-complex="11pt"/>
    </style:style>
    <style:style style:name="T633" style:family="text">
      <style:text-properties style:font-name="Liberation Sans1" fo:font-size="11pt" officeooo:rsid="01b372f3" style:font-size-asian="11pt" style:font-size-complex="11pt"/>
    </style:style>
    <style:style style:name="T634" style:family="text">
      <style:text-properties style:font-name="Liberation Sans1" fo:font-size="11pt" officeooo:rsid="01b494d5" style:font-size-asian="11pt" style:font-size-complex="11pt"/>
    </style:style>
    <style:style style:name="T635" style:family="text">
      <style:text-properties style:font-name="Liberation Sans1" fo:font-size="11pt" officeooo:rsid="01bc9f6a" style:font-size-asian="11pt" style:font-size-complex="11pt"/>
    </style:style>
    <style:style style:name="T636" style:family="text">
      <style:text-properties style:font-name="Liberation Sans1" fo:font-size="11pt" officeooo:rsid="01c1ccba" style:font-size-asian="11pt" style:font-size-complex="11pt"/>
    </style:style>
    <style:style style:name="T637" style:family="text">
      <style:text-properties style:font-name="Liberation Sans1" fo:font-size="11pt" officeooo:rsid="01c1e568" style:font-size-asian="11pt" style:font-size-complex="11pt"/>
    </style:style>
    <style:style style:name="T638" style:family="text">
      <style:text-properties style:font-name="Liberation Sans1" fo:font-size="11pt" officeooo:rsid="01c3ab88" style:font-size-asian="11pt" style:font-size-complex="11pt"/>
    </style:style>
    <style:style style:name="T639" style:family="text">
      <style:text-properties style:font-name="Liberation Sans1" fo:font-size="11pt" officeooo:rsid="01ca54ed" style:font-size-asian="11pt" style:font-size-complex="11pt"/>
    </style:style>
    <style:style style:name="T640" style:family="text">
      <style:text-properties style:font-name="Liberation Sans1" fo:font-size="11pt" officeooo:rsid="00c50e09" style:font-name-asian="Liberation Mono" style:font-size-asian="11pt" style:font-name-complex="Liberation Mono" style:font-size-complex="11pt"/>
    </style:style>
    <style:style style:name="T641" style:family="text">
      <style:text-properties style:font-name="Liberation Sans1" fo:font-size="11pt" officeooo:rsid="00e3522f" style:font-name-asian="Liberation Mono" style:font-size-asian="11pt" style:font-name-complex="Liberation Mono" style:font-size-complex="11pt"/>
    </style:style>
    <style:style style:name="T642" style:family="text">
      <style:text-properties style:font-name="Liberation Sans1" fo:font-size="11pt" officeooo:rsid="013c9290" style:font-name-asian="Liberation Mono" style:font-size-asian="11pt" style:font-name-complex="Liberation Mono" style:font-size-complex="11pt"/>
    </style:style>
    <style:style style:name="T643" style:family="text">
      <style:text-properties style:font-name="Liberation Sans1" fo:font-size="11pt" officeooo:rsid="01883acb" style:font-name-asian="Liberation Mono" style:font-size-asian="11pt" style:font-name-complex="Liberation Mono" style:font-size-complex="11pt"/>
    </style:style>
    <style:style style:name="T644" style:family="text">
      <style:text-properties style:font-name="Liberation Sans1" fo:font-size="11pt" officeooo:rsid="0189ab2e" style:font-name-asian="Liberation Mono" style:font-size-asian="11pt" style:font-name-complex="Liberation Mono" style:font-size-complex="11pt"/>
    </style:style>
    <style:style style:name="T645" style:family="text">
      <style:text-properties style:font-name="Liberation Sans1" fo:font-size="11pt" officeooo:rsid="01921a57" style:font-name-asian="Liberation Mono" style:font-size-asian="11pt" style:font-name-complex="Liberation Mono" style:font-size-complex="11pt"/>
    </style:style>
    <style:style style:name="T646" style:family="text">
      <style:text-properties style:font-name="Liberation Sans1" fo:font-size="11pt" officeooo:rsid="01a96a42" style:font-name-asian="Liberation Mono" style:font-size-asian="11pt" style:font-name-complex="Liberation Mono" style:font-size-complex="11pt"/>
    </style:style>
    <style:style style:name="T647" style:family="text">
      <style:text-properties style:font-name="Liberation Sans1" fo:font-size="11pt" officeooo:rsid="01aaca49" style:font-name-asian="Liberation Mono" style:font-size-asian="11pt" style:font-name-complex="Liberation Mono" style:font-size-complex="11pt"/>
    </style:style>
    <style:style style:name="T648" style:family="text">
      <style:text-properties style:font-name="Liberation Sans1" fo:font-size="11pt" officeooo:rsid="01ab2bc8" style:font-name-asian="Liberation Mono" style:font-size-asian="11pt" style:font-name-complex="Liberation Mono" style:font-size-complex="11pt"/>
    </style:style>
    <style:style style:name="T649" style:family="text">
      <style:text-properties style:font-name="Liberation Sans1" fo:font-size="11pt" officeooo:rsid="01abeeab" style:font-name-asian="Liberation Mono" style:font-size-asian="11pt" style:font-name-complex="Liberation Mono" style:font-size-complex="11pt"/>
    </style:style>
    <style:style style:name="T650" style:family="text">
      <style:text-properties style:font-name="Liberation Sans1" fo:font-size="11pt" officeooo:rsid="01b372f3" style:font-name-asian="Liberation Mono" style:font-size-asian="11pt" style:font-name-complex="Liberation Mono" style:font-size-complex="11pt"/>
    </style:style>
    <style:style style:name="T651" style:family="text">
      <style:text-properties style:font-name="Liberation Sans1" fo:font-size="11pt" officeooo:rsid="01b494d5" style:font-name-asian="Liberation Mono" style:font-size-asian="11pt" style:font-name-complex="Liberation Mono" style:font-size-complex="11pt"/>
    </style:style>
    <style:style style:name="T652" style:family="text">
      <style:text-properties style:font-name="Liberation Sans1" fo:font-size="11pt" officeooo:rsid="01ba7890" style:font-name-asian="Liberation Mono" style:font-size-asian="11pt" style:font-name-complex="Liberation Mono" style:font-size-complex="11pt"/>
    </style:style>
    <style:style style:name="T653" style:family="text">
      <style:text-properties style:font-name="Liberation Sans1" fo:font-size="11pt" officeooo:rsid="01bc9f6a" style:font-name-asian="Liberation Mono" style:font-size-asian="11pt" style:font-name-complex="Liberation Mono" style:font-size-complex="11pt"/>
    </style:style>
    <style:style style:name="T654" style:family="text">
      <style:text-properties style:font-name="Liberation Sans1" fo:font-size="11pt" officeooo:rsid="01be27f9" style:font-name-asian="Liberation Mono" style:font-size-asian="11pt" style:font-name-complex="Liberation Mono" style:font-size-complex="11pt"/>
    </style:style>
    <style:style style:name="T655" style:family="text">
      <style:text-properties style:font-name="Liberation Sans1" fo:font-size="11pt" officeooo:rsid="01c02312" style:font-name-asian="Liberation Mono" style:font-size-asian="11pt" style:font-name-complex="Liberation Mono" style:font-size-complex="11pt"/>
    </style:style>
    <style:style style:name="T656" style:family="text">
      <style:text-properties style:font-name="Liberation Sans1" fo:font-size="11pt" officeooo:rsid="01c1ccba" style:font-name-asian="Liberation Mono" style:font-size-asian="11pt" style:font-name-complex="Liberation Mono" style:font-size-complex="11pt"/>
    </style:style>
    <style:style style:name="T657" style:family="text">
      <style:text-properties style:font-name="Liberation Sans1" fo:font-size="11pt" officeooo:rsid="01c1e568" style:font-name-asian="Liberation Mono" style:font-size-asian="11pt" style:font-name-complex="Liberation Mono" style:font-size-complex="11pt"/>
    </style:style>
    <style:style style:name="T658" style:family="text">
      <style:text-properties style:font-name="Liberation Sans1" fo:font-size="11pt" officeooo:rsid="01c57fa9" style:font-name-asian="Liberation Mono" style:font-size-asian="11pt" style:font-name-complex="Liberation Mono" style:font-size-complex="11pt"/>
    </style:style>
    <style:style style:name="T659" style:family="text">
      <style:text-properties style:font-name="Liberation Sans1" fo:font-size="11pt" officeooo:rsid="01ca54ed" style:font-name-asian="Liberation Mono" style:font-size-asian="11pt" style:font-name-complex="Liberation Mono" style:font-size-complex="11pt"/>
    </style:style>
    <style:style style:name="T660" style:family="text">
      <style:text-properties style:font-name="Liberation Sans1" fo:font-size="11pt" officeooo:rsid="01ca5ed4" style:font-name-asian="Liberation Mono" style:font-size-asian="11pt" style:font-name-complex="Liberation Mono" style:font-size-complex="11pt"/>
    </style:style>
    <style:style style:name="T661" style:family="text">
      <style:text-properties style:font-name="Liberation Sans1" fo:font-size="11pt" officeooo:rsid="01cc2235" style:font-name-asian="Liberation Mono" style:font-size-asian="11pt" style:font-name-complex="Liberation Mono" style:font-size-complex="11pt"/>
    </style:style>
    <style:style style:name="T662" style:family="text">
      <style:text-properties style:font-name="Liberation Sans1" fo:font-size="11pt" officeooo:rsid="01cf8705" style:font-name-asian="Liberation Mono" style:font-size-asian="11pt" style:font-name-complex="Liberation Mono" style:font-size-complex="11pt"/>
    </style:style>
    <style:style style:name="T663" style:family="text">
      <style:text-properties style:font-name="Liberation Sans1" fo:font-size="11pt" officeooo:rsid="01d0f5bf" style:font-name-asian="Liberation Mono" style:font-size-asian="11pt" style:font-name-complex="Liberation Mono" style:font-size-complex="11pt"/>
    </style:style>
    <style:style style:name="T664" style:family="text">
      <style:text-properties style:font-name="Liberation Sans1" fo:font-size="11pt" officeooo:rsid="01d43752" style:font-name-asian="Liberation Mono" style:font-size-asian="11pt" style:font-name-complex="Liberation Mono" style:font-size-complex="11pt"/>
    </style:style>
    <style:style style:name="T665" style:family="text">
      <style:text-properties style:font-name="Liberation Sans1" fo:font-size="11pt" officeooo:rsid="01d590c0" style:font-name-asian="Liberation Mono" style:font-size-asian="11pt" style:font-name-complex="Liberation Mono" style:font-size-complex="11pt"/>
    </style:style>
    <style:style style:name="T666" style:family="text">
      <style:text-properties style:font-name="Liberation Sans1" fo:font-size="11pt" officeooo:rsid="01d9a51a" style:font-name-asian="Liberation Mono" style:font-size-asian="11pt" style:font-name-complex="Liberation Mono" style:font-size-complex="11pt"/>
    </style:style>
    <style:style style:name="T667" style:family="text">
      <style:text-properties style:font-name="Liberation Sans1" fo:font-size="11pt" officeooo:rsid="01d9bbde" style:font-name-asian="Liberation Mono" style:font-size-asian="11pt" style:font-name-complex="Liberation Mono" style:font-size-complex="11pt"/>
    </style:style>
    <style:style style:name="T668" style:family="text">
      <style:text-properties style:font-name="Liberation Sans1" fo:font-size="11pt" fo:font-style="italic" officeooo:rsid="01aaca49" style:font-name-asian="Liberation Mono" style:font-size-asian="11pt" style:font-style-asian="italic" style:font-name-complex="Liberation Mono" style:font-size-complex="11pt" style:font-style-complex="italic"/>
    </style:style>
    <style:style style:name="T669" style:family="text">
      <style:text-properties style:font-name="Liberation Sans1" fo:font-size="11pt" fo:font-style="italic" officeooo:rsid="01b494d5" style:font-name-asian="Liberation Mono" style:font-size-asian="11pt" style:font-style-asian="italic" style:font-name-complex="Liberation Mono" style:font-size-complex="11pt" style:font-style-complex="italic"/>
    </style:style>
    <style:style style:name="T670" style:family="text">
      <style:text-properties style:font-name="Liberation Sans1" fo:font-size="11pt" fo:font-style="italic" officeooo:rsid="01c02312" style:font-name-asian="Liberation Mono" style:font-size-asian="11pt" style:font-style-asian="italic" style:font-name-complex="Liberation Mono" style:font-size-complex="11pt" style:font-style-complex="italic"/>
    </style:style>
    <style:style style:name="T671" style:family="text">
      <style:text-properties style:font-name="Liberation Sans1" fo:font-size="11pt" fo:font-style="italic" officeooo:rsid="01c1ccba" style:font-name-asian="Liberation Mono" style:font-size-asian="11pt" style:font-style-asian="italic" style:font-name-complex="Liberation Mono" style:font-size-complex="11pt" style:font-style-complex="italic"/>
    </style:style>
    <style:style style:name="T672" style:family="text">
      <style:text-properties style:font-name="Liberation Sans1" officeooo:rsid="013ccbf9"/>
    </style:style>
    <style:style style:name="T673" style:family="text">
      <style:text-properties style:font-name="Liberation Sans1" officeooo:rsid="013ea10d"/>
    </style:style>
    <style:style style:name="T674" style:family="text">
      <style:text-properties style:font-name="Liberation Sans1" officeooo:rsid="013df705"/>
    </style:style>
    <style:style style:name="T675" style:family="text">
      <style:text-properties style:font-name="Liberation Sans1" officeooo:rsid="013f65e6"/>
    </style:style>
    <style:style style:name="T676" style:family="text">
      <style:text-properties style:font-name="Liberation Sans1" officeooo:rsid="015fb892"/>
    </style:style>
    <style:style style:name="T677" style:family="text">
      <style:text-properties style:font-name="Liberation Sans1" fo:font-size="10pt" style:font-size-asian="10pt" style:font-size-complex="10pt"/>
    </style:style>
    <style:style style:name="T678" style:family="text">
      <style:text-properties style:font-name="Liberation Sans1" fo:font-size="10pt" style:font-size-asian="10pt" style:font-style-asian="normal" style:font-size-complex="10pt" style:font-style-complex="normal"/>
    </style:style>
    <style:style style:name="T679" style:family="text">
      <style:text-properties style:font-name="Liberation Sans1" fo:font-size="10pt" fo:font-style="normal" style:font-size-asian="10pt" style:font-size-complex="10pt"/>
    </style:style>
    <style:style style:name="T680" style:family="text">
      <style:text-properties style:font-name="Liberation Sans1" officeooo:rsid="01f56b3a"/>
    </style:style>
    <style:style style:name="T681" style:family="text">
      <style:text-properties style:font-name="Liberation Mono"/>
    </style:style>
    <style:style style:name="T682" style:family="text">
      <style:text-properties style:font-name="Liberation Mono" fo:font-size="11pt" officeooo:rsid="00c50e09" style:font-size-asian="11pt" style:font-size-complex="11pt"/>
    </style:style>
    <style:style style:name="T683" style:family="text">
      <style:text-properties style:font-name="Liberation Mono" fo:font-size="11pt" officeooo:rsid="01d9a51a" style:font-name-asian="Liberation Mono" style:font-size-asian="11pt" style:font-name-complex="Liberation Mono" style:font-size-complex="11pt"/>
    </style:style>
    <style:style style:name="T684" style:family="text">
      <style:text-properties style:font-name="Liberation Mono" style:font-name-asian="Liberation Mono" style:font-name-complex="Liberation Mono"/>
    </style:style>
    <style:style style:name="T685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686" style:family="text">
      <style:text-properties style:font-name="Liberation Mono" fo:font-size="10pt" fo:font-style="normal" officeooo:rsid="00a0cbf5" style:font-size-asian="10pt" style:font-style-asian="normal" style:font-size-complex="10pt" style:font-style-complex="normal"/>
    </style:style>
    <style:style style:name="T687" style:family="text">
      <style:text-properties style:font-name="Liberation Mono" fo:font-size="10pt" fo:font-style="normal" officeooo:rsid="00b1a503" style:font-size-asian="10pt" style:font-style-asian="normal" style:font-size-complex="10pt" style:font-style-complex="normal"/>
    </style:style>
    <style:style style:name="T688" style:family="text">
      <style:text-properties style:font-name="Liberation Mono" fo:font-size="10pt" fo:font-style="normal" officeooo:rsid="00a0cbf5" style:font-name-asian="Liberation Mono" style:font-size-asian="10pt" style:font-style-asian="normal" style:font-name-complex="Liberation Mono" style:font-size-complex="10pt" style:font-style-complex="normal"/>
    </style:style>
    <style:style style:name="T689" style:family="text">
      <style:text-properties style:font-name="Liberation Mono" fo:font-size="10pt" fo:font-style="normal" officeooo:rsid="0220918d" style:font-name-asian="Liberation Mono" style:font-size-asian="10pt" style:font-style-asian="normal" style:font-name-complex="Liberation Mono" style:font-size-complex="10pt" style:font-style-complex="normal"/>
    </style:style>
    <style:style style:name="T690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691" style:family="text">
      <style:text-properties style:font-name="Liberation Mono" fo:font-size="10pt" fo:font-style="italic" officeooo:rsid="0140647f" style:font-size-asian="10pt" style:font-style-asian="italic" style:font-size-complex="10pt" style:font-style-complex="italic"/>
    </style:style>
    <style:style style:name="T692" style:family="text">
      <style:text-properties style:font-name="Liberation Mono" fo:font-size="10pt" fo:font-style="italic" officeooo:rsid="014025bf" style:font-size-asian="10pt" style:font-style-asian="italic" style:font-size-complex="10pt" style:font-style-complex="italic"/>
    </style:style>
    <style:style style:name="T693" style:family="text">
      <style:text-properties style:font-name="Liberation Mono" fo:font-size="10pt" fo:font-style="italic" officeooo:rsid="013ccbf9" style:font-size-asian="10pt" style:font-style-asian="italic" style:font-size-complex="10pt" style:font-style-complex="italic"/>
    </style:style>
    <style:style style:name="T694" style:family="text">
      <style:text-properties style:font-name="Liberation Mono" fo:font-size="10pt" fo:font-style="italic" officeooo:rsid="014d773c" style:font-size-asian="10pt" style:font-style-asian="italic" style:font-size-complex="10pt" style:font-style-complex="italic"/>
    </style:style>
    <style:style style:name="T695" style:family="text">
      <style:text-properties style:font-name="Liberation Mono" fo:font-size="10pt" fo:font-style="italic" officeooo:rsid="018a9a9f" style:font-size-asian="10pt" style:font-style-asian="italic" style:font-size-complex="10pt" style:font-style-complex="italic"/>
    </style:style>
    <style:style style:name="T696" style:family="text">
      <style:text-properties style:font-name="Liberation Mono" fo:font-size="10pt" fo:font-style="italic" officeooo:rsid="013ccbf9" style:font-name-asian="Liberation Mono" style:font-size-asian="10pt" style:font-style-asian="italic" style:font-name-complex="Liberation Mono" style:font-size-complex="10pt" style:font-style-complex="italic"/>
    </style:style>
    <style:style style:name="T697" style:family="text">
      <style:text-properties style:font-name="Liberation Mono" fo:font-size="10pt" style:font-size-asian="10pt" style:font-size-complex="10pt"/>
    </style:style>
    <style:style style:name="T698" style:family="text">
      <style:text-properties style:font-name="Liberation Mono" fo:font-size="10pt" officeooo:rsid="0147aaa8" style:font-size-asian="10pt" style:font-size-complex="10pt"/>
    </style:style>
    <style:style style:name="T699" style:family="text">
      <style:text-properties style:font-name="Liberation Mono" fo:font-size="10pt" officeooo:rsid="01418700" style:font-size-asian="10pt" style:font-size-complex="10pt"/>
    </style:style>
    <style:style style:name="T700" style:family="text">
      <style:text-properties style:font-name="Liberation Mono" fo:font-size="10pt" officeooo:rsid="0180e8c0" style:font-size-asian="10pt" style:font-size-complex="10pt"/>
    </style:style>
    <style:style style:name="T701" style:family="text">
      <style:text-properties style:font-name="Liberation Mono" fo:font-size="10pt" officeooo:rsid="0147aaa8" style:font-name-asian="Liberation Mono" style:font-size-asian="10pt" style:font-name-complex="Liberation Mono" style:font-size-complex="10pt"/>
    </style:style>
    <style:style style:name="T702" style:family="text">
      <style:text-properties style:font-name="Liberation Mono" officeooo:rsid="013ccbf9"/>
    </style:style>
    <style:style style:name="T703" style:family="text">
      <style:text-properties style:font-name="Liberation Mono" officeooo:rsid="013ea10d"/>
    </style:style>
    <style:style style:name="T704" style:family="text">
      <style:text-properties style:font-name="Liberation Mono" officeooo:rsid="016e8ea9"/>
    </style:style>
    <style:style style:name="T705" style:family="text">
      <style:text-properties officeooo:rsid="001c685d"/>
    </style:style>
    <style:style style:name="T706" style:family="text">
      <style:text-properties fo:font-style="italic" style:font-style-asian="italic" style:font-style-complex="italic"/>
    </style:style>
    <style:style style:name="T707" style:family="text">
      <style:text-properties fo:font-style="italic" officeooo:rsid="001c685d" style:font-style-asian="italic" style:font-style-complex="italic"/>
    </style:style>
    <style:style style:name="T708" style:family="text">
      <style:text-properties fo:font-style="italic" officeooo:rsid="00f2fe74" style:font-style-asian="italic" style:font-style-complex="italic"/>
    </style:style>
    <style:style style:name="T709" style:family="text">
      <style:text-properties fo:font-style="italic" officeooo:rsid="0105ceba" style:font-style-asian="italic" style:font-style-complex="italic"/>
    </style:style>
    <style:style style:name="T710" style:family="text">
      <style:text-properties fo:font-style="italic" officeooo:rsid="014d773c" style:font-style-asian="italic" style:font-style-complex="italic"/>
    </style:style>
    <style:style style:name="T711" style:family="text">
      <style:text-properties fo:font-style="italic" officeooo:rsid="00f2fe74" style:font-name-asian="Liberation Mono" style:font-style-asian="italic" style:font-name-complex="Liberation Mono" style:font-style-complex="italic"/>
    </style:style>
    <style:style style:name="T712" style:family="text">
      <style:text-properties fo:font-style="italic" officeooo:rsid="00f372c1" style:font-name-asian="Liberation Mono" style:font-style-asian="italic" style:font-name-complex="Liberation Mono" style:font-style-complex="italic"/>
    </style:style>
    <style:style style:name="T713" style:family="text">
      <style:text-properties fo:font-style="italic" officeooo:rsid="001c685d" style:font-name-asian="Liberation Mono" style:font-style-asian="italic" style:font-name-complex="Liberation Mono" style:font-style-complex="italic"/>
    </style:style>
    <style:style style:name="T714" style:family="text">
      <style:text-properties fo:font-style="italic" officeooo:rsid="0144574e" style:font-name-asian="Liberation Mono" style:font-style-asian="italic" style:font-name-complex="Liberation Mono" style:font-style-complex="italic"/>
    </style:style>
    <style:style style:name="T715" style:family="text">
      <style:text-properties fo:font-style="italic" officeooo:rsid="014d773c" style:font-name-asian="Liberation Mono" style:font-style-asian="italic" style:font-name-complex="Liberation Mono" style:font-style-complex="italic"/>
    </style:style>
    <style:style style:name="T716" style:family="text">
      <style:text-properties fo:color="#000080" loext:opacity="100%" style:font-name="Liberation Sans1" fo:font-size="11pt" style:font-size-asian="11pt" style:font-size-complex="11pt"/>
    </style:style>
    <style:style style:name="T717" style:family="text">
      <style:text-properties fo:color="#000080" loext:opacity="100%" style:font-name="Liberation Mono" fo:font-size="11pt" officeooo:rsid="00c50e09" style:font-size-asian="11pt" style:font-size-complex="11pt"/>
    </style:style>
    <style:style style:name="T718" style:family="text">
      <style:text-properties fo:color="#000080" loext:opacity="100%" style:font-name="Liberation Mono" fo:font-size="10pt" officeooo:rsid="01418700" style:font-size-asian="10pt" style:font-size-complex="10pt"/>
    </style:style>
    <style:style style:name="T719" style:family="text">
      <style:text-properties fo:color="#000080" loext:opacity="100%" officeooo:rsid="014fbc14"/>
    </style:style>
    <style:style style:name="T720" style:family="text">
      <style:text-properties fo:color="#000080" loext:opacity="100%" officeooo:rsid="014025bf"/>
    </style:style>
    <style:style style:name="T721" style:family="text">
      <style:text-properties fo:color="#000080" loext:opacity="100%" officeooo:rsid="014d773c"/>
    </style:style>
    <style:style style:name="T722" style:family="text">
      <style:text-properties fo:color="#000080" loext:opacity="100%" style:font-name="sans-serif" fo:font-size="10pt" fo:font-style="italic" officeooo:rsid="01418700" style:font-size-asian="10pt" style:font-style-asian="italic" style:font-size-complex="10pt" style:font-style-complex="italic"/>
    </style:style>
    <style:style style:name="T723" style:family="text">
      <style:text-properties fo:color="#000080" loext:opacity="100%" style:font-name="sans-serif" fo:font-size="10pt" officeooo:rsid="0140647f" style:font-size-asian="10pt" style:font-size-complex="10pt"/>
    </style:style>
    <style:style style:name="T724" style:family="text">
      <style:text-properties fo:color="#000080" loext:opacity="100%" style:font-name="sans-serif" fo:font-size="10pt" officeooo:rsid="01418700" style:font-size-asian="10pt" style:font-size-complex="10pt"/>
    </style:style>
    <style:style style:name="T725" style:family="text">
      <style:text-properties officeooo:rsid="00c50dec"/>
    </style:style>
    <style:style style:name="T726" style:family="text">
      <style:text-properties officeooo:rsid="00041168"/>
    </style:style>
    <style:style style:name="T727" style:family="text">
      <style:text-properties fo:font-size="14pt" style:font-name-asian="PingFang SC" style:font-size-asian="14pt" style:font-weight-asian="bold" style:font-name-complex="Arial Unicode MS1" style:font-size-complex="14pt" style:font-weight-complex="bold"/>
    </style:style>
    <style:style style:name="T728" style:family="text">
      <style:text-properties fo:font-size="14pt" officeooo:rsid="00c50dec" style:font-name-asian="PingFang SC" style:font-size-asian="14pt" style:font-weight-asian="bold" style:font-name-complex="Arial Unicode MS1" style:font-size-complex="14pt" style:font-weight-complex="bold"/>
    </style:style>
    <style:style style:name="T729" style:family="text">
      <style:text-properties fo:font-size="14pt" officeooo:rsid="00041168" style:font-name-asian="PingFang SC" style:font-size-asian="14pt" style:font-weight-asian="bold" style:font-name-complex="Arial Unicode MS1" style:font-size-complex="14pt" style:font-weight-complex="bold"/>
    </style:style>
    <style:style style:name="T730" style:family="text">
      <style:text-properties style:font-name-asian="PingFang SC" style:font-weight-asian="bold" style:font-name-complex="Arial Unicode MS1" style:font-weight-complex="bold"/>
    </style:style>
    <style:style style:name="T731" style:family="text">
      <style:text-properties officeooo:rsid="00c50dec" style:font-name-asian="PingFang SC" style:font-weight-asian="bold" style:font-name-complex="Arial Unicode MS1" style:font-weight-complex="bold"/>
    </style:style>
    <style:style style:name="T732" style:family="text">
      <style:text-properties officeooo:rsid="006db05f" style:font-name-asian="PingFang SC" style:font-weight-asian="bold" style:font-name-complex="Arial Unicode MS1" style:font-weight-complex="bold"/>
    </style:style>
    <style:style style:name="T733" style:family="text">
      <style:text-properties officeooo:rsid="00c5eb6a" style:font-name-asian="PingFang SC" style:font-weight-asian="bold" style:font-name-complex="Arial Unicode MS1" style:font-weight-complex="bold"/>
    </style:style>
    <style:style style:name="T734" style:family="text">
      <style:text-properties officeooo:rsid="00b8d3cc" style:font-name-asian="PingFang SC" style:font-weight-asian="bold" style:font-name-complex="Arial Unicode MS1" style:font-weight-complex="bold"/>
    </style:style>
    <style:style style:name="T735" style:family="text">
      <style:text-properties officeooo:rsid="00b9c37a" style:font-name-asian="PingFang SC" style:font-weight-asian="bold" style:font-name-complex="Arial Unicode MS1" style:font-weight-complex="bold"/>
    </style:style>
    <style:style style:name="T736" style:family="text">
      <style:text-properties style:font-style-asian="normal" style:font-style-complex="normal"/>
    </style:style>
    <style:style style:name="T737" style:family="text">
      <style:text-properties officeooo:rsid="00c5eb6a" style:font-style-asian="normal" style:font-style-complex="normal"/>
    </style:style>
    <style:style style:name="T738" style:family="text">
      <style:text-properties officeooo:rsid="00c50dec" style:font-style-asian="normal" style:font-style-complex="normal"/>
    </style:style>
    <style:style style:name="T739" style:family="text">
      <style:text-properties officeooo:rsid="0023b62d" style:font-style-asian="normal" style:font-style-complex="normal"/>
    </style:style>
    <style:style style:name="T740" style:family="text">
      <style:text-properties fo:color="#4169e1" loext:opacity="100%" style:font-name="sans-serif" fo:font-weight="bold" style:font-name-asian="PingFang SC" style:font-style-asian="normal" style:font-weight-asian="bold" style:font-style-complex="normal" style:font-weight-complex="bold"/>
    </style:style>
    <style:style style:name="T741" style:family="text">
      <style:text-properties fo:color="#4169e1" loext:opacity="100%" style:font-name="sans-serif" fo:font-weight="bold" officeooo:rsid="00886bb5" style:font-name-asian="PingFang SC" style:font-style-asian="normal" style:font-weight-asian="bold" style:font-style-complex="normal" style:font-weight-complex="bold"/>
    </style:style>
    <style:style style:name="T742" style:family="text">
      <style:text-properties fo:color="#4169e1" loext:opacity="100%" style:font-name="sans-serif" fo:font-weight="bold" officeooo:rsid="00dd6b9e" style:font-name-asian="PingFang SC" style:font-style-asian="normal" style:font-weight-asian="bold" style:font-style-complex="normal" style:font-weight-complex="bold"/>
    </style:style>
    <style:style style:name="T743" style:family="text">
      <style:text-properties officeooo:rsid="00c5eb6a"/>
    </style:style>
    <style:style style:name="T744" style:family="text">
      <style:text-properties fo:color="#595959" loext:opacity="100%" style:font-name="sans-serif" style:font-name-asian="PingFang SC" style:font-style-asian="normal" style:font-weight-asian="bold" style:font-style-complex="normal" style:font-weight-complex="bold"/>
    </style:style>
    <style:style style:name="T745" style:family="text">
      <style:text-properties officeooo:rsid="003dfd52"/>
    </style:style>
    <style:style style:name="T746" style:family="text">
      <style:text-properties officeooo:rsid="00468bff"/>
    </style:style>
    <style:style style:name="T747" style:family="text">
      <style:text-properties officeooo:rsid="00a0cbf5"/>
    </style:style>
    <style:style style:name="T748" style:family="text">
      <style:text-properties officeooo:rsid="00ae0ddf"/>
    </style:style>
    <style:style style:name="T749" style:family="text">
      <style:text-properties officeooo:rsid="00baf9f7"/>
    </style:style>
    <style:style style:name="T750" style:family="text">
      <style:text-properties style:font-name-asian="Liberation Mono" style:font-name-complex="Liberation Mono"/>
    </style:style>
    <style:style style:name="T751" style:family="text">
      <style:text-properties officeooo:rsid="00baf9f7" style:font-name-asian="Liberation Mono" style:font-name-complex="Liberation Mono"/>
    </style:style>
    <style:style style:name="T752" style:family="text">
      <style:text-properties officeooo:rsid="00f2fe74" style:font-name-asian="Liberation Mono" style:font-name-complex="Liberation Mono"/>
    </style:style>
    <style:style style:name="T753" style:family="text">
      <style:text-properties officeooo:rsid="00f372c1" style:font-name-asian="Liberation Mono" style:font-name-complex="Liberation Mono"/>
    </style:style>
    <style:style style:name="T754" style:family="text">
      <style:text-properties officeooo:rsid="001c685d" style:font-name-asian="Liberation Mono" style:font-name-complex="Liberation Mono"/>
    </style:style>
    <style:style style:name="T755" style:family="text">
      <style:text-properties officeooo:rsid="00f372c1" style:font-name-asian="Liberation Mono" style:font-style-asian="normal" style:font-name-complex="Liberation Mono" style:font-style-complex="normal"/>
    </style:style>
    <style:style style:name="T756" style:family="text">
      <style:text-properties officeooo:rsid="003dfd52" style:font-name-asian="Liberation Mono" style:font-style-asian="normal" style:font-name-complex="Liberation Mono" style:font-style-complex="normal"/>
    </style:style>
    <style:style style:name="T757" style:family="text">
      <style:text-properties officeooo:rsid="00c6a726"/>
    </style:style>
    <style:style style:name="T758" style:family="text">
      <style:text-properties officeooo:rsid="014025bf"/>
    </style:style>
    <style:style style:name="T759" style:family="text">
      <style:text-properties officeooo:rsid="014d773c"/>
    </style:style>
    <style:style style:name="T760" style:family="text">
      <style:text-properties officeooo:rsid="014fbc14"/>
    </style:style>
    <style:style style:name="T761" style:family="text">
      <style:text-properties style:use-window-font-color="true" loext:opacity="0%" style:font-name="Liberation Sans1" fo:font-weight="bold" style:font-weight-asian="bold" style:font-weight-complex="bold"/>
    </style:style>
    <style:style style:name="T762" style:family="text">
      <style:text-properties style:use-window-font-color="true" loext:opacity="0%" style:font-name="Liberation Sans1" fo:font-weight="bold" officeooo:rsid="012ac0a6" style:font-weight-asian="bold" style:font-weight-complex="bold"/>
    </style:style>
    <style:style style:name="T763" style:family="text">
      <style:text-properties style:use-window-font-color="true" loext:opacity="0%" style:font-name="Liberation Sans1" fo:font-weight="bold" officeooo:rsid="00542f92" style:font-weight-asian="bold" style:font-weight-complex="bold"/>
    </style:style>
    <style:style style:name="T764" style:family="text">
      <style:text-properties style:use-window-font-color="true" loext:opacity="0%" style:font-name="Liberation Sans1" fo:font-weight="bold" officeooo:rsid="00864d0a" style:font-weight-asian="bold" style:font-weight-complex="bold"/>
    </style:style>
    <style:style style:name="T765" style:family="text">
      <style:text-properties officeooo:rsid="01561a52"/>
    </style:style>
    <style:style style:name="T766" style:family="text">
      <style:text-properties officeooo:rsid="014d773c" style:font-name-complex="Arial Unicode MS"/>
    </style:style>
    <style:style style:name="T767" style:family="text">
      <style:text-properties officeooo:rsid="01561a52" style:font-name-complex="Arial Unicode MS"/>
    </style:style>
    <style:style style:name="T768" style:family="text">
      <style:text-properties officeooo:rsid="015fb892"/>
    </style:style>
    <style:style style:name="T769" style:family="text">
      <style:text-properties officeooo:rsid="0167b0d5"/>
    </style:style>
    <style:style style:name="T770" style:family="text">
      <style:text-properties officeooo:rsid="016e8ea9"/>
    </style:style>
    <style:style style:name="T771" style:family="text">
      <style:text-properties officeooo:rsid="018d8e7e"/>
    </style:style>
    <style:style style:name="T772" style:family="text">
      <style:text-properties style:font-name="Liberation Sans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  <text:sequence-decl text:display-outline-level="0" text:name="Nota"/>
      </text:sequence-decls>
      <text:p text:style-name="P81"><text:span text:style-name="T762">El</text:span><text:span text:style-name="T761"> </text:span><text:span text:style-name="T763">flujo de</text:span><text:span text:style-name="T764">l</text:span><text:span text:style-name="T761"> control </text:span><text:span text:style-name="T762">en R</text:span></text:p>
      <text:h text:style-name="P102" text:outline-level="1"><text:bookmark-start text:name="__RefHeading___Toc9585_1735439171"/><text:span text:style-name="T23">1. </text:span><text:span text:style-name="T22">Des</text:span><text:span text:style-name="T24">cripción</text:span><text:bookmark-end text:name="__RefHeading___Toc9585_1735439171"/></text:h>
      <text:p text:style-name="P45"><text:span text:style-name="T50">E</text:span><text:span text:style-name="T43">n</text:span><text:span text:style-name="T40"> </text:span><text:span text:style-name="T562">R</text:span><text:span text:style-name="T50">, </text:span><text:span text:style-name="T85">los saltos de línea,</text:span><text:span text:style-name="T50"> </text:span><text:span text:style-name="T74">el operador </text:span><text:span text:style-name="T79">de separación de instrucciones</text:span><text:span text:style-name="T342"> (</text:span><text:span text:style-name="T339"> </text:span><text:span text:style-name="T266">;</text:span><text:span text:style-name="T339"> </text:span><text:span text:style-name="T342">)</text:span><text:span text:style-name="T339">, </text:span><text:span text:style-name="T342">los </text:span><text:span text:style-name="T74">operadores de </text:span><text:span text:style-name="T79">composición</text:span><text:span text:style-name="T74"> de </text:span><text:span text:style-name="T79">bloques </text:span><text:span text:style-name="T94">de código</text:span><text:span text:style-name="T74"> (</text:span><text:span text:style-name="T73"> </text:span><text:span text:style-name="T74">{ , } ) </text:span><text:span text:style-name="T73">y </text:span><text:span text:style-name="T50">l</text:span><text:span text:style-name="T39">as </text:span><text:span text:style-name="T55">declaraciones </text:span><text:span text:style-name="T93">de control</text:span><text:span text:style-name="T39"> </text:span><text:span text:style-name="T264">if()</text:span><text:span text:style-name="T333">, </text:span><text:span text:style-name="T264">if()...else</text:span><text:span text:style-name="T333">, </text:span><text:span text:style-name="T266">ifelse()</text:span><text:span text:style-name="T339">, </text:span><text:span text:style-name="T266">switch()</text:span><text:span text:style-name="T339">, </text:span><text:span text:style-name="T264">while()</text:span><text:span text:style-name="T333">, </text:span><text:span text:style-name="T264">for()</text:span><text:span text:style-name="T333">, </text:span><text:span text:style-name="T264">repeat</text:span><text:span text:style-name="T333">, </text:span><text:span text:style-name="T264">break</text:span><text:span text:style-name="T39"> y </text:span><text:span text:style-name="T264">next</text:span><text:span text:style-name="T39"> </text:span><text:span text:style-name="T40">son l</text:span><text:span text:style-name="T86">os mecanismos</text:span><text:span text:style-name="T40"> básic</text:span><text:span text:style-name="T86">o</text:span><text:span text:style-name="T40">s </text:span><text:span text:style-name="T86">para modificar</text:span><text:span text:style-name="T65"> </text:span><text:span text:style-name="T71">el flujo</text:span><text:span text:style-name="T52"> del </text:span><text:span text:style-name="T71">control del</text:span><text:span text:style-name="T40"> </text:span><text:span text:style-name="T43">código</text:span><text:span text:style-name="T615">, </text:span><text:span text:style-name="T617">es decir, el orden de ejecución de un programa. Estas declaraciones </text:span><text:span text:style-name="T619">son</text:span><text:span text:style-name="T716"> palabras reservadas</text:span><text:span text:style-name="T615"> del </text:span><text:span text:style-name="T616">lenguaje </text:span><text:span text:style-name="T619">y </text:span><text:span text:style-name="T626">tienen argumentos anónimos, lo que significa que la usuaria deberá insertar directamente el </text:span><text:span text:style-name="T627">nombre del</text:span><text:span text:style-name="T626"> objeto esperado como parámetro, sin escribir el nombre del argumento.</text:span></text:p>
      <text:p text:style-name="P51"><text:span text:style-name="T626">Las </text:span><text:span text:style-name="T628">estructuras</text:span><text:span text:style-name="T626"> de control en </text:span><text:span text:style-name="T562">R</text:span><text:span text:style-name="T626"> </text:span><text:span text:style-name="T619">f</text:span><text:span text:style-name="T40">uncionan, en gran medida, de la misma manera que las </text:span><text:span text:style-name="T95">estructuras</text:span><text:span text:style-name="T40"> de control </text:span><text:span text:style-name="T46">en</text:span><text:span text:style-name="T40"> los lenguajes de </text:span><text:span text:style-name="T234">programación estructurada</text:span><text:span text:style-name="T40">, como </text:span><text:span text:style-name="T570">Algol</text:span><text:span text:style-name="T40">. </text:span><text:span text:style-name="T50">Para más información</text:span><text:span text:style-name="T52"> sobre </text:span><text:span text:style-name="T50">el funcionamiento de cada </text:span><text:span text:style-name="T52">estructura de control, </text:span><text:span text:style-name="T50">véase </text:span><text:span text:style-name="T96">por favor</text:span><text:span text:style-name="T50"> la sección </text:span><text:span text:style-name="T235">Detalles</text:span><text:span text:style-name="T50"> en esta </text:span><text:span text:style-name="T51">misma </text:span><text:span text:style-name="T50">página de ayuda. </text:span><text:span text:style-name="T75">Para una referencia general sobre l</text:span><text:span text:style-name="T78">os principios de la </text:span><text:span text:style-name="T237">programación estructurada </text:span><text:span text:style-name="T240">y </text:span><text:span text:style-name="T138">la definición de declaración, estructura de control, </text:span><text:span text:style-name="T139">etc., por favor</text:span><text:span text:style-name="T138"> </text:span><text:span text:style-name="T136">véase la sección </text:span><text:span text:style-name="T241">El flujo del</text:span><text:span text:style-name="T239"> control en la programación estructurada</text:span><text:span text:style-name="T137">, en esta misma página de ayuda</text:span><text:span text:style-name="T75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5">Contenido</text:p>
          </text:index-title>
          <text:p text:style-name="P77"><text:a xlink:type="simple" xlink:href="#__RefHeading___Toc9585_1735439171" text:style-name="Index_20_Link" text:visited-style-name="Index_20_Link"><text:span text:style-name="T677">1. Descripción<text:tab/>1</text:span></text:a></text:p>
          <text:p text:style-name="P77"><text:a xlink:type="simple" xlink:href="#__RefHeading___Toc9587_1735439171" text:style-name="Index_20_Link" text:visited-style-name="Index_20_Link"><text:span text:style-name="T677">2. Forma de uso o sintaxis<text:tab/>1</text:span></text:a></text:p>
          <text:p text:style-name="P77"><text:a xlink:type="simple" xlink:href="#__RefHeading___Toc9589_1735439171" text:style-name="Index_20_Link" text:visited-style-name="Index_20_Link"><text:span text:style-name="T677">3. Argumentos<text:tab/>2</text:span></text:a></text:p>
          <text:p text:style-name="P77"><text:a xlink:type="simple" xlink:href="#__RefHeading___Toc9591_1735439171" text:style-name="Index_20_Link" text:visited-style-name="Index_20_Link"><text:span text:style-name="T677">4. Detalles<text:tab/>3</text:span></text:a></text:p>
          <text:p text:style-name="P77"><text:a xlink:type="simple" xlink:href="#__RefHeading___Toc9593_1735439171" text:style-name="Index_20_Link" text:visited-style-name="Index_20_Link"><text:span text:style-name="T677">5. Valor devuelto<text:tab/>6</text:span></text:a></text:p>
          <text:p text:style-name="P77"><text:a xlink:type="simple" xlink:href="#__RefHeading___Toc9593_17354391711" text:style-name="Index_20_Link" text:visited-style-name="Index_20_Link"><text:span text:style-name="T679">5. </text:span></text:a><text:a xlink:type="simple" xlink:href="#__RefHeading___Toc9593_17354391711" text:style-name="Index_20_Link" text:visited-style-name="Index_20_Link"><text:span text:style-name="T677">El flujo del control en la programación estructurada<text:tab/>6</text:span></text:a></text:p>
          <text:p text:style-name="P78"><text:a xlink:type="simple" xlink:href="#__RefHeading___Toc44588_3615917770" text:style-name="Index_20_Link" text:visited-style-name="Index_20_Link"><text:span text:style-name="T679">X.1 Estructuras secuenciales</text:span></text:a><text:a xlink:type="simple" xlink:href="#__RefHeading___Toc44588_3615917770" text:style-name="Index_20_Link" text:visited-style-name="Index_20_Link"><text:span text:style-name="T677"><text:tab/>7</text:span></text:a></text:p>
          <text:p text:style-name="P78"><text:a xlink:type="simple" xlink:href="#__RefHeading___Toc44590_3615917770" text:style-name="Index_20_Link" text:visited-style-name="Index_20_Link"><text:span text:style-name="T679">X.1 Estructuras de selección simple</text:span></text:a><text:a xlink:type="simple" xlink:href="#__RefHeading___Toc44590_3615917770" text:style-name="Index_20_Link" text:visited-style-name="Index_20_Link"><text:span text:style-name="T677"><text:tab/>7</text:span></text:a></text:p>
          <text:p text:style-name="P78"><text:a xlink:type="simple" xlink:href="#__RefHeading___Toc44592_3615917770" text:style-name="Index_20_Link" text:visited-style-name="Index_20_Link"><text:span text:style-name="T679">X.1 Estructuras de selección múltiple</text:span></text:a><text:a xlink:type="simple" xlink:href="#__RefHeading___Toc44592_3615917770" text:style-name="Index_20_Link" text:visited-style-name="Index_20_Link"><text:span text:style-name="T677"><text:tab/>8</text:span></text:a></text:p>
          <text:p text:style-name="P78"><text:a xlink:type="simple" xlink:href="#__RefHeading___Toc44594_3615917770" text:style-name="Index_20_Link" text:visited-style-name="Index_20_Link"><text:span text:style-name="T679">X.1 Estructuras iterativas</text:span></text:a><text:a xlink:type="simple" xlink:href="#__RefHeading___Toc44594_3615917770" text:style-name="Index_20_Link" text:visited-style-name="Index_20_Link"><text:span text:style-name="T677"><text:tab/>8</text:span></text:a></text:p>
          <text:p text:style-name="P78"><text:a xlink:type="simple" xlink:href="#__RefHeading___Toc44594_36159177701" text:style-name="Index_20_Link" text:visited-style-name="Index_20_Link"><text:span text:style-name="T679">X.1 Estructuras recursivas</text:span></text:a><text:a xlink:type="simple" xlink:href="#__RefHeading___Toc44594_36159177701" text:style-name="Index_20_Link" text:visited-style-name="Index_20_Link"><text:span text:style-name="T677"><text:tab/>8</text:span></text:a></text:p>
          <text:p text:style-name="P77"><text:a xlink:type="simple" xlink:href="#__RefHeading___Toc9601_1735439171" text:style-name="Index_20_Link" text:visited-style-name="Index_20_Link"><text:span text:style-name="T677">8. Referencias<text:tab/>8</text:span></text:a></text:p>
          <text:p text:style-name="P77"><text:a xlink:type="simple" xlink:href="#__RefHeading___Toc9603_1735439171" text:style-name="Index_20_Link" text:visited-style-name="Index_20_Link"><text:span text:style-name="T677">7. También véase<text:tab/>8</text:span></text:a></text:p>
          <text:p text:style-name="P77"><text:a xlink:type="simple" xlink:href="#__RefHeading___Toc9605_1735439171" text:style-name="Index_20_Link" text:visited-style-name="Index_20_Link"><text:span text:style-name="T677">9. Ejemplos<text:tab/>8</text:span></text:a></text:p>
          <text:p text:style-name="P77"><text:a xlink:type="simple" xlink:href="#__RefHeading___Toc9607_1735439171" text:style-name="Index_20_Link" text:visited-style-name="Index_20_Link"><text:span text:style-name="T678">10. Código fuente</text:span></text:a><text:a xlink:type="simple" xlink:href="#__RefHeading___Toc9607_1735439171" text:style-name="Index_20_Link" text:visited-style-name="Index_20_Link"><text:span text:style-name="T677"><text:tab/>9</text:span></text:a></text:p>
          <text:p text:style-name="P77"><text:a xlink:type="simple" xlink:href="#__RefHeading___Toc9268_2166952830" text:style-name="Index_20_Link" text:visited-style-name="Index_20_Link"><text:span text:style-name="T677">11. Sobre la traducción<text:tab/>9</text:span></text:a></text:p>
        </text:index-body>
      </text:table-of-content>
      <text:p text:style-name="P8"/>
      <text:h text:style-name="P102" text:outline-level="1"><text:bookmark-start text:name="__RefHeading___Toc9587_1735439171"/><text:span text:style-name="T26">2. </text:span><text:span text:style-name="T25">Forma de uso o sintaxis</text:span><text:bookmark-end text:name="__RefHeading___Toc9587_1735439171"/></text:h>
      <text:p text:style-name="P20"><text:span text:style-name="T708">expresi</text:span><text:span text:style-name="T711">ón_</text:span><text:span text:style-name="T714">a</text:span><text:span text:style-name="T752"> </text:span>; <text:span text:style-name="T708">expresi</text:span><text:span text:style-name="T711">ón_</text:span><text:span text:style-name="T714">b</text:span><text:span text:style-name="T755"> ; </text:span><text:span text:style-name="T712">expresión_</text:span><text:span text:style-name="T714">c</text:span><text:span text:style-name="T712"> ;</text:span></text:p>
      <text:p text:style-name="P24"><text:span text:style-name="T753">{ </text:span><text:span text:style-name="T711">expresión_</text:span><text:span text:style-name="T714">a</text:span></text:p>
      <text:p text:style-name="P24"><text:span text:style-name="T711"><text:s text:c="2"/>expresión_</text:span><text:span text:style-name="T714">b</text:span></text:p>
      <text:p text:style-name="P24"><text:span text:style-name="T712"><text:s/></text:span><text:span text:style-name="T753"><text:s/></text:span><text:span text:style-name="T712">expresión_</text:span><text:span text:style-name="T714">c</text:span><text:span text:style-name="T753"> </text:span><text:span text:style-name="T750">}</text:span></text:p>
      <text:p text:style-name="P23"><text:span text:style-name="T757">i</text:span>f( <text:span text:style-name="T706">cond</text:span><text:span text:style-name="T707">ici</text:span><text:span text:style-name="T713">ón </text:span>) <text:span text:style-name="T745">{ </text:span><text:span text:style-name="T707">expresi</text:span><text:span text:style-name="T713">ón_</text:span><text:span text:style-name="T715">consecuencia</text:span><text:span text:style-name="T713"> </text:span><text:span text:style-name="T756">}</text:span></text:p>
      <text:p text:style-name="P21">if( <text:span text:style-name="T706">cond</text:span><text:span text:style-name="T707">ici</text:span><text:span text:style-name="T713">ón </text:span>) <text:span text:style-name="T745">{ </text:span><text:span text:style-name="T707">expresi</text:span><text:span text:style-name="T713">ón_</text:span><text:span text:style-name="T715">consecuencia</text:span><text:span text:style-name="T713"> </text:span><text:span text:style-name="T756">}</text:span><text:span text:style-name="T736"> </text:span><text:s/>else <text:s/><text:span text:style-name="T745">{ </text:span><text:span text:style-name="T707">expresi</text:span><text:span text:style-name="T713">ón_alternativa </text:span><text:span text:style-name="T756">}</text:span></text:p>
      <text:p text:style-name="P68"><text:soft-page-break/></text:p>
      <text:p text:style-name="P21">for(<text:span text:style-name="T710">variable_</text:span><text:span text:style-name="T709">contador</text:span> in <text:span text:style-name="T706">se</text:span><text:span text:style-name="T707">cuencia</text:span>) <text:span text:style-name="T745">{ </text:span><text:span text:style-name="T707">expresi</text:span><text:span text:style-name="T713">ón_</text:span><text:span text:style-name="T715">consecuencia</text:span><text:span text:style-name="T713"> </text:span><text:span text:style-name="T756">}</text:span></text:p>
      <text:p text:style-name="P21">while( <text:span text:style-name="T705">condici</text:span><text:span text:style-name="T754">ón </text:span>) <text:span text:style-name="T745">{ </text:span><text:span text:style-name="T706">expr</text:span><text:span text:style-name="T707">esi</text:span><text:span text:style-name="T713">ón_</text:span><text:span text:style-name="T715">consecuencia</text:span><text:span text:style-name="T713"> </text:span><text:span text:style-name="T756">}</text:span></text:p>
      <text:p text:style-name="P21">repeat <text:span text:style-name="T745">{ </text:span><text:span text:style-name="T707">expresi</text:span><text:span text:style-name="T713">ón </text:span><text:span text:style-name="T756">}</text:span></text:p>
      <text:p text:style-name="P21">break</text:p>
      <text:p text:style-name="P22">next</text:p>
      <text:h text:style-name="P103" text:outline-level="1"><text:bookmark-start text:name="__RefHeading___Toc9589_1735439171"/><text:span text:style-name="T725">3. </text:span>Argument<text:span text:style-name="T726">o</text:span>s<text:bookmark-end text:name="__RefHeading___Toc9589_1735439171"/></text:h>
      <text:p text:style-name="P88">Tabla <text:sequence text:ref-name="refTabla0" text:name="Tabla" text:formula="ooow:Tabla+1" style:num-format="1">1</text:sequence>. Argumentos de las <text:span text:style-name="T759">declaraciones de control en </text:span><text:span text:style-name="T8">R</text:span><text:span text:style-name="T759">*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697390808816">
          <table:table-cell table:style-name="Table2.A1" office:value-type="string">
            <text:p text:style-name="P82">Argumento</text:p>
          </table:table-cell>
          <table:table-cell table:style-name="Table2.A1" office:value-type="string">
            <text:p text:style-name="P83">Valor esperado</text:p>
          </table:table-cell>
          <table:table-cell table:style-name="Table2.A1" office:value-type="string">
            <text:p text:style-name="P83">Descripción</text:p>
          </table:table-cell>
        </table:table-row>
        <table:table-row table:style-name="TableLine140697387941936">
          <table:table-cell table:style-name="Table2.A2" office:value-type="string">
            <text:p text:style-name="P79"><text:span text:style-name="Source_20_Text"><text:span text:style-name="T693">&lt;condici</text:span></text:span><text:span text:style-name="Source_20_Text"><text:span text:style-name="T696">ó</text:span></text:span><text:span text:style-name="Source_20_Text"><text:span text:style-name="T693">n&gt;</text:span></text:span></text:p>
          </table:table-cell>
          <table:table-cell table:style-name="Table2.A2" office:value-type="string">
            <text:p text:style-name="P84">Un valor lógico.</text:p>
          </table:table-cell>
          <table:table-cell table:style-name="Table2.C2" office:value-type="string">
            <text:p text:style-name="P92"><text:span text:style-name="T672">Un vector lógico de longitud igual a uno cuyo valor deberá ser </text:span><text:span text:style-name="T676">distinto a</text:span><text:span text:style-name="T680">l valor lógico</text:span><text:span text:style-name="T672"> no-disponible (</text:span><text:span text:style-name="T702">NA</text:span><text:span text:style-name="T672">). Las condiciones lógicas de longitud mayor a uno son aceptadas actualmente con una advertencia, pero solo se utilizará el primer elemento. Si a la variable de entorno </text:span><text:span text:style-name="T702">_R_CHECK_LENGTH_1_CONDITION_</text:span><text:span text:style-name="T672"> se asigna un valor lógico verdadero </text:span><text:span text:style-name="T673">(</text:span><text:span text:style-name="T703">TRUE</text:span><text:span text:style-name="T673">)</text:span><text:span text:style-name="T672"> entonces </text:span><text:span text:style-name="T673">no</text:span><text:span text:style-name="T674"> </text:span><text:span text:style-name="T672">se </text:span><text:span text:style-name="T673">aceptarán condiciones lógicas con extensiones </text:span><text:span text:style-name="T675">diferentes</text:span><text:span text:style-name="T673"> a uno y se</text:span><text:span text:style-name="T672"> devolverá un mensaje de error. Otros </text:span><text:span text:style-name="T675">tipos de dato serán coaccionados al valor lógico de ser posible y se ignorará cualquier clase.</text:span></text:p>
          </table:table-cell>
        </table:table-row>
        <table:table-row table:style-name="TableLine140697387943488">
          <table:table-cell table:style-name="Table2.A2" office:value-type="string">
            <text:p text:style-name="Table_20_Contents"><text:span text:style-name="Source_20_Text"><text:span text:style-name="T690">&lt;</text:span></text:span><text:span text:style-name="Source_20_Text"><text:span text:style-name="T692">var</text:span></text:span><text:span text:style-name="Source_20_Text"><text:span text:style-name="T695">iable</text:span></text:span><text:span text:style-name="Source_20_Text"><text:span text:style-name="T692">.</text:span></text:span><text:span text:style-name="Source_20_Text"><text:span text:style-name="T694">contador</text:span></text:span><text:span text:style-name="Source_20_Text"><text:span text:style-name="T692">&gt;</text:span></text:span></text:p>
          </table:table-cell>
          <table:table-cell table:style-name="Table2.A2" office:value-type="string">
            <text:p text:style-name="P93">Un nombre de objeto.</text:p>
          </table:table-cell>
          <table:table-cell table:style-name="Table2.C2" office:value-type="string">
            <text:p text:style-name="P89"><text:span text:style-name="T758">Un nombre para una variable, </text:span><text:span text:style-name="T760">d</text:span><text:span text:style-name="T758">eberá ser </text:span><text:span text:style-name="T719">un nombre</text:span><text:span text:style-name="T720"> sintác</text:span><text:span text:style-name="T721">ticamente válid</text:span><text:span text:style-name="T719">o</text:span><text:span text:style-name="T759">, </text:span><text:span text:style-name="T770">por ejemplo, una letra como </text:span><text:span text:style-name="T704">i</text:span><text:span text:style-name="T770"> o </text:span><text:span text:style-name="T704">j</text:span><text:span text:style-name="T770">.</text:span><text:span text:style-name="T759"> La variable podrá existir previamente o simplemente ser llamada en esa instancia y su creación será automática.</text:span></text:p>
          </table:table-cell>
        </table:table-row>
        <table:table-row table:style-name="TableLine140697387945184">
          <table:table-cell table:style-name="Table2.A2" office:value-type="string">
            <text:p text:style-name="P80"><text:span text:style-name="Source_20_Text"><text:span text:style-name="T690">&lt;</text:span></text:span><text:span text:style-name="Source_20_Text"><text:span text:style-name="T691">secuencia</text:span></text:span><text:span text:style-name="Source_20_Text"><text:span text:style-name="T692">&gt;</text:span></text:span></text:p>
          </table:table-cell>
          <table:table-cell table:style-name="Table2.A2" office:value-type="string">
            <text:p text:style-name="P86">Un vector, lista, expresión o el campo vacío.</text:p>
          </table:table-cell>
          <table:table-cell table:style-name="Table2.C2" office:value-type="string">
            <text:p text:style-name="P95"><text:span text:style-name="T31">Una expresión que </text:span><text:span text:style-name="T35">devolverá</text:span><text:span text:style-name="T31"> un vector (</text:span><text:span text:style-name="T35">o una</text:span><text:span text:style-name="T31"> lista</text:span><text:span text:style-name="T33">s</text:span><text:span text:style-name="T31"> </text:span><text:span text:style-name="T35">o una</text:span><text:span text:style-name="T31"> expresi</text:span><text:span text:style-name="T33">ó</text:span><text:span text:style-name="T35">n</text:span><text:span text:style-name="T31">), una </text:span><text:span text:style-name="T723">lista pareada</text:span><text:span text:style-name="T31"> </text:span><text:span text:style-name="T29">o </text:span><text:span text:style-name="T35">el</text:span><text:span text:style-name="T29"> campo vacío (</text:span><text:span text:style-name="T699">NULL</text:span><text:span text:style-name="T29">). </text:span><text:span text:style-name="T36">Usualmente, se iniciará la secuencia en el número uno y se terminará hasta el número n de iteraciones deseadas, por ejemplo: </text:span><text:span text:style-name="T700">1:n</text:span><text:span text:style-name="T36">.</text:span><text:span text:style-name="T29"> </text:span><text:span text:style-name="T34">Para este argumento, u</text:span><text:span text:style-name="T29">n </text:span><text:span text:style-name="T32">objeto</text:span><text:span text:style-name="T29"> de tipo </text:span><text:span text:style-name="T724">factor</text:span><text:span text:style-name="T29"> será coaccionado a un vector de tipo carácter. A partir de la versión 4.0.0 </text:span><text:span text:style-name="T32">de </text:span><text:span text:style-name="T9">R</text:span><text:span text:style-name="T29"> la secuencia podrá ser un vector de tipo </text:span><text:span text:style-name="T718">long</text:span><text:span text:style-name="T29">.</text:span></text:p>
          </table:table-cell>
        </table:table-row>
        <table:table-row table:style-name="TableLine140697387945456">
          <table:table-cell table:style-name="Table2.A2" office:value-type="string">
            <text:p text:style-name="P90"><text:span text:style-name="Source_20_Text"><text:span text:style-name="T697">&lt;expr</text:span></text:span><text:span text:style-name="Source_20_Text"><text:span text:style-name="T698">esi</text:span></text:span><text:span text:style-name="Source_20_Text"><text:span text:style-name="T701">ó</text:span></text:span><text:span text:style-name="Source_20_Text"><text:span text:style-name="T698">n&gt;</text:span></text:span><text:span text:style-name="Source_20_Text"><text:span text:style-name="T697"> </text:span></text:span></text:p>
            <text:p text:style-name="P90"><text:span text:style-name="Source_20_Text"><text:span text:style-name="T697">&lt;</text:span></text:span><text:span text:style-name="Source_20_Text"><text:span text:style-name="T698">expresi</text:span></text:span><text:span text:style-name="Source_20_Text"><text:span text:style-name="T701">ó</text:span></text:span><text:span text:style-name="Source_20_Text"><text:span text:style-name="T698">n.consecuencia&gt;</text:span></text:span></text:p>
            <text:p text:style-name="P90"><text:span text:style-name="Source_20_Text"><text:span text:style-name="T697">&lt;</text:span></text:span><text:span text:style-name="Source_20_Text"><text:span text:style-name="T698">ex</text:span></text:span><text:span text:style-name="Source_20_Text"><text:span text:style-name="T701">presión.alternativa&gt;</text:span></text:span></text:p>
          </table:table-cell>
          <table:table-cell table:style-name="Table2.A2" office:value-type="string">
            <text:p text:style-name="P91"/>
          </table:table-cell>
          <table:table-cell table:style-name="Table2.C2" office:value-type="string">
            <text:p text:style-name="P94"><text:span text:style-name="T29">Una </text:span><text:span text:style-name="T722">expresión</text:span><text:span text:style-name="T29"> </text:span><text:span text:style-name="T30">del lenguaje </text:span><text:span text:style-name="T29">en el sentido formal. </text:span><text:span text:style-name="T37">Es decir, una entidad sintáctica cuya evaluación devolverá un valor o ejecutará una instrucción.</text:span><text:span text:style-name="T29"> Esta podría ser una expresión simple o una expresión compuesta, usualmente de la forma { expresión.1 ; expresión2 }.</text:span></text:p>
          </table:table-cell>
        </table:table-row>
      </table:table>
      <text:p text:style-name="P87"><text:sequence text:ref-name="refNota0" text:name="Nota" text:formula="ooow:Nota+1" style:num-format="*, †, ‡, §, **, ††, ...">*</text:sequence>. Los argumentos <text:span text:style-name="T759">encerrados entre corchetes de </text:span><text:span text:style-name="T766">ángulo ( &lt; &gt; ) denotan argumentos</text:span> que deberán ser <text:span text:style-name="T759">sustituidos </text:span>totalmente, <text:span text:style-name="T768">incluyendo</text:span><text:span text:style-name="T767"> los corchetes mismos,</text:span> por <text:span text:style-name="T765">nombres </text:span><text:span text:style-name="T768">de</text:span> <text:span text:style-name="T759">objetos </text:span><text:span text:style-name="T765">o expresiones</text:span>.</text:p>
      <text:h text:style-name="P108" text:outline-level="1"><text:bookmark-start text:name="__RefHeading___Toc9591_1735439171"/><text:span text:style-name="T728">4. </text:span><text:span text:style-name="T727">Deta</text:span><text:span text:style-name="T729">lles</text:span><text:bookmark-end text:name="__RefHeading___Toc9591_1735439171"/></text:h>
      <text:p text:style-name="P43"><text:span text:style-name="Source_20_Text"><text:span text:style-name="T103">Cuando</text:span></text:span><text:span text:style-name="Source_20_Text"><text:span text:style-name="T102"> se decida ejecutar</text:span></text:span><text:span text:style-name="Source_20_Text"><text:span text:style-name="T103"> </text:span></text:span><text:span text:style-name="Source_20_Text"><text:span text:style-name="T102">c</text:span></text:span><text:span text:style-name="Source_20_Text"><text:span text:style-name="T167">ó</text:span></text:span><text:span text:style-name="Source_20_Text"><text:span text:style-name="T102">digo de </text:span></text:span><text:span text:style-name="Source_20_Text"><text:span text:style-name="T573">R</text:span></text:span><text:span text:style-name="Source_20_Text"><text:span text:style-name="T102">, e</text:span></text:span><text:span text:style-name="Source_20_Text"><text:span text:style-name="T76">l int</text:span></text:span><text:span text:style-name="Source_20_Text"><text:span text:style-name="T154">é</text:span></text:span><text:span text:style-name="Source_20_Text"><text:span text:style-name="T76">rprete</text:span></text:span><text:span text:style-name="Source_20_Text"><text:span text:style-name="T81"> de </text:span></text:span><text:span text:style-name="Source_20_Text"><text:span text:style-name="T82">instrucciones de</text:span></text:span><text:span text:style-name="Source_20_Text"><text:span text:style-name="T103">l lenguaje</text:span></text:span><text:span text:style-name="Source_20_Text"><text:span text:style-name="T76"> </text:span></text:span><text:span text:style-name="Source_20_Text"><text:span text:style-name="T155">controlará </text:span></text:span><text:span text:style-name="Source_20_Text"><text:span text:style-name="T162">automáticamente </text:span></text:span><text:span text:style-name="Source_20_Text"><text:span text:style-name="T159">el orden de</text:span></text:span><text:span text:style-name="Source_20_Text"><text:span text:style-name="T155"> ejecución de las líneas</text:span></text:span><text:span text:style-name="Source_20_Text"><text:span text:style-name="T156"> </text:span></text:span><text:span text:style-name="Source_20_Text"><text:span text:style-name="T157">de código. </text:span></text:span><text:span text:style-name="Source_20_Text"><text:span text:style-name="T162">Esta secuencia seguirá un orden</text:span></text:span><text:span text:style-name="Source_20_Text"><text:span text:style-name="T80"> </text:span></text:span><text:span text:style-name="Source_20_Text"><text:span text:style-name="T82">lineal </text:span></text:span><text:span text:style-name="Source_20_Text"><text:span text:style-name="T98">y </text:span></text:span><text:span text:style-name="Source_20_Text"><text:span text:style-name="T80">consecutiv</text:span></text:span><text:span text:style-name="Source_20_Text"><text:span text:style-name="T89">o, </text:span></text:span><text:span text:style-name="Source_20_Text"><text:span text:style-name="T81">de arriba hacia abajo </text:span></text:span><text:span text:style-name="Source_20_Text"><text:span text:style-name="T91">en t</text:span></text:span><text:span text:style-name="Source_20_Text"><text:span text:style-name="T163">é</text:span></text:span><text:span text:style-name="Source_20_Text"><text:span text:style-name="T91">rminos de</text:span></text:span><text:span text:style-name="Source_20_Text"><text:span text:style-name="T102">l</text:span></text:span><text:span text:style-name="Source_20_Text"><text:span text:style-name="T91"> archivo </text:span></text:span><text:span text:style-name="Source_20_Text"><text:span text:style-name="T92">de</text:span></text:span><text:span text:style-name="Source_20_Text"><text:span text:style-name="T91"> </text:span></text:span><text:span text:style-name="Source_20_Text"><text:span text:style-name="T103">instrucciones en c</text:span></text:span><text:span text:style-name="Source_20_Text"><text:span text:style-name="T168">ó</text:span></text:span><text:span text:style-name="Source_20_Text"><text:span text:style-name="T103">digo fuente</text:span></text:span><text:span text:style-name="Source_20_Text"><text:span text:style-name="T76">. </text:span></text:span><text:soft-page-break/><text:span text:style-name="Source_20_Text"><text:span text:style-name="T89">Sin embargo</text:span></text:span><text:span text:style-name="Source_20_Text"><text:span text:style-name="T81">, e</text:span></text:span><text:span text:style-name="Source_20_Text"><text:span text:style-name="T76">n algunos casos, </text:span></text:span><text:span text:style-name="Source_20_Text"><text:span text:style-name="T77">el </text:span></text:span><text:span text:style-name="Source_20_Text"><text:span text:style-name="T97">c</text:span></text:span><text:span text:style-name="Source_20_Text"><text:span text:style-name="T164">ó</text:span></text:span><text:span text:style-name="Source_20_Text"><text:span text:style-name="T97">digo</text:span></text:span><text:span text:style-name="Source_20_Text"><text:span text:style-name="T76"> </text:span></text:span><text:span text:style-name="Source_20_Text"><text:span text:style-name="T83">podr</text:span></text:span><text:span text:style-name="Source_20_Text"><text:span text:style-name="T158">á</text:span></text:span><text:span text:style-name="Source_20_Text"><text:span text:style-name="T83"> </text:span></text:span><text:span text:style-name="Source_20_Text"><text:span text:style-name="T76">realizar una prueba y, basado en el resultado, </text:span></text:span><text:span text:style-name="Source_20_Text"><text:span text:style-name="T81">el control</text:span></text:span><text:span text:style-name="Source_20_Text"><text:span text:style-name="T76"> </text:span></text:span><text:span text:style-name="Source_20_Text"><text:span text:style-name="T97">del int</text:span></text:span><text:span text:style-name="Source_20_Text"><text:span text:style-name="T164">é</text:span></text:span><text:span text:style-name="Source_20_Text"><text:span text:style-name="T97">rprete</text:span></text:span><text:span text:style-name="Source_20_Text"><text:span text:style-name="T76"> </text:span></text:span><text:span text:style-name="Source_20_Text"><text:span text:style-name="T87">podr</text:span></text:span><text:span text:style-name="Source_20_Text"><text:span text:style-name="T160">á</text:span></text:span><text:span text:style-name="Source_20_Text"><text:span text:style-name="T76"> saltar </text:span></text:span><text:span text:style-name="Source_20_Text"><text:span text:style-name="T82">de un</text:span></text:span><text:span text:style-name="Source_20_Text"><text:span text:style-name="T76"> punto </text:span></text:span><text:span text:style-name="Source_20_Text"><text:span text:style-name="T82">a otro </text:span></text:span><text:span text:style-name="Source_20_Text"><text:span text:style-name="T76">en la secuencia de instrucciones. A</text:span></text:span><text:span text:style-name="Source_20_Text"><text:span text:style-name="T80">l proceso de </text:span></text:span><text:span text:style-name="Source_20_Text"><text:span text:style-name="T84">cambio en la secuencia</text:span></text:span><text:span text:style-name="Source_20_Text"><text:span text:style-name="T80"> de instrucciones</text:span></text:span><text:span text:style-name="Source_20_Text"><text:span text:style-name="T76">, </text:span></text:span><text:span text:style-name="Source_20_Text"><text:span text:style-name="T80">lineal o discontinuo, se </text:span></text:span><text:span text:style-name="Source_20_Text"><text:span text:style-name="T90">denomina</text:span></text:span><text:span text:style-name="Source_20_Text"><text:span text:style-name="T76"> </text:span></text:span><text:span text:style-name="Source_20_Text"><text:span text:style-name="T238">flujo del control</text:span></text:span><text:span text:style-name="Source_20_Text"><text:span text:style-name="T76"> y es esencial para poder escribir programas que realicen tareas complejas. </text:span></text:span><text:span text:style-name="Source_20_Text"><text:span text:style-name="T87">En espec</text:span></text:span><text:span text:style-name="Source_20_Text"><text:span text:style-name="T160">í</text:span></text:span><text:span text:style-name="Source_20_Text"><text:span text:style-name="T87">fico, el control se refiere a la posici</text:span></text:span><text:span text:style-name="Source_20_Text"><text:span text:style-name="T160">ó</text:span></text:span><text:span text:style-name="Source_20_Text"><text:span text:style-name="T87">n </text:span></text:span><text:span text:style-name="Source_20_Text"><text:span text:style-name="T106">del evaluador </text:span></text:span><text:span text:style-name="Source_20_Text"><text:span text:style-name="T104">en el</text:span></text:span><text:span text:style-name="Source_20_Text"><text:span text:style-name="T99"> c</text:span></text:span><text:span text:style-name="Source_20_Text"><text:span text:style-name="T165">ó</text:span></text:span><text:span text:style-name="Source_20_Text"><text:span text:style-name="T99">digo</text:span></text:span><text:span text:style-name="Source_20_Text"><text:span text:style-name="T87"> </text:span></text:span><text:span text:style-name="Source_20_Text"><text:span text:style-name="T88">que ser</text:span></text:span><text:span text:style-name="Source_20_Text"><text:span text:style-name="T161">á</text:span></text:span><text:span text:style-name="Source_20_Text"><text:span text:style-name="T87"> </text:span></text:span><text:span text:style-name="Source_20_Text"><text:span text:style-name="T106">ejecutado </text:span></text:span><text:span text:style-name="Source_20_Text"><text:span text:style-name="T87">por el int</text:span></text:span><text:span text:style-name="Source_20_Text"><text:span text:style-name="T160">é</text:span></text:span><text:span text:style-name="Source_20_Text"><text:span text:style-name="T87">rprete de </text:span></text:span><text:span text:style-name="Source_20_Text"><text:span text:style-name="T565">R</text:span></text:span><text:span text:style-name="Source_20_Text"><text:span text:style-name="T87">.</text:span></text:span></text:p>
      <text:p text:style-name="P44"><text:span text:style-name="Source_20_Text"><text:span text:style-name="T107">En </text:span></text:span><text:span text:style-name="Source_20_Text"><text:span text:style-name="T564">R</text:span></text:span><text:span text:style-name="Source_20_Text"><text:span text:style-name="T107">, el primer mecanismo para transferir el control </text:span></text:span><text:span text:style-name="Source_20_Text"><text:span text:style-name="T108">del c</text:span></text:span><text:span text:style-name="Source_20_Text"><text:span text:style-name="T210">ó</text:span></text:span><text:span text:style-name="Source_20_Text"><text:span text:style-name="T108">digo</text:span></text:span><text:span text:style-name="Source_20_Text"><text:span text:style-name="T107"> a </text:span></text:span><text:span text:style-name="Source_20_Text"><text:span text:style-name="T109">la siguiente instrucci</text:span></text:span><text:span text:style-name="Source_20_Text"><text:span text:style-name="T211">ó</text:span></text:span><text:span text:style-name="Source_20_Text"><text:span text:style-name="T109">n</text:span></text:span><text:span text:style-name="Source_20_Text"><text:span text:style-name="T209"> es </text:span></text:span><text:span text:style-name="Source_20_Text"><text:span text:style-name="T216">la inserción de un</text:span></text:span><text:span text:style-name="Source_20_Text"><text:span text:style-name="T209"> salto de línea, </text:span></text:span><text:span text:style-name="Source_20_Text"><text:span text:style-name="T211">generado con la tecla </text:span></text:span><text:span text:style-name="Source_20_Text"><text:span text:style-name="T246">Intro</text:span></text:span><text:span text:style-name="Source_20_Text"><text:span text:style-name="T204"> </text:span></text:span><text:span text:style-name="Source_20_Text"><text:span text:style-name="T207">(o </text:span></text:span><text:span text:style-name="Source_20_Text"><text:span text:style-name="T244">Enter</text:span></text:span><text:span text:style-name="Source_20_Text"><text:span text:style-name="T207">)</text:span></text:span><text:span text:style-name="Source_20_Text"><text:span text:style-name="T204">, </text:span></text:span><text:span text:style-name="Source_20_Text"><text:span text:style-name="T205">después del final de </text:span></text:span><text:span text:style-name="Source_20_Text"><text:span text:style-name="T206">una</text:span></text:span><text:span text:style-name="Source_20_Text"><text:span text:style-name="T205"> </text:span></text:span><text:span text:style-name="Source_20_Text"><text:span text:style-name="T581">expresión</text:span></text:span><text:span text:style-name="Source_20_Text"><text:span text:style-name="T209">. </text:span></text:span><text:span text:style-name="Source_20_Text"><text:span text:style-name="T230">Si se inserta un salto</text:span></text:span><text:span text:style-name="Source_20_Text"><text:span text:style-name="T218"> de línea </text:span></text:span><text:span text:style-name="Source_20_Text"><text:span text:style-name="T219">antes del fin</text:span></text:span><text:span text:style-name="Source_20_Text"><text:span text:style-name="T226">al</text:span></text:span><text:span text:style-name="Source_20_Text"><text:span text:style-name="T218"> de </text:span></text:span><text:span text:style-name="Source_20_Text"><text:span text:style-name="T230">una expresión</text:span></text:span><text:span text:style-name="Source_20_Text"><text:span text:style-name="T218"> </text:span></text:span><text:span text:style-name="Source_20_Text"><text:span text:style-name="T219">(</text:span></text:span><text:span text:style-name="Source_20_Text"><text:span text:style-name="T218">usualmente después de un </text:span></text:span><text:span text:style-name="Source_20_Text"><text:span text:style-name="T582">operador</text:span></text:span><text:span text:style-name="Source_20_Text"><text:span text:style-name="T219">)</text:span></text:span><text:span text:style-name="Source_20_Text"><text:span text:style-name="T218"> esto tendrá </text:span></text:span><text:span text:style-name="Source_20_Text"><text:span text:style-name="T219">solamente</text:span></text:span><text:span text:style-name="Source_20_Text"><text:span text:style-name="T218"> efectos en </text:span></text:span><text:span text:style-name="Source_20_Text"><text:span text:style-name="T219">el sangrado del texto y en su legibilidad, pero no modificará la posición del control.</text:span></text:span></text:p>
      <text:p text:style-name="P46"><text:span text:style-name="Source_20_Text"><text:span text:style-name="T217">Otro mecanismo </text:span></text:span><text:span text:style-name="Source_20_Text"><text:span text:style-name="T228">para transferir el control a la siguiente instrucción</text:span></text:span><text:span text:style-name="Source_20_Text"><text:span text:style-name="T107"> es el </text:span></text:span><text:span text:style-name="Source_20_Text"><text:span text:style-name="T110">operador de</text:span></text:span><text:span text:style-name="Source_20_Text"><text:span text:style-name="T107"> separa</text:span></text:span><text:span text:style-name="Source_20_Text"><text:span text:style-name="T110">ci</text:span></text:span><text:span text:style-name="Source_20_Text"><text:span text:style-name="T212">ó</text:span></text:span><text:span text:style-name="Source_20_Text"><text:span text:style-name="T110">n</text:span></text:span><text:span text:style-name="Source_20_Text"><text:span text:style-name="T107"> de </text:span></text:span><text:span text:style-name="Source_20_Text"><text:span text:style-name="T118">expresiones, </text:span></text:span><text:span text:style-name="Source_20_Text"><text:span text:style-name="T119">representado por </text:span></text:span><text:span text:style-name="Source_20_Text"><text:span text:style-name="T212">e</text:span></text:span><text:span text:style-name="Source_20_Text"><text:span text:style-name="T107">l s</text:span></text:span><text:span text:style-name="Source_20_Text"><text:span text:style-name="T209">í</text:span></text:span><text:span text:style-name="Source_20_Text"><text:span text:style-name="T107">mbolo de punto y coma ( </text:span></text:span><text:span text:style-name="Source_20_Text"><text:span text:style-name="T272">;</text:span></text:span><text:span text:style-name="Source_20_Text"><text:span text:style-name="T107"> ). </text:span></text:span><text:span text:style-name="Source_20_Text"><text:span text:style-name="T130">Este operador tambi</text:span></text:span><text:span text:style-name="Source_20_Text"><text:span text:style-name="T228">é</text:span></text:span><text:span text:style-name="Source_20_Text"><text:span text:style-name="T130">n puede interpretarse como </text:span></text:span><text:span text:style-name="Source_20_Text"><text:span text:style-name="T111">finalizador de instrucciones </text:span></text:span><text:span text:style-name="Source_20_Text"><text:span text:style-name="T130">si es sucedido por un salto de l</text:span></text:span><text:span text:style-name="Source_20_Text"><text:span text:style-name="T228">í</text:span></text:span><text:span text:style-name="Source_20_Text"><text:span text:style-name="T130">nea, aunque bajo esta </text:span></text:span><text:span text:style-name="Source_20_Text"><text:span text:style-name="T131">interpretaci</text:span></text:span><text:span text:style-name="Source_20_Text"><text:span text:style-name="T229">ó</text:span></text:span><text:span text:style-name="Source_20_Text"><text:span text:style-name="T131">n</text:span></text:span><text:span text:style-name="Source_20_Text"><text:span text:style-name="T130"> </text:span></text:span><text:span text:style-name="Source_20_Text"><text:span text:style-name="T111">e</text:span></text:span><text:span text:style-name="Source_20_Text"><text:span text:style-name="T110">ste operador </text:span></text:span><text:span text:style-name="Source_20_Text"><text:span text:style-name="T231">es</text:span></text:span><text:span text:style-name="Source_20_Text"><text:span text:style-name="T110"> </text:span></text:span><text:span text:style-name="Source_20_Text"><text:span text:style-name="T130">completamente </text:span></text:span><text:span text:style-name="Source_20_Text"><text:span text:style-name="T110">opcional.</text:span></text:span><text:span text:style-name="Source_20_Text"><text:span text:style-name="T111"> </text:span></text:span><text:span text:style-name="Source_20_Text"><text:span text:style-name="T130">No obstante, como</text:span></text:span><text:span text:style-name="Source_20_Text"><text:span text:style-name="T115"> separador </text:span></text:span><text:span text:style-name="Source_20_Text"><text:span text:style-name="T130">de instrucciones</text:span></text:span><text:span text:style-name="Source_20_Text"><text:span text:style-name="T110"> </text:span></text:span><text:span text:style-name="Source_20_Text"><text:span text:style-name="T222">es el único </text:span></text:span><text:span text:style-name="Source_20_Text"><text:span text:style-name="T228">operador </text:span></text:span><text:span text:style-name="Source_20_Text"><text:span text:style-name="T222">que permit</text:span></text:span><text:span text:style-name="Source_20_Text"><text:span text:style-name="T228">e</text:span></text:span><text:span text:style-name="Source_20_Text"><text:span text:style-name="T110"> colocar varias </text:span></text:span><text:span text:style-name="Source_20_Text"><text:span text:style-name="T118">expresiones</text:span></text:span><text:span text:style-name="Source_20_Text"><text:span text:style-name="T110"> en </text:span></text:span><text:span text:style-name="Source_20_Text"><text:span text:style-name="T127">una</text:span></text:span><text:span text:style-name="Source_20_Text"><text:span text:style-name="T110"> misma l</text:span></text:span><text:span text:style-name="Source_20_Text"><text:span text:style-name="T212">í</text:span></text:span><text:span text:style-name="Source_20_Text"><text:span text:style-name="T110">nea </text:span></text:span><text:span text:style-name="Source_20_Text"><text:span text:style-name="T127">de c</text:span></text:span><text:span text:style-name="Source_20_Text"><text:span text:style-name="T226">ó</text:span></text:span><text:span text:style-name="Source_20_Text"><text:span text:style-name="T127">digo</text:span></text:span><text:span text:style-name="Source_20_Text"><text:span text:style-name="T110">, lo que en la pr</text:span></text:span><text:span text:style-name="Source_20_Text"><text:span text:style-name="T212">á</text:span></text:span><text:span text:style-name="Source_20_Text"><text:span text:style-name="T110">ctica transf</text:span></text:span><text:span text:style-name="Source_20_Text"><text:span text:style-name="T111">erir</text:span></text:span><text:span text:style-name="Source_20_Text"><text:span text:style-name="T213">á</text:span></text:span><text:span text:style-name="Source_20_Text"><text:span text:style-name="T110"> el control de una instrucci</text:span></text:span><text:span text:style-name="Source_20_Text"><text:span text:style-name="T212">ó</text:span></text:span><text:span text:style-name="Source_20_Text"><text:span text:style-name="T110">n a</text:span></text:span><text:span text:style-name="Source_20_Text"><text:span text:style-name="T120"> </text:span></text:span><text:span text:style-name="Source_20_Text"><text:span text:style-name="T110">otra dentro </text:span></text:span><text:span text:style-name="Source_20_Text"><text:span text:style-name="T127">de un solo enunciado.</text:span></text:span></text:p>
      <text:p text:style-name="P110"><text:span text:style-name="Source_20_Text"><text:span text:style-name="T133">L</text:span></text:span><text:span text:style-name="Source_20_Text"><text:span text:style-name="T113">os operadores de composici</text:span></text:span><text:span text:style-name="Source_20_Text"><text:span text:style-name="T214">ó</text:span></text:span><text:span text:style-name="Source_20_Text"><text:span text:style-name="T113">n de bloques de c</text:span></text:span><text:span text:style-name="Source_20_Text"><text:span text:style-name="T214">ó</text:span></text:span><text:span text:style-name="Source_20_Text"><text:span text:style-name="T113">digo </text:span></text:span><text:span text:style-name="Source_20_Text"><text:span text:style-name="T132">s</text:span></text:span><text:span text:style-name="Source_20_Text"><text:span text:style-name="T113">on particularmente </text:span></text:span><text:span text:style-name="Source_20_Text"><text:span text:style-name="T214">ú</text:span></text:span><text:span text:style-name="Source_20_Text"><text:span text:style-name="T113">tiles para agrupar </text:span></text:span><text:span text:style-name="Source_20_Text"><text:span text:style-name="T116">varias</text:span></text:span><text:span text:style-name="Source_20_Text"><text:span text:style-name="T113"> instrucciones como si fueran una sola; </text:span></text:span><text:span text:style-name="Source_20_Text"><text:span text:style-name="T135">e</text:span></text:span><text:span text:style-name="Source_20_Text"><text:span text:style-name="T133">n </text:span></text:span><text:span text:style-name="Source_20_Text"><text:span text:style-name="T576">R</text:span></text:span><text:span text:style-name="Source_20_Text"><text:span text:style-name="T133">, estos son representados por</text:span></text:span><text:span text:style-name="Source_20_Text"><text:span text:style-name="T123"> l</text:span></text:span><text:span text:style-name="Source_20_Text"><text:span text:style-name="T112">as</text:span></text:span><text:span text:style-name="Source_20_Text"><text:span text:style-name="T614"> llaves de apertura</text:span></text:span><text:span text:style-name="Source_20_Text"><text:span text:style-name="T112"> ( </text:span></text:span><text:span text:style-name="Source_20_Text"><text:span text:style-name="T271">{</text:span></text:span><text:span text:style-name="Source_20_Text"><text:span text:style-name="T112"> ) </text:span></text:span><text:span text:style-name="Source_20_Text"><text:span text:style-name="T614">y de cierre</text:span></text:span><text:span text:style-name="Source_20_Text"><text:span text:style-name="T112"> ( </text:span></text:span><text:span text:style-name="Source_20_Text"><text:span text:style-name="T271">}</text:span></text:span><text:span text:style-name="Source_20_Text"><text:span text:style-name="T112"> ). </text:span></text:span><text:span text:style-name="Source_20_Text"><text:span text:style-name="T133">Los operadores de composici</text:span></text:span><text:span text:style-name="Source_20_Text"><text:span text:style-name="T232">ó</text:span></text:span><text:span text:style-name="Source_20_Text"><text:span text:style-name="T133">n de bloques</text:span></text:span><text:span text:style-name="Source_20_Text"><text:span text:style-name="T132"> permite</text:span></text:span><text:span text:style-name="Source_20_Text"><text:span text:style-name="T133">n</text:span></text:span><text:span text:style-name="Source_20_Text"><text:span text:style-name="T132"> </text:span></text:span><text:span text:style-name="Source_20_Text"><text:span text:style-name="T113">encerrar </text:span></text:span><text:span text:style-name="Source_20_Text"><text:span text:style-name="T133">varias instrucciones en contextos donde solo es posible colocar una sola expresi</text:span></text:span><text:span text:style-name="Source_20_Text"><text:span text:style-name="T232">ó</text:span></text:span><text:span text:style-name="Source_20_Text"><text:span text:style-name="T133">n como, por ejemplo,</text:span></text:span><text:span text:style-name="Source_20_Text"><text:span text:style-name="T113"> dentro de </text:span></text:span><text:span text:style-name="Source_20_Text"><text:span text:style-name="T128">las</text:span></text:span><text:span text:style-name="Source_20_Text"><text:span text:style-name="T113"> funciones.</text:span></text:span></text:p>
      <text:p text:style-name="P53"><text:span text:style-name="Source_20_Text"><text:span text:style-name="T114">Tanto los saltos de l</text:span></text:span><text:span text:style-name="Source_20_Text"><text:span text:style-name="T215">í</text:span></text:span><text:span text:style-name="Source_20_Text"><text:span text:style-name="T114">nea, como el operador de separaci</text:span></text:span><text:span text:style-name="Source_20_Text"><text:span text:style-name="T215">ó</text:span></text:span><text:span text:style-name="Source_20_Text"><text:span text:style-name="T114">n de instrucciones </text:span></text:span><text:span text:style-name="Source_20_Text"><text:span text:style-name="T116">( ; )</text:span></text:span><text:span text:style-name="Source_20_Text"><text:span text:style-name="T114"> y los operadores de composici</text:span></text:span><text:span text:style-name="Source_20_Text"><text:span text:style-name="T215">ó</text:span></text:span><text:span text:style-name="Source_20_Text"><text:span text:style-name="T114">n </text:span></text:span><text:span text:style-name="Source_20_Text"><text:span text:style-name="T127">de bloques</text:span></text:span><text:span text:style-name="Source_20_Text"><text:span text:style-name="T114"> </text:span></text:span><text:span text:style-name="Source_20_Text"><text:span text:style-name="T121">( </text:span></text:span><text:span text:style-name="Source_20_Text"><text:span text:style-name="T295">{</text:span></text:span><text:span text:style-name="Source_20_Text"><text:span text:style-name="T220"> , </text:span></text:span><text:span text:style-name="Source_20_Text"><text:span text:style-name="T296">}</text:span></text:span><text:span text:style-name="Source_20_Text"><text:span text:style-name="T220"> ) </text:span></text:span><text:span text:style-name="Source_20_Text"><text:span text:style-name="T114">son </text:span></text:span><text:span text:style-name="Source_20_Text"><text:span text:style-name="T124">estructuras</text:span></text:span><text:span text:style-name="Source_20_Text"><text:span text:style-name="T114"> de control </text:span></text:span><text:span text:style-name="Source_20_Text"><text:span text:style-name="T121">secuenciales</text:span></text:span><text:span text:style-name="Source_20_Text"><text:span text:style-name="T114"> que </text:span></text:span><text:span text:style-name="Source_20_Text"><text:span text:style-name="T128">ordenan,</text:span></text:span><text:span text:style-name="Source_20_Text"><text:span text:style-name="T114"> hacen</text:span></text:span><text:span text:style-name="Source_20_Text"><text:span text:style-name="T124"> </text:span></text:span><text:span text:style-name="Source_20_Text"><text:span text:style-name="T129">m</text:span></text:span><text:span text:style-name="Source_20_Text"><text:span text:style-name="T227">á</text:span></text:span><text:span text:style-name="Source_20_Text"><text:span text:style-name="T129">s clara</text:span></text:span><text:span text:style-name="Source_20_Text"><text:span text:style-name="T215"> </text:span></text:span><text:span text:style-name="Source_20_Text"><text:span text:style-name="T114">la ejecuci</text:span></text:span><text:span text:style-name="Source_20_Text"><text:span text:style-name="T215">ó</text:span></text:span><text:span text:style-name="Source_20_Text"><text:span text:style-name="T114">n lineal del c</text:span></text:span><text:span text:style-name="Source_20_Text"><text:span text:style-name="T215">ó</text:span></text:span><text:span text:style-name="Source_20_Text"><text:span text:style-name="T114">digo </text:span></text:span><text:span text:style-name="Source_20_Text"><text:span text:style-name="T129">y, junto con el sangrado del c</text:span></text:span><text:span text:style-name="Source_20_Text"><text:span text:style-name="T227">ó</text:span></text:span><text:span text:style-name="Source_20_Text"><text:span text:style-name="T129">digo,</text:span></text:span><text:span text:style-name="Source_20_Text"><text:span text:style-name="T117"> mejoran de manera importante su legibilidad. </text:span></text:span><text:span text:style-name="Source_20_Text"><text:span text:style-name="T122">Adem</text:span></text:span><text:span text:style-name="Source_20_Text"><text:span text:style-name="T221">á</text:span></text:span><text:span text:style-name="Source_20_Text"><text:span text:style-name="T122">s de </text:span></text:span><text:span text:style-name="Source_20_Text"><text:span text:style-name="T223">é</text:span></text:span><text:span text:style-name="Source_20_Text"><text:span text:style-name="T124">stas</text:span></text:span><text:span text:style-name="Source_20_Text"><text:span text:style-name="T122">, </text:span></text:span><text:span text:style-name="Source_20_Text"><text:span text:style-name="T566">R</text:span></text:span><text:span text:style-name="Source_20_Text"><text:span text:style-name="T122"> cuenta con estructuras control que permiten seleccionar instrucciones alternativas, repetirlas </text:span></text:span><text:span text:style-name="Source_20_Text"><text:span text:style-name="T129">o</text:span></text:span><text:span text:style-name="Source_20_Text"><text:span text:style-name="T122"> interrumpirlas cuando se cumpla cierta condici</text:span></text:span><text:span text:style-name="Source_20_Text"><text:span text:style-name="T221">ó</text:span></text:span><text:span text:style-name="Source_20_Text"><text:span text:style-name="T122">n. </text:span></text:span><text:span text:style-name="Source_20_Text"><text:span text:style-name="T124">Estas estructuras son conocidas en programaci</text:span></text:span><text:span text:style-name="Source_20_Text"><text:span text:style-name="T223">ó</text:span></text:span><text:span text:style-name="Source_20_Text"><text:span text:style-name="T124">n como de selecci</text:span></text:span><text:span text:style-name="Source_20_Text"><text:span text:style-name="T223">ó</text:span></text:span><text:span text:style-name="Source_20_Text"><text:span text:style-name="T124">n condicional simple, </text:span></text:span><text:span text:style-name="Source_20_Text"><text:span text:style-name="T126">selecci</text:span></text:span><text:span text:style-name="Source_20_Text"><text:span text:style-name="T225">ó</text:span></text:span><text:span text:style-name="Source_20_Text"><text:span text:style-name="T126">n condicional</text:span></text:span><text:span text:style-name="Source_20_Text"><text:span text:style-name="T124"> m</text:span></text:span><text:span text:style-name="Source_20_Text"><text:span text:style-name="T223">ú</text:span></text:span><text:span text:style-name="Source_20_Text"><text:span text:style-name="T124">ltiple, iterativas y recursivas. A continuaci</text:span></text:span><text:span text:style-name="Source_20_Text"><text:span text:style-name="T223">ó</text:span></text:span><text:span text:style-name="Source_20_Text"><text:span text:style-name="T124">n se expone su funcionamiento. Para informaci</text:span></text:span><text:span text:style-name="Source_20_Text"><text:span text:style-name="T223">ó</text:span></text:span><text:span text:style-name="Source_20_Text"><text:span text:style-name="T124">n </text:span></text:span><text:span text:style-name="Source_20_Text"><text:span text:style-name="T134">m</text:span></text:span><text:span text:style-name="Source_20_Text"><text:span text:style-name="T233">á</text:span></text:span><text:span text:style-name="Source_20_Text"><text:span text:style-name="T134">s especializada</text:span></text:span><text:span text:style-name="Source_20_Text"><text:span text:style-name="T124"> sobre ellas, </text:span></text:span><text:span text:style-name="Source_20_Text"><text:span text:style-name="T125">consulte </text:span></text:span><text:span text:style-name="Source_20_Text"><text:span text:style-name="T126">por favor</text:span></text:span><text:span text:style-name="Source_20_Text"><text:span text:style-name="T125"> la secci</text:span></text:span><text:span text:style-name="Source_20_Text"><text:span text:style-name="T224">ón sobre </text:span></text:span><text:span text:style-name="Source_20_Text"><text:span text:style-name="T245">El flujo de</text:span></text:span><text:span text:style-name="Source_20_Text"><text:span text:style-name="T247">l</text:span></text:span><text:span text:style-name="Source_20_Text"><text:span text:style-name="T245"> control en la programación estructurada </text:span></text:span><text:span text:style-name="Source_20_Text"><text:span text:style-name="T208">e</text:span></text:span><text:span text:style-name="Source_20_Text"><text:span text:style-name="T224">n esta misma página de ayuda.</text:span></text:span></text:p>
      <text:p text:style-name="P111"><text:span text:style-name="Source_20_Text"><text:span text:style-name="T48">En</text:span></text:span><text:span text:style-name="Source_20_Text"><text:span text:style-name="T572"> </text:span></text:span><text:span text:style-name="Source_20_Text"><text:span text:style-name="T563">R</text:span></text:span><text:span text:style-name="Source_20_Text"><text:span text:style-name="T48">, existen dos estructuras b</text:span></text:span><text:span text:style-name="Source_20_Text"><text:span text:style-name="T141">á</text:span></text:span><text:span text:style-name="Source_20_Text"><text:span text:style-name="T48">sicas de selecci</text:span></text:span><text:span text:style-name="Source_20_Text"><text:span text:style-name="T141">ó</text:span></text:span><text:span text:style-name="Source_20_Text"><text:span text:style-name="T48">n </text:span></text:span><text:span text:style-name="Source_20_Text"><text:span text:style-name="T101">condicional</text:span></text:span><text:span text:style-name="Source_20_Text"><text:span text:style-name="T48">, </text:span></text:span><text:span text:style-name="Source_20_Text"><text:span text:style-name="T101">1) la estructura </text:span></text:span><text:span text:style-name="Source_20_Text"><text:span text:style-name="T242">si-</text:span></text:span><text:span text:style-name="Source_20_Text"><text:span text:style-name="T243">entonces,</text:span></text:span><text:span text:style-name="Source_20_Text"><text:span text:style-name="T101"> caracterizada </text:span></text:span><text:span text:style-name="Source_20_Text"><text:span text:style-name="T348">por la cl</text:span></text:span><text:span text:style-name="Source_20_Text"><text:span text:style-name="T483">á</text:span></text:span><text:span text:style-name="Source_20_Text"><text:span text:style-name="T348">usula</text:span></text:span><text:span text:style-name="Source_20_Text"><text:span text:style-name="T422"> «SI-CONDICIONAL»,</text:span></text:span><text:span text:style-name="Source_20_Text"><text:span text:style-name="T347"> </text:span></text:span><text:span text:style-name="Source_20_Text"><text:span text:style-name="T265">if</text:span></text:span><text:span text:style-name="Source_20_Text"><text:span text:style-name="T366">; </text:span></text:span><text:span text:style-name="Source_20_Text"><text:span text:style-name="T348">y 2) la estructura </text:span></text:span><text:span text:style-name="Source_20_Text"><text:span text:style-name="T517">si no-entonces</text:span></text:span><text:span text:style-name="Source_20_Text"><text:span text:style-name="T348">, caracterizada por las cl</text:span></text:span><text:span text:style-name="Source_20_Text"><text:span text:style-name="T483">á</text:span></text:span><text:span text:style-name="Source_20_Text"><text:span text:style-name="T348">usulas </text:span></text:span><text:span text:style-name="Source_20_Text"><text:span text:style-name="T422">«SI-CONDICIONAL» </text:span></text:span><text:span text:style-name="Source_20_Text"><text:span text:style-name="T556">y </text:span></text:span><text:span text:style-name="Source_20_Text"><text:span text:style-name="T386">«</text:span></text:span><text:span text:style-name="Source_20_Text"><text:span text:style-name="T362">SI NO-ENTONCES</text:span></text:span><text:span text:style-name="Source_20_Text"><text:span text:style-name="T386">»,</text:span></text:span><text:span text:style-name="Source_20_Text"><text:span text:style-name="T347"> </text:span></text:span><text:span text:style-name="Source_20_Text"><text:span text:style-name="T265">if</text:span></text:span><text:span text:style-name="Source_20_Text"><text:span text:style-name="T347"> </text:span></text:span><text:span text:style-name="Source_20_Text"><text:span text:style-name="T553">y</text:span></text:span><text:span text:style-name="Source_20_Text"><text:span text:style-name="T347"> </text:span></text:span><text:span text:style-name="Source_20_Text"><text:span text:style-name="T265">else</text:span></text:span><text:span text:style-name="Source_20_Text"><text:span text:style-name="T347">. </text:span></text:span><text:span text:style-name="Source_20_Text"><text:span text:style-name="T348">Estas estructuras</text:span></text:span><text:span text:style-name="Source_20_Text"><text:span text:style-name="T347"> </text:span></text:span><text:span text:style-name="Source_20_Text"><text:span text:style-name="T483">desvían</text:span></text:span><text:span text:style-name="Source_20_Text"><text:span text:style-name="T48"> el flujo del c</text:span></text:span><text:span text:style-name="Source_20_Text"><text:span text:style-name="T141">ó</text:span></text:span><text:span text:style-name="Source_20_Text"><text:span text:style-name="T48">digo basadas en </text:span></text:span><text:span text:style-name="Source_20_Text"><text:span text:style-name="T49">el cumplimiento de</text:span></text:span><text:span text:style-name="Source_20_Text"><text:span text:style-name="T48"> una </text:span></text:span><text:span text:style-name="Source_20_Text"><text:span text:style-name="T101">o varias</text:span></text:span><text:span text:style-name="Source_20_Text"><text:span text:style-name="T48"> condici</text:span></text:span><text:span text:style-name="Source_20_Text"><text:span text:style-name="T166">o</text:span></text:span><text:span text:style-name="Source_20_Text"><text:span text:style-name="T48">n</text:span></text:span><text:span text:style-name="Source_20_Text"><text:span text:style-name="T101">es</text:span></text:span><text:span text:style-name="Source_20_Text"><text:span text:style-name="T48"> </text:span></text:span><text:span text:style-name="Source_20_Text"><text:span text:style-name="T101">l</text:span></text:span><text:span text:style-name="Source_20_Text"><text:span text:style-name="T166">ó</text:span></text:span><text:span text:style-name="Source_20_Text"><text:span text:style-name="T101">gicas</text:span></text:span><text:span text:style-name="Source_20_Text"><text:span text:style-name="T48">. </text:span></text:span></text:p>
      <text:p text:style-name="P112"><text:span text:style-name="Source_20_Text"><text:span text:style-name="T140">La </text:span></text:span><text:span text:style-name="Source_20_Text"><text:span text:style-name="T182">estructura</text:span></text:span><text:span text:style-name="Source_20_Text"><text:span text:style-name="T519"> </text:span></text:span><text:span text:style-name="Source_20_Text"><text:span text:style-name="T522">si-entonces</text:span></text:span><text:span text:style-name="Source_20_Text"><text:span text:style-name="T424"> </text:span></text:span><text:span text:style-name="Source_20_Text"><text:span text:style-name="T425">( </text:span></text:span><text:span text:style-name="Source_20_Text"><text:span text:style-name="T273">if()</text:span></text:span><text:span text:style-name="Source_20_Text"><text:span text:style-name="T369"> </text:span></text:span><text:span text:style-name="Source_20_Text"><text:span text:style-name="T425">)</text:span></text:span><text:span text:style-name="Source_20_Text"><text:span text:style-name="T426"> e</text:span></text:span><text:span text:style-name="Source_20_Text"><text:span text:style-name="T169">valuará </text:span></text:span><text:span text:style-name="Source_20_Text"><text:span text:style-name="T171">primero</text:span></text:span><text:span text:style-name="Source_20_Text"><text:span text:style-name="T169"> </text:span></text:span><text:span text:style-name="Source_20_Text"><text:span text:style-name="T188">una</text:span></text:span><text:span text:style-name="Source_20_Text"><text:span text:style-name="T169"> condición </text:span></text:span><text:span text:style-name="Source_20_Text"><text:span text:style-name="T188">lógica</text:span></text:span><text:span text:style-name="Source_20_Text"><text:span text:style-name="T169">, </text:span></text:span><text:span text:style-name="Source_20_Text"><text:span text:style-name="T188">obligatoriamente entre paréntesis</text:span></text:span><text:span text:style-name="Source_20_Text"><text:span text:style-name="T169"> y, </text:span></text:span><text:span text:style-name="Source_20_Text"><text:span text:style-name="T193">si é</text:span></text:span><text:span text:style-name="Source_20_Text"><text:span text:style-name="T191">sta</text:span></text:span><text:span text:style-name="Source_20_Text"><text:span text:style-name="T170"> se cumple</text:span></text:span><text:span text:style-name="Source_20_Text"><text:span text:style-name="T169">,</text:span></text:span><text:span text:style-name="Source_20_Text"><text:span text:style-name="T172"> </text:span></text:span><text:span text:style-name="Source_20_Text"><text:span text:style-name="T196">s</text:span></text:span><text:span text:style-name="Source_20_Text"><text:span text:style-name="T170">e </text:span></text:span><text:span text:style-name="Source_20_Text"><text:span text:style-name="T169">ejecutará </text:span></text:span><text:span text:style-name="Source_20_Text"><text:span text:style-name="T180">entonces</text:span></text:span><text:span text:style-name="Source_20_Text"><text:span text:style-name="T169"> </text:span></text:span><text:span text:style-name="Source_20_Text"><text:span text:style-name="T170">la expresión inmediata siguiente. Si la condición no se cumple,</text:span></text:span><text:span text:style-name="Source_20_Text"><text:span text:style-name="T173"> </text:span></text:span><text:span text:style-name="Source_20_Text"><text:span text:style-name="T193">la expresión inmediata siguiente no </text:span></text:span><text:span text:style-name="Source_20_Text"><text:span text:style-name="T172">será evaluada</text:span></text:span><text:span text:style-name="Source_20_Text"><text:span text:style-name="T170"> y </text:span></text:span><text:span text:style-name="Source_20_Text"><text:span text:style-name="T173">entonces </text:span></text:span><text:span text:style-name="Source_20_Text"><text:span text:style-name="T193">se ejecutará </text:span></text:span><text:soft-page-break/><text:span text:style-name="Source_20_Text"><text:span text:style-name="T196">normalmente</text:span></text:span><text:span text:style-name="Source_20_Text"><text:span text:style-name="T173"> </text:span></text:span><text:span text:style-name="Source_20_Text"><text:span text:style-name="T193">el resto del código </text:span></text:span><text:span text:style-name="Source_20_Text"><text:span text:style-name="T203">a partir del fin de la estructura</text:span></text:span><text:span text:style-name="Source_20_Text"><text:span text:style-name="T170">. </text:span></text:span><text:span text:style-name="Source_20_Text"><text:span text:style-name="T193">La estructura </text:span></text:span><text:span text:style-name="Source_20_Text"><text:span text:style-name="T522">si-entonces </text:span></text:span><text:span text:style-name="Source_20_Text"><text:span text:style-name="T193">se compone de la cláusula</text:span></text:span><text:span text:style-name="Source_20_Text"><text:span text:style-name="T422"> </text:span></text:span><text:span text:style-name="Source_20_Text"><text:span text:style-name="T550">«</text:span></text:span><text:span text:style-name="Source_20_Text"><text:span text:style-name="T193">SI-CONDICIONAL</text:span></text:span><text:span text:style-name="Source_20_Text"><text:span text:style-name="T550">»</text:span></text:span><text:span text:style-name="Source_20_Text"><text:span text:style-name="T193"> ( </text:span></text:span><text:span text:style-name="Source_20_Text"><text:span text:style-name="T284">if</text:span></text:span><text:span text:style-name="Source_20_Text"><text:span text:style-name="T422"> </text:span></text:span><text:span text:style-name="Source_20_Text"><text:span text:style-name="T193">) sucedida </text:span></text:span><text:span text:style-name="Source_20_Text"><text:span text:style-name="T201">sin espacios</text:span></text:span><text:span text:style-name="Source_20_Text"><text:span text:style-name="T193"> </text:span></text:span><text:span text:style-name="Source_20_Text"><text:span text:style-name="T196">por la condición lógica a evaluar encerrada entre paréntesis </text:span></text:span><text:span text:style-name="Source_20_Text"><text:span text:style-name="T548">—</text:span></text:span><text:span text:style-name="Source_20_Text"><text:span text:style-name="T287">(</text:span></text:span><text:span text:style-name="Source_20_Text"><text:span text:style-name="T198"> </text:span></text:span><text:span text:style-name="Source_20_Text"><text:span text:style-name="T287">)</text:span></text:span><text:span text:style-name="Source_20_Text"><text:span text:style-name="T196">. Después, deberá colocarse</text:span></text:span><text:span text:style-name="Source_20_Text"><text:span text:style-name="T193"> </text:span></text:span><text:span text:style-name="Source_20_Text"><text:span text:style-name="T196">la</text:span></text:span><text:span text:style-name="Source_20_Text"><text:span text:style-name="T193"> </text:span></text:span><text:span text:style-name="Source_20_Text"><text:span text:style-name="T198">instrucción o </text:span></text:span><text:span text:style-name="Source_20_Text"><text:span text:style-name="T200">el bloque de</text:span></text:span><text:span text:style-name="Source_20_Text"><text:span text:style-name="T198"> instrucciones</text:span></text:span><text:span text:style-name="Source_20_Text"><text:span text:style-name="T193"> a ejecutar </text:span></text:span><text:span text:style-name="Source_20_Text"><text:span text:style-name="T201">como consecuencia</text:span></text:span><text:span text:style-name="Source_20_Text"><text:span text:style-name="T194"> de que </text:span></text:span><text:span text:style-name="Source_20_Text"><text:span text:style-name="T196">la</text:span></text:span><text:span text:style-name="Source_20_Text"><text:span text:style-name="T194"> condición </text:span></text:span><text:span text:style-name="Source_20_Text"><text:span text:style-name="T196">lógica</text:span></text:span><text:span text:style-name="Source_20_Text"><text:span text:style-name="T194"> se </text:span></text:span><text:span text:style-name="Source_20_Text"><text:span text:style-name="T201">haya cumplido, es decir, </text:span></text:span><text:span text:style-name="Source_20_Text"><text:span text:style-name="T203">que la prueba resulte</text:span></text:span><text:span text:style-name="Source_20_Text"><text:span text:style-name="T201"> verdadera (</text:span></text:span><text:span text:style-name="Source_20_Text"><text:span text:style-name="T559">TRUE</text:span></text:span><text:span text:style-name="Source_20_Text"><text:span text:style-name="T201">)</text:span></text:span><text:span text:style-name="Source_20_Text"><text:span text:style-name="T193">. </text:span></text:span><text:span text:style-name="Source_20_Text"><text:span text:style-name="T196">Para conseguir la ejecución de más de una expresión, las instrucciones </text:span></text:span><text:span text:style-name="Source_20_Text"><text:span text:style-name="T194">deberán encerrarse entre operadores de composición de bloques de código</text:span></text:span><text:span text:style-name="Source_20_Text"><text:span text:style-name="T427"> </text:span></text:span><text:span text:style-name="Source_20_Text"><text:span text:style-name="T428">(</text:span></text:span><text:span text:style-name="Source_20_Text"><text:span text:style-name="T427"> </text:span></text:span><text:span text:style-name="Source_20_Text"><text:span text:style-name="T286">{</text:span></text:span><text:span text:style-name="Source_20_Text"><text:span text:style-name="T427"> , </text:span></text:span><text:span text:style-name="Source_20_Text"><text:span text:style-name="T286">}</text:span></text:span><text:span text:style-name="Source_20_Text"><text:span text:style-name="T427"> ).</text:span></text:span><text:span text:style-name="Source_20_Text"><text:span text:style-name="T193"> </text:span></text:span><text:span text:style-name="Source_20_Text"><text:span text:style-name="T196">La evaluación de</text:span></text:span><text:span text:style-name="Source_20_Text"><text:span text:style-name="T171"> la condición </text:span></text:span><text:span text:style-name="Source_20_Text"><text:span text:style-name="T178">lógica</text:span></text:span><text:span text:style-name="Source_20_Text"><text:span text:style-name="T171"> deberá </text:span></text:span><text:span text:style-name="Source_20_Text"><text:span text:style-name="T194">devolver</text:span></text:span><text:span text:style-name="Source_20_Text"><text:span text:style-name="T171"> un </text:span></text:span><text:span text:style-name="Source_20_Text"><text:span text:style-name="T194">resultado con una</text:span></text:span><text:span text:style-name="Source_20_Text"><text:span text:style-name="T171"> </text:span></text:span><text:span text:style-name="Source_20_Text"><text:span text:style-name="T580">longitud</text:span></text:span><text:span text:style-name="Source_20_Text"><text:span text:style-name="T171"> igual a </text:span></text:span><text:span text:style-name="Source_20_Text"><text:span text:style-name="T180">uno (1)</text:span></text:span><text:span text:style-name="Source_20_Text"><text:span text:style-name="T171">, de lo contrario sólo </text:span></text:span><text:span text:style-name="Source_20_Text"><text:span text:style-name="T180">se utilizará el primer elemento d</text:span></text:span><text:span text:style-name="Source_20_Text"><text:span text:style-name="T192">el vector</text:span></text:span><text:span text:style-name="Source_20_Text"><text:span text:style-name="T180"> lógic</text:span></text:span><text:span text:style-name="Source_20_Text"><text:span text:style-name="T192">o</text:span></text:span><text:span text:style-name="Source_20_Text"><text:span text:style-name="T180"> </text:span></text:span><text:span text:style-name="Source_20_Text"><text:span text:style-name="T182">y </text:span></text:span><text:span text:style-name="Source_20_Text"><text:span text:style-name="T174">se</text:span></text:span><text:span text:style-name="Source_20_Text"><text:span text:style-name="T171"> </text:span></text:span><text:span text:style-name="Source_20_Text"><text:span text:style-name="T174">de</text:span></text:span><text:span text:style-name="Source_20_Text"><text:span text:style-name="T192">splegará</text:span></text:span><text:span text:style-name="Source_20_Text"><text:span text:style-name="T171"> una advertencia</text:span></text:span><text:span text:style-name="Source_20_Text"><text:span text:style-name="T180">. </text:span></text:span><text:span text:style-name="Source_20_Text"><text:span text:style-name="T359">La sintaxis </text:span></text:span><text:span text:style-name="Source_20_Text"><text:span text:style-name="T368">sugerida </text:span></text:span><text:span text:style-name="Source_20_Text"><text:span text:style-name="T359">para la estructura </text:span></text:span><text:span text:style-name="Source_20_Text"><text:span text:style-name="T522">si-entonces</text:span></text:span><text:span text:style-name="Source_20_Text"><text:span text:style-name="T379"> </text:span></text:span><text:span text:style-name="Source_20_Text"><text:span text:style-name="T380">es:</text:span></text:span></text:p>
      <text:p text:style-name="P34"><text:span text:style-name="Source_20_Text"><text:span text:style-name="T322"><text:tab/>if( </text:span></text:span><text:span text:style-name="Variable"><text:span text:style-name="T323">condici</text:span></text:span><text:span text:style-name="Variable"><text:span text:style-name="T307">ón_</text:span></text:span><text:span text:style-name="Variable"><text:span text:style-name="T317">lógica</text:span></text:span><text:span text:style-name="Source_20_Text"><text:span text:style-name="T322"> ) </text:span></text:span><text:span text:style-name="Source_20_Text"><text:span text:style-name="T323">{</text:span></text:span></text:p>
      <text:p text:style-name="P99"><text:span text:style-name="Source_20_Text"><text:span text:style-name="T306"><text:tab/> <text:s text:c="3"/></text:span></text:span><text:span text:style-name="Variable"><text:span text:style-name="T331">expresión_</text:span></text:span><text:span text:style-name="Variable"><text:span text:style-name="T332">consecuencia</text:span></text:span></text:p>
      <text:p text:style-name="P34"><text:span text:style-name="Variable"><text:span text:style-name="T307"><text:tab/>}</text:span></text:span></text:p>
      <text:p text:style-name="P34"><text:span text:style-name="Variable"><text:span text:style-name="T263"/></text:span></text:p>
      <text:p text:style-name="P114"><text:span text:style-name="Source_20_Text"><text:span text:style-name="T195">Aunque la longitud del resultado de </text:span></text:span><text:span text:style-name="Source_20_Text"><text:span text:style-name="T197">evaluar</text:span></text:span><text:span text:style-name="Source_20_Text"><text:span text:style-name="T195"> la expresión lógica deb</text:span></text:span><text:span text:style-name="Source_20_Text"><text:span text:style-name="T199">e</text:span></text:span><text:span text:style-name="Source_20_Text"><text:span text:style-name="T195"> ser igual a uno, l</text:span></text:span><text:span text:style-name="Source_20_Text"><text:span text:style-name="T184">a condición lógica </text:span></text:span><text:span text:style-name="Source_20_Text"><text:span text:style-name="T187">podrá</text:span></text:span><text:span text:style-name="Source_20_Text"><text:span text:style-name="T185"> comprobar si más de un</text:span></text:span><text:span text:style-name="Source_20_Text"><text:span text:style-name="T184"> requerimiento se cumple, </text:span></text:span><text:span text:style-name="Source_20_Text"><text:span text:style-name="T187">es decir, </text:span></text:span><text:span text:style-name="Source_20_Text"><text:span text:style-name="T197">se podrán </text:span></text:span><text:span text:style-name="Source_20_Text"><text:span text:style-name="T187">concatenar varias condiciones </text:span></text:span><text:span text:style-name="Source_20_Text"><text:span text:style-name="T197">lógicas dentro de los paréntesis</text:span></text:span><text:span text:style-name="Source_20_Text"><text:span text:style-name="T184">. Para estas situaciones, se recomienda utilizar los </text:span></text:span><text:span text:style-name="Source_20_Text"><text:span text:style-name="T578">operadores </text:span></text:span><text:span text:style-name="Source_20_Text"><text:span text:style-name="T579">lógicos</text:span></text:span><text:span text:style-name="Source_20_Text"><text:span text:style-name="T578"> de cortocircuito</text:span></text:span><text:span text:style-name="Source_20_Text"><text:span text:style-name="T184">, </text:span></text:span><text:span text:style-name="Source_20_Text"><text:span text:style-name="T185">ya sea el</text:span></text:span><text:span text:style-name="Source_20_Text"><text:span text:style-name="T184"> de intersección ( </text:span></text:span><text:span text:style-name="Source_20_Text"><text:span text:style-name="T278">&amp;&amp;</text:span></text:span><text:span text:style-name="Source_20_Text"><text:span text:style-name="T184"> ) </text:span></text:span><text:span text:style-name="Source_20_Text"><text:span text:style-name="T185">o el de</text:span></text:span><text:span text:style-name="Source_20_Text"><text:span text:style-name="T184"> unión ( </text:span></text:span><text:span text:style-name="Source_20_Text"><text:span text:style-name="T278">||</text:span></text:span><text:span text:style-name="Source_20_Text"><text:span text:style-name="T184"> ) pues, en primer lugar, garantiz</text:span></text:span><text:span text:style-name="Source_20_Text"><text:span text:style-name="T202">ará</text:span></text:span><text:span text:style-name="Source_20_Text"><text:span text:style-name="T184">n que la </text:span></text:span><text:span text:style-name="Source_20_Text"><text:span text:style-name="T202">evaluación</text:span></text:span><text:span text:style-name="Source_20_Text"><text:span text:style-name="T184"> </text:span></text:span><text:span text:style-name="Source_20_Text"><text:span text:style-name="T202">devuelva</text:span></text:span><text:span text:style-name="Source_20_Text"><text:span text:style-name="T184"> un solo valor lógico y, en segundo término, la evaluación </text:span></text:span><text:span text:style-name="Source_20_Text"><text:span text:style-name="T186">será</text:span></text:span><text:span text:style-name="Source_20_Text"><text:span text:style-name="T184"> más rápida que las versiones para vectores de los operadores lógicos de intersección ( &amp; ) y unión ( | ).</text:span></text:span><text:span text:style-name="Source_20_Text"><text:span text:style-name="T393"> </text:span></text:span><text:span text:style-name="Source_20_Text"><text:span text:style-name="T430">Para más información, consulte la </text:span></text:span><text:span text:style-name="Source_20_Text"><text:span text:style-name="T431">sección </text:span></text:span><text:span text:style-name="Source_20_Text"><text:span text:style-name="T531">Detalles</text:span></text:span><text:span text:style-name="Source_20_Text"><text:span text:style-name="T431"> de la</text:span></text:span><text:span text:style-name="Source_20_Text"><text:span text:style-name="T430"> página de ayuda sobre </text:span></text:span><text:span text:style-name="Source_20_Text"><text:span text:style-name="T431">los</text:span></text:span><text:span text:style-name="Source_20_Text"><text:span text:style-name="T430"> </text:span></text:span><text:span text:style-name="Source_20_Text"><text:span text:style-name="T586">operadores </text:span></text:span><text:span text:style-name="Source_20_Text"><text:span text:style-name="T587">lógicos</text:span></text:span><text:span text:style-name="Source_20_Text"><text:span text:style-name="T430">.</text:span></text:span></text:p>
      <text:p text:style-name="P113"><text:span text:style-name="Source_20_Text"><text:span text:style-name="T172">La </text:span></text:span><text:span text:style-name="Source_20_Text"><text:span text:style-name="T182">estructura</text:span></text:span><text:span text:style-name="Source_20_Text"><text:span text:style-name="T515"> si no-entonces </text:span></text:span><text:span text:style-name="Source_20_Text"><text:span text:style-name="T367">(</text:span></text:span><text:span text:style-name="Source_20_Text"><text:span text:style-name="T267">if</text:span></text:span><text:span text:style-name="Source_20_Text"><text:span text:style-name="T268">() ... else</text:span></text:span><text:span text:style-name="Source_20_Text"><text:span text:style-name="T367">)</text:span></text:span><text:span text:style-name="Source_20_Text"><text:span text:style-name="T356"> </text:span></text:span><text:span text:style-name="Source_20_Text"><text:span text:style-name="T351">funciona</text:span></text:span><text:span text:style-name="Source_20_Text"><text:span text:style-name="T365">r</text:span></text:span><text:span text:style-name="Source_20_Text"><text:span text:style-name="T423">á</text:span></text:span><text:span text:style-name="Source_20_Text"><text:span text:style-name="T351"> de manera similar a la</text:span></text:span><text:span text:style-name="Source_20_Text"><text:span text:style-name="T349"> estructura </text:span></text:span><text:span text:style-name="Source_20_Text"><text:span text:style-name="T522">si-entonces</text:span></text:span><text:span text:style-name="Source_20_Text"><text:span text:style-name="T350"> </text:span></text:span><text:span text:style-name="Source_20_Text"><text:span text:style-name="T355">ya que</text:span></text:span><text:span text:style-name="Source_20_Text"><text:span text:style-name="T354">, al igual que </text:span></text:span><text:span text:style-name="Source_20_Text"><text:span text:style-name="T373">é</text:span></text:span><text:span text:style-name="Source_20_Text"><text:span text:style-name="T354">sta,</text:span></text:span><text:span text:style-name="Source_20_Text"><text:span text:style-name="T171"> </text:span></text:span><text:span text:style-name="Source_20_Text"><text:span text:style-name="T169">evaluará </text:span></text:span><text:span text:style-name="Source_20_Text"><text:span text:style-name="T171">primero </text:span></text:span><text:span text:style-name="Source_20_Text"><text:span text:style-name="T176">la</text:span></text:span><text:span text:style-name="Source_20_Text"><text:span text:style-name="T169"> condición </text:span></text:span><text:span text:style-name="Source_20_Text"><text:span text:style-name="T178">lógica</text:span></text:span><text:span text:style-name="Source_20_Text"><text:span text:style-name="T169"> y, </text:span></text:span><text:span text:style-name="Source_20_Text"><text:span text:style-name="T170">si se cumple</text:span></text:span><text:span text:style-name="Source_20_Text"><text:span text:style-name="T169">,</text:span></text:span><text:span text:style-name="Source_20_Text"><text:span text:style-name="T172"> </text:span></text:span><text:span text:style-name="Source_20_Text"><text:span text:style-name="T169">ejecutará </text:span></text:span><text:span text:style-name="Source_20_Text"><text:span text:style-name="T170">la expresión inmediata siguiente.</text:span></text:span><text:span text:style-name="Source_20_Text"><text:span text:style-name="T350"> </text:span></text:span><text:span text:style-name="Source_20_Text"><text:span text:style-name="T352">La diferencia </text:span></text:span><text:span text:style-name="Source_20_Text"><text:span text:style-name="T364">principal</text:span></text:span><text:span text:style-name="Source_20_Text"><text:span text:style-name="T352"> </text:span></text:span><text:span text:style-name="Source_20_Text"><text:span text:style-name="T363">con </text:span></text:span><text:span text:style-name="Source_20_Text"><text:span text:style-name="T364">respecto a</text:span></text:span><text:span text:style-name="Source_20_Text"><text:span text:style-name="T363"> la estructura </text:span></text:span><text:span text:style-name="Source_20_Text"><text:span text:style-name="T516">si-entonces</text:span></text:span><text:span text:style-name="Source_20_Text"><text:span text:style-name="T352"> consiste en que la estructura </text:span></text:span><text:span text:style-name="Source_20_Text"><text:span text:style-name="T515">si no-entonces</text:span></text:span><text:span text:style-name="Source_20_Text"><text:span text:style-name="T351"> permit</text:span></text:span><text:span text:style-name="Source_20_Text"><text:span text:style-name="T353">ir</text:span></text:span><text:span text:style-name="Source_20_Text"><text:span text:style-name="T372">á</text:span></text:span><text:span text:style-name="Source_20_Text"><text:span text:style-name="T351"> a</text:span></text:span><text:span text:style-name="Source_20_Text"><text:span text:style-name="T371">ñ</text:span></text:span><text:span text:style-name="Source_20_Text"><text:span text:style-name="T351">adir</text:span></text:span><text:span text:style-name="Source_20_Text"><text:span text:style-name="T350"> una </text:span></text:span><text:span text:style-name="Source_20_Text"><text:span text:style-name="T351">acci</text:span></text:span><text:span text:style-name="Source_20_Text"><text:span text:style-name="T371">ó</text:span></text:span><text:span text:style-name="Source_20_Text"><text:span text:style-name="T351">n</text:span></text:span><text:span text:style-name="Source_20_Text"><text:span text:style-name="T350"> </text:span></text:span><text:span text:style-name="Source_20_Text"><text:span text:style-name="T359">alternativa</text:span></text:span><text:span text:style-name="Source_20_Text"><text:span text:style-name="T350"> </text:span></text:span><text:span text:style-name="Source_20_Text"><text:span text:style-name="T547">—</text:span></text:span><text:span text:style-name="Source_20_Text"><text:span text:style-name="T355">en vez de pasar directamente </text:span></text:span><text:span text:style-name="Source_20_Text"><text:span text:style-name="T358">el control</text:span></text:span><text:span text:style-name="Source_20_Text"><text:span text:style-name="T355"> al resto del c</text:span></text:span><text:span text:style-name="Source_20_Text"><text:span text:style-name="T374">ó</text:span></text:span><text:span text:style-name="Source_20_Text"><text:span text:style-name="T355">digo</text:span></text:span><text:span text:style-name="Source_20_Text"><text:span text:style-name="T547">—</text:span></text:span><text:span text:style-name="Source_20_Text"><text:span text:style-name="T350"> en caso de que no se cumpla la condici</text:span></text:span><text:span text:style-name="Source_20_Text"><text:span text:style-name="T370">ó</text:span></text:span><text:span text:style-name="Source_20_Text"><text:span text:style-name="T350">n </text:span></text:span><text:span text:style-name="Source_20_Text"><text:span text:style-name="T368">l</text:span></text:span><text:span text:style-name="Source_20_Text"><text:span text:style-name="T432">ó</text:span></text:span><text:span text:style-name="Source_20_Text"><text:span text:style-name="T368">gica</text:span></text:span><text:span text:style-name="Source_20_Text"><text:span text:style-name="T350"> establecida. </text:span></text:span><text:span text:style-name="Source_20_Text"><text:span text:style-name="T351">Para a</text:span></text:span><text:span text:style-name="Source_20_Text"><text:span text:style-name="T371">ñ</text:span></text:span><text:span text:style-name="Source_20_Text"><text:span text:style-name="T351">adir esta acci</text:span></text:span><text:span text:style-name="Source_20_Text"><text:span text:style-name="T371">ó</text:span></text:span><text:span text:style-name="Source_20_Text"><text:span text:style-name="T351">n, se deber</text:span></text:span><text:span text:style-name="Source_20_Text"><text:span text:style-name="T371">á</text:span></text:span><text:span text:style-name="Source_20_Text"><text:span text:style-name="T351"> colocar la cl</text:span></text:span><text:span text:style-name="Source_20_Text"><text:span text:style-name="T371">á</text:span></text:span><text:span text:style-name="Source_20_Text"><text:span text:style-name="T351">usula </text:span></text:span><text:span text:style-name="Source_20_Text"><text:span text:style-name="T269">else</text:span></text:span><text:span text:style-name="Source_20_Text"><text:span text:style-name="T351"> </text:span></text:span><text:span text:style-name="Source_20_Text"><text:span text:style-name="T358">(</text:span></text:span><text:span text:style-name="Source_20_Text"><text:span text:style-name="T386">«</text:span></text:span><text:span text:style-name="Source_20_Text"><text:span text:style-name="T362">SI NO-ENTONCES</text:span></text:span><text:span text:style-name="Source_20_Text"><text:span text:style-name="T386">»</text:span></text:span><text:span text:style-name="Source_20_Text"><text:span text:style-name="T379">) </text:span></text:span><text:span text:style-name="Source_20_Text"><text:span text:style-name="T351">despu</text:span></text:span><text:span text:style-name="Source_20_Text"><text:span text:style-name="T371">é</text:span></text:span><text:span text:style-name="Source_20_Text"><text:span text:style-name="T351">s del final de</text:span></text:span><text:span text:style-name="Source_20_Text"><text:span text:style-name="T359">l bloque de</text:span></text:span><text:span text:style-name="Source_20_Text"><text:span text:style-name="T351"> la </text:span></text:span><text:span text:style-name="Source_20_Text"><text:span text:style-name="T352">primer</text:span></text:span><text:span text:style-name="Source_20_Text"><text:span text:style-name="T357">a</text:span></text:span><text:span text:style-name="Source_20_Text"><text:span text:style-name="T352"> expresi</text:span></text:span><text:span text:style-name="Source_20_Text"><text:span text:style-name="T375">ó</text:span></text:span><text:span text:style-name="Source_20_Text"><text:span text:style-name="T352">n </text:span></text:span><text:span text:style-name="Source_20_Text"><text:span text:style-name="T359">o expresiones</text:span></text:span><text:span text:style-name="Source_20_Text"><text:span text:style-name="T351">. </text:span></text:span><text:span text:style-name="Source_20_Text"><text:span text:style-name="T353">L</text:span></text:span><text:span text:style-name="Source_20_Text"><text:span text:style-name="T375">a expresión alternativa </text:span></text:span><text:span text:style-name="Source_20_Text"><text:span text:style-name="T372">será evaluada</text:span></text:span><text:span text:style-name="Source_20_Text"><text:span text:style-name="T375"> siempre y </text:span></text:span><text:span text:style-name="Source_20_Text"><text:span text:style-name="T352">c</text:span></text:span><text:span text:style-name="Source_20_Text"><text:span text:style-name="T351">uando se </text:span></text:span><text:span text:style-name="Source_20_Text"><text:span text:style-name="T358">haya a</text:span></text:span><text:span text:style-name="Source_20_Text"><text:span text:style-name="T379">ñ</text:span></text:span><text:span text:style-name="Source_20_Text"><text:span text:style-name="T358">adido</text:span></text:span><text:span text:style-name="Source_20_Text"><text:span text:style-name="T351"> </text:span></text:span><text:span text:style-name="Source_20_Text"><text:span text:style-name="T358">la</text:span></text:span><text:span text:style-name="Source_20_Text"><text:span text:style-name="T351"> cl</text:span></text:span><text:span text:style-name="Source_20_Text"><text:span text:style-name="T371">á</text:span></text:span><text:span text:style-name="Source_20_Text"><text:span text:style-name="T351">usula </text:span></text:span><text:span text:style-name="Source_20_Text"><text:span text:style-name="T269">else</text:span></text:span><text:span text:style-name="Source_20_Text"><text:span text:style-name="T351"> </text:span></text:span><text:span text:style-name="Source_20_Text"><text:span text:style-name="T364">y no se haya cumplido la condici</text:span></text:span><text:span text:style-name="Source_20_Text"><text:span text:style-name="T421">ó</text:span></text:span><text:span text:style-name="Source_20_Text"><text:span text:style-name="T364">n l</text:span></text:span><text:span text:style-name="Source_20_Text"><text:span text:style-name="T421">ó</text:span></text:span><text:span text:style-name="Source_20_Text"><text:span text:style-name="T364">gica inicial</text:span></text:span><text:span text:style-name="Source_20_Text"><text:span text:style-name="T351">. </text:span></text:span><text:span text:style-name="Source_20_Text"><text:span text:style-name="T359">La sintaxis </text:span></text:span><text:span text:style-name="Source_20_Text"><text:span text:style-name="T368">sugerida </text:span></text:span><text:span text:style-name="Source_20_Text"><text:span text:style-name="T359">para </text:span></text:span><text:span text:style-name="Source_20_Text"><text:span text:style-name="T360">esta estructura</text:span></text:span><text:span text:style-name="Source_20_Text"><text:span text:style-name="T379"> </text:span></text:span><text:span text:style-name="Source_20_Text"><text:span text:style-name="T380">es:</text:span></text:span></text:p>
      <text:p text:style-name="P100"><text:span text:style-name="Source_20_Text"><text:span text:style-name="T322"><text:tab/>if( </text:span></text:span><text:span text:style-name="Variable"><text:span text:style-name="T307">condición_</text:span></text:span><text:span text:style-name="Variable"><text:span text:style-name="T317">lógica</text:span></text:span><text:span text:style-name="Source_20_Text"><text:span text:style-name="T322"> ) </text:span></text:span><text:span text:style-name="Source_20_Text"><text:span text:style-name="T323">{</text:span></text:span></text:p>
      <text:p text:style-name="P61"><text:span text:style-name="T685"><text:tab/> <text:s text:c="3"/></text:span><text:span text:style-name="Variable"><text:span text:style-name="T686">expresi</text:span></text:span><text:span text:style-name="Variable"><text:span text:style-name="T688">ón_</text:span></text:span><text:span text:style-name="Variable"><text:span text:style-name="T689">consecuencia</text:span></text:span></text:p>
      <text:p text:style-name="P65"><text:span text:style-name="T747"><text:tab/>} </text:span>else <text:span text:style-name="T747">{</text:span></text:p>
      <text:p text:style-name="P61"><text:span text:style-name="T685"><text:tab/> <text:s text:c="3"/></text:span><text:span text:style-name="Variable"><text:span text:style-name="T686">expresi</text:span></text:span><text:span text:style-name="Variable"><text:span text:style-name="T688">ón_</text:span></text:span><text:span text:style-name="Variable"><text:span text:style-name="T689">alternativa</text:span></text:span></text:p>
      <text:p text:style-name="P62"><text:span text:style-name="Variable"><text:span text:style-name="T686"><text:tab/>}</text:span></text:span></text:p>
      <text:p text:style-name="P62"><text:span text:style-name="Source_20_Text"><text:span text:style-name="T372"/></text:span></text:p>
      <text:p text:style-name="P52"><text:span text:style-name="Source_20_Text"><text:span text:style-name="T372">Dentro </text:span></text:span><text:span text:style-name="Source_20_Text"><text:span text:style-name="T383">de un bloque de expresiones </text:span></text:span><text:span text:style-name="Source_20_Text"><text:span text:style-name="T530">si-entonces</text:span></text:span><text:span text:style-name="Source_20_Text"><text:span text:style-name="T383"> </text:span></text:span><text:span text:style-name="Source_20_Text"><text:span text:style-name="T421">( </text:span></text:span><text:span text:style-name="Source_20_Text"><text:span text:style-name="T275">if()</text:span></text:span><text:span text:style-name="Source_20_Text"><text:span text:style-name="T421"> ) también</text:span></text:span><text:span text:style-name="Source_20_Text"><text:span text:style-name="T372"> pod</text:span></text:span><text:span text:style-name="Source_20_Text"><text:span text:style-name="T383">rá</text:span></text:span><text:span text:style-name="Source_20_Text"><text:span text:style-name="T372"> añadir</text:span></text:span><text:span text:style-name="Source_20_Text"><text:span text:style-name="T421">se</text:span></text:span><text:span text:style-name="Source_20_Text"><text:span text:style-name="T372">, </text:span></text:span><text:span text:style-name="Source_20_Text"><text:span text:style-name="T383">a su vez,</text:span></text:span><text:span text:style-name="Source_20_Text"><text:span text:style-name="T372"> una </text:span></text:span><text:span text:style-name="Source_20_Text"><text:span text:style-name="T383">nueva </text:span></text:span><text:span text:style-name="Source_20_Text"><text:span text:style-name="T387">estructura </text:span></text:span><text:span text:style-name="Source_20_Text"><text:span text:style-name="T530">si-entonces</text:span></text:span><text:span text:style-name="Source_20_Text"><text:span text:style-name="T372"> </text:span></text:span><text:span text:style-name="Source_20_Text"><text:span text:style-name="T421">o una estructura </text:span></text:span><text:span text:style-name="Source_20_Text"><text:span text:style-name="T530">si no-entonces</text:span></text:span><text:span text:style-name="Source_20_Text"><text:span text:style-name="T421"> <text:s/>( </text:span></text:span><text:span text:style-name="Source_20_Text"><text:span text:style-name="T275">if()</text:span></text:span><text:span text:style-name="Source_20_Text"><text:span text:style-name="T285"> ... else()</text:span></text:span><text:span text:style-name="Source_20_Text"><text:span text:style-name="T421"> ) </text:span></text:span><text:span text:style-name="Source_20_Text"><text:span text:style-name="T383">con su propio bloque de código, </text:span></text:span><text:span text:style-name="Source_20_Text"><text:span text:style-name="T421">por ejemplo:</text:span></text:span><text:span text:style-name="Source_20_Text"><text:span text:style-name="T372"> </text:span></text:span></text:p>
      <text:p text:style-name="P55"><text:span text:style-name="Source_20_Text"><text:span text:style-name="T322"><text:tab/>if ( </text:span></text:span><text:span text:style-name="Variable"><text:span text:style-name="T549">c</text:span></text:span><text:span text:style-name="Variable"><text:span text:style-name="T323">ondici</text:span></text:span><text:span text:style-name="Variable"><text:span text:style-name="T307">ón_</text:span></text:span><text:span text:style-name="Variable"><text:span text:style-name="T308">1</text:span></text:span><text:span text:style-name="Source_20_Text"><text:span text:style-name="T322"> ) </text:span></text:span><text:span text:style-name="Source_20_Text"><text:span text:style-name="T323">{</text:span></text:span></text:p>
      <text:p text:style-name="P63"><text:span text:style-name="Variable"><text:span text:style-name="T686"><text:tab/> <text:s text:c="3"/>expresión_</text:span></text:span><text:span text:style-name="Variable"><text:span text:style-name="T687">1</text:span></text:span></text:p>
      <text:p text:style-name="P63"><text:span text:style-name="T685"><text:tab/> <text:s text:c="3"/></text:span><text:span text:style-name="Source_20_Text"><text:span text:style-name="T322">if ( </text:span></text:span><text:span text:style-name="Variable"><text:span text:style-name="T323">condici</text:span></text:span><text:span text:style-name="Variable"><text:span text:style-name="T307">ón_</text:span></text:span><text:span text:style-name="Variable"><text:span text:style-name="T308">2</text:span></text:span><text:span text:style-name="Source_20_Text"><text:span text:style-name="T322"> ) </text:span></text:span><text:span text:style-name="Source_20_Text"><text:span text:style-name="T323">{</text:span></text:span></text:p>
      <text:p text:style-name="P37"><text:span text:style-name="Source_20_Text"><text:span text:style-name="T306"><text:tab/> <text:s text:c="3"/><text:tab/> <text:s/></text:span></text:span><text:span text:style-name="Variable"><text:span text:style-name="T307">expresión_</text:span></text:span><text:span text:style-name="Variable"><text:span text:style-name="T308">2</text:span></text:span></text:p>
      <text:p text:style-name="P63"><text:soft-page-break/><text:span text:style-name="Variable"><text:span text:style-name="T307"><text:tab/> <text:s text:c="3"/>} </text:span></text:span><text:span text:style-name="Variable"><text:span text:style-name="T308">else {</text:span></text:span></text:p>
      <text:p text:style-name="P63"><text:span text:style-name="Variable"><text:span text:style-name="T308"><text:tab/><text:tab/> <text:s/>expresión_</text:span></text:span><text:span text:style-name="Variable"><text:span text:style-name="T309">3</text:span></text:span></text:p>
      <text:p text:style-name="P63"><text:span text:style-name="Variable"><text:span text:style-name="T308"><text:tab/> <text:s text:c="3"/></text:span></text:span><text:span text:style-name="Variable"><text:span text:style-name="T309">}</text:span></text:span></text:p>
      <text:p text:style-name="P67"><text:tab/>}</text:p>
      <text:p text:style-name="P67"/>
      <text:p text:style-name="P54"><text:span text:style-name="Source_20_Text"><text:span text:style-name="T378">De incluirse, l</text:span></text:span><text:span text:style-name="Source_20_Text"><text:span text:style-name="T372">a cláusula </text:span></text:span><text:span text:style-name="Source_20_Text"><text:span text:style-name="T386">«</text:span></text:span><text:span text:style-name="Source_20_Text"><text:span text:style-name="T362">SI NO-ENTONCES</text:span></text:span><text:span text:style-name="Source_20_Text"><text:span text:style-name="T386">»</text:span></text:span><text:span text:style-name="Source_20_Text"><text:span text:style-name="T372"> </text:span></text:span><text:span text:style-name="Source_20_Text"><text:span text:style-name="T422">(</text:span></text:span><text:span text:style-name="Source_20_Text"><text:span text:style-name="T275">else</text:span></text:span><text:span text:style-name="Source_20_Text"><text:span text:style-name="T284">)</text:span></text:span><text:span text:style-name="Source_20_Text"><text:span text:style-name="T372"> siempre irá unida a </text:span></text:span><text:span text:style-name="Source_20_Text"><text:span text:style-name="T429">la</text:span></text:span><text:span text:style-name="Source_20_Text"><text:span text:style-name="T193"> cláusula</text:span></text:span><text:span text:style-name="Source_20_Text"><text:span text:style-name="T422"> </text:span></text:span><text:span text:style-name="Source_20_Text"><text:span text:style-name="T550">«</text:span></text:span><text:span text:style-name="Source_20_Text"><text:span text:style-name="T193">SI-CONDICIONAL</text:span></text:span><text:span text:style-name="Source_20_Text"><text:span text:style-name="T550">»</text:span></text:span><text:span text:style-name="Source_20_Text"><text:span text:style-name="T193"> ( </text:span></text:span><text:span text:style-name="Source_20_Text"><text:span text:style-name="T275">if()</text:span></text:span><text:span text:style-name="Source_20_Text"><text:span text:style-name="T422"> </text:span></text:span><text:span text:style-name="Source_20_Text"><text:span text:style-name="T193">)</text:span></text:span><text:span text:style-name="Source_20_Text"><text:span text:style-name="T429"> </text:span></text:span><text:span text:style-name="Source_20_Text"><text:span text:style-name="T372">anterior más próxim</text:span></text:span><text:span text:style-name="Source_20_Text"><text:span text:style-name="T429">a</text:span></text:span><text:span text:style-name="Source_20_Text"><text:span text:style-name="T372">. </text:span></text:span><text:span text:style-name="Source_20_Text"><text:span text:style-name="T376">Advierta que </text:span></text:span><text:span text:style-name="Source_20_Text"><text:span text:style-name="T381">las</text:span></text:span><text:span text:style-name="Source_20_Text"><text:span text:style-name="T376"> </text:span></text:span><text:span text:style-name="Source_20_Text"><text:span text:style-name="T584">llaves de apertura</text:span></text:span><text:span text:style-name="Source_20_Text"><text:span text:style-name="T372"> </text:span></text:span><text:span text:style-name="Source_20_Text"><text:span text:style-name="T377">( </text:span></text:span><text:span text:style-name="Source_20_Text"><text:span text:style-name="T276">{</text:span></text:span><text:span text:style-name="Source_20_Text"><text:span text:style-name="T377"> )</text:span></text:span><text:span text:style-name="Source_20_Text"><text:span text:style-name="T372"> </text:span></text:span><text:span text:style-name="Source_20_Text"><text:span text:style-name="T584">y </text:span></text:span><text:span text:style-name="Source_20_Text"><text:span text:style-name="T585">de </text:span></text:span><text:span text:style-name="Source_20_Text"><text:span text:style-name="T584">cierre</text:span></text:span><text:span text:style-name="Source_20_Text"><text:span text:style-name="T372"> </text:span></text:span><text:span text:style-name="Source_20_Text"><text:span text:style-name="T377">( </text:span></text:span><text:span text:style-name="Source_20_Text"><text:span text:style-name="T276">}</text:span></text:span><text:span text:style-name="Source_20_Text"><text:span text:style-name="T371"> </text:span></text:span><text:span text:style-name="Source_20_Text"><text:span text:style-name="T391">) </text:span></text:span><text:span text:style-name="Source_20_Text"><text:span text:style-name="T376">a</text:span></text:span><text:span text:style-name="Source_20_Text"><text:span text:style-name="T175">lrededor de las expresiones después de la</text:span></text:span><text:span text:style-name="Source_20_Text"><text:span text:style-name="T177">s</text:span></text:span><text:span text:style-name="Source_20_Text"><text:span text:style-name="T175"> cláusula</text:span></text:span><text:span text:style-name="Source_20_Text"><text:span text:style-name="T177">s</text:span></text:span><text:span text:style-name="Source_20_Text"><text:span text:style-name="T175"> </text:span></text:span><text:span text:style-name="Source_20_Text"><text:span text:style-name="T274">if()</text:span></text:span><text:span text:style-name="Source_20_Text"><text:span text:style-name="T175"> y </text:span></text:span><text:span text:style-name="Source_20_Text"><text:span text:style-name="T270">else</text:span></text:span><text:span text:style-name="Source_20_Text"><text:span text:style-name="T381"> serán necesarias </text:span></text:span><text:span text:style-name="Source_20_Text"><text:span text:style-name="T361">s</text:span></text:span><text:span text:style-name="Source_20_Text"><text:span text:style-name="T381">ólo cuando se </text:span></text:span><text:span text:style-name="Source_20_Text"><text:span text:style-name="T402">desee evaluar</text:span></text:span><text:span text:style-name="Source_20_Text"><text:span text:style-name="T383"> un bloque con varias expresiones</text:span></text:span><text:span text:style-name="Source_20_Text"><text:span text:style-name="T376">.</text:span></text:span><text:span text:style-name="Source_20_Text"><text:span text:style-name="T175"> </text:span></text:span><text:span text:style-name="Source_20_Text"><text:span text:style-name="T372">Aunque las </text:span></text:span><text:span text:style-name="Source_20_Text"><text:span text:style-name="T388">estructuras</text:span></text:span><text:span text:style-name="Source_20_Text"><text:span text:style-name="T372"> </text:span></text:span><text:span text:style-name="Source_20_Text"><text:span text:style-name="T520">si-entonces</text:span></text:span><text:span text:style-name="Source_20_Text"><text:span text:style-name="T372"> y </text:span></text:span><text:span text:style-name="Source_20_Text"><text:span text:style-name="T520">si no-entonces</text:span></text:span><text:span text:style-name="Source_20_Text"><text:span text:style-name="T372"> pueden escribirse sin </text:span></text:span><text:span text:style-name="Source_20_Text"><text:span text:style-name="T584">llaves de apertura</text:span></text:span><text:span text:style-name="Source_20_Text"><text:span text:style-name="T372"> </text:span></text:span><text:span text:style-name="Source_20_Text"><text:span text:style-name="T377">( </text:span></text:span><text:span text:style-name="Source_20_Text"><text:span text:style-name="T276">{</text:span></text:span><text:span text:style-name="Source_20_Text"><text:span text:style-name="T377"> )</text:span></text:span><text:span text:style-name="Source_20_Text"><text:span text:style-name="T372"> y </text:span></text:span><text:span text:style-name="Source_20_Text"><text:span text:style-name="T585">de</text:span></text:span><text:span text:style-name="Source_20_Text"><text:span text:style-name="T584"> cierre</text:span></text:span><text:span text:style-name="Source_20_Text"><text:span text:style-name="T372"> </text:span></text:span><text:span text:style-name="Source_20_Text"><text:span text:style-name="T377">( </text:span></text:span><text:span text:style-name="Source_20_Text"><text:span text:style-name="T276">}</text:span></text:span><text:span text:style-name="Source_20_Text"><text:span text:style-name="T377"> ) </text:span></text:span><text:span text:style-name="Source_20_Text"><text:span text:style-name="T406">si</text:span></text:span><text:span text:style-name="Source_20_Text"><text:span text:style-name="T381"> después de ellas </text:span></text:span><text:span text:style-name="Source_20_Text"><text:span text:style-name="T406">sólo se evalúa</text:span></text:span><text:span text:style-name="Source_20_Text"><text:span text:style-name="T404"> </text:span></text:span><text:span text:style-name="Source_20_Text"><text:span text:style-name="T381">una expresión</text:span></text:span><text:span text:style-name="Source_20_Text"><text:span text:style-name="T372">, se recomienda </text:span></text:span><text:span text:style-name="Source_20_Text"><text:span text:style-name="T403">tener</text:span></text:span><text:span text:style-name="Source_20_Text"><text:span text:style-name="T377"> una actitud defensiva</text:span></text:span><text:span text:style-name="Source_20_Text"><text:span text:style-name="T372"> y utilizar</text:span></text:span><text:span text:style-name="Source_20_Text"><text:span text:style-name="T382"> siempre </text:span></text:span><text:span text:style-name="Source_20_Text"><text:span text:style-name="T383">estos delimitadores </text:span></text:span><text:span text:style-name="Source_20_Text"><text:span text:style-name="T404">al programar</text:span></text:span><text:span text:style-name="Source_20_Text"><text:span text:style-name="T372">. </text:span></text:span><text:span text:style-name="Source_20_Text"><text:span text:style-name="T382">Esto permitirá lograr un código más legible, </text:span></text:span><text:span text:style-name="Source_20_Text"><text:span text:style-name="T383">en particular cuando se aniden otras estructuras de control</text:span></text:span><text:span text:style-name="Source_20_Text"><text:span text:style-name="T382">. </text:span></text:span><text:span text:style-name="Source_20_Text"><text:span text:style-name="T400">En este sentido</text:span></text:span><text:span text:style-name="Source_20_Text"><text:span text:style-name="T175">, </text:span></text:span><text:span text:style-name="Source_20_Text"><text:span text:style-name="T189">no </text:span></text:span><text:span text:style-name="Source_20_Text"><text:span text:style-name="T177">debe</text:span></text:span><text:span text:style-name="Source_20_Text"><text:span text:style-name="T183">rá</text:span></text:span><text:span text:style-name="Source_20_Text"><text:span text:style-name="T177"> </text:span></text:span><text:span text:style-name="Source_20_Text"><text:span text:style-name="T189">introducirse</text:span></text:span><text:span text:style-name="Source_20_Text"><text:span text:style-name="T175"> un salto de línea </text:span></text:span><text:span text:style-name="Source_20_Text"><text:span text:style-name="T189">después de</text:span></text:span><text:span text:style-name="Source_20_Text"><text:span text:style-name="T175"> </text:span></text:span><text:span text:style-name="Source_20_Text"><text:span text:style-name="T190">una</text:span></text:span><text:span text:style-name="Source_20_Text"><text:span text:style-name="T175"> llave de cierre </text:span></text:span><text:span text:style-name="Source_20_Text"><text:span text:style-name="T177">( } )</text:span></text:span><text:span text:style-name="Source_20_Text"><text:span text:style-name="T175"> y </text:span></text:span><text:span text:style-name="Source_20_Text"><text:span text:style-name="T189">antes de colocar</text:span></text:span><text:span text:style-name="Source_20_Text"><text:span text:style-name="T175"> la </text:span></text:span><text:span text:style-name="Source_20_Text"><text:span text:style-name="T180">declaración</text:span></text:span><text:span text:style-name="Source_20_Text"><text:span text:style-name="T175"> </text:span></text:span><text:span text:style-name="Source_20_Text"><text:span text:style-name="T274">else</text:span></text:span><text:span text:style-name="Source_20_Text"><text:span text:style-name="T175"> para </text:span></text:span><text:span text:style-name="Source_20_Text"><text:span text:style-name="T181">prevenir</text:span></text:span><text:span text:style-name="Source_20_Text"><text:span text:style-name="T175"> error</text:span></text:span><text:span text:style-name="Source_20_Text"><text:span text:style-name="T179">es</text:span></text:span><text:span text:style-name="Source_20_Text"><text:span text:style-name="T175"> de sintaxis al utilizar la estructura </text:span></text:span><text:span text:style-name="Source_20_Text"><text:span text:style-name="T274">if() ... else</text:span></text:span><text:span text:style-name="Source_20_Text"><text:span text:style-name="T376">. </text:span></text:span><text:span text:style-name="Source_20_Text"><text:span text:style-name="T406">Tampoco deberá colocarse el operador de terminación de instrucciones ( </text:span></text:span><text:span text:style-name="Source_20_Text"><text:span text:style-name="T282">;</text:span></text:span><text:span text:style-name="Source_20_Text"><text:span text:style-name="T406"> ) después de </text:span></text:span><text:span text:style-name="Source_20_Text"><text:span text:style-name="T407">cualquiera de las llaves</text:span></text:span><text:span text:style-name="Source_20_Text"><text:span text:style-name="T406">.</text:span></text:span></text:p>
      <text:p text:style-name="P38"><text:span text:style-name="Source_20_Text"><text:span text:style-name="T384">Es posible convertir </text:span></text:span><text:span text:style-name="Source_20_Text"><text:span text:style-name="T385">una</text:span></text:span><text:span text:style-name="Source_20_Text"><text:span text:style-name="T384"> estructura de selección simple en una estructura de selección múltiple, es decir, en una estructura que permita elegir entre más de dos alternativas. Para lograrlo, </text:span></text:span><text:span text:style-name="Source_20_Text"><text:span text:style-name="T386">deberá</text:span></text:span><text:span text:style-name="Source_20_Text"><text:span text:style-name="T385"> agregar</text:span></text:span><text:span text:style-name="Source_20_Text"><text:span text:style-name="T386">se</text:span></text:span><text:span text:style-name="Source_20_Text"><text:span text:style-name="T385"> una </text:span></text:span><text:span text:style-name="Source_20_Text"><text:span text:style-name="T386">estructura</text:span></text:span><text:span text:style-name="Source_20_Text"><text:span text:style-name="T385"> </text:span></text:span><text:span text:style-name="Source_20_Text"><text:span text:style-name="T523">si-entonces</text:span></text:span><text:span text:style-name="Source_20_Text"><text:span text:style-name="T385"> o una </text:span></text:span><text:span text:style-name="Source_20_Text"><text:span text:style-name="T386">estructura</text:span></text:span><text:span text:style-name="Source_20_Text"><text:span text:style-name="T385"> </text:span></text:span><text:span text:style-name="Source_20_Text"><text:span text:style-name="T523">si no-entonces</text:span></text:span><text:span text:style-name="Source_20_Text"><text:span text:style-name="T385"> inmediatamente después de la cláusula </text:span></text:span><text:span text:style-name="Source_20_Text"><text:span text:style-name="T277">else</text:span></text:span><text:span text:style-name="Source_20_Text"><text:span text:style-name="T379">, </text:span></text:span><text:span text:style-name="Source_20_Text"><text:span text:style-name="T389">como se muestra a continuación:</text:span></text:span></text:p>
      <text:p text:style-name="P56"><text:span text:style-name="Source_20_Text"><text:span text:style-name="T322"><text:tab/>if ( </text:span></text:span><text:span text:style-name="Variable"><text:span text:style-name="T549">c</text:span></text:span><text:span text:style-name="Variable"><text:span text:style-name="T323">ondici</text:span></text:span><text:span text:style-name="Variable"><text:span text:style-name="T307">ón_</text:span></text:span><text:span text:style-name="Variable"><text:span text:style-name="T310">1</text:span></text:span><text:span text:style-name="Source_20_Text"><text:span text:style-name="T322"> ) </text:span></text:span><text:span text:style-name="Source_20_Text"><text:span text:style-name="T323">{</text:span></text:span></text:p>
      <text:p text:style-name="P64"><text:span text:style-name="T685"><text:tab/> <text:s text:c="3"/></text:span><text:span text:style-name="Variable"><text:span text:style-name="T686">expresi</text:span></text:span><text:span text:style-name="Variable"><text:span text:style-name="T688">ón_1</text:span></text:span></text:p>
      <text:p text:style-name="P66"><text:span text:style-name="T747"><text:tab/>} </text:span>else <text:span text:style-name="T749">if ( condición_</text:span><text:span text:style-name="T769">2</text:span><text:span text:style-name="T751"> ) </text:span><text:span text:style-name="T747">{</text:span></text:p>
      <text:p text:style-name="P64"><text:span text:style-name="T685"><text:tab/> <text:s text:c="3"/><text:tab/> <text:s text:c="4"/></text:span><text:span text:style-name="Variable"><text:span text:style-name="T686">expresi</text:span></text:span><text:span text:style-name="Variable"><text:span text:style-name="T688">ón_2</text:span></text:span></text:p>
      <text:p text:style-name="P56"><text:span text:style-name="Variable"><text:span text:style-name="T307"><text:tab/><text:tab/> } </text:span></text:span><text:span text:style-name="Variable"><text:span text:style-name="T310">else {</text:span></text:span></text:p>
      <text:p text:style-name="P56"><text:span text:style-name="Variable"><text:span text:style-name="T310"><text:tab/><text:tab/> <text:s text:c="4"/>expresión_</text:span></text:span><text:span text:style-name="Variable"><text:span text:style-name="T311">3</text:span></text:span></text:p>
      <text:p text:style-name="P56"><text:span text:style-name="Variable"><text:span text:style-name="T310"><text:tab/><text:tab/> }</text:span></text:span></text:p>
      <text:p text:style-name="P56"><text:span text:style-name="Variable"><text:span text:style-name="T310"/></text:span></text:p>
      <text:p text:style-name="P73"><text:span text:style-name="Source_20_Text"><text:span text:style-name="T394">Si bien no existe un límite al número de estructuras </text:span></text:span><text:span text:style-name="Source_20_Text"><text:span text:style-name="T526">si-entonces</text:span></text:span><text:span text:style-name="Source_20_Text"><text:span text:style-name="T394"> </text:span></text:span><text:span text:style-name="Source_20_Text"><text:span text:style-name="T397">o</text:span></text:span><text:span text:style-name="Source_20_Text"><text:span text:style-name="T394"> </text:span></text:span><text:span text:style-name="Source_20_Text"><text:span text:style-name="T526">si no-entonces</text:span></text:span><text:span text:style-name="Source_20_Text"><text:span text:style-name="T394"> que pueden anidarse</text:span></text:span><text:span text:style-name="Source_20_Text"><text:span text:style-name="T390">, </text:span></text:span><text:span text:style-name="Source_20_Text"><text:span text:style-name="T394">el encadenamiento de </text:span></text:span><text:span text:style-name="Source_20_Text"><text:span text:style-name="T399">demasiadas</text:span></text:span><text:span text:style-name="Source_20_Text"><text:span text:style-name="T394"> cláusulas </text:span></text:span><text:span text:style-name="Source_20_Text"><text:span text:style-name="T392">puede</text:span></text:span><text:span text:style-name="Source_20_Text"><text:span text:style-name="T394"> facilitar </text:span></text:span><text:span text:style-name="Source_20_Text"><text:span text:style-name="T395">que </text:span></text:span><text:span text:style-name="Source_20_Text"><text:span text:style-name="T399">se</text:span></text:span><text:span text:style-name="Source_20_Text"><text:span text:style-name="T395"> </text:span></text:span><text:span text:style-name="Source_20_Text"><text:span text:style-name="T401">produzcan</text:span></text:span><text:span text:style-name="Source_20_Text"><text:span text:style-name="T395"> errores. </text:span></text:span><text:span text:style-name="Source_20_Text"><text:span text:style-name="T405">En estos casos</text:span></text:span><text:span text:style-name="Source_20_Text"><text:span text:style-name="T397">,</text:span></text:span><text:span text:style-name="Source_20_Text"><text:span text:style-name="T396"> </text:span></text:span><text:span text:style-name="Source_20_Text"><text:span text:style-name="T405">pueden considerarse el uso de</text:span></text:span><text:span text:style-name="Source_20_Text"><text:span text:style-name="T396"> </text:span></text:span><text:span text:style-name="Source_20_Text"><text:span text:style-name="T398">otras </text:span></text:span><text:span text:style-name="Source_20_Text"><text:span text:style-name="T396">estructuras de </text:span></text:span><text:span text:style-name="Source_20_Text"><text:span text:style-name="T397">selección </text:span></text:span><text:span text:style-name="Source_20_Text"><text:span text:style-name="T405">múltiple</text:span></text:span><text:span text:style-name="Source_20_Text"><text:span text:style-name="T397"> </text:span></text:span><text:span text:style-name="Source_20_Text"><text:span text:style-name="T398">más </text:span></text:span><text:span text:style-name="Source_20_Text"><text:span text:style-name="T397">especializadas</text:span></text:span><text:span text:style-name="Source_20_Text"><text:span text:style-name="T395">. </text:span></text:span><text:span text:style-name="Source_20_Text"><text:span text:style-name="T397">Por ejemplo</text:span></text:span><text:span text:style-name="Source_20_Text"><text:span text:style-name="T396">, la función </text:span></text:span><text:span text:style-name="Source_20_Text"><text:span text:style-name="T583">ifelse</text:span></text:span><text:span text:style-name="Source_20_Text"><text:span text:style-name="T279">()</text:span></text:span><text:span text:style-name="Source_20_Text"><text:span text:style-name="T396"> sigue la misma lógica que la estructura de control </text:span></text:span><text:span text:style-name="Source_20_Text"><text:span text:style-name="T527">si no-entonces,</text:span></text:span><text:span text:style-name="Source_20_Text"><text:span text:style-name="T396"> pero está diseñada para facilitar la asignación de valores dentro de vectores </text:span></text:span><text:span text:style-name="Source_20_Text"><text:span text:style-name="T397">y estructuras de datos de tipo </text:span></text:span><text:span text:style-name="Source_20_Text"><text:span text:style-name="T280">"</text:span></text:span><text:span text:style-name="Source_20_Text"><text:span text:style-name="T281">data.frame</text:span></text:span><text:span text:style-name="Source_20_Text"><text:span text:style-name="T280">"</text:span></text:span><text:span text:style-name="Source_20_Text"><text:span text:style-name="T396">.</text:span></text:span><text:span text:style-name="Source_20_Text"><text:span text:style-name="T390"> </text:span></text:span><text:span text:style-name="Source_20_Text"><text:span text:style-name="T396">Igualmente,</text:span></text:span><text:span text:style-name="Source_20_Text"><text:span text:style-name="T390"> </text:span></text:span><text:span text:style-name="Source_20_Text"><text:span text:style-name="T569">R</text:span></text:span><text:span text:style-name="Source_20_Text"><text:span text:style-name="T621"> </text:span></text:span><text:span text:style-name="Source_20_Text"><text:span text:style-name="T631">tambi</text:span></text:span><text:span text:style-name="Source_20_Text"><text:span text:style-name="T645">é</text:span></text:span><text:span text:style-name="Source_20_Text"><text:span text:style-name="T631">n </text:span></text:span><text:span text:style-name="Source_20_Text"><text:span text:style-name="T621">cuenta con la</text:span></text:span><text:span text:style-name="Source_20_Text"><text:span text:style-name="T618"> funci</text:span></text:span><text:span text:style-name="Source_20_Text"><text:span text:style-name="T640">ó</text:span></text:span><text:span text:style-name="Source_20_Text"><text:span text:style-name="T618">n </text:span></text:span><text:span text:style-name="Source_20_Text"><text:span text:style-name="T717">switch</text:span></text:span><text:span text:style-name="Source_20_Text"><text:span text:style-name="T682">()</text:span></text:span><text:span text:style-name="Source_20_Text"><text:span text:style-name="T618"> </text:span></text:span><text:span text:style-name="Source_20_Text"><text:span text:style-name="T396">p</text:span></text:span><text:span text:style-name="Source_20_Text"><text:span text:style-name="T392">ara estructuras </text:span></text:span><text:span text:style-name="Source_20_Text"><text:span text:style-name="T396">en las que se conoce de antemano la lista de alternativas</text:span></text:span><text:span text:style-name="Source_20_Text"><text:span text:style-name="T392">,</text:span></text:span><text:span text:style-name="Source_20_Text"><text:span text:style-name="T390"> </text:span></text:span><text:span text:style-name="Source_20_Text"><text:span text:style-name="T620">la cual </text:span></text:span><text:span text:style-name="Source_20_Text"><text:span text:style-name="T623">determina</text:span></text:span><text:span text:style-name="Source_20_Text"><text:span text:style-name="T631">r</text:span></text:span><text:span text:style-name="Source_20_Text"><text:span text:style-name="T645">á</text:span></text:span><text:span text:style-name="Source_20_Text"><text:span text:style-name="T623"> la acci</text:span></text:span><text:span text:style-name="Source_20_Text"><text:span text:style-name="T641">ó</text:span></text:span><text:span text:style-name="Source_20_Text"><text:span text:style-name="T623">n a ejecutar a partir de </text:span></text:span><text:span text:style-name="Source_20_Text"><text:span text:style-name="T624">la</text:span></text:span><text:span text:style-name="Source_20_Text"><text:span text:style-name="T622"> </text:span></text:span><text:span text:style-name="Source_20_Text"><text:span text:style-name="T623">correspondencia entre la condici</text:span></text:span><text:span text:style-name="Source_20_Text"><text:span text:style-name="T641">ó</text:span></text:span><text:span text:style-name="Source_20_Text"><text:span text:style-name="T623">n evaluada y una categor</text:span></text:span><text:span text:style-name="Source_20_Text"><text:span text:style-name="T641">í</text:span></text:span><text:span text:style-name="Source_20_Text"><text:span text:style-name="T623">a </text:span></text:span><text:span text:style-name="Source_20_Text"><text:span text:style-name="T631">predefinida</text:span></text:span><text:span text:style-name="Source_20_Text"><text:span text:style-name="T623">. </text:span></text:span><text:span text:style-name="Source_20_Text"><text:span text:style-name="T625">Para mayor informaci</text:span></text:span><text:span text:style-name="Source_20_Text"><text:span text:style-name="T642">ó</text:span></text:span><text:span text:style-name="Source_20_Text"><text:span text:style-name="T625">n por favor consulte la p</text:span></text:span><text:span text:style-name="Source_20_Text"><text:span text:style-name="T642">á</text:span></text:span><text:span text:style-name="Source_20_Text"><text:span text:style-name="T625">gina de ayuda de </text:span></text:span><text:span text:style-name="Source_20_Text"><text:span text:style-name="T631">estas funciones.</text:span></text:span></text:p>
      <text:p text:style-name="P30"><text:span text:style-name="Source_20_Text"><text:span text:style-name="T274"/></text:span></text:p>
      <text:p text:style-name="P28"><text:span text:style-name="Source_20_Text"><text:span text:style-name="T38">break</text:span></text:span><text:span text:style-name="T38"> breaks out of a </text:span><text:span text:style-name="Source_20_Text"><text:span text:style-name="T38">for</text:span></text:span><text:span text:style-name="T38">, </text:span><text:span text:style-name="Source_20_Text"><text:span text:style-name="T38">while</text:span></text:span><text:span text:style-name="T38"> or </text:span><text:span text:style-name="Source_20_Text"><text:span text:style-name="T38">repeat</text:span></text:span><text:span text:style-name="T38"> loop; control is transferred to the first statement outside the inner-most loop. </text:span><text:span text:style-name="Source_20_Text"><text:span text:style-name="T38">next</text:span></text:span><text:span text:style-name="T38"> halts the processing of the current iteration and advances the looping index. Both </text:span><text:span text:style-name="Source_20_Text"><text:span text:style-name="T38">break</text:span></text:span><text:span text:style-name="T38"> and </text:span><text:span text:style-name="Source_20_Text"><text:span text:style-name="T38">next</text:span></text:span><text:span text:style-name="T38"> apply only to the innermost of nested loops.</text:span></text:p>
      <text:p text:style-name="P4">La sentencia break escapa el flujo de un bucle <text:span text:style-name="T681">for</text:span>, <text:span text:style-name="T681">while</text:span> o <text:span text:style-name="T681">repeat</text:span>; el control se transfiere a la primer sentencia que esté fuera del bucle interior más próximo. <text:span text:style-name="T681">Next</text:span> interrumpe el procesamiento de <text:soft-page-break/>la iteración actual y actualiza el índice del bucle. Tanto <text:span text:style-name="T681">break</text:span> como <text:span text:style-name="T681">next</text:span> aplican solo para el bucle más interno en una estructura de bucles anidados.</text:p>
      <text:p text:style-name="P28"><text:span text:style-name="T38">The </text:span><text:span text:style-name="Source_20_Text"><text:span text:style-name="T38">seq</text:span></text:span><text:span text:style-name="T38"> in a </text:span><text:span text:style-name="Source_20_Text"><text:span text:style-name="T38">for</text:span></text:span><text:span text:style-name="T38"> loop is evaluated at the start of the loop; changing it subsequently does not affect the loop. If </text:span><text:span text:style-name="Source_20_Text"><text:span text:style-name="T38">seq</text:span></text:span><text:span text:style-name="T38">has length zero the body of the loop is skipped. Otherwise the variable </text:span><text:span text:style-name="Source_20_Text"><text:span text:style-name="T38">var</text:span></text:span><text:span text:style-name="T38"> is assigned in turn the value of each element of </text:span><text:span text:style-name="Source_20_Text"><text:span text:style-name="T38">seq</text:span></text:span><text:span text:style-name="T38">. You can assign to </text:span><text:span text:style-name="Source_20_Text"><text:span text:style-name="T38">var</text:span></text:span><text:span text:style-name="T38"> within the body of the loop, but this will not affect the next iteration. When the loop terminates, </text:span><text:span text:style-name="Source_20_Text"><text:span text:style-name="T38">var</text:span></text:span><text:span text:style-name="T38"> remains as a variable containing its latest value.</text:span></text:p>
      <text:p text:style-name="P7">La secuencia en el bucle for es evaluada al principio del bucle; si se modifica posteriormente esto no afectará al bucle. Si la secuencia tiene una longitud cero, entonces el cuerpo del bucle será omitido. De otra manera la variable </text:p>
      <text:h text:style-name="P106" text:outline-level="1"><text:bookmark-start text:name="__RefHeading___Toc9593_1735439171"/><text:span text:style-name="T731">5. </text:span><text:span text:style-name="T730">Val</text:span><text:span text:style-name="T732">or devuelto</text:span><text:bookmark-end text:name="__RefHeading___Toc9593_1735439171"/></text:h>
      <text:p text:style-name="P28"><text:span text:style-name="Source_20_Text"><text:span text:style-name="T38">if</text:span></text:span><text:span text:style-name="T38"> returns the value of the expression evaluated, or </text:span><text:span text:style-name="Source_20_Text"><text:span text:style-name="T38">NULL</text:span></text:span><text:span text:style-name="T38"> invisibly if none was (which may happen if there is no</text:span><text:span text:style-name="Source_20_Text"><text:span text:style-name="T38">else</text:span></text:span><text:span text:style-name="T38">).</text:span></text:p>
      <text:p text:style-name="P6"/>
      <text:p text:style-name="P28"><text:span text:style-name="Source_20_Text"><text:span text:style-name="T38">for</text:span></text:span><text:span text:style-name="T38">, </text:span><text:span text:style-name="Source_20_Text"><text:span text:style-name="T38">while</text:span></text:span><text:span text:style-name="T38"> and </text:span><text:span text:style-name="Source_20_Text"><text:span text:style-name="T38">repeat</text:span></text:span><text:span text:style-name="T38"> return </text:span><text:span text:style-name="Source_20_Text"><text:span text:style-name="T38">NULL</text:span></text:span><text:span text:style-name="T38"> invisibly. </text:span><text:span text:style-name="Source_20_Text"><text:span text:style-name="T38">for</text:span></text:span><text:span text:style-name="T38"> sets </text:span><text:span text:style-name="Source_20_Text"><text:span text:style-name="T38">var</text:span></text:span><text:span text:style-name="T38"> to the last used element of </text:span><text:span text:style-name="Source_20_Text"><text:span text:style-name="T38">seq</text:span></text:span><text:span text:style-name="T38">, or to </text:span><text:span text:style-name="Source_20_Text"><text:span text:style-name="T38">NULL</text:span></text:span><text:span text:style-name="T38"> if it was of length zero.</text:span></text:p>
      <text:p text:style-name="P28"><text:span text:style-name="Source_20_Text"><text:span text:style-name="T38">break</text:span></text:span><text:span text:style-name="T38"> and </text:span><text:span text:style-name="Source_20_Text"><text:span text:style-name="T38">next</text:span></text:span><text:span text:style-name="T38"> do not return a value as they transfer control within the loop.</text:span></text:p>
      <text:h text:style-name="P107" text:outline-level="1"><text:bookmark-start text:name="__RefHeading___Toc9593_17354391711"/><text:span text:style-name="Source_20_Text"><text:span text:style-name="T613">5. </text:span></text:span><text:span text:style-name="Source_20_Text"><text:span text:style-name="T27">El flujo de</text:span></text:span><text:span text:style-name="Source_20_Text"><text:span text:style-name="T28">l</text:span></text:span><text:span text:style-name="Source_20_Text"><text:span text:style-name="T27"> control en la programación estructurada</text:span></text:span><text:bookmark-end text:name="__RefHeading___Toc9593_17354391711"/></text:h>
      <text:p text:style-name="P31"><text:span text:style-name="Source_20_Text"><text:span text:style-name="T52">El flujo de</text:span></text:span><text:span text:style-name="Source_20_Text"><text:span text:style-name="T69">l</text:span></text:span><text:span text:style-name="Source_20_Text"><text:span text:style-name="T52"> control o </text:span></text:span><text:span text:style-name="Source_20_Text"><text:span text:style-name="T60">la </text:span></text:span><text:span text:style-name="Source_20_Text"><text:span text:style-name="T52">secuencia de ejecuci</text:span></text:span><text:span text:style-name="Source_20_Text"><text:span text:style-name="T142">ó</text:span></text:span><text:span text:style-name="Source_20_Text"><text:span text:style-name="T52">n </text:span></text:span><text:span text:style-name="Source_20_Text"><text:span text:style-name="T60">del c</text:span></text:span><text:span text:style-name="Source_20_Text"><text:span text:style-name="T147">ódigo</text:span></text:span><text:span text:style-name="Source_20_Text"><text:span text:style-name="T60"> </text:span></text:span><text:span text:style-name="Source_20_Text"><text:span text:style-name="T53">determina </text:span></text:span><text:span text:style-name="Source_20_Text"><text:span text:style-name="T72">el orden de ejecuci</text:span></text:span><text:span text:style-name="Source_20_Text"><text:span text:style-name="T152">ó</text:span></text:span><text:span text:style-name="Source_20_Text"><text:span text:style-name="T72">n de</text:span></text:span><text:span text:style-name="Source_20_Text"><text:span text:style-name="T53"> los distintos operadores, expresiones y m</text:span></text:span><text:span text:style-name="Source_20_Text"><text:span text:style-name="T143">ó</text:span></text:span><text:span text:style-name="Source_20_Text"><text:span text:style-name="T53">dulos de </text:span></text:span><text:span text:style-name="Source_20_Text"><text:span text:style-name="T68">un</text:span></text:span><text:span text:style-name="Source_20_Text"><text:span text:style-name="T60"> programa</text:span></text:span><text:span text:style-name="Source_20_Text"><text:span text:style-name="T53">. </text:span></text:span><text:span text:style-name="Source_20_Text"><text:span text:style-name="T66">El control se refiere a la</text:span></text:span><text:span text:style-name="Source_20_Text"><text:span text:style-name="T148"> </text:span></text:span><text:span text:style-name="Source_20_Text"><text:span text:style-name="T150">posición actual del evaluador del código</text:span></text:span><text:span text:style-name="Source_20_Text"><text:span text:style-name="T148">, </text:span></text:span><text:span text:style-name="Source_20_Text"><text:span text:style-name="T149">en tanto que el flujo se refiere a la secuencia, lineal o discontinua, en la que el control </text:span></text:span><text:span text:style-name="Source_20_Text"><text:span text:style-name="T153">es</text:span></text:span><text:span text:style-name="Source_20_Text"><text:span text:style-name="T150"> situado</text:span></text:span><text:span text:style-name="Source_20_Text"><text:span text:style-name="T148">.</text:span></text:span><text:span text:style-name="Source_20_Text"><text:span text:style-name="T53"> Dentro de las expresiones el flujo de</text:span></text:span><text:span text:style-name="Source_20_Text"><text:span text:style-name="T68">l</text:span></text:span><text:span text:style-name="Source_20_Text"><text:span text:style-name="T53"> control se determina por la </text:span></text:span><text:span text:style-name="Source_20_Text"><text:span text:style-name="T577">precedencia de los operadores</text:span></text:span><text:span text:style-name="Source_20_Text"><text:span text:style-name="T588">, </text:span></text:span><text:span text:style-name="Source_20_Text"><text:span text:style-name="T589">mientras que en el nivel m</text:span></text:span><text:span text:style-name="Source_20_Text"><text:span text:style-name="T601">á</text:span></text:span><text:span text:style-name="Source_20_Text"><text:span text:style-name="T589">s alto, </text:span></text:span><text:span text:style-name="Source_20_Text"><text:span text:style-name="T599">es determinado por</text:span></text:span><text:span text:style-name="Source_20_Text"><text:span text:style-name="T590"> la relaci</text:span></text:span><text:span text:style-name="Source_20_Text"><text:span text:style-name="T602">ó</text:span></text:span><text:span text:style-name="Source_20_Text"><text:span text:style-name="T590">n entre m</text:span></text:span><text:span text:style-name="Source_20_Text"><text:span text:style-name="T602">ó</text:span></text:span><text:span text:style-name="Source_20_Text"><text:span text:style-name="T590">dulos del programa.</text:span></text:span></text:p>
      <text:p text:style-name="P32"><text:span text:style-name="Source_20_Text"><text:span text:style-name="T594">E</text:span></text:span><text:span text:style-name="Source_20_Text"><text:span text:style-name="T590">ntre </text:span></text:span><text:span text:style-name="Source_20_Text"><text:span text:style-name="T597">el nivel de </text:span></text:span><text:span text:style-name="Source_20_Text"><text:span text:style-name="T590">los operadores y los m</text:span></text:span><text:span text:style-name="Source_20_Text"><text:span text:style-name="T602">ó</text:span></text:span><text:span text:style-name="Source_20_Text"><text:span text:style-name="T590">dulos </text:span></text:span><text:span text:style-name="Source_20_Text"><text:span text:style-name="T594">hay </text:span></text:span><text:span text:style-name="Source_20_Text"><text:span text:style-name="T598">un</text:span></text:span><text:span text:style-name="Source_20_Text"><text:span text:style-name="T594"> nivel intermedio</text:span></text:span><text:span text:style-name="Source_20_Text"><text:span text:style-name="T590"> </text:span></text:span><text:span text:style-name="Source_20_Text"><text:span text:style-name="T591">que dirige la ejecuci</text:span></text:span><text:span text:style-name="Source_20_Text"><text:span text:style-name="T603">ó</text:span></text:span><text:span text:style-name="Source_20_Text"><text:span text:style-name="T591">n de secciones o bloques de c</text:span></text:span><text:span text:style-name="Source_20_Text"><text:span text:style-name="T603">ó</text:span></text:span><text:span text:style-name="Source_20_Text"><text:span text:style-name="T591">digo. </text:span></text:span><text:span text:style-name="Source_20_Text"><text:span text:style-name="T595">Este nivel es </text:span></text:span><text:span text:style-name="Source_20_Text"><text:span text:style-name="T600">organizado</text:span></text:span><text:span text:style-name="Source_20_Text"><text:span text:style-name="T595"> por </text:span></text:span><text:span text:style-name="Source_20_Text"><text:span text:style-name="T600">las</text:span></text:span><text:span text:style-name="Source_20_Text"><text:span text:style-name="T590"> </text:span></text:span><text:span text:style-name="Source_20_Text"><text:span text:style-name="T604">declaraciones</text:span></text:span><text:span text:style-name="Source_20_Text"><text:span text:style-name="T605"> de control</text:span></text:span><text:span text:style-name="Source_20_Text"><text:span text:style-name="T592">, </text:span></text:span><text:span text:style-name="Source_20_Text"><text:span text:style-name="T596">las cuales</text:span></text:span><text:span text:style-name="Source_20_Text"><text:span text:style-name="T593"> son palabras especiales que modifican </text:span></text:span><text:span text:style-name="Source_20_Text"><text:span text:style-name="T249">la ejecuci</text:span></text:span><text:span text:style-name="Source_20_Text"><text:span text:style-name="T259">ón</text:span></text:span><text:span text:style-name="Source_20_Text"><text:span text:style-name="T249"> </text:span></text:span><text:span text:style-name="Source_20_Text"><text:span text:style-name="T250">lineal de</text:span></text:span><text:span text:style-name="Source_20_Text"><text:span text:style-name="T258">l</text:span></text:span><text:span text:style-name="Source_20_Text"><text:span text:style-name="T249"> programa </text:span></text:span><text:span text:style-name="Source_20_Text"><text:span text:style-name="T250">y cuya utilidad radica en la posibilidad de elegir rutas diferentes dentro del c</text:span></text:span><text:span text:style-name="Source_20_Text"><text:span text:style-name="T260">ó</text:span></text:span><text:span text:style-name="Source_20_Text"><text:span text:style-name="T250">digo de acuerdo al cumplimiento de </text:span></text:span><text:span text:style-name="Source_20_Text"><text:span text:style-name="T254">una</text:span></text:span><text:span text:style-name="Source_20_Text"><text:span text:style-name="T250"> condici</text:span></text:span><text:span text:style-name="Source_20_Text"><text:span text:style-name="T260">ó</text:span></text:span><text:span text:style-name="Source_20_Text"><text:span text:style-name="T251">n</text:span></text:span><text:span text:style-name="Source_20_Text"><text:span text:style-name="T248">. </text:span></text:span><text:span text:style-name="Source_20_Text"><text:span text:style-name="T252">Existen diversos tipos de declaraciones de control, </text:span></text:span><text:span text:style-name="Source_20_Text"><text:span text:style-name="T606">las cuales </text:span></text:span><text:span text:style-name="Source_20_Text"><text:span text:style-name="T609">est</text:span></text:span><text:span text:style-name="Source_20_Text"><text:span text:style-name="T612">á</text:span></text:span><text:span text:style-name="Source_20_Text"><text:span text:style-name="T609">n basadas en</text:span></text:span><text:span text:style-name="Source_20_Text"><text:span text:style-name="T607"> la selecci</text:span></text:span><text:span text:style-name="Source_20_Text"><text:span text:style-name="T610">ón,</text:span></text:span><text:span text:style-name="Source_20_Text"><text:span text:style-name="T607"> repetici</text:span></text:span><text:span text:style-name="Source_20_Text"><text:span text:style-name="T610">ón </text:span></text:span><text:span text:style-name="Source_20_Text"><text:span text:style-name="T611">y hasta el salto </text:span></text:span><text:span text:style-name="Source_20_Text"><text:span text:style-name="T610">de</text:span></text:span><text:span text:style-name="Source_20_Text"><text:span text:style-name="T607"> instrucciones a medida que se avanza en la ejecuci</text:span></text:span><text:span text:style-name="Source_20_Text"><text:span text:style-name="T610">ó</text:span></text:span><text:span text:style-name="Source_20_Text"><text:span text:style-name="T607">n del </text:span></text:span><text:span text:style-name="Source_20_Text"><text:span text:style-name="T608">programa</text:span></text:span><text:span text:style-name="Source_20_Text"><text:span text:style-name="T607">.</text:span></text:span><text:span text:style-name="Source_20_Text"><text:span text:style-name="T252"> </text:span></text:span><text:span text:style-name="Source_20_Text"><text:span text:style-name="T253">Lo</text:span></text:span><text:span text:style-name="Source_20_Text"><text:span text:style-name="T252">s principales </text:span></text:span><text:span text:style-name="Source_20_Text"><text:span text:style-name="T253">tipos</text:span></text:span><text:span text:style-name="Source_20_Text"><text:span text:style-name="T252"> son </text:span></text:span><text:span text:style-name="Source_20_Text"><text:span text:style-name="T257">las</text:span></text:span><text:span text:style-name="Source_20_Text"><text:span text:style-name="T252"> </text:span></text:span><text:span text:style-name="Source_20_Text"><text:span text:style-name="T257">de secuencia lineal ( ; ),</text:span></text:span><text:span text:style-name="Source_20_Text"><text:span text:style-name="T252"> </text:span></text:span><text:span text:style-name="Source_20_Text"><text:span text:style-name="T255">de</text:span></text:span><text:span text:style-name="Source_20_Text"><text:span text:style-name="T252"> selecci</text:span></text:span><text:span text:style-name="Source_20_Text"><text:span text:style-name="T261">ó</text:span></text:span><text:span text:style-name="Source_20_Text"><text:span text:style-name="T252">n condicional (</text:span></text:span><text:span text:style-name="Source_20_Text"><text:span text:style-name="T539">v.g.</text:span></text:span><text:span text:style-name="Source_20_Text"><text:span text:style-name="T252"> IF-</text:span></text:span><text:span text:style-name="Source_20_Text"><text:span text:style-name="T300">THEN</text:span></text:span><text:span text:style-name="Source_20_Text"><text:span text:style-name="T532">, </text:span></text:span><text:span text:style-name="Source_20_Text"><text:span text:style-name="T252">IF-THEN-</text:span></text:span><text:span text:style-name="Source_20_Text"><text:span text:style-name="T300">ELSE</text:span></text:span><text:span text:style-name="Source_20_Text"><text:span text:style-name="T532">, </text:span></text:span><text:span text:style-name="Source_20_Text"><text:span text:style-name="T300">SWITCH</text:span></text:span><text:span text:style-name="Source_20_Text"><text:span text:style-name="T252">), </text:span></text:span><text:span text:style-name="Source_20_Text"><text:span text:style-name="T255">las</text:span></text:span><text:span text:style-name="Source_20_Text"><text:span text:style-name="T252"> iterativas (</text:span></text:span><text:span text:style-name="Source_20_Text"><text:span text:style-name="T539">v.g. </text:span></text:span><text:span text:style-name="Source_20_Text"><text:span text:style-name="T300">WHILE</text:span></text:span><text:span text:style-name="Source_20_Text"><text:span text:style-name="T252">, </text:span></text:span><text:span text:style-name="Source_20_Text"><text:span text:style-name="T300">FOR</text:span></text:span><text:span text:style-name="Source_20_Text"><text:span text:style-name="T252">, </text:span></text:span><text:span text:style-name="Source_20_Text"><text:span text:style-name="T300">REPEAT</text:span></text:span><text:span text:style-name="Source_20_Text"><text:span text:style-name="T252">), </text:span></text:span><text:span text:style-name="Source_20_Text"><text:span text:style-name="T255">las de ramificaci</text:span></text:span><text:span text:style-name="Source_20_Text"><text:span text:style-name="T262">ón incondicional (</text:span></text:span><text:span text:style-name="Source_20_Text"><text:span text:style-name="T301">GOTO</text:span></text:span><text:span text:style-name="Source_20_Text"><text:span text:style-name="T262">, </text:span></text:span><text:span text:style-name="Source_20_Text"><text:span text:style-name="T301">BREAK</text:span></text:span><text:span text:style-name="Source_20_Text"><text:span text:style-name="T262">),</text:span></text:span><text:span text:style-name="Source_20_Text"><text:span text:style-name="T255"> las </text:span></text:span><text:span text:style-name="Source_20_Text"><text:span text:style-name="T252">recursivas y</text:span></text:span><text:span text:style-name="Source_20_Text"><text:span text:style-name="T256">, finalmente,</text:span></text:span><text:span text:style-name="Source_20_Text"><text:span text:style-name="T252"> las complejas, que combinan alguno de los tipos anteriores.</text:span></text:span></text:p>
      <text:p text:style-name="P33"><text:span text:style-name="Source_20_Text"><text:span text:style-name="T40">El paradigma de </text:span></text:span><text:span text:style-name="Source_20_Text"><text:span text:style-name="T236">programación estructurada</text:span></text:span><text:span text:style-name="Source_20_Text"><text:span text:style-name="T40"> se caracteriza </text:span></text:span><text:span text:style-name="Source_20_Text"><text:span text:style-name="T41">por </text:span></text:span><text:span text:style-name="Source_20_Text"><text:span text:style-name="T42">proponer</text:span></text:span><text:span text:style-name="Source_20_Text"><text:span text:style-name="T41"> que todo programa puede </text:span></text:span><text:span text:style-name="Source_20_Text"><text:span text:style-name="T67">ejecutarse</text:span></text:span><text:span text:style-name="Source_20_Text"><text:span text:style-name="T64"> exclusivamente</text:span></text:span><text:span text:style-name="Source_20_Text"><text:span text:style-name="T41"> </text:span></text:span><text:span text:style-name="Source_20_Text"><text:span text:style-name="T60">de manera lineal,</text:span></text:span><text:span text:style-name="Source_20_Text"><text:span text:style-name="T41"> utilizando únicamente </text:span></text:span><text:span text:style-name="Source_20_Text"><text:span text:style-name="T54">declaraciones</text:span></text:span><text:span text:style-name="Source_20_Text"><text:span text:style-name="T41"> de control </text:span></text:span><text:span text:style-name="Source_20_Text"><text:span text:style-name="T47">de selección condicional</text:span></text:span><text:span text:style-name="Source_20_Text"><text:span text:style-name="T41"> </text:span></text:span><text:span text:style-name="Source_20_Text"><text:span text:style-name="T62">o</text:span></text:span><text:span text:style-name="Source_20_Text"><text:span text:style-name="T41"> iterativas, </text:span></text:span><text:span text:style-name="Source_20_Text"><text:span text:style-name="T62">y </text:span></text:span><text:span text:style-name="Source_20_Text"><text:span text:style-name="T52">sin </text:span></text:span><text:span text:style-name="Source_20_Text"><text:span text:style-name="T57">introducir</text:span></text:span><text:span text:style-name="Source_20_Text"><text:span text:style-name="T52"> discontinuidades </text:span></text:span><text:span text:style-name="Source_20_Text"><text:span text:style-name="T63">o ramificaciones</text:span></text:span><text:span text:style-name="Source_20_Text"><text:span text:style-name="T52"> </text:span></text:span><text:span text:style-name="Source_20_Text"><text:span text:style-name="T60">hacia atr</text:span></text:span><text:span text:style-name="Source_20_Text"><text:span text:style-name="T147">á</text:span></text:span><text:span text:style-name="Source_20_Text"><text:span text:style-name="T60">s o </text:span></text:span><text:soft-page-break/><text:span text:style-name="Source_20_Text"><text:span text:style-name="T64">hacia </text:span></text:span><text:span text:style-name="Source_20_Text"><text:span text:style-name="T60">adelante</text:span></text:span><text:span text:style-name="Source_20_Text"><text:span text:style-name="T41">. </text:span></text:span><text:span text:style-name="Source_20_Text"><text:span text:style-name="T44">Como consecuencia, </text:span></text:span><text:span text:style-name="Source_20_Text"><text:span text:style-name="T45">este </text:span></text:span><text:span text:style-name="Source_20_Text"><text:span text:style-name="T52">paradigma</text:span></text:span><text:span text:style-name="Source_20_Text"><text:span text:style-name="T44"> </text:span></text:span><text:span text:style-name="Source_20_Text"><text:span text:style-name="T105">desaconseja </text:span></text:span><text:span text:style-name="Source_20_Text"><text:span text:style-name="T54">la </text:span></text:span><text:span text:style-name="Source_20_Text"><text:span text:style-name="T56">utilizaci</text:span></text:span><text:span text:style-name="Source_20_Text"><text:span text:style-name="T144">ó</text:span></text:span><text:span text:style-name="Source_20_Text"><text:span text:style-name="T56">n</text:span></text:span><text:span text:style-name="Source_20_Text"><text:span text:style-name="T54"> de saltos </text:span></text:span><text:span text:style-name="Source_20_Text"><text:span text:style-name="T61">incondicionales</text:span></text:span><text:span text:style-name="Source_20_Text"><text:span text:style-name="T54"> dentro del</text:span></text:span><text:span text:style-name="Source_20_Text"><text:span text:style-name="T41"> código. </text:span></text:span><text:span text:style-name="Source_20_Text"><text:span text:style-name="T58">Adem</text:span></text:span><text:span text:style-name="Source_20_Text"><text:span text:style-name="T145">á</text:span></text:span><text:span text:style-name="Source_20_Text"><text:span text:style-name="T58">s, la programaci</text:span></text:span><text:span text:style-name="Source_20_Text"><text:span text:style-name="T145">ó</text:span></text:span><text:span text:style-name="Source_20_Text"><text:span text:style-name="T58">n estructurada </text:span></text:span><text:span text:style-name="Source_20_Text"><text:span text:style-name="T105">recomienda</text:span></text:span><text:span text:style-name="Source_20_Text"><text:span text:style-name="T58"> que las declaraciones de control tengan una entrada y</text:span></text:span><text:span text:style-name="Source_20_Text"><text:span text:style-name="T100"> </text:span></text:span><text:span text:style-name="Source_20_Text"><text:span text:style-name="T58">salida </text:span></text:span><text:span text:style-name="Source_20_Text"><text:span text:style-name="T145">ú</text:span></text:span><text:span text:style-name="Source_20_Text"><text:span text:style-name="T58">nica</text:span></text:span><text:span text:style-name="Source_20_Text"><text:span text:style-name="T105">s</text:span></text:span><text:span text:style-name="Source_20_Text"><text:span text:style-name="T58">, </text:span></text:span><text:span text:style-name="Source_20_Text"><text:span text:style-name="T59">lo que en la pr</text:span></text:span><text:span text:style-name="Source_20_Text"><text:span text:style-name="T146">á</text:span></text:span><text:span text:style-name="Source_20_Text"><text:span text:style-name="T59">ctica significa que el control del c</text:span></text:span><text:span text:style-name="Source_20_Text"><text:span text:style-name="T146">ó</text:span></text:span><text:span text:style-name="Source_20_Text"><text:span text:style-name="T59">digo deber</text:span></text:span><text:span text:style-name="Source_20_Text"><text:span text:style-name="T146">á</text:span></text:span><text:span text:style-name="Source_20_Text"><text:span text:style-name="T59"> transferirse siempre a la l</text:span></text:span><text:span text:style-name="Source_20_Text"><text:span text:style-name="T146">í</text:span></text:span><text:span text:style-name="Source_20_Text"><text:span text:style-name="T59">nea inmediata siguiente al final del bloque que usa la declaraci</text:span></text:span><text:span text:style-name="Source_20_Text"><text:span text:style-name="T146">ó</text:span></text:span><text:span text:style-name="Source_20_Text"><text:span text:style-name="T59">n de control. </text:span></text:span><text:span text:style-name="Source_20_Text"><text:span text:style-name="T70">Si bien la adopci</text:span></text:span><text:span text:style-name="Source_20_Text"><text:span text:style-name="T151">ón generalizada de</text:span></text:span><text:span text:style-name="Source_20_Text"><text:span text:style-name="T70"> la programaci</text:span></text:span><text:span text:style-name="Source_20_Text"><text:span text:style-name="T151">ó</text:span></text:span><text:span text:style-name="Source_20_Text"><text:span text:style-name="T70">n estructurada mejor</text:span></text:span><text:span text:style-name="Source_20_Text"><text:span text:style-name="T151">ó</text:span></text:span><text:span text:style-name="Source_20_Text"><text:span text:style-name="T70"> la legibilidad del c</text:span></text:span><text:span text:style-name="Source_20_Text"><text:span text:style-name="T151">ó</text:span></text:span><text:span text:style-name="Source_20_Text"><text:span text:style-name="T70">digo a partir de los a</text:span></text:span><text:span text:style-name="Source_20_Text"><text:span text:style-name="T151">ñ</text:span></text:span><text:span text:style-name="Source_20_Text"><text:span text:style-name="T70">os ‘70 del siglo XX, la mayor</text:span></text:span><text:span text:style-name="Source_20_Text"><text:span text:style-name="T151">í</text:span></text:span><text:span text:style-name="Source_20_Text"><text:span text:style-name="T70">a de lenguajes de programaci</text:span></text:span><text:span text:style-name="Source_20_Text"><text:span text:style-name="T151">ó</text:span></text:span><text:span text:style-name="Source_20_Text"><text:span text:style-name="T70">n actuales utilizan de manera flexible sus </text:span></text:span><text:span text:style-name="Source_20_Text"><text:span text:style-name="T105">recomendaciones</text:span></text:span><text:span text:style-name="Source_20_Text"><text:span text:style-name="T70">.</text:span></text:span></text:p>
      <text:p text:style-name="P40"><text:span text:style-name="Source_20_Text"><text:span text:style-name="T57">De esta manera, </text:span></text:span><text:span text:style-name="Source_20_Text"><text:span text:style-name="T59">para utilizar una declaraci</text:span></text:span><text:span text:style-name="Source_20_Text"><text:span text:style-name="T146">ó</text:span></text:span><text:span text:style-name="Source_20_Text"><text:span text:style-name="T59">n de control es necesario crear</text:span></text:span><text:span text:style-name="Source_20_Text"><text:span text:style-name="T57"> una estructura</text:span></text:span><text:span text:style-name="Source_20_Text"><text:span text:style-name="T70"> que contenga las expresiones a ejecutar</text:span></text:span><text:span text:style-name="Source_20_Text"><text:span text:style-name="T57">. </text:span></text:span><text:span text:style-name="Source_20_Text"><text:span text:style-name="T59">Las estructuras de control</text:span></text:span><text:span text:style-name="Source_20_Text"><text:span text:style-name="T58"> </text:span></text:span><text:span text:style-name="Source_20_Text"><text:span text:style-name="T59">son</text:span></text:span><text:span text:style-name="Source_20_Text"><text:span text:style-name="T334"> declaraciones </text:span></text:span><text:span text:style-name="Source_20_Text"><text:span text:style-name="T335">de control</text:span></text:span><text:span text:style-name="Source_20_Text"><text:span text:style-name="T434"> que está</text:span></text:span><text:span text:style-name="Source_20_Text"><text:span text:style-name="T433">n</text:span></text:span><text:span text:style-name="Source_20_Text"><text:span text:style-name="T434"> </text:span></text:span><text:span text:style-name="Source_20_Text"><text:span text:style-name="T442">sucedidas</text:span></text:span><text:span text:style-name="Source_20_Text"><text:span text:style-name="T434"> por un conjunto de instrucciones cuya ejecución </text:span></text:span><text:span text:style-name="Source_20_Text"><text:span text:style-name="T435">se </text:span></text:span><text:span text:style-name="Source_20_Text"><text:span text:style-name="T437">dirigirá</text:span></text:span><text:span text:style-name="Source_20_Text"><text:span text:style-name="T434">. </text:span></text:span><text:span text:style-name="Source_20_Text"><text:span text:style-name="T433">Muy a menudo, </text:span></text:span><text:span text:style-name="Source_20_Text"><text:span text:style-name="T437">las</text:span></text:span><text:span text:style-name="Source_20_Text"><text:span text:style-name="T433"> instrucciones </text:span></text:span><text:span text:style-name="Source_20_Text"><text:span text:style-name="T436">suelen </text:span></text:span><text:span text:style-name="Source_20_Text"><text:span text:style-name="T433">est</text:span></text:span><text:span text:style-name="Source_20_Text"><text:span text:style-name="T436">ar</text:span></text:span><text:span text:style-name="Source_20_Text"><text:span text:style-name="T433"> delimitadas por caracteres especiales como otras palabras reservadas, </text:span></text:span><text:span text:style-name="Source_20_Text"><text:span text:style-name="T436">tales como</text:span></text:span><text:span text:style-name="Source_20_Text"><text:span text:style-name="T433"> «ENTONCES» (</text:span></text:span><text:span text:style-name="Source_20_Text"><text:span text:style-name="T288">THEN</text:span></text:span><text:span text:style-name="Source_20_Text"><text:span text:style-name="T433">) , </text:span></text:span><text:span text:style-name="Source_20_Text"><text:span text:style-name="T436">«SI NO» (</text:span></text:span><text:span text:style-name="Source_20_Text"><text:span text:style-name="T289">ELSE</text:span></text:span><text:span text:style-name="Source_20_Text"><text:span text:style-name="T436">)</text:span></text:span><text:span text:style-name="Source_20_Text"><text:span text:style-name="T433"> o «FIN» (</text:span></text:span><text:span text:style-name="Source_20_Text"><text:span text:style-name="T288">END</text:span></text:span><text:span text:style-name="Source_20_Text"><text:span text:style-name="T433">),</text:span></text:span><text:span text:style-name="Source_20_Text"><text:span text:style-name="T436"> o también por caracteres especiales tales como </text:span></text:span><text:span text:style-name="Source_20_Text"><text:span text:style-name="T441">los </text:span></text:span><text:span text:style-name="Source_20_Text"><text:span text:style-name="T437">paréntesis ( </text:span></text:span><text:span text:style-name="Source_20_Text"><text:span text:style-name="T290">(</text:span></text:span><text:span text:style-name="Source_20_Text"><text:span text:style-name="T437">, </text:span></text:span><text:span text:style-name="Source_20_Text"><text:span text:style-name="T290">)</text:span></text:span><text:span text:style-name="Source_20_Text"><text:span text:style-name="T437"> ), </text:span></text:span><text:span text:style-name="Source_20_Text"><text:span text:style-name="T441">los</text:span></text:span><text:span text:style-name="Source_20_Text"><text:span text:style-name="T436"> corchetes en forma de llave ( </text:span></text:span><text:span text:style-name="Source_20_Text"><text:span text:style-name="T289">{</text:span></text:span><text:span text:style-name="Source_20_Text"><text:span text:style-name="T436"> , </text:span></text:span><text:span text:style-name="Source_20_Text"><text:span text:style-name="T289">}</text:span></text:span><text:span text:style-name="Source_20_Text"><text:span text:style-name="T436"> ), </text:span></text:span><text:span text:style-name="Source_20_Text"><text:span text:style-name="T437">o por una combinación de palabras reservadas y de símbolos, como es el caso de </text:span></text:span><text:span text:style-name="Source_20_Text"><text:span text:style-name="T568">R</text:span></text:span><text:span text:style-name="Source_20_Text"><text:span text:style-name="T437">. </text:span></text:span></text:p>
      <text:h text:style-name="P96" text:outline-level="2"><text:bookmark-start text:name="__RefHeading___Toc44588_3615917770"/><text:span text:style-name="Source_20_Text"><text:span text:style-name="T540">X.1 Estructuras </text:span></text:span><text:span text:style-name="Source_20_Text"><text:span text:style-name="T542">secuenciales</text:span></text:span><text:bookmark-end text:name="__RefHeading___Toc44588_3615917770"/></text:h>
      <text:p text:style-name="P98"><text:span text:style-name="Source_20_Text"><text:span text:style-name="T508">Las estructuras secuenciales son aquellas que permiten controlar la ejecuci</text:span></text:span><text:span text:style-name="Source_20_Text"><text:span text:style-name="T486">ó</text:span></text:span><text:span text:style-name="Source_20_Text"><text:span text:style-name="T508">n lineal y consecutiva del c</text:span></text:span><text:span text:style-name="Source_20_Text"><text:span text:style-name="T486">ó</text:span></text:span><text:span text:style-name="Source_20_Text"><text:span text:style-name="T508">digo. La </text:span></text:span><text:span text:style-name="Source_20_Text"><text:span text:style-name="T509">estructura</text:span></text:span><text:span text:style-name="Source_20_Text"><text:span text:style-name="T508"> m</text:span></text:span><text:span text:style-name="Source_20_Text"><text:span text:style-name="T486">á</text:span></text:span><text:span text:style-name="Source_20_Text"><text:span text:style-name="T508">s b</text:span></text:span><text:span text:style-name="Source_20_Text"><text:span text:style-name="T486">á</text:span></text:span><text:span text:style-name="Source_20_Text"><text:span text:style-name="T508">sica </text:span></text:span><text:span text:style-name="Source_20_Text"><text:span text:style-name="T509">de este tipo</text:span></text:span><text:span text:style-name="Source_20_Text"><text:span text:style-name="T508"> es el salto de l</text:span></text:span><text:span text:style-name="Source_20_Text"><text:span text:style-name="T486">í</text:span></text:span><text:span text:style-name="Source_20_Text"><text:span text:style-name="T508">nea </text:span></text:span><text:span text:style-name="Source_20_Text"><text:span text:style-name="T509">que se coloca al</text:span></text:span><text:span text:style-name="Source_20_Text"><text:span text:style-name="T508"> </text:span></text:span><text:span text:style-name="Source_20_Text"><text:span text:style-name="T509">finalizar</text:span></text:span><text:span text:style-name="Source_20_Text"><text:span text:style-name="T508"> una expresi</text:span></text:span><text:span text:style-name="Source_20_Text"><text:span text:style-name="T486">ó</text:span></text:span><text:span text:style-name="Source_20_Text"><text:span text:style-name="T508">n </text:span></text:span><text:span text:style-name="Source_20_Text"><text:span text:style-name="T509">en una l</text:span></text:span><text:span text:style-name="Source_20_Text"><text:span text:style-name="T487">í</text:span></text:span><text:span text:style-name="Source_20_Text"><text:span text:style-name="T509">nea de c</text:span></text:span><text:span text:style-name="Source_20_Text"><text:span text:style-name="T487">ó</text:span></text:span><text:span text:style-name="Source_20_Text"><text:span text:style-name="T509">digo </text:span></text:span><text:span text:style-name="Source_20_Text"><text:span text:style-name="T514">y que indica que se deber</text:span></text:span><text:span text:style-name="Source_20_Text"><text:span text:style-name="T507">á</text:span></text:span><text:span text:style-name="Source_20_Text"><text:span text:style-name="T514"> pasar al siguiente grupo de expresiones</text:span></text:span><text:span text:style-name="Source_20_Text"><text:span text:style-name="T508">. En algunos lenguajes de programaci</text:span></text:span><text:span text:style-name="Source_20_Text"><text:span text:style-name="T486">ó</text:span></text:span><text:span text:style-name="Source_20_Text"><text:span text:style-name="T508">n </text:span></text:span><text:span text:style-name="Source_20_Text"><text:span text:style-name="T509">el</text:span></text:span><text:span text:style-name="Source_20_Text"><text:span text:style-name="T508"> salto de l</text:span></text:span><text:span text:style-name="Source_20_Text"><text:span text:style-name="T486">í</text:span></text:span><text:span text:style-name="Source_20_Text"><text:span text:style-name="T508">nea no </text:span></text:span><text:span text:style-name="Source_20_Text"><text:span text:style-name="T509">es</text:span></text:span><text:span text:style-name="Source_20_Text"><text:span text:style-name="T508"> suficiente para indicar al </text:span></text:span><text:span text:style-name="Source_20_Text"><text:span text:style-name="T510">control</text:span></text:span><text:span text:style-name="Source_20_Text"><text:span text:style-name="T508"> que debe</text:span></text:span><text:span text:style-name="Source_20_Text"><text:span text:style-name="T511">r</text:span></text:span><text:span text:style-name="Source_20_Text"><text:span text:style-name="T492">á</text:span></text:span><text:span text:style-name="Source_20_Text"><text:span text:style-name="T508"> saltar a </text:span></text:span><text:span text:style-name="Source_20_Text"><text:span text:style-name="T512">la siguiente instrucci</text:span></text:span><text:span text:style-name="Source_20_Text"><text:span text:style-name="T496">ó</text:span></text:span><text:span text:style-name="Source_20_Text"><text:span text:style-name="T512">n</text:span></text:span><text:span text:style-name="Source_20_Text"><text:span text:style-name="T508"> </text:span></text:span><text:span text:style-name="Source_20_Text"><text:span text:style-name="T513">por lo que</text:span></text:span><text:span text:style-name="Source_20_Text"><text:span text:style-name="T508"> es necesario, adem</text:span></text:span><text:span text:style-name="Source_20_Text"><text:span text:style-name="T486">á</text:span></text:span><text:span text:style-name="Source_20_Text"><text:span text:style-name="T508">s, </text:span></text:span><text:span text:style-name="Source_20_Text"><text:span text:style-name="T509">insertar</text:span></text:span><text:span text:style-name="Source_20_Text"><text:span text:style-name="T508"> un operador de terminaci</text:span></text:span><text:span text:style-name="Source_20_Text"><text:span text:style-name="T486">ó</text:span></text:span><text:span text:style-name="Source_20_Text"><text:span text:style-name="T508">n de instrucciones. </text:span></text:span></text:p>
      <text:p text:style-name="P98"><text:span text:style-name="Source_20_Text"><text:span text:style-name="T508">El operador de terminaci</text:span></text:span><text:span text:style-name="Source_20_Text"><text:span text:style-name="T486">ó</text:span></text:span><text:span text:style-name="Source_20_Text"><text:span text:style-name="T508">n de instrucciones suele ser el s</text:span></text:span><text:span text:style-name="Source_20_Text"><text:span text:style-name="T486">ímbolo de punto y coma ( </text:span></text:span><text:span text:style-name="Source_20_Text"><text:span text:style-name="T297">;</text:span></text:span><text:span text:style-name="Source_20_Text"><text:span text:style-name="T486"> ) </text:span></text:span><text:span text:style-name="Source_20_Text"><text:span text:style-name="T487">y deberá colocarse, en aquellos lenguajes que así lo requieran, inmediatamente después del final de una línea de código. </text:span></text:span><text:span text:style-name="Source_20_Text"><text:span text:style-name="T504">L</text:span></text:span><text:span text:style-name="Source_20_Text"><text:span text:style-name="T490">a utilización de</text:span></text:span><text:span text:style-name="Source_20_Text"><text:span text:style-name="T488">l punto y coma ( </text:span></text:span><text:span text:style-name="Source_20_Text"><text:span text:style-name="T299">;</text:span></text:span><text:span text:style-name="Source_20_Text"><text:span text:style-name="T488"> ) no es obligatori</text:span></text:span><text:span text:style-name="Source_20_Text"><text:span text:style-name="T490">a</text:span></text:span><text:span text:style-name="Source_20_Text"><text:span text:style-name="T488"> </text:span></text:span><text:span text:style-name="Source_20_Text"><text:span text:style-name="T504">e</text:span></text:span><text:span text:style-name="Source_20_Text"><text:span text:style-name="T488">n otros lenguajes para señalar el final de una línea de código, pero aun así </text:span></text:span><text:span text:style-name="Source_20_Text"><text:span text:style-name="T496">podrá</text:span></text:span><text:span text:style-name="Source_20_Text"><text:span text:style-name="T488"> ser utilizado para </text:span></text:span><text:span text:style-name="Source_20_Text"><text:span text:style-name="T489">separar instrucciones dentro </text:span></text:span><text:span text:style-name="Source_20_Text"><text:span text:style-name="T490">la</text:span></text:span><text:span text:style-name="Source_20_Text"><text:span text:style-name="T489"> misma línea. Esto tiene usos prácticos, </text:span></text:span><text:span text:style-name="Source_20_Text"><text:span text:style-name="T491">como</text:span></text:span><text:span text:style-name="Source_20_Text"><text:span text:style-name="T489"> agrupar instrucciones </text:span></text:span><text:span text:style-name="Source_20_Text"><text:span text:style-name="T491">de un mismo tipo. </text:span></text:span><text:span text:style-name="Source_20_Text"><text:span text:style-name="T505">En este sentido, este operador cumple con la función de separar instrucciones.</text:span></text:span></text:p>
      <text:p text:style-name="P97"><text:span text:style-name="Source_20_Text"><text:span text:style-name="T493">En los lenguajes estructurados también es posible agrupar una secuencia de </text:span></text:span><text:span text:style-name="Source_20_Text"><text:span text:style-name="T494">instrucciones</text:span></text:span><text:span text:style-name="Source_20_Text"><text:span text:style-name="T493"> en un sólo bloque de código o instrucción compuesta usando </text:span></text:span><text:span text:style-name="Source_20_Text"><text:span text:style-name="T497">declaraciones</text:span></text:span><text:span text:style-name="Source_20_Text"><text:span text:style-name="T493"> o símbolos especiales que funcionan como delimitadores de </text:span></text:span><text:span text:style-name="Source_20_Text"><text:span text:style-name="T505">un</text:span></text:span><text:span text:style-name="Source_20_Text"><text:span text:style-name="T494"> grupo de</text:span></text:span><text:span text:style-name="Source_20_Text"><text:span text:style-name="T493"> instrucciones. </text:span></text:span><text:span text:style-name="Source_20_Text"><text:span text:style-name="T495">Es decir, </text:span></text:span><text:span text:style-name="Source_20_Text"><text:span text:style-name="T505">la agrupación en</text:span></text:span><text:span text:style-name="Source_20_Text"><text:span text:style-name="T495"> bloque </text:span></text:span><text:span text:style-name="Source_20_Text"><text:span text:style-name="T505">de las instrucciones </text:span></text:span><text:span text:style-name="Source_20_Text"><text:span text:style-name="T495">tendrá el mismo valor sintáctico que una sola expresión o instrucción del programa.</text:span></text:span><text:span text:style-name="Source_20_Text"><text:span text:style-name="T493"> </text:span></text:span><text:span text:style-name="Source_20_Text"><text:span text:style-name="T494">Por ejemplo, en </text:span></text:span><text:span text:style-name="Source_20_Text"><text:span text:style-name="T571">Algol</text:span></text:span><text:span text:style-name="Source_20_Text"><text:span text:style-name="T494"> estos delimitadores se identifican con las palabras inglesas correspondientes a </text:span></text:span><text:span text:style-name="Source_20_Text"><text:span text:style-name="T484">«</text:span></text:span><text:span text:style-name="Source_20_Text"><text:span text:style-name="T485">INICIO</text:span></text:span><text:span text:style-name="Source_20_Text"><text:span text:style-name="T484">»</text:span></text:span><text:span text:style-name="Source_20_Text"><text:span text:style-name="T494"> (</text:span></text:span><text:span text:style-name="Source_20_Text"><text:span text:style-name="T298">begin</text:span></text:span><text:span text:style-name="Source_20_Text"><text:span text:style-name="T494">) y </text:span></text:span><text:span text:style-name="Source_20_Text"><text:span text:style-name="T484">«</text:span></text:span><text:span text:style-name="Source_20_Text"><text:span text:style-name="T485">FIN</text:span></text:span><text:span text:style-name="Source_20_Text"><text:span text:style-name="T484">»</text:span></text:span><text:span text:style-name="Source_20_Text"><text:span text:style-name="T494"> (</text:span></text:span><text:span text:style-name="Source_20_Text"><text:span text:style-name="T298">end</text:span></text:span><text:span text:style-name="Source_20_Text"><text:span text:style-name="T494">). En los lenguajes basados en </text:span></text:span><text:span text:style-name="Source_20_Text"><text:span text:style-name="T571">C</text:span></text:span><text:span text:style-name="Source_20_Text"><text:span text:style-name="T494">, los bloques de código se delimitan con las llaves de apertura y cierre ( </text:span></text:span><text:span text:style-name="Source_20_Text"><text:span text:style-name="T298">{</text:span></text:span><text:span text:style-name="Source_20_Text"><text:span text:style-name="T494"> , </text:span></text:span><text:span text:style-name="Source_20_Text"><text:span text:style-name="T298">}</text:span></text:span><text:span text:style-name="Source_20_Text"><text:span text:style-name="T494"> ). </text:span></text:span><text:span text:style-name="Source_20_Text"><text:span text:style-name="T495">Este tipo de estructura puede ser utilizada en cualquier contexto en </text:span></text:span><text:span text:style-name="Source_20_Text"><text:span text:style-name="T500">el</text:span></text:span><text:span text:style-name="Source_20_Text"><text:span text:style-name="T495"> que </text:span></text:span><text:span text:style-name="Source_20_Text"><text:span text:style-name="T498">el lenguaje espere una sola instrucción, lo que abre la posibilidad de ejecutar </text:span></text:span><text:span text:style-name="Source_20_Text"><text:span text:style-name="T499">varias</text:span></text:span><text:span text:style-name="Source_20_Text"><text:span text:style-name="T498"> instrucciones </text:span></text:span><text:span text:style-name="Source_20_Text"><text:span text:style-name="T500">dentro de</text:span></text:span><text:span text:style-name="Source_20_Text"><text:span text:style-name="T499"> expresiones que solo permit</text:span></text:span><text:span text:style-name="Source_20_Text"><text:span text:style-name="T500">a</text:span></text:span><text:span text:style-name="Source_20_Text"><text:span text:style-name="T499">n una sola expresión o línea de código. Además, la introducción de bloques de instrucciones dentro de otro bloque de instrucciones </text:span></text:span><text:span text:style-name="Source_20_Text"><text:span text:style-name="T500">permite también la creación de estructuras </text:span></text:span><text:span text:style-name="Source_20_Text"><text:span text:style-name="T501">en forma de árbol con un grado de complejidad </text:span></text:span><text:span text:style-name="Source_20_Text"><text:span text:style-name="T502">ajustable</text:span></text:span><text:span text:style-name="Source_20_Text"><text:span text:style-name="T501">. </text:span></text:span><text:span text:style-name="Source_20_Text"><text:span text:style-name="T503">Para </text:span></text:span><text:soft-page-break/><text:span text:style-name="Source_20_Text"><text:span text:style-name="T503">mayor información sobre </text:span></text:span><text:span text:style-name="Source_20_Text"><text:span text:style-name="T506">las</text:span></text:span><text:span text:style-name="Source_20_Text"><text:span text:style-name="T503"> estructuras </text:span></text:span><text:span text:style-name="Source_20_Text"><text:span text:style-name="T506">secuenciales</text:span></text:span><text:span text:style-name="Source_20_Text"><text:span text:style-name="T503"> consúltese el capítulo 6 de Gabbrielli y Martini (2010) sobre estructuras de control.</text:span></text:span></text:p>
      <text:h text:style-name="P70" text:outline-level="2"><text:bookmark-start text:name="__RefHeading___Toc44590_3615917770"/><text:span text:style-name="Source_20_Text"><text:span text:style-name="T540">X.1 Estructuras de selecci</text:span></text:span><text:span text:style-name="Source_20_Text"><text:span text:style-name="T545">ó</text:span></text:span><text:span text:style-name="Source_20_Text"><text:span text:style-name="T540">n simple </text:span></text:span><text:bookmark-end text:name="__RefHeading___Toc44590_3615917770"/></text:h>
      <text:p text:style-name="P48"><text:span text:style-name="Source_20_Text"><text:span text:style-name="T336">Las estructuras de selecci</text:span></text:span><text:span text:style-name="Source_20_Text"><text:span text:style-name="T438">ó</text:span></text:span><text:span text:style-name="Source_20_Text"><text:span text:style-name="T336">n condicional </text:span></text:span><text:span text:style-name="Source_20_Text"><text:span text:style-name="T337">aportan un mecanismo para </text:span></text:span><text:span text:style-name="Source_20_Text"><text:span text:style-name="T338">elegir</text:span></text:span><text:span text:style-name="Source_20_Text"><text:span text:style-name="T337"> entre dos o m</text:span></text:span><text:span text:style-name="Source_20_Text"><text:span text:style-name="T439">á</text:span></text:span><text:span text:style-name="Source_20_Text"><text:span text:style-name="T337">s rutas de ejecuci</text:span></text:span><text:span text:style-name="Source_20_Text"><text:span text:style-name="T439">ó</text:span></text:span><text:span text:style-name="Source_20_Text"><text:span text:style-name="T337">n de un programa.</text:span></text:span><text:span text:style-name="Source_20_Text"><text:span text:style-name="T336"> </text:span></text:span><text:span text:style-name="Source_20_Text"><text:span text:style-name="T345">S</text:span></text:span><text:span text:style-name="Source_20_Text"><text:span text:style-name="T336">e clasifican </text:span></text:span><text:span text:style-name="Source_20_Text"><text:span text:style-name="T337">en estructuras de selecci</text:span></text:span><text:span text:style-name="Source_20_Text"><text:span text:style-name="T439">ó</text:span></text:span><text:span text:style-name="Source_20_Text"><text:span text:style-name="T337">n simple y selecci</text:span></text:span><text:span text:style-name="Source_20_Text"><text:span text:style-name="T439">ó</text:span></text:span><text:span text:style-name="Source_20_Text"><text:span text:style-name="T337">n m</text:span></text:span><text:span text:style-name="Source_20_Text"><text:span text:style-name="T439">últiple </text:span></text:span><text:span text:style-name="Source_20_Text"><text:span text:style-name="T467">dependiendo de si el número de rutas a elegir es mayor a dos</text:span></text:span><text:span text:style-name="Source_20_Text"><text:span text:style-name="T439">. </text:span></text:span><text:span text:style-name="Source_20_Text"><text:span text:style-name="T440">Las </text:span></text:span><text:span text:style-name="Source_20_Text"><text:span text:style-name="T521">estructuras de selección simple</text:span></text:span><text:span text:style-name="Source_20_Text"><text:span text:style-name="T440">, </text:span></text:span><text:span text:style-name="Source_20_Text"><text:span text:style-name="T443">llamadas </text:span></text:span><text:span text:style-name="Source_20_Text"><text:span text:style-name="T521">si-entonces</text:span></text:span><text:span text:style-name="Source_20_Text"><text:span text:style-name="T440">, </text:span></text:span><text:span text:style-name="Source_20_Text"><text:span text:style-name="T442">permiten elegir entre dos alternativas de acuerdo al cumplimiento de una condición</text:span></text:span><text:span text:style-name="Source_20_Text"><text:span text:style-name="T440">. </text:span></text:span><text:span text:style-name="Source_20_Text"><text:span text:style-name="T468">Estas</text:span></text:span><text:span text:style-name="Source_20_Text"><text:span text:style-name="T443"> se componen de </text:span></text:span><text:span text:style-name="Source_20_Text"><text:span text:style-name="T457">cinco</text:span></text:span><text:span text:style-name="Source_20_Text"><text:span text:style-name="T443"> elementos básicos: 1) una declaración de control </text:span></text:span><text:span text:style-name="Source_20_Text"><text:span text:style-name="T440">«</text:span></text:span><text:span text:style-name="Source_20_Text"><text:span text:style-name="T442">SI</text:span></text:span><text:span text:style-name="Source_20_Text"><text:span text:style-name="T440">» </text:span></text:span><text:span text:style-name="Source_20_Text"><text:span text:style-name="T443">(</text:span></text:span><text:span text:style-name="Source_20_Text"><text:span text:style-name="T294">IF</text:span></text:span><text:span text:style-name="Source_20_Text"><text:span text:style-name="T443">)</text:span></text:span><text:span text:style-name="Source_20_Text"><text:span text:style-name="T440">, </text:span></text:span><text:span text:style-name="Source_20_Text"><text:span text:style-name="T443">2) </text:span></text:span><text:span text:style-name="Source_20_Text"><text:span text:style-name="T440">la expresión de control </text:span></text:span><text:span text:style-name="Source_20_Text"><text:span text:style-name="T442">condicional, </text:span></text:span><text:span text:style-name="Source_20_Text"><text:span text:style-name="T443">3)</text:span></text:span><text:span text:style-name="Source_20_Text"><text:span text:style-name="T440"> la </text:span></text:span><text:span text:style-name="Source_20_Text"><text:span text:style-name="T443">cláusula </text:span></text:span><text:span text:style-name="Source_20_Text"><text:span text:style-name="T459">o</text:span></text:span><text:span text:style-name="Source_20_Text"><text:span text:style-name="T443"> símbolo</text:span></text:span><text:span text:style-name="Source_20_Text"><text:span text:style-name="T440"> </text:span></text:span><text:span text:style-name="Source_20_Text"><text:span text:style-name="T433">«</text:span></text:span><text:span text:style-name="Source_20_Text"><text:span text:style-name="T440">ENTONCES</text:span></text:span><text:span text:style-name="Source_20_Text"><text:span text:style-name="T433">»</text:span></text:span><text:span text:style-name="Source_20_Text"><text:span text:style-name="T442"> </text:span></text:span><text:span text:style-name="Source_20_Text"><text:span text:style-name="T443">(</text:span></text:span><text:span text:style-name="Source_20_Text"><text:span text:style-name="T288">THEN, </text:span></text:span><text:span text:style-name="Source_20_Text"><text:span text:style-name="T291">{</text:span></text:span><text:span text:style-name="Source_20_Text"><text:span text:style-name="T448"> , <text:s text:c="2"/></text:span></text:span><text:span text:style-name="Source_20_Text"><text:span text:style-name="T443">)</text:span></text:span><text:span text:style-name="Source_20_Text"><text:span text:style-name="T433">, </text:span></text:span><text:span text:style-name="Source_20_Text"><text:span text:style-name="T450">4) </text:span></text:span><text:span text:style-name="Source_20_Text"><text:span text:style-name="T443">la expresión o expresiones a evaluar en caso de que se cumpla la </text:span></text:span><text:span text:style-name="Source_20_Text"><text:span text:style-name="T452">condición </text:span></text:span><text:span text:style-name="Source_20_Text"><text:span text:style-name="T450">y 5) una cláusula que marca</text:span></text:span><text:span text:style-name="Source_20_Text"><text:span text:style-name="T449"> el fin de</text:span></text:span><text:span text:style-name="Source_20_Text"><text:span text:style-name="T454">l bloque </text:span></text:span><text:span text:style-name="Source_20_Text"><text:span text:style-name="T455">o</text:span></text:span><text:span text:style-name="Source_20_Text"><text:span text:style-name="T449"> la estructura de control, ya sea una palabra como </text:span></text:span><text:span text:style-name="Source_20_Text"><text:span text:style-name="T440">«</text:span></text:span><text:span text:style-name="Source_20_Text"><text:span text:style-name="T449">FIN</text:span></text:span><text:span text:style-name="Source_20_Text"><text:span text:style-name="T440">»</text:span></text:span><text:span text:style-name="Source_20_Text"><text:span text:style-name="T449"> (</text:span></text:span><text:span text:style-name="Source_20_Text"><text:span text:style-name="T292">END</text:span></text:span><text:span text:style-name="Source_20_Text"><text:span text:style-name="T449">, </text:span></text:span><text:span text:style-name="Source_20_Text"><text:span text:style-name="T292">ENDIF</text:span></text:span><text:span text:style-name="Source_20_Text"><text:span text:style-name="T449">), un</text:span></text:span><text:span text:style-name="Source_20_Text"><text:span text:style-name="T450">a llave </text:span></text:span><text:span text:style-name="Source_20_Text"><text:span text:style-name="T449">( </text:span></text:span><text:span text:style-name="Source_20_Text"><text:span text:style-name="T292">}</text:span></text:span><text:span text:style-name="Source_20_Text"><text:span text:style-name="T449"> ) o, </text:span></text:span><text:span text:style-name="Source_20_Text"><text:span text:style-name="T450">sencillamente,</text:span></text:span><text:span text:style-name="Source_20_Text"><text:span text:style-name="T449"> un salto de línea</text:span></text:span><text:span text:style-name="Source_20_Text"><text:span text:style-name="T443">. </text:span></text:span><text:span text:style-name="Source_20_Text"><text:span text:style-name="T450">Si la condición se cumple, se evaluarán las expresiones dentro de la estructura y luego se transferirá el control a la línea inmediata siguiente al final de la estructura de control.</text:span></text:span></text:p>
      <text:p text:style-name="P35"><text:span text:style-name="Source_20_Text"><text:span text:style-name="T448">La segunda alternativa, en caso de que no se cumpla la condición establecida, puede </text:span></text:span><text:span text:style-name="Source_20_Text"><text:span text:style-name="T466">incluir</text:span></text:span><text:span text:style-name="Source_20_Text"><text:span text:style-name="T448"> </text:span></text:span><text:span text:style-name="Source_20_Text"><text:span text:style-name="T447">dos</text:span></text:span><text:span text:style-name="Source_20_Text"><text:span text:style-name="T448"> acciones: 1) </text:span></text:span><text:span text:style-name="Source_20_Text"><text:span text:style-name="T451">omitir las expresiones al interior de la estructura y</text:span></text:span><text:span text:style-name="Source_20_Text"><text:span text:style-name="T448"> continuar con el resto del código </text:span></text:span><text:span text:style-name="Source_20_Text"><text:span text:style-name="T447">o</text:span></text:span><text:span text:style-name="Source_20_Text"><text:span text:style-name="T448"> 2) continuar con una acción </text:span></text:span><text:span text:style-name="Source_20_Text"><text:span text:style-name="T451">alternativa</text:span></text:span><text:span text:style-name="Source_20_Text"><text:span text:style-name="T449">. </text:span></text:span><text:span text:style-name="Source_20_Text"><text:span text:style-name="T444">Si se desea definir </text:span></text:span><text:span text:style-name="Source_20_Text"><text:span text:style-name="T447">la ejecución de</text:span></text:span><text:span text:style-name="Source_20_Text"><text:span text:style-name="T444"> una acción </text:span></text:span><text:span text:style-name="Source_20_Text"><text:span text:style-name="T451">alternativa,</text:span></text:span><text:span text:style-name="Source_20_Text"><text:span text:style-name="T444"> deberá añadirse la cláusula </text:span></text:span><text:span text:style-name="Source_20_Text"><text:span text:style-name="T440">«SI </text:span></text:span><text:span text:style-name="Source_20_Text"><text:span text:style-name="T444">NO</text:span></text:span><text:span text:style-name="Source_20_Text"><text:span text:style-name="T440">-ENTONCES» </text:span></text:span><text:span text:style-name="Source_20_Text"><text:span text:style-name="T444">(</text:span></text:span><text:span text:style-name="Source_20_Text"><text:span text:style-name="T293">ELSE</text:span></text:span><text:span text:style-name="Source_20_Text"><text:span text:style-name="T444">) </text:span></text:span><text:span text:style-name="Source_20_Text"><text:span text:style-name="T447">con un espacio simple</text:span></text:span><text:span text:style-name="Source_20_Text"><text:span text:style-name="T444"> después de la </text:span></text:span><text:span text:style-name="Source_20_Text"><text:span text:style-name="T447">cláusula que </text:span></text:span><text:span text:style-name="Source_20_Text"><text:span text:style-name="T466">marca</text:span></text:span><text:span text:style-name="Source_20_Text"><text:span text:style-name="T447"> el fin del bloque de l</text:span></text:span><text:span text:style-name="Source_20_Text"><text:span text:style-name="T466">as</text:span></text:span><text:span text:style-name="Source_20_Text"><text:span text:style-name="T444"> expresiones a evaluar. Inmediatamente después de esta cláusula, </text:span></text:span><text:span text:style-name="Source_20_Text"><text:span text:style-name="T445">deberá colocarse </text:span></text:span><text:span text:style-name="Source_20_Text"><text:span text:style-name="T440">la </text:span></text:span><text:span text:style-name="Source_20_Text"><text:span text:style-name="T443">cláusula o símbolo</text:span></text:span><text:span text:style-name="Source_20_Text"><text:span text:style-name="T440"> </text:span></text:span><text:span text:style-name="Source_20_Text"><text:span text:style-name="T433">«</text:span></text:span><text:span text:style-name="Source_20_Text"><text:span text:style-name="T440">ENTONCES</text:span></text:span><text:span text:style-name="Source_20_Text"><text:span text:style-name="T433">» </text:span></text:span><text:span text:style-name="Source_20_Text"><text:span text:style-name="T468">(por lo regular un espacio o una llave de apertura) </text:span></text:span><text:span text:style-name="Source_20_Text"><text:span text:style-name="T453">y luego </text:span></text:span><text:span text:style-name="Source_20_Text"><text:span text:style-name="T445">la expresión o expresiones alternativas a ejecutar, seguidas de la cláusula que cierra </text:span></text:span><text:span text:style-name="Source_20_Text"><text:span text:style-name="T446">el bloque de expresiones</text:span></text:span><text:span text:style-name="Source_20_Text"><text:span text:style-name="T445">. </text:span></text:span><text:span text:style-name="Source_20_Text"><text:span text:style-name="T447">Así, s</text:span></text:span><text:span text:style-name="Source_20_Text"><text:span text:style-name="T450">i la condición </text:span></text:span><text:span text:style-name="Source_20_Text"><text:span text:style-name="T447">de la estructura</text:span></text:span><text:span text:style-name="Source_20_Text"><text:span text:style-name="T450"> </text:span></text:span><text:span text:style-name="Source_20_Text"><text:span text:style-name="T446">no </text:span></text:span><text:span text:style-name="Source_20_Text"><text:span text:style-name="T450">se cumple,</text:span></text:span><text:span text:style-name="Source_20_Text"><text:span text:style-name="T446"> </text:span></text:span><text:span text:style-name="Source_20_Text"><text:span text:style-name="T450">se evaluarán </text:span></text:span><text:span text:style-name="Source_20_Text"><text:span text:style-name="T446">entonces </text:span></text:span><text:span text:style-name="Source_20_Text"><text:span text:style-name="T450">las expresiones </text:span></text:span><text:span text:style-name="Source_20_Text"><text:span text:style-name="T446">alternativas</text:span></text:span><text:span text:style-name="Source_20_Text"><text:span text:style-name="T450"> y luego se transferirá el control a la línea inmediata siguiente al final de la estructura de control. </text:span></text:span></text:p>
      <text:p text:style-name="P36"><text:span text:style-name="Source_20_Text"><text:span text:style-name="T477">L</text:span></text:span><text:span text:style-name="Source_20_Text"><text:span text:style-name="T456">a sintaxis </text:span></text:span><text:span text:style-name="Source_20_Text"><text:span text:style-name="T458">formal </text:span></text:span><text:span text:style-name="Source_20_Text"><text:span text:style-name="T456">para las estructuras de selección condicional simple </text:span></text:span><text:span text:style-name="Source_20_Text"><text:span text:style-name="T477">es la siguiente</text:span></text:span><text:span text:style-name="Source_20_Text"><text:span text:style-name="T456">:</text:span></text:span></text:p>
      <text:p text:style-name="P36"><text:span text:style-name="Source_20_Text"><text:span text:style-name="T302">&lt;si_entonces&gt; → <text:s text:c="2"/></text:span></text:span><text:span text:style-name="Source_20_Text"><text:span text:style-name="T325">si</text:span></text:span><text:span text:style-name="Source_20_Text"><text:span text:style-name="T324"> </text:span></text:span><text:span text:style-name="Source_20_Text"><text:span text:style-name="T302">&lt;expr_</text:span></text:span><text:span text:style-name="Source_20_Text"><text:span text:style-name="T304">control</text:span></text:span><text:span text:style-name="Source_20_Text"><text:span text:style-name="T302">&gt; </text:span></text:span><text:span text:style-name="Source_20_Text"><text:span text:style-name="T325">entonces</text:span></text:span><text:span text:style-name="Source_20_Text"><text:span text:style-name="T324"> </text:span></text:span><text:span text:style-name="Source_20_Text"><text:span text:style-name="T302">&lt;expresión&gt;<text:line-break/><text:tab/><text:tab/>| <text:s text:c="4"/></text:span></text:span><text:span text:style-name="Source_20_Text"><text:span text:style-name="T325">si</text:span></text:span><text:span text:style-name="Source_20_Text"><text:span text:style-name="T324"> </text:span></text:span><text:span text:style-name="Source_20_Text"><text:span text:style-name="T302">&lt;expr_</text:span></text:span><text:span text:style-name="Source_20_Text"><text:span text:style-name="T305">control</text:span></text:span><text:span text:style-name="Source_20_Text"><text:span text:style-name="T302">&gt; </text:span></text:span><text:span text:style-name="Source_20_Text"><text:span text:style-name="T325">entonces</text:span></text:span><text:span text:style-name="Source_20_Text"><text:span text:style-name="T324"> </text:span></text:span><text:span text:style-name="Source_20_Text"><text:span text:style-name="T302">&lt;expresión&gt; </text:span></text:span><text:span text:style-name="Source_20_Text"><text:span text:style-name="T325">si no</text:span></text:span><text:span text:style-name="Source_20_Text"><text:span text:style-name="T324"> </text:span></text:span><text:span text:style-name="Source_20_Text"><text:span text:style-name="T302">&lt;expr_alternativa&gt; </text:span></text:span></text:p>
      <text:p text:style-name="P72"><text:span text:style-name="Source_20_Text"><text:span text:style-name="T460">Es posible incluir estructuras </text:span></text:span><text:span text:style-name="Source_20_Text"><text:span text:style-name="T524">si-entonces</text:span></text:span><text:span text:style-name="Source_20_Text"><text:span text:style-name="T460"> </text:span></text:span><text:span text:style-name="Source_20_Text"><text:span text:style-name="T462">o </text:span></text:span><text:span text:style-name="Source_20_Text"><text:span text:style-name="T525">si no-entonces</text:span></text:span><text:span text:style-name="Source_20_Text"><text:span text:style-name="T462"> </text:span></text:span><text:span text:style-name="Source_20_Text"><text:span text:style-name="T460">dentro </text:span></text:span><text:span text:style-name="Source_20_Text"><text:span text:style-name="T461">de las expresiones </text:span></text:span><text:span text:style-name="Source_20_Text"><text:span text:style-name="T462">de una estructura </text:span></text:span><text:span text:style-name="Source_20_Text"><text:span text:style-name="T525">si-entonces</text:span></text:span><text:span text:style-name="Source_20_Text"><text:span text:style-name="T462">. A este recurso se le llama anidación </text:span></text:span><text:span text:style-name="Source_20_Text"><text:span text:style-name="T463">y permite tomar decisiones más complejas dentro de dos alternativas. </text:span></text:span><text:span text:style-name="Source_20_Text"><text:span text:style-name="T464">En particular, permite generar estructuras de selección múltiple </text:span></text:span><text:span text:style-name="Source_20_Text"><text:span text:style-name="T465">a partir de estructuras de selección simple</text:span></text:span><text:span text:style-name="Source_20_Text"><text:span text:style-name="T464">.</text:span></text:span></text:p>
      <text:p text:style-name="P57"><text:span text:style-name="Source_20_Text"><text:span text:style-name="T302">&lt;si_</text:span></text:span><text:span text:style-name="Source_20_Text"><text:span text:style-name="T303">anidado</text:span></text:span><text:span text:style-name="Source_20_Text"><text:span text:style-name="T302">&gt; → <text:s text:c="2"/></text:span></text:span><text:span text:style-name="Source_20_Text"><text:span text:style-name="T325">si</text:span></text:span><text:span text:style-name="Source_20_Text"><text:span text:style-name="T324"> </text:span></text:span><text:span text:style-name="Source_20_Text"><text:span text:style-name="T302">&lt;expr_</text:span></text:span><text:span text:style-name="Source_20_Text"><text:span text:style-name="T304">control</text:span></text:span><text:span text:style-name="Source_20_Text"><text:span text:style-name="T302">&gt; </text:span></text:span><text:span text:style-name="Source_20_Text"><text:span text:style-name="T325">entonces</text:span></text:span><text:span text:style-name="Source_20_Text"><text:span text:style-name="T302"> &lt;expresión&gt; </text:span></text:span></text:p>
      <text:p text:style-name="P57"><text:span text:style-name="Source_20_Text"><text:span text:style-name="T325"><text:s text:c="20"/>si </text:span></text:span><text:span text:style-name="Source_20_Text"><text:span text:style-name="T326">no</text:span></text:span><text:span text:style-name="Source_20_Text"><text:span text:style-name="T325"> </text:span></text:span><text:span text:style-name="Source_20_Text"><text:span text:style-name="T326">si</text:span></text:span><text:span text:style-name="Source_20_Text"><text:span text:style-name="T324"> </text:span></text:span><text:span text:style-name="Source_20_Text"><text:span text:style-name="T302">&lt;expr_</text:span></text:span><text:span text:style-name="Source_20_Text"><text:span text:style-name="T305">control</text:span></text:span><text:span text:style-name="Source_20_Text"><text:span text:style-name="T302">&gt; </text:span></text:span><text:span text:style-name="Source_20_Text"><text:span text:style-name="T325">entonces</text:span></text:span><text:span text:style-name="Source_20_Text"><text:span text:style-name="T302"> &lt;expresión&gt; </text:span></text:span></text:p>
      <text:p text:style-name="P57"><text:span text:style-name="Source_20_Text"><text:span text:style-name="T321"><text:tab/><text:tab/><text:tab/><text:tab/><text:tab/><text:tab/><text:tab/> <text:s/></text:span></text:span><text:span text:style-name="Source_20_Text"><text:span text:style-name="T325">si no</text:span></text:span><text:span text:style-name="Source_20_Text"><text:span text:style-name="T324"> </text:span></text:span><text:span text:style-name="Source_20_Text"><text:span text:style-name="T302">&lt;expr_alternativa&gt;</text:span></text:span></text:p>
      <text:p text:style-name="P39"><text:span text:style-name="Source_20_Text"><text:span text:style-name="T533"/></text:span></text:p>
      <text:p text:style-name="P71"><text:span text:style-name="Source_20_Text"><text:span text:style-name="T534">La utilización de</text:span></text:span><text:span text:style-name="Source_20_Text"><text:span text:style-name="T533"> selectores </text:span></text:span><text:span text:style-name="Source_20_Text"><text:span text:style-name="T538">simples</text:span></text:span><text:span text:style-name="Source_20_Text"><text:span text:style-name="T533"> anidados </text:span></text:span><text:span text:style-name="Source_20_Text"><text:span text:style-name="T535">sirve</text:span></text:span><text:span text:style-name="Source_20_Text"><text:span text:style-name="T533"> para simular un selector múltiple </text:span></text:span><text:span text:style-name="Source_20_Text"><text:span text:style-name="T535">y</text:span></text:span><text:span text:style-name="Source_20_Text"><text:span text:style-name="T533"> </text:span></text:span><text:span text:style-name="Source_20_Text"><text:span text:style-name="T534">podrá hacerse</text:span></text:span><text:span text:style-name="Source_20_Text"><text:span text:style-name="T533"> cuando </text:span></text:span><text:span text:style-name="Source_20_Text"><text:span text:style-name="T534">la selección de alternativas este definida por una</text:span></text:span><text:span text:style-name="Source_20_Text"><text:span text:style-name="T533"> expresión </text:span></text:span><text:span text:style-name="Source_20_Text"><text:span text:style-name="T536">lógica</text:span></text:span><text:span text:style-name="Source_20_Text"><text:span text:style-name="T533"> en lugar de</text:span></text:span><text:span text:style-name="Source_20_Text"><text:span text:style-name="T534"> categorías</text:span></text:span><text:span text:style-name="Source_20_Text"><text:span text:style-name="T533">. </text:span></text:span><text:span text:style-name="Source_20_Text"><text:span text:style-name="T535">Si, en cambio, </text:span></text:span><text:span text:style-name="Source_20_Text"><text:span text:style-name="T537">es posible</text:span></text:span><text:span text:style-name="Source_20_Text"><text:span text:style-name="T535"> seleccionar una alternativa definida dentro de una lista, lo más recomendable es utilizar </text:span></text:span><text:span text:style-name="Source_20_Text"><text:span text:style-name="T537">directamente una estructura de selección múltiple.</text:span></text:span></text:p>
      <text:h text:style-name="P41" text:outline-level="2"><text:bookmark-start text:name="__RefHeading___Toc44592_3615917770"/><text:soft-page-break/><text:span text:style-name="Source_20_Text"><text:span text:style-name="T540">X.1 Estructuras de selecci</text:span></text:span><text:span text:style-name="Source_20_Text"><text:span text:style-name="T545">ó</text:span></text:span><text:span text:style-name="Source_20_Text"><text:span text:style-name="T540">n </text:span></text:span><text:span text:style-name="Source_20_Text"><text:span text:style-name="T541">m</text:span></text:span><text:span text:style-name="Source_20_Text"><text:span text:style-name="T546">ú</text:span></text:span><text:span text:style-name="Source_20_Text"><text:span text:style-name="T544">ltiple</text:span></text:span><text:span text:style-name="Source_20_Text"><text:span text:style-name="T540"> </text:span></text:span><text:bookmark-end text:name="__RefHeading___Toc44592_3615917770"/></text:h>
      <text:p text:style-name="P42"><text:span text:style-name="Source_20_Text"><text:span text:style-name="T340">Las </text:span></text:span><text:span text:style-name="Source_20_Text"><text:span text:style-name="T341">estructuras</text:span></text:span><text:span text:style-name="Source_20_Text"><text:span text:style-name="T340"> de selecci</text:span></text:span><text:span text:style-name="Source_20_Text"><text:span text:style-name="T469">ó</text:span></text:span><text:span text:style-name="Source_20_Text"><text:span text:style-name="T340">n m</text:span></text:span><text:span text:style-name="Source_20_Text"><text:span text:style-name="T469">ú</text:span></text:span><text:span text:style-name="Source_20_Text"><text:span text:style-name="T340">ltiple permiten elegir una </text:span></text:span><text:span text:style-name="Source_20_Text"><text:span text:style-name="T341">opci</text:span></text:span><text:span text:style-name="Source_20_Text"><text:span text:style-name="T470">ó</text:span></text:span><text:span text:style-name="Source_20_Text"><text:span text:style-name="T341">n </text:span></text:span><text:span text:style-name="Source_20_Text"><text:span text:style-name="T340">entre un n</text:span></text:span><text:span text:style-name="Source_20_Text"><text:span text:style-name="T469">ú</text:span></text:span><text:span text:style-name="Source_20_Text"><text:span text:style-name="T340">mero diverso de declaraciones o grupos de declaraciones. Son una generalizaci</text:span></text:span><text:span text:style-name="Source_20_Text"><text:span text:style-name="T469">ó</text:span></text:span><text:span text:style-name="Source_20_Text"><text:span text:style-name="T340">n de las estructuras de selecci</text:span></text:span><text:span text:style-name="Source_20_Text"><text:span text:style-name="T469">ó</text:span></text:span><text:span text:style-name="Source_20_Text"><text:span text:style-name="T340">n simple </text:span></text:span><text:span text:style-name="Source_20_Text"><text:span text:style-name="T341">y son especialmente</text:span></text:span><text:span text:style-name="Source_20_Text"><text:span text:style-name="T340"> </text:span></text:span><text:span text:style-name="Source_20_Text"><text:span text:style-name="T469">ú</text:span></text:span><text:span text:style-name="Source_20_Text"><text:span text:style-name="T340">tiles para elegir entre m</text:span></text:span><text:span text:style-name="Source_20_Text"><text:span text:style-name="T469">á</text:span></text:span><text:span text:style-name="Source_20_Text"><text:span text:style-name="T340">s de dos rutas en el c</text:span></text:span><text:span text:style-name="Source_20_Text"><text:span text:style-name="T469">ó</text:span></text:span><text:span text:style-name="Source_20_Text"><text:span text:style-name="T340">digo. Aunque es posible construir un selector m</text:span></text:span><text:span text:style-name="Source_20_Text"><text:span text:style-name="T469">ú</text:span></text:span><text:span text:style-name="Source_20_Text"><text:span text:style-name="T340">ltiple a partir de declaraciones de selecci</text:span></text:span><text:span text:style-name="Source_20_Text"><text:span text:style-name="T469">ón simple</text:span></text:span><text:span text:style-name="Source_20_Text"><text:span text:style-name="T340">, las estructuras resultantes son </text:span></text:span><text:span text:style-name="Source_20_Text"><text:span text:style-name="T343">confusas y propensas a contener errores</text:span></text:span><text:span text:style-name="Source_20_Text"><text:span text:style-name="T340">. </text:span></text:span><text:span text:style-name="Source_20_Text"><text:span text:style-name="T346">Para evitarlos, existen otras</text:span></text:span><text:span text:style-name="Source_20_Text"><text:span text:style-name="T340"> estructura</text:span></text:span><text:span text:style-name="Source_20_Text"><text:span text:style-name="T344">s</text:span></text:span><text:span text:style-name="Source_20_Text"><text:span text:style-name="T340"> especial</text:span></text:span><text:span text:style-name="Source_20_Text"><text:span text:style-name="T344">es</text:span></text:span><text:span text:style-name="Source_20_Text"><text:span text:style-name="T340"> </text:span></text:span><text:span text:style-name="Source_20_Text"><text:span text:style-name="T346">cuya sintaxis es</text:span></text:span><text:span text:style-name="Source_20_Text"><text:span text:style-name="T340"> m</text:span></text:span><text:span text:style-name="Source_20_Text"><text:span text:style-name="T469">ás clara</text:span></text:span><text:span text:style-name="Source_20_Text"><text:span text:style-name="T471"> </text:span></text:span><text:span text:style-name="Source_20_Text"><text:span text:style-name="T476">para manejar muchos casos</text:span></text:span><text:span text:style-name="Source_20_Text"><text:span text:style-name="T469">.</text:span></text:span></text:p>
      <text:p text:style-name="P75"><text:span text:style-name="Source_20_Text"><text:span text:style-name="T615">Una </text:span></text:span><text:span text:style-name="Source_20_Text"><text:span text:style-name="T629">estructura de selecci</text:span></text:span><text:span text:style-name="Source_20_Text"><text:span text:style-name="T643">ó</text:span></text:span><text:span text:style-name="Source_20_Text"><text:span text:style-name="T629">n m</text:span></text:span><text:span text:style-name="Source_20_Text"><text:span text:style-name="T643">ú</text:span></text:span><text:span text:style-name="Source_20_Text"><text:span text:style-name="T629">ltiple es, esencialmente, una ramificaci</text:span></text:span><text:span text:style-name="Source_20_Text"><text:span text:style-name="T643">ó</text:span></text:span><text:span text:style-name="Source_20_Text"><text:span text:style-name="T629">n con</text:span></text:span><text:span text:style-name="Source_20_Text"><text:span text:style-name="T632"> un</text:span></text:span><text:span text:style-name="Source_20_Text"><text:span text:style-name="T629"> n</text:span></text:span><text:span text:style-name="Source_20_Text"><text:span text:style-name="T643">ú</text:span></text:span><text:span text:style-name="Source_20_Text"><text:span text:style-name="T629">mero</text:span></text:span><text:span text:style-name="Source_20_Text"><text:span text:style-name="T632"><draw:frame draw:style-name="fr1" draw:name="Object1" text:anchor-type="as-char" svg:y="-0.377cm" svg:width="0.42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629">de v</text:span></text:span><text:span text:style-name="Source_20_Text"><text:span text:style-name="T643">í</text:span></text:span><text:span text:style-name="Source_20_Text"><text:span text:style-name="T629">as o de segmentos de c</text:span></text:span><text:span text:style-name="Source_20_Text"><text:span text:style-name="T643">ó</text:span></text:span><text:span text:style-name="Source_20_Text"><text:span text:style-name="T629">digo, en donde</text:span></text:span><text:span text:style-name="Source_20_Text"><text:span text:style-name="T629"><draw:frame draw:style-name="fr1" draw:name="Object2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Source_20_Text"><text:span text:style-name="T629">es el n</text:span></text:span><text:span text:style-name="Source_20_Text"><text:span text:style-name="T643">ú</text:span></text:span><text:span text:style-name="Source_20_Text"><text:span text:style-name="T629">mero de segmentos </text:span></text:span><text:span text:style-name="Source_20_Text"><text:span text:style-name="T632">opcionales</text:span></text:span><text:span text:style-name="Source_20_Text"><text:span text:style-name="T629"> que </text:span></text:span><text:span text:style-name="Source_20_Text"><text:span text:style-name="T632">podr</text:span></text:span><text:span text:style-name="Source_20_Text"><text:span text:style-name="T646">á</text:span></text:span><text:span text:style-name="Source_20_Text"><text:span text:style-name="T632">n</text:span></text:span><text:span text:style-name="Source_20_Text"><text:span text:style-name="T629"> ser elegidos </text:span></text:span><text:span text:style-name="Source_20_Text"><text:span text:style-name="T633">y que deber</text:span></text:span><text:span text:style-name="Source_20_Text"><text:span text:style-name="T650">á</text:span></text:span><text:span text:style-name="Source_20_Text"><text:span text:style-name="T633"> ser mayor a 2</text:span></text:span><text:span text:style-name="Source_20_Text"><text:span text:style-name="T629">. Los componentes b</text:span></text:span><text:span text:style-name="Source_20_Text"><text:span text:style-name="T643">á</text:span></text:span><text:span text:style-name="Source_20_Text"><text:span text:style-name="T629">sicos de una estructura de selecci</text:span></text:span><text:span text:style-name="Source_20_Text"><text:span text:style-name="T643">ó</text:span></text:span><text:span text:style-name="Source_20_Text"><text:span text:style-name="T629">n m</text:span></text:span><text:span text:style-name="Source_20_Text"><text:span text:style-name="T643">ú</text:span></text:span><text:span text:style-name="Source_20_Text"><text:span text:style-name="T629">ltiple son: 1) La expresi</text:span></text:span><text:span text:style-name="Source_20_Text"><text:span text:style-name="T643">ó</text:span></text:span><text:span text:style-name="Source_20_Text"><text:span text:style-name="T629">n </text:span></text:span><text:span text:style-name="Source_20_Text"><text:span text:style-name="T636">de control</text:span></text:span><text:span text:style-name="Source_20_Text"><text:span text:style-name="T629"> con base en la cual se realiza</text:span></text:span><text:span text:style-name="Source_20_Text"><text:span text:style-name="T635">r</text:span></text:span><text:span text:style-name="Source_20_Text"><text:span text:style-name="T653">á</text:span></text:span><text:span text:style-name="Source_20_Text"><text:span text:style-name="T629"> la elecci</text:span></text:span><text:span text:style-name="Source_20_Text"><text:span text:style-name="T643">ó</text:span></text:span><text:span text:style-name="Source_20_Text"><text:span text:style-name="T629">n </text:span></text:span><text:span text:style-name="Source_20_Text"><text:span text:style-name="T635">y</text:span></text:span><text:span text:style-name="Source_20_Text"><text:span text:style-name="T629"> </text:span></text:span><text:span text:style-name="Source_20_Text"><text:span text:style-name="T634">2) los segmentos elegibles</text:span></text:span><text:span text:style-name="Source_20_Text"><text:span text:style-name="T629">. </text:span></text:span><text:span text:style-name="Source_20_Text"><text:span text:style-name="T648">Los segmentos </text:span></text:span><text:span text:style-name="Source_20_Text"><text:span text:style-name="T651">elegibles</text:span></text:span><text:span text:style-name="Source_20_Text"><text:span text:style-name="T648"> son las secciones dentro de la estructura de control </text:span></text:span><text:span text:style-name="Source_20_Text"><text:span text:style-name="T651">que etiquetan o identifican a las</text:span></text:span><text:span text:style-name="Source_20_Text"><text:span text:style-name="T648"> acciones específicas a cada categoría</text:span></text:span><text:span text:style-name="Source_20_Text"><text:span text:style-name="T654"> </text:span></text:span><text:span text:style-name="Source_20_Text"><text:span text:style-name="T656">y</text:span></text:span><text:span text:style-name="Source_20_Text"><text:span text:style-name="T635"> tienen dos componentes: </text:span></text:span><text:span text:style-name="Source_20_Text"><text:span text:style-name="T637">a)</text:span></text:span><text:span text:style-name="Source_20_Text"><text:span text:style-name="T635"> </text:span></text:span><text:span text:style-name="Source_20_Text"><text:span text:style-name="T636">la</text:span></text:span><text:span text:style-name="Source_20_Text"><text:span text:style-name="T635"> constante </text:span></text:span><text:span text:style-name="Source_20_Text"><text:span text:style-name="T637">que identifica a las categor</text:span></text:span><text:span text:style-name="Source_20_Text"><text:span text:style-name="T657">ías o</text:span></text:span><text:span text:style-name="Source_20_Text"><text:span text:style-name="T637"> casos espec</text:span></text:span><text:span text:style-name="Source_20_Text"><text:span text:style-name="T657">í</text:span></text:span><text:span text:style-name="Source_20_Text"><text:span text:style-name="T637">ficos</text:span></text:span><text:span text:style-name="Source_20_Text"><text:span text:style-name="T635"> y </text:span></text:span><text:span text:style-name="Source_20_Text"><text:span text:style-name="T637">b) </text:span></text:span><text:span text:style-name="Source_20_Text"><text:span text:style-name="T635">el conjunto de acciones que corresponde a </text:span></text:span><text:span text:style-name="Source_20_Text"><text:span text:style-name="T639">cada</text:span></text:span><text:span text:style-name="Source_20_Text"><text:span text:style-name="T638"> caso</text:span></text:span><text:span text:style-name="Source_20_Text"><text:span text:style-name="T635">.</text:span></text:span><text:span text:style-name="Source_20_Text"><text:span text:style-name="T629"> A diferencia de las estructuras de selecci</text:span></text:span><text:span text:style-name="Source_20_Text"><text:span text:style-name="T643">ó</text:span></text:span><text:span text:style-name="Source_20_Text"><text:span text:style-name="T629">n simple, en donde la </text:span></text:span><text:span text:style-name="Source_20_Text"><text:span text:style-name="T636">expresi</text:span></text:span><text:span text:style-name="Source_20_Text"><text:span text:style-name="T656">ó</text:span></text:span><text:span text:style-name="Source_20_Text"><text:span text:style-name="T636">n de control</text:span></text:span><text:span text:style-name="Source_20_Text"><text:span text:style-name="T629"> </text:span></text:span><text:span text:style-name="Source_20_Text"><text:span text:style-name="T636">devuelve</text:span></text:span><text:span text:style-name="Source_20_Text"><text:span text:style-name="T629"> un valor l</text:span></text:span><text:span text:style-name="Source_20_Text"><text:span text:style-name="T643">ó</text:span></text:span><text:span text:style-name="Source_20_Text"><text:span text:style-name="T629">gico, en las estructuras de selecci</text:span></text:span><text:span text:style-name="Source_20_Text"><text:span text:style-name="T643">ó</text:span></text:span><text:span text:style-name="Source_20_Text"><text:span text:style-name="T629">n m</text:span></text:span><text:span text:style-name="Source_20_Text"><text:span text:style-name="T643">ú</text:span></text:span><text:span text:style-name="Source_20_Text"><text:span text:style-name="T629">ltiple este valor </text:span></text:span><text:span text:style-name="Source_20_Text"><text:span text:style-name="T636">consiste en </text:span></text:span><text:span text:style-name="Source_20_Text"><text:span text:style-name="T630">una categor</text:span></text:span><text:span text:style-name="Source_20_Text"><text:span text:style-name="T644">í</text:span></text:span><text:span text:style-name="Source_20_Text"><text:span text:style-name="T630">a, ya sea de tipo nu</text:span></text:span><text:span text:style-name="Source_20_Text"><text:span text:style-name="T644">mérica o </text:span></text:span><text:span text:style-name="Source_20_Text"><text:span text:style-name="T650">de tipo</text:span></text:span><text:span text:style-name="Source_20_Text"><text:span text:style-name="T648"> </text:span></text:span><text:span text:style-name="Source_20_Text"><text:span text:style-name="T652">carácter</text:span></text:span><text:span text:style-name="Source_20_Text"><text:span text:style-name="T644">. </text:span></text:span><text:span text:style-name="Source_20_Text"><text:span text:style-name="T656">A partir de estos componentes</text:span></text:span><text:span text:style-name="Source_20_Text"><text:span text:style-name="T647"> la estructura de selección múltiple compara</text:span></text:span><text:span text:style-name="Source_20_Text"><text:span text:style-name="T648">rá</text:span></text:span><text:span text:style-name="Source_20_Text"><text:span text:style-name="T647"> internamente </text:span></text:span><text:span text:style-name="Source_20_Text"><text:span text:style-name="T656">el</text:span></text:span><text:span text:style-name="Source_20_Text"><text:span text:style-name="T647"> valor </text:span></text:span><text:span text:style-name="Source_20_Text"><text:span text:style-name="T656">de la expresión de control</text:span></text:span><text:span text:style-name="Source_20_Text"><text:span text:style-name="T647"> </text:span></text:span><text:span text:style-name="Source_20_Text"><text:span text:style-name="T650">con el de </text:span></text:span><text:span text:style-name="Source_20_Text"><text:span text:style-name="T653">las constantes </text:span></text:span><text:span text:style-name="Source_20_Text"><text:span text:style-name="T659">definidas</text:span></text:span><text:span text:style-name="Source_20_Text"><text:span text:style-name="T653"> </text:span></text:span><text:span text:style-name="Source_20_Text"><text:span text:style-name="T659">en</text:span></text:span><text:span text:style-name="Source_20_Text"><text:span text:style-name="T647"> los </text:span></text:span><text:span text:style-name="Source_20_Text"><text:span text:style-name="T668">segmentos </text:span></text:span><text:span text:style-name="Source_20_Text"><text:span text:style-name="T669">elegibles</text:span></text:span><text:span text:style-name="Source_20_Text"><text:span text:style-name="T647">.</text:span></text:span><text:span text:style-name="Source_20_Text"><text:span text:style-name="T648"> Algunas estructuras de control </text:span></text:span><text:span text:style-name="Source_20_Text"><text:span text:style-name="T663">también</text:span></text:span><text:span text:style-name="Source_20_Text"><text:span text:style-name="T648"> evaluarán los segmentos </text:span></text:span><text:span text:style-name="Source_20_Text"><text:span text:style-name="T651">elegibles</text:span></text:span><text:span text:style-name="Source_20_Text"><text:span text:style-name="T648"> </text:span></text:span><text:span text:style-name="Source_20_Text"><text:span text:style-name="T663">siguientes</text:span></text:span><text:span text:style-name="Source_20_Text"><text:span text:style-name="T655"> </text:span></text:span><text:span text:style-name="Source_20_Text"><text:span text:style-name="T663">al</text:span></text:span><text:span text:style-name="Source_20_Text"><text:span text:style-name="T655"> </text:span></text:span><text:span text:style-name="Source_20_Text"><text:span text:style-name="T663">de la</text:span></text:span><text:span text:style-name="Source_20_Text"><text:span text:style-name="T648"> categoría </text:span></text:span><text:span text:style-name="Source_20_Text"><text:span text:style-name="T655">coincidente </text:span></text:span><text:span text:style-name="Source_20_Text"><text:span text:style-name="T659">a menos que se incluya explícitamente un cláusula de </text:span></text:span><text:span text:style-name="Source_20_Text"><text:span text:style-name="T660">salida (por ejemplo, </text:span></text:span><text:span text:style-name="Source_20_Text"><text:span text:style-name="T683">BREAK</text:span></text:span><text:span text:style-name="Source_20_Text"><text:span text:style-name="T660">)</text:span></text:span><text:span text:style-name="Source_20_Text"><text:span text:style-name="T648">. Otras sólo ejecutarán la categoría con la que coincidan </text:span></text:span><text:span text:style-name="Source_20_Text"><text:span text:style-name="T660">sin necesidad de que se incluya una cláusula de salida</text:span></text:span><text:span text:style-name="Source_20_Text"><text:span text:style-name="T648">. </text:span></text:span><text:span text:style-name="Source_20_Text"><text:span text:style-name="T660">Finalmente</text:span></text:span><text:span text:style-name="Source_20_Text"><text:span text:style-name="T649">, algunas estructuras de selección múltiple cuentan con un segmento de selección </text:span></text:span><text:span text:style-name="Source_20_Text"><text:span text:style-name="T662">por omisión,</text:span></text:span><text:span text:style-name="Source_20_Text"><text:span text:style-name="T649"> cuya ejecución dependerá de si la categoría buscada no coincide </text:span></text:span><text:span text:style-name="Source_20_Text"><text:span text:style-name="T660">con</text:span></text:span><text:span text:style-name="Source_20_Text"><text:span text:style-name="T649"> </text:span></text:span><text:span text:style-name="Source_20_Text"><text:span text:style-name="T655">ninguna de las constantes </text:span></text:span><text:span text:style-name="Source_20_Text"><text:span text:style-name="T656">disponibles</text:span></text:span><text:span text:style-name="Source_20_Text"><text:span text:style-name="T649">.</text:span></text:span></text:p>
      <text:p text:style-name="P74"><text:span text:style-name="Source_20_Text"><text:span text:style-name="T649"/></text:span></text:p>
      <text:p text:style-name="P76"><text:span text:style-name="Source_20_Text"><text:span text:style-name="T664">Si la expresión de control es una categoría numérica o de tipo carácter, l</text:span></text:span><text:span text:style-name="Source_20_Text"><text:span text:style-name="T655">a estructura de selección múltiple </text:span></text:span><text:span text:style-name="Source_20_Text"><text:span text:style-name="T667">será</text:span></text:span><text:span text:style-name="Source_20_Text"><text:span text:style-name="T658"> </text:span></text:span><text:span text:style-name="Source_20_Text"><text:span text:style-name="T665">denominada</text:span></text:span><text:span text:style-name="Source_20_Text"><text:span text:style-name="T655"> </text:span></text:span><text:span text:style-name="Source_20_Text"><text:span text:style-name="T671">cambio</text:span></text:span><text:span text:style-name="Source_20_Text"><text:span text:style-name="T655"> o </text:span></text:span><text:span text:style-name="Source_20_Text"><text:span text:style-name="T670">interruptor</text:span></text:span><text:span text:style-name="Source_20_Text"><text:span text:style-name="T655"> y </text:span></text:span><text:span text:style-name="Source_20_Text"><text:span text:style-name="T656">suele declararse con la cláusula </text:span></text:span><text:span text:style-name="Source_20_Text"><text:span text:style-name="T433">«</text:span></text:span><text:span text:style-name="Source_20_Text"><text:span text:style-name="T472">DESVÍO</text:span></text:span><text:span text:style-name="Source_20_Text"><text:span text:style-name="T433">»</text:span></text:span><text:span text:style-name="Source_20_Text"><text:span text:style-name="T656"> (SWITCH), seguida de la cláusula </text:span></text:span><text:span text:style-name="Source_20_Text"><text:span text:style-name="T433">«</text:span></text:span><text:span text:style-name="Source_20_Text"><text:span text:style-name="T658">CASO</text:span></text:span><text:span text:style-name="Source_20_Text"><text:span text:style-name="T433">»</text:span></text:span><text:span text:style-name="Source_20_Text"><text:span text:style-name="T658"> </text:span></text:span><text:span text:style-name="Source_20_Text"><text:span text:style-name="T661">(CASE) </text:span></text:span><text:span text:style-name="Source_20_Text"><text:span text:style-name="T656">que especifica</text:span></text:span><text:span text:style-name="Source_20_Text"><text:span text:style-name="T666">rá</text:span></text:span><text:span text:style-name="Source_20_Text"><text:span text:style-name="T656"> l</text:span></text:span><text:span text:style-name="Source_20_Text"><text:span text:style-name="T658">a</text:span></text:span><text:span text:style-name="Source_20_Text"><text:span text:style-name="T661">s </text:span></text:span><text:span text:style-name="Source_20_Text"><text:span text:style-name="T658">constantes o categorías </text:span></text:span><text:span text:style-name="Source_20_Text"><text:span text:style-name="T661">elegibles</text:span></text:span><text:span text:style-name="Source_20_Text"><text:span text:style-name="T658"> y </text:span></text:span><text:span text:style-name="Source_20_Text"><text:span text:style-name="T661">las</text:span></text:span><text:span text:style-name="Source_20_Text"><text:span text:style-name="T658"> acci</text:span></text:span><text:span text:style-name="Source_20_Text"><text:span text:style-name="T661">ones</text:span></text:span><text:span text:style-name="Source_20_Text"><text:span text:style-name="T658"> </text:span></text:span><text:span text:style-name="Source_20_Text"><text:span text:style-name="T661">asociadas con ellas</text:span></text:span><text:span text:style-name="Source_20_Text"><text:span text:style-name="T658">. Puede haber tantas cláusulas </text:span></text:span><text:span text:style-name="Source_20_Text"><text:span text:style-name="T433">«</text:span></text:span><text:span text:style-name="Source_20_Text"><text:span text:style-name="T658">CASO</text:span></text:span><text:span text:style-name="Source_20_Text"><text:span text:style-name="T433">» </text:span></text:span><text:span text:style-name="Source_20_Text"><text:span text:style-name="T473">como </text:span></text:span><text:span text:style-name="Source_20_Text"><text:span text:style-name="T474">categorías de ejecución </text:span></text:span><text:span text:style-name="Source_20_Text"><text:span text:style-name="T475">puedan preverse. </text:span></text:span><text:span text:style-name="Source_20_Text"><text:span text:style-name="T477">En cambio, si la expresión de control es una condición lógica, entonces la estructura de selección múltiple será similar semánticamente a una lista de </text:span></text:span><text:span text:style-name="Source_20_Text"><text:span text:style-name="T479">estructuras</text:span></text:span><text:span text:style-name="Source_20_Text"><text:span text:style-name="T477"> </text:span></text:span><text:span text:style-name="Source_20_Text"><text:span text:style-name="T529">si-entonces</text:span></text:span><text:span text:style-name="Source_20_Text"><text:span text:style-name="T477"> anidad</text:span></text:span><text:span text:style-name="Source_20_Text"><text:span text:style-name="T480">a</text:span></text:span><text:span text:style-name="Source_20_Text"><text:span text:style-name="T477">s </text:span></text:span><text:span text:style-name="Source_20_Text"><text:span text:style-name="T478">y </text:span></text:span><text:span text:style-name="Source_20_Text"><text:span text:style-name="T480">será</text:span></text:span><text:span text:style-name="Source_20_Text"><text:span text:style-name="T478"> denominada </text:span></text:span><text:span text:style-name="Source_20_Text"><text:span text:style-name="T528">caso-cuando</text:span></text:span><text:span text:style-name="Source_20_Text"><text:span text:style-name="T408">. Esta estructura se declara</text:span></text:span><text:span text:style-name="Source_20_Text"><text:span text:style-name="T414">rá</text:span></text:span><text:span text:style-name="Source_20_Text"><text:span text:style-name="T408"> con la cláusula </text:span></text:span><text:span text:style-name="Source_20_Text"><text:span text:style-name="T409">«</text:span></text:span><text:span text:style-name="Source_20_Text"><text:span text:style-name="T410">CASO</text:span></text:span><text:span text:style-name="Source_20_Text"><text:span text:style-name="T409">»</text:span></text:span><text:span text:style-name="Source_20_Text"><text:span text:style-name="T410"> </text:span></text:span><text:span text:style-name="Source_20_Text"><text:span text:style-name="T411">(CASE) </text:span></text:span><text:span text:style-name="Source_20_Text"><text:span text:style-name="T408">y </text:span></text:span><text:span text:style-name="Source_20_Text"><text:span text:style-name="T413">contará</text:span></text:span><text:span text:style-name="Source_20_Text"><text:span text:style-name="T412"> con una exp</text:span></text:span><text:span text:style-name="Source_20_Text"><text:span text:style-name="T413">resión de control lógica por cada segmento elegible. Las expresiones de control se declaran con la </text:span></text:span><text:span text:style-name="Source_20_Text"><text:span text:style-name="T414">declaración</text:span></text:span><text:span text:style-name="Source_20_Text"><text:span text:style-name="T413"> </text:span></text:span><text:span text:style-name="Source_20_Text"><text:span text:style-name="T409">«</text:span></text:span><text:span text:style-name="Source_20_Text"><text:span text:style-name="T413">CUANDO</text:span></text:span><text:span text:style-name="Source_20_Text"><text:span text:style-name="T409">» </text:span></text:span><text:span text:style-name="Source_20_Text"><text:span text:style-name="T413">(WHEN) </text:span></text:span><text:span text:style-name="Source_20_Text"><text:span text:style-name="T414">y podrá haber tantas declaraciones </text:span></text:span><text:span text:style-name="Source_20_Text"><text:span text:style-name="T409">«</text:span></text:span><text:span text:style-name="Source_20_Text"><text:span text:style-name="T413">CUANDO</text:span></text:span><text:span text:style-name="Source_20_Text"><text:span text:style-name="T409">» </text:span></text:span><text:span text:style-name="Source_20_Text"><text:span text:style-name="T414">como </text:span></text:span><text:span text:style-name="Source_20_Text"><text:span text:style-name="T415">condiciones lógicas puedan preverse</text:span></text:span><text:span text:style-name="Source_20_Text"><text:span text:style-name="T413">. </text:span></text:span><text:span text:style-name="Source_20_Text"><text:span text:style-name="T415">Después de la</text:span></text:span><text:span text:style-name="Source_20_Text"><text:span text:style-name="T413"> expresión de control</text:span></text:span><text:span text:style-name="Source_20_Text"><text:span text:style-name="T415"> deberá colocarse la</text:span></text:span><text:span text:style-name="Source_20_Text"><text:span text:style-name="T413"> declaración </text:span></text:span><text:span text:style-name="Source_20_Text"><text:span text:style-name="T409">«</text:span></text:span><text:span text:style-name="Source_20_Text"><text:span text:style-name="T413">ENTONCES</text:span></text:span><text:span text:style-name="Source_20_Text"><text:span text:style-name="T409">» </text:span></text:span><text:span text:style-name="Source_20_Text"><text:span text:style-name="T415">(THEN), </text:span></text:span><text:span text:style-name="Source_20_Text"><text:span text:style-name="T416">que deberá </text:span></text:span><text:span text:style-name="Source_20_Text"><text:span text:style-name="T417">estar</text:span></text:span><text:span text:style-name="Source_20_Text"><text:span text:style-name="T416"> seguida por la expresión o expresiones a ejecutar en caso de que se cumpla la condición lógica. Deberá haber tantas declaraciones </text:span></text:span><text:span text:style-name="Source_20_Text"><text:span text:style-name="T409">«</text:span></text:span><text:span text:style-name="Source_20_Text"><text:span text:style-name="T413">ENTONCES</text:span></text:span><text:span text:style-name="Source_20_Text"><text:span text:style-name="T409">» </text:span></text:span><text:span text:style-name="Source_20_Text"><text:span text:style-name="T416">como declaraciones </text:span></text:span><text:span text:style-name="Source_20_Text"><text:span text:style-name="T409">«</text:span></text:span><text:span text:style-name="Source_20_Text"><text:span text:style-name="T413">CUANDO</text:span></text:span><text:span text:style-name="Source_20_Text"><text:span text:style-name="T409">» </text:span></text:span><text:span text:style-name="Source_20_Text"><text:span text:style-name="T416">se hayan previsto. Finalmente, </text:span></text:span><text:span text:style-name="Source_20_Text"><text:span text:style-name="T418">si ninguna condición se cumple podrá preverse un caso por omisión con la cláusula final </text:span></text:span><text:span text:style-name="Source_20_Text"><text:span text:style-name="T419">«SI </text:span></text:span><text:span text:style-name="Source_20_Text"><text:span text:style-name="T420">NO</text:span></text:span><text:span text:style-name="Source_20_Text"><text:span text:style-name="T419">-ENTONCES» </text:span></text:span><text:span text:style-name="Source_20_Text"><text:span text:style-name="T420">(</text:span></text:span><text:span text:style-name="Source_20_Text"><text:span text:style-name="T283">ELSE</text:span></text:span><text:span text:style-name="Source_20_Text"><text:span text:style-name="T420">).</text:span></text:span></text:p>
      <text:p text:style-name="P76"><text:span text:style-name="Source_20_Text"><text:span text:style-name="T420"/></text:span></text:p>
      <text:p text:style-name="P49"><text:span text:style-name="Source_20_Text"><text:span text:style-name="T477">L</text:span></text:span><text:span text:style-name="Source_20_Text"><text:span text:style-name="T456">a sintaxis </text:span></text:span><text:span text:style-name="Source_20_Text"><text:span text:style-name="T458">formal </text:span></text:span><text:span text:style-name="Source_20_Text"><text:span text:style-name="T456">para las estructuras de selección </text:span></text:span><text:span text:style-name="Source_20_Text"><text:span text:style-name="T481">de cambio</text:span></text:span><text:span text:style-name="Source_20_Text"><text:span text:style-name="T456"> </text:span></text:span><text:span text:style-name="Source_20_Text"><text:span text:style-name="T477">es la siguiente</text:span></text:span><text:span text:style-name="Source_20_Text"><text:span text:style-name="T456">:</text:span></text:span></text:p>
      <text:p text:style-name="P58"><text:soft-page-break/><text:span text:style-name="Source_20_Text"><text:span text:style-name="T312">&lt;</text:span></text:span><text:span text:style-name="Source_20_Text"><text:span text:style-name="T313">cambio</text:span></text:span><text:span text:style-name="Source_20_Text"><text:span text:style-name="T312">&gt; → <text:s text:c="2"/></text:span></text:span><text:span text:style-name="Source_20_Text"><text:span text:style-name="T327">desvío</text:span></text:span><text:span text:style-name="Source_20_Text"><text:span text:style-name="T330"> </text:span></text:span><text:span text:style-name="Source_20_Text"><text:span text:style-name="T312">&lt;expr_</text:span></text:span><text:span text:style-name="Source_20_Text"><text:span text:style-name="T315">control</text:span></text:span><text:span text:style-name="Source_20_Text"><text:span text:style-name="T312">&gt; </text:span></text:span><text:span text:style-name="Source_20_Text"><text:span text:style-name="T314">{</text:span></text:span></text:p>
      <text:p text:style-name="P59"><text:span text:style-name="Source_20_Text"><text:span text:style-name="T327"><text:tab/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constante_1</text:span></text:span><text:span text:style-name="Source_20_Text"><text:span text:style-name="T312">&gt; : </text:span></text:span><text:span text:style-name="Source_20_Text"><text:span text:style-name="T327"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1</text:span></text:span><text:span text:style-name="Source_20_Text"><text:span text:style-name="T312">&gt;;<text:line-break/><text:tab/></text:span></text:span><text:span text:style-name="Source_20_Text"><text:span text:style-name="T327"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constante_</text:span></text:span><text:span text:style-name="Source_20_Text"><text:span text:style-name="T314">2</text:span></text:span><text:span text:style-name="Source_20_Text"><text:span text:style-name="T312">&gt; : </text:span></text:span><text:span text:style-name="Source_20_Text"><text:span text:style-name="T327"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</text:span></text:span><text:span text:style-name="Source_20_Text"><text:span text:style-name="T314">2</text:span></text:span><text:span text:style-name="Source_20_Text"><text:span text:style-name="T312">&gt;;</text:span></text:span></text:p>
      <text:p text:style-name="P59"><text:span text:style-name="Source_20_Text"><text:span text:style-name="T312"><text:tab/>...</text:span></text:span></text:p>
      <text:p text:style-name="P59"><text:span text:style-name="Source_20_Text"><text:span text:style-name="T312"><text:tab/></text:span></text:span><text:span text:style-name="Source_20_Text"><text:span text:style-name="T327"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constante_</text:span></text:span><text:span text:style-name="Source_20_Text"><text:span text:style-name="T314">n</text:span></text:span><text:span text:style-name="Source_20_Text"><text:span text:style-name="T312">&gt; : </text:span></text:span><text:span text:style-name="Source_20_Text"><text:span text:style-name="T327">cas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</text:span></text:span><text:span text:style-name="Source_20_Text"><text:span text:style-name="T314">n</text:span></text:span><text:span text:style-name="Source_20_Text"><text:span text:style-name="T312">&gt;;</text:span></text:span></text:p>
      <text:p text:style-name="P59"><text:span text:style-name="Source_20_Text"><text:span text:style-name="T312"><text:tab/></text:span></text:span><text:span text:style-name="Source_20_Text"><text:span text:style-name="T314">&lt;</text:span></text:span><text:span text:style-name="Source_20_Text"><text:span text:style-name="T327">caso </text:span></text:span><text:span text:style-name="Source_20_Text"><text:span text:style-name="T328">por omisión&gt; </text:span></text:span><text:span text:style-name="Source_20_Text"><text:span text:style-name="T318">&lt;</text:span></text:span><text:span text:style-name="Source_20_Text"><text:span text:style-name="T319">expresión_</text:span></text:span><text:span text:style-name="Source_20_Text"><text:span text:style-name="T320">n+1</text:span></text:span><text:span text:style-name="Source_20_Text"><text:span text:style-name="T318">&gt;</text:span></text:span></text:p>
      <text:p text:style-name="P59"><text:span text:style-name="Source_20_Text"><text:span text:style-name="T320">}</text:span></text:span></text:p>
      <text:p text:style-name="P50"><text:span text:style-name="Source_20_Text"><text:span text:style-name="T477">L</text:span></text:span><text:span text:style-name="Source_20_Text"><text:span text:style-name="T456">a sintaxis </text:span></text:span><text:span text:style-name="Source_20_Text"><text:span text:style-name="T458">formal </text:span></text:span><text:span text:style-name="Source_20_Text"><text:span text:style-name="T456">para las estructuras de selección </text:span></text:span><text:span text:style-name="Source_20_Text"><text:span text:style-name="T481">de </text:span></text:span><text:span text:style-name="Source_20_Text"><text:span text:style-name="T482">caso-cuando</text:span></text:span><text:span text:style-name="Source_20_Text"><text:span text:style-name="T456"> </text:span></text:span><text:span text:style-name="Source_20_Text"><text:span text:style-name="T477">es la siguiente</text:span></text:span><text:span text:style-name="Source_20_Text"><text:span text:style-name="T456">:</text:span></text:span></text:p>
      <text:p text:style-name="P60"><text:span text:style-name="Source_20_Text"><text:span text:style-name="T312">&lt;</text:span></text:span><text:span text:style-name="Source_20_Text"><text:span text:style-name="T316">caso-cuando</text:span></text:span><text:span text:style-name="Source_20_Text"><text:span text:style-name="T312">&gt; → <text:s text:c="2"/></text:span></text:span><text:span text:style-name="Source_20_Text"><text:span text:style-name="T329">caso</text:span></text:span><text:span text:style-name="Source_20_Text"><text:span text:style-name="T330"> </text:span></text:span><text:span text:style-name="Source_20_Text"><text:span text:style-name="T312">&lt;expr_</text:span></text:span><text:span text:style-name="Source_20_Text"><text:span text:style-name="T315">control</text:span></text:span><text:span text:style-name="Source_20_Text"><text:span text:style-name="T312">&gt; </text:span></text:span><text:span text:style-name="Source_20_Text"><text:span text:style-name="T314">{</text:span></text:span></text:p>
      <text:p text:style-name="P60"><text:span text:style-name="Source_20_Text"><text:span text:style-name="T327"><text:tab/></text:span></text:span><text:span text:style-name="Source_20_Text"><text:span text:style-name="T329">cuand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</text:span></text:span><text:span text:style-name="Source_20_Text"><text:span text:style-name="T316">lógica</text:span></text:span><text:span text:style-name="Source_20_Text"><text:span text:style-name="T313">_1</text:span></text:span><text:span text:style-name="Source_20_Text"><text:span text:style-name="T312">&gt; : </text:span></text:span><text:span text:style-name="Source_20_Text"><text:span text:style-name="T329">entonces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1</text:span></text:span><text:span text:style-name="Source_20_Text"><text:span text:style-name="T312">&gt;;<text:line-break/><text:tab/></text:span></text:span><text:span text:style-name="Source_20_Text"><text:span text:style-name="T329">cuand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</text:span></text:span><text:span text:style-name="Source_20_Text"><text:span text:style-name="T316">lógica</text:span></text:span><text:span text:style-name="Source_20_Text"><text:span text:style-name="T313">_</text:span></text:span><text:span text:style-name="Source_20_Text"><text:span text:style-name="T314">2</text:span></text:span><text:span text:style-name="Source_20_Text"><text:span text:style-name="T312">&gt; : </text:span></text:span><text:span text:style-name="Source_20_Text"><text:span text:style-name="T329">entonces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</text:span></text:span><text:span text:style-name="Source_20_Text"><text:span text:style-name="T314">2</text:span></text:span><text:span text:style-name="Source_20_Text"><text:span text:style-name="T312">&gt;;</text:span></text:span></text:p>
      <text:p text:style-name="P60"><text:span text:style-name="Source_20_Text"><text:span text:style-name="T312"><text:tab/>...</text:span></text:span></text:p>
      <text:p text:style-name="P60"><text:span text:style-name="Source_20_Text"><text:span text:style-name="T312"><text:tab/></text:span></text:span><text:span text:style-name="Source_20_Text"><text:span text:style-name="T329">cuando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_</text:span></text:span><text:span text:style-name="Source_20_Text"><text:span text:style-name="T316">lógica</text:span></text:span><text:span text:style-name="Source_20_Text"><text:span text:style-name="T313">_</text:span></text:span><text:span text:style-name="Source_20_Text"><text:span text:style-name="T314">n</text:span></text:span><text:span text:style-name="Source_20_Text"><text:span text:style-name="T312">&gt; : </text:span></text:span><text:span text:style-name="Source_20_Text"><text:span text:style-name="T329">entonces</text:span></text:span><text:span text:style-name="Source_20_Text"><text:span text:style-name="T330"> </text:span></text:span><text:span text:style-name="Source_20_Text"><text:span text:style-name="T312">&lt;</text:span></text:span><text:span text:style-name="Source_20_Text"><text:span text:style-name="T313">expresión_</text:span></text:span><text:span text:style-name="Source_20_Text"><text:span text:style-name="T314">n</text:span></text:span><text:span text:style-name="Source_20_Text"><text:span text:style-name="T312">&gt;;</text:span></text:span></text:p>
      <text:p text:style-name="P60"><text:span text:style-name="Source_20_Text"><text:span text:style-name="T312"><text:tab/></text:span></text:span><text:span text:style-name="Source_20_Text"><text:span text:style-name="T329">si no</text:span></text:span><text:span text:style-name="Source_20_Text"><text:span text:style-name="T328"> </text:span></text:span><text:span text:style-name="Source_20_Text"><text:span text:style-name="T318">&lt;</text:span></text:span><text:span text:style-name="Source_20_Text"><text:span text:style-name="T319">expresión_</text:span></text:span><text:span text:style-name="Source_20_Text"><text:span text:style-name="T320">n+1</text:span></text:span><text:span text:style-name="Source_20_Text"><text:span text:style-name="T318">&gt;</text:span></text:span></text:p>
      <text:p text:style-name="P60"><text:span text:style-name="Source_20_Text"><text:span text:style-name="T320">}</text:span></text:span></text:p>
      <text:h text:style-name="P47" text:outline-level="2"><text:bookmark-start text:name="__RefHeading___Toc44594_36159177701"/><text:span text:style-name="Source_20_Text"><text:span text:style-name="T540">X.1 Estructuras </text:span></text:span><text:span text:style-name="Source_20_Text"><text:span text:style-name="T543">iterativas</text:span></text:span><text:bookmark-end text:name="__RefHeading___Toc44594_36159177701"/></text:h>
      <text:h text:style-name="P106" text:outline-level="1"><text:bookmark-start text:name="__RefHeading___Toc9601_1735439171"/><text:span text:style-name="T733">8</text:span><text:span text:style-name="T731">. </text:span><text:span text:style-name="T730">Referenc</text:span><text:span text:style-name="T734">ia</text:span><text:span text:style-name="T730">s</text:span><text:bookmark-end text:name="__RefHeading___Toc9601_1735439171"/></text:h>
      <text:p text:style-name="P28"><text:span text:style-name="T38">Becker, R. A., Chambers, J. M. and Wilks, A. R. (1988) </text:span><text:span text:style-name="Emphasis"><text:span text:style-name="T38">The New S Language</text:span></text:span><text:span text:style-name="T38">. Wadsworth &amp; Brooks/Cole.</text:span></text:p>
      <text:h text:style-name="P106" text:outline-level="1"><text:bookmark-start text:name="__RefHeading___Toc9603_1735439171"/><text:span text:style-name="T733">7</text:span><text:span text:style-name="T731">. </text:span><text:span text:style-name="T730">También véase</text:span><text:bookmark-end text:name="__RefHeading___Toc9603_1735439171"/></text:h>
      <text:p text:style-name="P28"><text:a xlink:type="simple" xlink:href="http://127.0.0.1:21753/help/library/base/help/Syntax" text:style-name="Internet_20_link" text:visited-style-name="Visited_20_Internet_20_Link"><text:span text:style-name="Source_20_Text"><text:span text:style-name="T561">Syntax</text:span></text:span></text:a><text:span text:style-name="T38"> for the basic </text:span><text:span text:style-name="T560">R</text:span><text:span text:style-name="T38"> syntax and operators, </text:span><text:a xlink:type="simple" xlink:href="http://127.0.0.1:21753/help/library/base/help/Paren" text:style-name="Internet_20_link" text:visited-style-name="Visited_20_Internet_20_Link"><text:span text:style-name="Source_20_Text"><text:span text:style-name="T561">Paren</text:span></text:span></text:a><text:span text:style-name="T38"> for parentheses and braces.</text:span></text:p>
      <text:p text:style-name="P28"><text:a xlink:type="simple" xlink:href="http://127.0.0.1:21753/help/library/base/help/ifelse" text:style-name="Internet_20_link" text:visited-style-name="Visited_20_Internet_20_Link"><text:span text:style-name="Source_20_Text"><text:span text:style-name="T561">ifelse</text:span></text:span></text:a><text:span text:style-name="T38">, </text:span><text:a xlink:type="simple" xlink:href="http://127.0.0.1:21753/help/library/base/help/switch" text:style-name="Internet_20_link" text:visited-style-name="Visited_20_Internet_20_Link"><text:span text:style-name="Source_20_Text"><text:span text:style-name="T561">switch</text:span></text:span></text:a><text:span text:style-name="T38"> for other ways to control flow.</text:span></text:p>
      <text:h text:style-name="P106" text:outline-level="1"><text:bookmark-start text:name="__RefHeading___Toc9605_1735439171"/><text:span text:style-name="T733">9</text:span><text:span text:style-name="T731">. </text:span><text:span text:style-name="T730">E</text:span><text:span text:style-name="T735">jemplos</text:span><text:bookmark-end text:name="__RefHeading___Toc9605_1735439171"/></text:h>
      <text:p text:style-name="P3"/>
      <text:p text:style-name="P9">## R es muy generoso <text:span text:style-name="T746">con</text:span> del uso de expresiones if()</text:p>
      <text:p text:style-name="P11">## <text:span text:style-name="T746">pues pueden</text:span> <text:span text:style-name="T771">colocarse</text:span> <text:span text:style-name="T746">casi</text:span> donde sea, siempre<text:span text:style-name="T748"> </text:span></text:p>
      <text:p text:style-name="P10"><text:span text:style-name="T748">## y cuando</text:span> tengan sentido</text:p>
      <text:p text:style-name="P9"/>
      <text:p text:style-name="P18">n &lt;- 1</text:p>
      <text:p text:style-name="P18">paste("Hay", if(n&gt;1)"varios" else "un",</text:p>
      <text:p text:style-name="P18"><text:s text:c="6"/>if(n&gt;1)"valores extremos" else "valor extremo")</text:p>
      <text:p text:style-name="P18">n &lt;- 2</text:p>
      <text:p text:style-name="P18">paste("Hay", if(n&gt;1)"varios" else "un",</text:p>
      <text:p text:style-name="P18"><text:s text:c="6"/>if(n&gt;1)"valores extremos" else "valor extremo")</text:p>
      <text:p text:style-name="P12"/>
      <text:p text:style-name="P15">## Las declaraciones if/else pueden ser utilizadas para evitar</text:p>
      <text:p text:style-name="P15">## errores num<text:span text:style-name="T684">éricos, como calcular el logaritmo de un número</text:span></text:p>
      <text:p text:style-name="P19">## negativo, además se puede hacer una asignación dentro de</text:p>
      <text:p text:style-name="P19">## la estructura o al final de ella</text:p>
      <text:p text:style-name="P16">x-&gt; c(-2</text:p>
      <text:p text:style-name="P12">if( any(x &lt;= 0) ) y &lt;- log(1+x) else y &lt;- log(x)</text:p>
      <text:p text:style-name="P69">y &lt;- if( any(x &lt;= 0) ) log(1+x) else log(x)</text:p>
      <text:p text:style-name="P12"><text:soft-page-break/></text:p>
      <text:p text:style-name="P12"/>
      <text:p text:style-name="P12"/>
      <text:p text:style-name="P12"/>
      <text:p text:style-name="P12"/>
      <text:p text:style-name="P12">for(i in 1:5) print(1:i)</text:p>
      <text:p text:style-name="P13">for(n in c(2,5,10,20,50)) {</text:p>
      <text:p text:style-name="P17"><text:s text:c="3"/><text:span text:style-name="T21">x &lt;- stats::rnorm(n)</text:span></text:p>
      <text:p text:style-name="P17"><text:s text:c="3"/><text:span text:style-name="T21">cat(n, ": ", sum(x^2), "\n", sep = "")</text:span></text:p>
      <text:p text:style-name="P13">}</text:p>
      <text:p text:style-name="P13">f &lt;- factor(sample(letters[1:5], 10, replace = TRUE))</text:p>
      <text:p text:style-name="P14">for(i in unique(f)) print(i)</text:p>
      <text:p text:style-name="P29"/>
      <text:h text:style-name="P104" text:outline-level="1"><text:bookmark-start text:name="__RefHeading___Toc9607_1735439171"/><text:span text:style-name="T737">10</text:span><text:span text:style-name="T738">. </text:span><text:span text:style-name="T739">Có</text:span><text:span text:style-name="T736">digo fuente</text:span><text:bookmark-end text:name="__RefHeading___Toc9607_1735439171"/></text:h>
      <text:p text:style-name="P25"/>
      <text:h text:style-name="P105" text:outline-level="1"><text:bookmark-start text:name="__RefHeading___Toc9268_2166952830"/><text:span text:style-name="T725">1</text:span><text:span text:style-name="T743">1</text:span><text:span text:style-name="T725">. </text:span>Sobre la traducción<text:bookmark-end text:name="__RefHeading___Toc9268_2166952830"/></text:h>
      <text:p text:style-name="P26"><text:span text:style-name="T12">La traducci</text:span><text:span text:style-name="T11">ón al español de esta página de ayuda fue actualizada el </text:span><text:span text:style-name="T13">15</text:span><text:span text:style-name="T11"> de </text:span><text:span text:style-name="T13">abril</text:span><text:span text:style-name="T11"> de 202</text:span><text:span text:style-name="T14">2</text:span><text:span text:style-name="T11"> y está basada en la documentación original de </text:span><text:span text:style-name="T7">R</text:span><text:span text:style-name="T11"> en inglés para la versión </text:span><text:span text:style-name="T740">4.</text:span><text:span text:style-name="T741">1</text:span><text:span text:style-name="T740">.</text:span><text:span text:style-name="T742">3</text:span><text:span text:style-name="T11">. La revisión técnica de esta página de ayuda no ha sido realizada todavía. Si deseas participar </text:span><text:span text:style-name="T15">revisando los aspectos </text:span><text:span text:style-name="T16">estadísticos y de programación,</text:span><text:span text:style-name="T11"> o </text:span><text:span text:style-name="T17">sugerir</text:span><text:span text:style-name="T11"> mejoras gramaticales, ortográficas </text:span><text:span text:style-name="T18">o de </text:span><text:span text:style-name="T11">estil</text:span><text:span text:style-name="T18">o</text:span><text:span text:style-name="T11"> al texto, </text:span><text:span text:style-name="T18">puedes dirigirte</text:span><text:span text:style-name="T11"> a la página del proyecto en: </text:span><text:a xlink:type="simple" xlink:href="https://github.com/sicabi/documentacionR" text:style-name="Internet_20_link" text:visited-style-name="Visited_20_Internet_20_Link"><text:span text:style-name="T744">https://github.com/sicabi/documentacionR</text:span></text:a><text:span text:style-name="T11">. Toda contribución será atribuida a la persona que la realice.</text:span></text:p>
      <text:p text:style-name="P5"/>
      <text:p text:style-name="P29"><text:span text:style-name="T38">[Package </text:span><text:span text:style-name="Emphasis"><text:span text:style-name="T38">base</text:span></text:span><text:span text:style-name="T38"> version 4.1.3 </text:span><text:a xlink:type="simple" xlink:href="http://127.0.0.1:21753/help/library/base/html/00Index.html" text:style-name="Internet_20_link" text:visited-style-name="Visited_20_Internet_20_Link"><text:span text:style-name="T561">Index</text:span></text:a><text:span text:style-name="T38">]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"/>
    <style:font-face style:name="Geneva" svg:font-family="Geneva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Not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1" fo:font-size="11pt" officeooo:paragraph-rsid="01534d7d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fo:font-size="10pt" officeooo:rsid="01534d7d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style="italic" style:font-size-asian="10pt" style:font-style-asian="italic" style:font-size-complex="10pt" style:font-style-complex="italic"/>
    </style:style>
    <style:style style:name="MT4" style:family="text">
      <style:text-properties fo:color="#808080" loext:opacity="100%" fo:font-size="9pt" officeooo:rsid="01534d7d" style:font-size-asian="9pt" style:font-size-complex="9pt"/>
    </style:style>
    <style:style style:name="MT5" style:family="text">
      <style:text-properties fo:color="#808080" loext:opacity="100%" fo:font-size="9pt" officeooo:rsid="0016ed69" style:font-size-asian="9pt" style:font-size-complex="9pt"/>
    </style:style>
    <style:style style:name="MT6" style:family="text">
      <style:text-properties fo:color="#000000" loext:opacity="100%" style:font-name="Liberation Sans1" fo:font-size="10pt" officeooo:rsid="0016ed69" style:font-size-asian="10pt" style:font-size-complex="10pt"/>
    </style:style>
    <style:style style:name="MT7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MT8" style:family="text">
      <style:text-properties fo:color="#0000ff" loext:opacity="100%" style:font-name="Liberation Sans1" fo:font-size="10pt" fo:font-weight="bold" officeooo:rsid="0016ed69" style:font-size-asian="10pt" style:font-weight-asian="bold" style:font-size-complex="10pt" style:font-weight-complex="bold"/>
    </style:style>
    <style:style style:name="MT9" style:family="text">
      <style:text-properties fo:color="#0000ff" loext:opacity="100%" style:font-name="Liberation Sans1" fo:font-size="10pt" fo:font-weight="bold" officeooo:rsid="01534d7d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ntrol</text:span><text:span text:style-name="MT2"> {</text:span><text:span text:style-name="MT3">base</text:span><text:span text:style-name="MT2">}</text:span> <text:span text:style-name="MT4">control</text:span><text:span text:style-name="MT5"><text:tab/><text:tab/><text:tab/><text:tab/><text:tab/><text:tab/><text:tab/> <text:s text:c="3"/></text:span><text:span text:style-name="MT6">Documentación de </text:span><text:span text:style-name="MT7">R</text:span><text:span text:style-name="MT6"> </text:span><text:span text:style-name="MT8">4.</text:span><text:span text:style-name="MT9">1</text:span><text:span text:style-name="MT8">.</text:span><text:span text:style-name="MT9">2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7T10:45:25.529354686</meta:creation-date>
    <dc:date>2022-06-30T03:42:09.869826803</dc:date>
    <meta:editing-duration>P5DT2H37M5S</meta:editing-duration>
    <meta:editing-cycles>400</meta:editing-cycles>
    <meta:generator>LibreOffice/7.3.2.2$MacOSX_X86_64 LibreOffice_project/49f2b1bff42cfccbd8f788c8dc32c1c309559be0</meta:generator>
    <meta:document-statistic meta:table-count="1" meta:image-count="0" meta:object-count="2" meta:page-count="11" meta:paragraph-count="172" meta:word-count="4586" meta:character-count="28916" meta:non-whitespace-character-count="24294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